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0.662708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8691190122348" table:style-name="ce1">
            <text:p>8.69119E+12</text:p>
          </table:table-cell>
          <table:table-cell office:value-type="string" table:style-name="ce1">
            <text:p>GR Balsam do ust z filtrem SPF15 borówka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22331" table:style-name="ce1">
            <text:p>8.69119E+12</text:p>
          </table:table-cell>
          <table:table-cell office:value-type="string" table:style-name="ce1">
            <text:p>GR Balsam do ust z filtrem SPF15 jabłko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12196" table:style-name="ce1">
            <text:p>8.69119E+12</text:p>
          </table:table-cell>
          <table:table-cell office:value-type="string" table:style-name="ce1">
            <text:p>GR Balsam do ust z filtrem SPF15 malina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22324" table:style-name="ce1">
            <text:p>8.69119E+12</text:p>
          </table:table-cell>
          <table:table-cell office:value-type="string" table:style-name="ce1">
            <text:p>GR Balsam do ust z filtrem SPF15 mięta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22317" table:style-name="ce1">
            <text:p>8.69119E+12</text:p>
          </table:table-cell>
          <table:table-cell office:value-type="string" table:style-name="ce1">
            <text:p>GR Balsam do ust z filtrem SPF15brzoskwi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22355" table:style-name="ce1">
            <text:p>8.69119E+12</text:p>
          </table:table-cell>
          <table:table-cell office:value-type="string" table:style-name="ce1">
            <text:p>GR Balsam do ust z filtrem SPF15ciastecz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112202" table:style-name="ce1">
            <text:p>8.69119E+12</text:p>
          </table:table-cell>
          <table:table-cell office:value-type="string" table:style-name="ce1">
            <text:p>GR Balsam do ust z filtrem SPF15truskawk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966546" table:style-name="ce1">
            <text:p>8.69119E+12</text:p>
          </table:table-cell>
          <table:table-cell office:value-type="string" table:style-name="ce1">
            <text:p>GR Baza Koloryzująca pod makijaż</text:p>
          </table:table-cell>
          <table:table-cell office:value-type="float" office:value="18.190000000000001" table:style-name="ce1">
            <text:p>18.19</text:p>
          </table:table-cell>
          <table:table-cell table:number-columns-repeated="16381"/>
        </table:table-row>
        <table:table-row table:style-name="ro1">
          <table:table-cell office:value-type="float" office:value="8691190120474" table:style-name="ce1">
            <text:p>8.69119E+12</text:p>
          </table:table-cell>
          <table:table-cell office:value-type="string" table:style-name="ce1">
            <text:p>GR Baza pod cienie do powiek</text:p>
          </table:table-cell>
          <table:table-cell office:value-type="float" office:value="9.7799999999999994" table:style-name="ce1">
            <text:p>9.78</text:p>
          </table:table-cell>
          <table:table-cell table:number-columns-repeated="16381"/>
        </table:table-row>
        <table:table-row table:style-name="ro1">
          <table:table-cell office:value-type="float" office:value="8691190070533" table:style-name="ce1">
            <text:p>8.69119E+12</text:p>
          </table:table-cell>
          <table:table-cell office:value-type="string" table:style-name="ce1">
            <text:p>GR BAZA POD MAKIJAŻ MATUJĄCA</text:p>
          </table:table-cell>
          <table:table-cell office:value-type="float" office:value="18.190000000000001" table:style-name="ce1">
            <text:p>18.19</text:p>
          </table:table-cell>
          <table:table-cell table:number-columns-repeated="16381"/>
        </table:table-row>
        <table:table-row table:style-name="ro1">
          <table:table-cell office:value-type="float" office:value="8691190070540" table:style-name="ce1">
            <text:p>8.69119E+12</text:p>
          </table:table-cell>
          <table:table-cell office:value-type="string" table:style-name="ce1">
            <text:p>GR BAZA POD MAKIJAŻ ROZŚWIETLAJĄCA</text:p>
          </table:table-cell>
          <table:table-cell office:value-type="float" office:value="15.65" table:style-name="ce1">
            <text:p>15.65</text:p>
          </table:table-cell>
          <table:table-cell table:number-columns-repeated="16381"/>
        </table:table-row>
        <table:table-row table:style-name="ro1">
          <table:table-cell office:value-type="float" office:value="8691190122638" table:style-name="ce1">
            <text:p>8.69119E+12</text:p>
          </table:table-cell>
          <table:table-cell office:value-type="string" table:style-name="ce1">
            <text:p>GR Baza pod makijaż z efektem rozświetlacza</text:p>
          </table:table-cell>
          <table:table-cell office:value-type="float" office:value="21.66" table:style-name="ce1">
            <text:p>21.66</text:p>
          </table:table-cell>
          <table:table-cell table:number-columns-repeated="16381"/>
        </table:table-row>
        <table:table-row table:style-name="ro1">
          <table:table-cell office:value-type="float" office:value="8691190121488" table:style-name="ce1">
            <text:p>8.69119E+12</text:p>
          </table:table-cell>
          <table:table-cell office:value-type="string" table:style-name="ce1">
            <text:p>GR Baza pod pomadkę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121358" table:style-name="ce1">
            <text:p>8.69119E+12</text:p>
          </table:table-cell>
          <table:table-cell office:value-type="string" table:style-name="ce1">
            <text:p>GR Baza pod tusz do rzęs</text:p>
          </table:table-cell>
          <table:table-cell office:value-type="float" office:value="8.42" table:style-name="ce1">
            <text:p>8.42</text:p>
          </table:table-cell>
          <table:table-cell table:number-columns-repeated="16381"/>
        </table:table-row>
        <table:table-row table:style-name="ro1">
          <table:table-cell office:value-type="float" office:value="8691190070472" table:style-name="ce1">
            <text:p>8.69119E+12</text:p>
          </table:table-cell>
          <table:table-cell office:value-type="string" table:style-name="ce1">
            <text:p>GR BB KREM 01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691190070489" table:style-name="ce1">
            <text:p>8.69119E+12</text:p>
          </table:table-cell>
          <table:table-cell office:value-type="string" table:style-name="ce1">
            <text:p>GR BB KREM 02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691190070496" table:style-name="ce1">
            <text:p>8.69119E+12</text:p>
          </table:table-cell>
          <table:table-cell office:value-type="string" table:style-name="ce1">
            <text:p>GR BB KREM 03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691190070502" table:style-name="ce1">
            <text:p>8.69119E+12</text:p>
          </table:table-cell>
          <table:table-cell office:value-type="string" table:style-name="ce1">
            <text:p>GR BB KREM 04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691190070519" table:style-name="ce1">
            <text:p>8.69119E+12</text:p>
          </table:table-cell>
          <table:table-cell office:value-type="string" table:style-name="ce1">
            <text:p>GR BB KREM 05</text:p>
          </table:table-cell>
          <table:table-cell office:value-type="float" office:value="17.510000000000002" table:style-name="ce1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691190130039" table:style-name="ce1">
            <text:p>8.69119E+12</text:p>
          </table:table-cell>
          <table:table-cell office:value-type="string" table:style-name="ce1">
            <text:p>GR BŁYSZCZYK ROOL-ON BANAN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130022" table:style-name="ce1">
            <text:p>8.69119E+12</text:p>
          </table:table-cell>
          <table:table-cell office:value-type="string" table:style-name="ce1">
            <text:p>GR BŁYSZCZYK ROOL-ON LEMON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130046" table:style-name="ce1">
            <text:p>8.69119E+12</text:p>
          </table:table-cell>
          <table:table-cell office:value-type="string" table:style-name="ce1">
            <text:p>GR BŁYSZCZYK ROOL-ON ORANGE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130008" table:style-name="ce1">
            <text:p>8.69119E+12</text:p>
          </table:table-cell>
          <table:table-cell office:value-type="string" table:style-name="ce1">
            <text:p>GR BŁYSZCZYK ROOL-ON STRAWBERRY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601027" table:style-name="ce1">
            <text:p>8.69119E+12</text:p>
          </table:table-cell>
          <table:table-cell office:value-type="string" table:style-name="ce1">
            <text:p>GR BRONZING TERRA PUDER 102 SPF 15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8691190601034" table:style-name="ce1">
            <text:p>8.69119E+12</text:p>
          </table:table-cell>
          <table:table-cell office:value-type="string" table:style-name="ce1">
            <text:p>GR BRONZING TERRA PUDER 103 SPF 15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8691190601041" table:style-name="ce1">
            <text:p>8.69119E+12</text:p>
          </table:table-cell>
          <table:table-cell office:value-type="string" table:style-name="ce1">
            <text:p>GR BRONZING TERRA PUDER 104 SPF 15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8691190068677" table:style-name="ce1">
            <text:p>8.69119E+12</text:p>
          </table:table-cell>
          <table:table-cell office:value-type="string" table:style-name="ce1">
            <text:p>GR CAT WALK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070564" table:style-name="ce1">
            <text:p>8.69119E+12</text:p>
          </table:table-cell>
          <table:table-cell office:value-type="string" table:style-name="ce1">
            <text:p>GR CAT'S EYES LINER NIEBIESKI TUSZ DO KRESEK</text:p>
          </table:table-cell>
          <table:table-cell office:value-type="float" office:value="6.1" table:style-name="ce1">
            <text:p>6.1</text:p>
          </table:table-cell>
          <table:table-cell table:number-columns-repeated="16381"/>
        </table:table-row>
        <table:table-row table:style-name="ro1">
          <table:table-cell office:value-type="float" office:value="8691190069551" table:style-name="ce1">
            <text:p>8.69119E+12</text:p>
          </table:table-cell>
          <table:table-cell office:value-type="string" table:style-name="ce1">
            <text:p>GR CAT'S EYES LINER TUSZ DO KRESEK</text:p>
          </table:table-cell>
          <table:table-cell office:value-type="float" office:value="6.1" table:style-name="ce1">
            <text:p>6.1</text:p>
          </table:table-cell>
          <table:table-cell table:number-columns-repeated="16381"/>
        </table:table-row>
        <table:table-row table:style-name="ro1">
          <table:table-cell office:value-type="float" office:value="8691190967048" table:style-name="ce1">
            <text:p>8.69119E+12</text:p>
          </table:table-cell>
          <table:table-cell office:value-type="string" table:style-name="ce1">
            <text:p>GR Chusteczki do demakijażu twarzy</text:p>
          </table:table-cell>
          <table:table-cell office:value-type="float" office:value="5.69" table:style-name="ce1">
            <text:p>5.69</text:p>
          </table:table-cell>
          <table:table-cell table:number-columns-repeated="16381"/>
        </table:table-row>
        <table:table-row table:style-name="ro1">
          <table:table-cell office:value-type="float" office:value="8691190068660" table:style-name="ce1">
            <text:p>8.69119E+12</text:p>
          </table:table-cell>
          <table:table-cell office:value-type="string" table:style-name="ce1">
            <text:p>GR CITY STYLE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703004" table:style-name="ce1">
            <text:p>8.69119E+12</text:p>
          </table:table-cell>
          <table:table-cell office:value-type="string" table:style-name="ce1">
            <text:p>GR COLOR EXPERT 000 BEZBARWNY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11" table:style-name="ce1">
            <text:p>8.69119E+12</text:p>
          </table:table-cell>
          <table:table-cell office:value-type="string" table:style-name="ce1">
            <text:p>GR COLOR EXPERT 00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28" table:style-name="ce1">
            <text:p>8.69119E+12</text:p>
          </table:table-cell>
          <table:table-cell office:value-type="string" table:style-name="ce1">
            <text:p>GR COLOR EXPERT 00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35" table:style-name="ce1">
            <text:p>8.69119E+12</text:p>
          </table:table-cell>
          <table:table-cell office:value-type="string" table:style-name="ce1">
            <text:p>GR COLOR EXPERT 00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42" table:style-name="ce1">
            <text:p>8.69119E+12</text:p>
          </table:table-cell>
          <table:table-cell office:value-type="string" table:style-name="ce1">
            <text:p>GR COLOR EXPERT 00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59" table:style-name="ce1">
            <text:p>8.69119E+12</text:p>
          </table:table-cell>
          <table:table-cell office:value-type="string" table:style-name="ce1">
            <text:p>GR COLOR EXPERT 00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66" table:style-name="ce1">
            <text:p>8.69119E+12</text:p>
          </table:table-cell>
          <table:table-cell office:value-type="string" table:style-name="ce1">
            <text:p>GR COLOR EXPERT 00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73" table:style-name="ce1">
            <text:p>8.69119E+12</text:p>
          </table:table-cell>
          <table:table-cell office:value-type="string" table:style-name="ce1">
            <text:p>GR COLOR EXPERT 00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80" table:style-name="ce1">
            <text:p>8.69119E+12</text:p>
          </table:table-cell>
          <table:table-cell office:value-type="string" table:style-name="ce1">
            <text:p>GR COLOR EXPERT 00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097" table:style-name="ce1">
            <text:p>8.69119E+12</text:p>
          </table:table-cell>
          <table:table-cell office:value-type="string" table:style-name="ce1">
            <text:p>GR COLOR EXPERT 00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03" table:style-name="ce1">
            <text:p>8.69119E+12</text:p>
          </table:table-cell>
          <table:table-cell office:value-type="string" table:style-name="ce1">
            <text:p>GR COLOR EXPERT 01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10" table:style-name="ce1">
            <text:p>8.69119E+12</text:p>
          </table:table-cell>
          <table:table-cell office:value-type="string" table:style-name="ce1">
            <text:p>GR COLOR EXPERT 01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27" table:style-name="ce1">
            <text:p>8.69119E+12</text:p>
          </table:table-cell>
          <table:table-cell office:value-type="string" table:style-name="ce1">
            <text:p>GR COLOR EXPERT 01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34" table:style-name="ce1">
            <text:p>8.69119E+12</text:p>
          </table:table-cell>
          <table:table-cell office:value-type="string" table:style-name="ce1">
            <text:p>GR COLOR EXPERT 01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41" table:style-name="ce1">
            <text:p>8.69119E+12</text:p>
          </table:table-cell>
          <table:table-cell office:value-type="string" table:style-name="ce1">
            <text:p>GR COLOR EXPERT 01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58" table:style-name="ce1">
            <text:p>8.69119E+12</text:p>
          </table:table-cell>
          <table:table-cell office:value-type="string" table:style-name="ce1">
            <text:p>GR COLOR EXPERT 01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65" table:style-name="ce1">
            <text:p>8.69119E+12</text:p>
          </table:table-cell>
          <table:table-cell office:value-type="string" table:style-name="ce1">
            <text:p>GR COLOR EXPERT 01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72" table:style-name="ce1">
            <text:p>8.69119E+12</text:p>
          </table:table-cell>
          <table:table-cell office:value-type="string" table:style-name="ce1">
            <text:p>GR COLOR EXPERT 01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89" table:style-name="ce1">
            <text:p>8.69119E+12</text:p>
          </table:table-cell>
          <table:table-cell office:value-type="string" table:style-name="ce1">
            <text:p>GR COLOR EXPERT 01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196" table:style-name="ce1">
            <text:p>8.69119E+12</text:p>
          </table:table-cell>
          <table:table-cell office:value-type="string" table:style-name="ce1">
            <text:p>GR COLOR EXPERT 01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02" table:style-name="ce1">
            <text:p>8.69119E+12</text:p>
          </table:table-cell>
          <table:table-cell office:value-type="string" table:style-name="ce1">
            <text:p>GR COLOR EXPERT 02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19" table:style-name="ce1">
            <text:p>8.69119E+12</text:p>
          </table:table-cell>
          <table:table-cell office:value-type="string" table:style-name="ce1">
            <text:p>GR COLOR EXPERT 02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26" table:style-name="ce1">
            <text:p>8.69119E+12</text:p>
          </table:table-cell>
          <table:table-cell office:value-type="string" table:style-name="ce1">
            <text:p>GR COLOR EXPERT 02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33" table:style-name="ce1">
            <text:p>8.69119E+12</text:p>
          </table:table-cell>
          <table:table-cell office:value-type="string" table:style-name="ce1">
            <text:p>GR COLOR EXPERT 02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40" table:style-name="ce1">
            <text:p>8.69119E+12</text:p>
          </table:table-cell>
          <table:table-cell office:value-type="string" table:style-name="ce1">
            <text:p>GR COLOR EXPERT 02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57" table:style-name="ce1">
            <text:p>8.69119E+12</text:p>
          </table:table-cell>
          <table:table-cell office:value-type="string" table:style-name="ce1">
            <text:p>GR COLOR EXPERT 02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64" table:style-name="ce1">
            <text:p>8.69119E+12</text:p>
          </table:table-cell>
          <table:table-cell office:value-type="string" table:style-name="ce1">
            <text:p>GR COLOR EXPERT 02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71" table:style-name="ce1">
            <text:p>8.69119E+12</text:p>
          </table:table-cell>
          <table:table-cell office:value-type="string" table:style-name="ce1">
            <text:p>GR COLOR EXPERT 02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88" table:style-name="ce1">
            <text:p>8.69119E+12</text:p>
          </table:table-cell>
          <table:table-cell office:value-type="string" table:style-name="ce1">
            <text:p>GR COLOR EXPERT 02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295" table:style-name="ce1">
            <text:p>8.69119E+12</text:p>
          </table:table-cell>
          <table:table-cell office:value-type="string" table:style-name="ce1">
            <text:p>GR COLOR EXPERT 02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01" table:style-name="ce1">
            <text:p>8.69119E+12</text:p>
          </table:table-cell>
          <table:table-cell office:value-type="string" table:style-name="ce1">
            <text:p>GR COLOR EXPERT 03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18" table:style-name="ce1">
            <text:p>8.69119E+12</text:p>
          </table:table-cell>
          <table:table-cell office:value-type="string" table:style-name="ce1">
            <text:p>GR COLOR EXPERT 03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25" table:style-name="ce1">
            <text:p>8.69119E+12</text:p>
          </table:table-cell>
          <table:table-cell office:value-type="string" table:style-name="ce1">
            <text:p>GR COLOR EXPERT 03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32" table:style-name="ce1">
            <text:p>8.69119E+12</text:p>
          </table:table-cell>
          <table:table-cell office:value-type="string" table:style-name="ce1">
            <text:p>GR COLOR EXPERT 03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49" table:style-name="ce1">
            <text:p>8.69119E+12</text:p>
          </table:table-cell>
          <table:table-cell office:value-type="string" table:style-name="ce1">
            <text:p>GR COLOR EXPERT 03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56" table:style-name="ce1">
            <text:p>8.69119E+12</text:p>
          </table:table-cell>
          <table:table-cell office:value-type="string" table:style-name="ce1">
            <text:p>GR COLOR EXPERT 03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63" table:style-name="ce1">
            <text:p>8.69119E+12</text:p>
          </table:table-cell>
          <table:table-cell office:value-type="string" table:style-name="ce1">
            <text:p>GR COLOR EXPERT 03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70" table:style-name="ce1">
            <text:p>8.69119E+12</text:p>
          </table:table-cell>
          <table:table-cell office:value-type="string" table:style-name="ce1">
            <text:p>GR COLOR EXPERT 03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87" table:style-name="ce1">
            <text:p>8.69119E+12</text:p>
          </table:table-cell>
          <table:table-cell office:value-type="string" table:style-name="ce1">
            <text:p>GR COLOR EXPERT 03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394" table:style-name="ce1">
            <text:p>8.69119E+12</text:p>
          </table:table-cell>
          <table:table-cell office:value-type="string" table:style-name="ce1">
            <text:p>GR COLOR EXPERT 03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00" table:style-name="ce1">
            <text:p>8.69119E+12</text:p>
          </table:table-cell>
          <table:table-cell office:value-type="string" table:style-name="ce1">
            <text:p>GR COLOR EXPERT 04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24" table:style-name="ce1">
            <text:p>8.69119E+12</text:p>
          </table:table-cell>
          <table:table-cell office:value-type="string" table:style-name="ce1">
            <text:p>GR COLOR EXPERT 04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31" table:style-name="ce1">
            <text:p>8.69119E+12</text:p>
          </table:table-cell>
          <table:table-cell office:value-type="string" table:style-name="ce1">
            <text:p>GR COLOR EXPERT 04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48" table:style-name="ce1">
            <text:p>8.69119E+12</text:p>
          </table:table-cell>
          <table:table-cell office:value-type="string" table:style-name="ce1">
            <text:p>GR COLOR EXPERT 04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55" table:style-name="ce1">
            <text:p>8.69119E+12</text:p>
          </table:table-cell>
          <table:table-cell office:value-type="string" table:style-name="ce1">
            <text:p>GR COLOR EXPERT 04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79" table:style-name="ce1">
            <text:p>8.69119E+12</text:p>
          </table:table-cell>
          <table:table-cell office:value-type="string" table:style-name="ce1">
            <text:p>GR COLOR EXPERT 04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486" table:style-name="ce1">
            <text:p>8.69119E+12</text:p>
          </table:table-cell>
          <table:table-cell office:value-type="string" table:style-name="ce1">
            <text:p>GR COLOR EXPERT 04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09" table:style-name="ce1">
            <text:p>8.69119E+12</text:p>
          </table:table-cell>
          <table:table-cell office:value-type="string" table:style-name="ce1">
            <text:p>GR COLOR EXPERT 05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16" table:style-name="ce1">
            <text:p>8.69119E+12</text:p>
          </table:table-cell>
          <table:table-cell office:value-type="string" table:style-name="ce1">
            <text:p>GR COLOR EXPERT 05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23" table:style-name="ce1">
            <text:p>8.69119E+12</text:p>
          </table:table-cell>
          <table:table-cell office:value-type="string" table:style-name="ce1">
            <text:p>GR COLOR EXPERT 05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30" table:style-name="ce1">
            <text:p>8.69119E+12</text:p>
          </table:table-cell>
          <table:table-cell office:value-type="string" table:style-name="ce1">
            <text:p>GR COLOR EXPERT 05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47" table:style-name="ce1">
            <text:p>8.69119E+12</text:p>
          </table:table-cell>
          <table:table-cell office:value-type="string" table:style-name="ce1">
            <text:p>GR COLOR EXPERT 05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54" table:style-name="ce1">
            <text:p>8.69119E+12</text:p>
          </table:table-cell>
          <table:table-cell office:value-type="string" table:style-name="ce1">
            <text:p>GR COLOR EXPERT 05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61" table:style-name="ce1">
            <text:p>8.69119E+12</text:p>
          </table:table-cell>
          <table:table-cell office:value-type="string" table:style-name="ce1">
            <text:p>GR COLOR EXPERT 05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78" table:style-name="ce1">
            <text:p>8.69119E+12</text:p>
          </table:table-cell>
          <table:table-cell office:value-type="string" table:style-name="ce1">
            <text:p>GR COLOR EXPERT 05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85" table:style-name="ce1">
            <text:p>8.69119E+12</text:p>
          </table:table-cell>
          <table:table-cell office:value-type="string" table:style-name="ce1">
            <text:p>GR COLOR EXPERT 05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592" table:style-name="ce1">
            <text:p>8.69119E+12</text:p>
          </table:table-cell>
          <table:table-cell office:value-type="string" table:style-name="ce1">
            <text:p>GR COLOR EXPERT 05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08" table:style-name="ce1">
            <text:p>8.69119E+12</text:p>
          </table:table-cell>
          <table:table-cell office:value-type="string" table:style-name="ce1">
            <text:p>GR COLOR EXPERT 06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15" table:style-name="ce1">
            <text:p>8.69119E+12</text:p>
          </table:table-cell>
          <table:table-cell office:value-type="string" table:style-name="ce1">
            <text:p>GR COLOR EXPERT 06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22" table:style-name="ce1">
            <text:p>8.69119E+12</text:p>
          </table:table-cell>
          <table:table-cell office:value-type="string" table:style-name="ce1">
            <text:p>GR COLOR EXPERT 06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46" table:style-name="ce1">
            <text:p>8.69119E+12</text:p>
          </table:table-cell>
          <table:table-cell office:value-type="string" table:style-name="ce1">
            <text:p>GR COLOR EXPERT 06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60" table:style-name="ce1">
            <text:p>8.69119E+12</text:p>
          </table:table-cell>
          <table:table-cell office:value-type="string" table:style-name="ce1">
            <text:p>GR COLOR EXPERT 06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77" table:style-name="ce1">
            <text:p>8.69119E+12</text:p>
          </table:table-cell>
          <table:table-cell office:value-type="string" table:style-name="ce1">
            <text:p>GR COLOR EXPERT 06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84" table:style-name="ce1">
            <text:p>8.69119E+12</text:p>
          </table:table-cell>
          <table:table-cell office:value-type="string" table:style-name="ce1">
            <text:p>GR COLOR EXPERT 06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691" table:style-name="ce1">
            <text:p>8.69119E+12</text:p>
          </table:table-cell>
          <table:table-cell office:value-type="string" table:style-name="ce1">
            <text:p>GR COLOR EXPERT 06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14" table:style-name="ce1">
            <text:p>8.69119E+12</text:p>
          </table:table-cell>
          <table:table-cell office:value-type="string" table:style-name="ce1">
            <text:p>GR COLOR EXPERT 07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21" table:style-name="ce1">
            <text:p>8.69119E+12</text:p>
          </table:table-cell>
          <table:table-cell office:value-type="string" table:style-name="ce1">
            <text:p>GR COLOR EXPERT 07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38" table:style-name="ce1">
            <text:p>8.69119E+12</text:p>
          </table:table-cell>
          <table:table-cell office:value-type="string" table:style-name="ce1">
            <text:p>GR COLOR EXPERT 07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45" table:style-name="ce1">
            <text:p>8.69119E+12</text:p>
          </table:table-cell>
          <table:table-cell office:value-type="string" table:style-name="ce1">
            <text:p>GR COLOR EXPERT 07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52" table:style-name="ce1">
            <text:p>8.69119E+12</text:p>
          </table:table-cell>
          <table:table-cell office:value-type="string" table:style-name="ce1">
            <text:p>GR COLOR EXPERT 07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69" table:style-name="ce1">
            <text:p>8.69119E+12</text:p>
          </table:table-cell>
          <table:table-cell office:value-type="string" table:style-name="ce1">
            <text:p>GR COLOR EXPERT 07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76" table:style-name="ce1">
            <text:p>8.69119E+12</text:p>
          </table:table-cell>
          <table:table-cell office:value-type="string" table:style-name="ce1">
            <text:p>GR COLOR EXPERT 07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83" table:style-name="ce1">
            <text:p>8.69119E+12</text:p>
          </table:table-cell>
          <table:table-cell office:value-type="string" table:style-name="ce1">
            <text:p>GR COLOR EXPERT 07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790" table:style-name="ce1">
            <text:p>8.69119E+12</text:p>
          </table:table-cell>
          <table:table-cell office:value-type="string" table:style-name="ce1">
            <text:p>GR COLOR EXPERT 07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06" table:style-name="ce1">
            <text:p>8.69119E+12</text:p>
          </table:table-cell>
          <table:table-cell office:value-type="string" table:style-name="ce1">
            <text:p>GR COLOR EXPERT 08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13" table:style-name="ce1">
            <text:p>8.69119E+12</text:p>
          </table:table-cell>
          <table:table-cell office:value-type="string" table:style-name="ce1">
            <text:p>GR COLOR EXPERT 08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20" table:style-name="ce1">
            <text:p>8.69119E+12</text:p>
          </table:table-cell>
          <table:table-cell office:value-type="string" table:style-name="ce1">
            <text:p>GR COLOR EXPERT 08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44" table:style-name="ce1">
            <text:p>8.69119E+12</text:p>
          </table:table-cell>
          <table:table-cell office:value-type="string" table:style-name="ce1">
            <text:p>GR COLOR EXPERT 08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51" table:style-name="ce1">
            <text:p>8.69119E+12</text:p>
          </table:table-cell>
          <table:table-cell office:value-type="string" table:style-name="ce1">
            <text:p>GR COLOR EXPERT 08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68" table:style-name="ce1">
            <text:p>8.69119E+12</text:p>
          </table:table-cell>
          <table:table-cell office:value-type="string" table:style-name="ce1">
            <text:p>GR COLOR EXPERT 08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75" table:style-name="ce1">
            <text:p>8.69119E+12</text:p>
          </table:table-cell>
          <table:table-cell office:value-type="string" table:style-name="ce1">
            <text:p>GR COLOR EXPERT 08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899" table:style-name="ce1">
            <text:p>8.69119E+12</text:p>
          </table:table-cell>
          <table:table-cell office:value-type="string" table:style-name="ce1">
            <text:p>GR COLOR EXPERT 08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05" table:style-name="ce1">
            <text:p>8.69119E+12</text:p>
          </table:table-cell>
          <table:table-cell office:value-type="string" table:style-name="ce1">
            <text:p>GR COLOR EXPERT 09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12" table:style-name="ce1">
            <text:p>8.69119E+12</text:p>
          </table:table-cell>
          <table:table-cell office:value-type="string" table:style-name="ce1">
            <text:p>GR COLOR EXPERT 09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50" table:style-name="ce1">
            <text:p>8.69119E+12</text:p>
          </table:table-cell>
          <table:table-cell office:value-type="string" table:style-name="ce1">
            <text:p>GR COLOR EXPERT 09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74" table:style-name="ce1">
            <text:p>8.69119E+12</text:p>
          </table:table-cell>
          <table:table-cell office:value-type="string" table:style-name="ce1">
            <text:p>GR COLOR EXPERT 09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81" table:style-name="ce1">
            <text:p>8.69119E+12</text:p>
          </table:table-cell>
          <table:table-cell office:value-type="string" table:style-name="ce1">
            <text:p>GR COLOR EXPERT 09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703998" table:style-name="ce1">
            <text:p>8.69119E+12</text:p>
          </table:table-cell>
          <table:table-cell office:value-type="string" table:style-name="ce1">
            <text:p>GR COLOR EXPERT 09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06" table:style-name="ce1">
            <text:p>8.69119E+12</text:p>
          </table:table-cell>
          <table:table-cell office:value-type="string" table:style-name="ce1">
            <text:p>GR COLOR EXPERT 10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13" table:style-name="ce1">
            <text:p>8.69119E+12</text:p>
          </table:table-cell>
          <table:table-cell office:value-type="string" table:style-name="ce1">
            <text:p>GR COLOR EXPERT 10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20" table:style-name="ce1">
            <text:p>8.69119E+12</text:p>
          </table:table-cell>
          <table:table-cell office:value-type="string" table:style-name="ce1">
            <text:p>GR COLOR EXPERT 10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37" table:style-name="ce1">
            <text:p>8.69119E+12</text:p>
          </table:table-cell>
          <table:table-cell office:value-type="string" table:style-name="ce1">
            <text:p>GR COLOR EXPERT 10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44" table:style-name="ce1">
            <text:p>8.69119E+12</text:p>
          </table:table-cell>
          <table:table-cell office:value-type="string" table:style-name="ce1">
            <text:p>GR COLOR EXPERT 10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51" table:style-name="ce1">
            <text:p>8.69119E+12</text:p>
          </table:table-cell>
          <table:table-cell office:value-type="string" table:style-name="ce1">
            <text:p>GR COLOR EXPERT 10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68" table:style-name="ce1">
            <text:p>8.69119E+12</text:p>
          </table:table-cell>
          <table:table-cell office:value-type="string" table:style-name="ce1">
            <text:p>GR COLOR EXPERT 10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75" table:style-name="ce1">
            <text:p>8.69119E+12</text:p>
          </table:table-cell>
          <table:table-cell office:value-type="string" table:style-name="ce1">
            <text:p>GR COLOR EXPERT 10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82" table:style-name="ce1">
            <text:p>8.69119E+12</text:p>
          </table:table-cell>
          <table:table-cell office:value-type="string" table:style-name="ce1">
            <text:p>GR COLOR EXPERT 10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099" table:style-name="ce1">
            <text:p>8.69119E+12</text:p>
          </table:table-cell>
          <table:table-cell office:value-type="string" table:style-name="ce1">
            <text:p>GR COLOR EXPERT 10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05" table:style-name="ce1">
            <text:p>8.69119E+12</text:p>
          </table:table-cell>
          <table:table-cell office:value-type="string" table:style-name="ce1">
            <text:p>GR COLOR EXPERT 11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12" table:style-name="ce1">
            <text:p>8.69119E+12</text:p>
          </table:table-cell>
          <table:table-cell office:value-type="string" table:style-name="ce1">
            <text:p>GR COLOR EXPERT 11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29" table:style-name="ce1">
            <text:p>8.69119E+12</text:p>
          </table:table-cell>
          <table:table-cell office:value-type="string" table:style-name="ce1">
            <text:p>GR COLOR EXPERT 11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36" table:style-name="ce1">
            <text:p>8.69119E+12</text:p>
          </table:table-cell>
          <table:table-cell office:value-type="string" table:style-name="ce1">
            <text:p>GR COLOR EXPERT 11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43" table:style-name="ce1">
            <text:p>8.69119E+12</text:p>
          </table:table-cell>
          <table:table-cell office:value-type="string" table:style-name="ce1">
            <text:p>GR COLOR EXPERT 11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50" table:style-name="ce1">
            <text:p>8.69119E+12</text:p>
          </table:table-cell>
          <table:table-cell office:value-type="string" table:style-name="ce1">
            <text:p>GR COLOR EXPERT 11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67" table:style-name="ce1">
            <text:p>8.69119E+12</text:p>
          </table:table-cell>
          <table:table-cell office:value-type="string" table:style-name="ce1">
            <text:p>GR COLOR EXPERT 11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74" table:style-name="ce1">
            <text:p>8.69119E+12</text:p>
          </table:table-cell>
          <table:table-cell office:value-type="string" table:style-name="ce1">
            <text:p>GR COLOR EXPERT 11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81" table:style-name="ce1">
            <text:p>8.69119E+12</text:p>
          </table:table-cell>
          <table:table-cell office:value-type="string" table:style-name="ce1">
            <text:p>GR Color Expert 11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198" table:style-name="ce1">
            <text:p>8.69119E+12</text:p>
          </table:table-cell>
          <table:table-cell office:value-type="string" table:style-name="ce1">
            <text:p>GR Color Expert 11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04" table:style-name="ce1">
            <text:p>8.69119E+12</text:p>
          </table:table-cell>
          <table:table-cell office:value-type="string" table:style-name="ce1">
            <text:p>GR Color Expert 12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11" table:style-name="ce1">
            <text:p>8.69119E+12</text:p>
          </table:table-cell>
          <table:table-cell office:value-type="string" table:style-name="ce1">
            <text:p>GR Color Expert 12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28" table:style-name="ce1">
            <text:p>8.69119E+12</text:p>
          </table:table-cell>
          <table:table-cell office:value-type="string" table:style-name="ce1">
            <text:p>GR Color Expert 12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35" table:style-name="ce1">
            <text:p>8.69119E+12</text:p>
          </table:table-cell>
          <table:table-cell office:value-type="string" table:style-name="ce1">
            <text:p>GR Color Expert 12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42" table:style-name="ce1">
            <text:p>8.69119E+12</text:p>
          </table:table-cell>
          <table:table-cell office:value-type="string" table:style-name="ce1">
            <text:p>GR Color Expert 12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59" table:style-name="ce1">
            <text:p>8.69119E+12</text:p>
          </table:table-cell>
          <table:table-cell office:value-type="string" table:style-name="ce1">
            <text:p>GR Color Expert 12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66" table:style-name="ce1">
            <text:p>8.69119E+12</text:p>
          </table:table-cell>
          <table:table-cell office:value-type="string" table:style-name="ce1">
            <text:p>GR Color Expert 12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73" table:style-name="ce1">
            <text:p>8.69119E+12</text:p>
          </table:table-cell>
          <table:table-cell office:value-type="string" table:style-name="ce1">
            <text:p>GR Color Expert 12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80" table:style-name="ce1">
            <text:p>8.69119E+12</text:p>
          </table:table-cell>
          <table:table-cell office:value-type="string" table:style-name="ce1">
            <text:p>GR Color Expert 128 <text:s/>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297" table:style-name="ce1">
            <text:p>8.69119E+12</text:p>
          </table:table-cell>
          <table:table-cell office:value-type="string" table:style-name="ce1">
            <text:p>GR Color Expert 12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03" table:style-name="ce1">
            <text:p>8.69119E+12</text:p>
          </table:table-cell>
          <table:table-cell office:value-type="string" table:style-name="ce1">
            <text:p>GR Color Expert 13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10" table:style-name="ce1">
            <text:p>8.69119E+12</text:p>
          </table:table-cell>
          <table:table-cell office:value-type="string" table:style-name="ce1">
            <text:p>GR Color Expert 131 <text:s/>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27" table:style-name="ce1">
            <text:p>8.69119E+12</text:p>
          </table:table-cell>
          <table:table-cell office:value-type="string" table:style-name="ce1">
            <text:p>GR Color Expert 132 <text:s/>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34" table:style-name="ce1">
            <text:p>8.69119E+12</text:p>
          </table:table-cell>
          <table:table-cell office:value-type="string" table:style-name="ce1">
            <text:p>GR Color Expert 13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41" table:style-name="ce1">
            <text:p>8.69119E+12</text:p>
          </table:table-cell>
          <table:table-cell office:value-type="string" table:style-name="ce1">
            <text:p>GR Color Expert 13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58" table:style-name="ce1">
            <text:p>8.69119E+12</text:p>
          </table:table-cell>
          <table:table-cell office:value-type="string" table:style-name="ce1">
            <text:p>GR Color Expert 13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65" table:style-name="ce1">
            <text:p>8.69119E+12</text:p>
          </table:table-cell>
          <table:table-cell office:value-type="string" table:style-name="ce1">
            <text:p>GR Color Expert 13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72" table:style-name="ce1">
            <text:p>8.69119E+12</text:p>
          </table:table-cell>
          <table:table-cell office:value-type="string" table:style-name="ce1">
            <text:p>GR Color Expert 13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89" table:style-name="ce1">
            <text:p>8.69119E+12</text:p>
          </table:table-cell>
          <table:table-cell office:value-type="string" table:style-name="ce1">
            <text:p>GR Color Expert 13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396" table:style-name="ce1">
            <text:p>8.69119E+12</text:p>
          </table:table-cell>
          <table:table-cell office:value-type="string" table:style-name="ce1">
            <text:p>GR Color Expert 139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02" table:style-name="ce1">
            <text:p>8.69119E+12</text:p>
          </table:table-cell>
          <table:table-cell office:value-type="string" table:style-name="ce1">
            <text:p>GR Color Expert 140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19" table:style-name="ce1">
            <text:p>8.69119E+12</text:p>
          </table:table-cell>
          <table:table-cell office:value-type="string" table:style-name="ce1">
            <text:p>GR Color Expert 141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26" table:style-name="ce1">
            <text:p>8.69119E+12</text:p>
          </table:table-cell>
          <table:table-cell office:value-type="string" table:style-name="ce1">
            <text:p>GR Color Expert 142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33" table:style-name="ce1">
            <text:p>8.69119E+12</text:p>
          </table:table-cell>
          <table:table-cell office:value-type="string" table:style-name="ce1">
            <text:p>GR Color Expert 143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40" table:style-name="ce1">
            <text:p>8.69119E+12</text:p>
          </table:table-cell>
          <table:table-cell office:value-type="string" table:style-name="ce1">
            <text:p>GR Color Expert 144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57" table:style-name="ce1">
            <text:p>8.69119E+12</text:p>
          </table:table-cell>
          <table:table-cell office:value-type="string" table:style-name="ce1">
            <text:p>GR Color Expert 145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64" table:style-name="ce1">
            <text:p>8.69119E+12</text:p>
          </table:table-cell>
          <table:table-cell office:value-type="string" table:style-name="ce1">
            <text:p>GR Color Expert 146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71" table:style-name="ce1">
            <text:p>8.69119E+12</text:p>
          </table:table-cell>
          <table:table-cell office:value-type="string" table:style-name="ce1">
            <text:p>GR Color Expert 147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837488" table:style-name="ce1">
            <text:p>8.69119E+12</text:p>
          </table:table-cell>
          <table:table-cell office:value-type="string" table:style-name="ce1">
            <text:p>GR Color Expert 148 Lakier do paznokci</text:p>
          </table:table-cell>
          <table:table-cell office:value-type="float" office:value="3.82" table:style-name="ce1">
            <text:p>3.82</text:p>
          </table:table-cell>
          <table:table-cell table:number-columns-repeated="16381"/>
        </table:table-row>
        <table:table-row table:style-name="ro1">
          <table:table-cell office:value-type="float" office:value="8691190965686" table:style-name="ce1">
            <text:p>8.69119E+12</text:p>
          </table:table-cell>
          <table:table-cell office:value-type="string" table:style-name="ce1">
            <text:p>GR Diamond Breeze 01 <text:s/>lakier do paznokci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8691190965693" table:style-name="ce1">
            <text:p>8.69119E+12</text:p>
          </table:table-cell>
          <table:table-cell office:value-type="string" table:style-name="ce1">
            <text:p>GR Diamond Breeze 02 lakier do paznokci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8691190965709" table:style-name="ce1">
            <text:p>8.69119E+12</text:p>
          </table:table-cell>
          <table:table-cell office:value-type="string" table:style-name="ce1">
            <text:p>GR Diamond Breeze 03 lakier do paznokci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8691190965716" table:style-name="ce1">
            <text:p>8.69119E+12</text:p>
          </table:table-cell>
          <table:table-cell office:value-type="string" table:style-name="ce1">
            <text:p>GR Diamond Breeze 04 lakier do paznokci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8691190198831" table:style-name="ce1">
            <text:p>8.69119E+12</text:p>
          </table:table-cell>
          <table:table-cell office:value-type="string" table:style-name="ce1">
            <text:p>GR DIPLINER</text:p>
          </table:table-cell>
          <table:table-cell office:value-type="float" office:value="6.06" table:style-name="ce1">
            <text:p>6.06</text:p>
          </table:table-cell>
          <table:table-cell table:number-columns-repeated="16381"/>
        </table:table-row>
        <table:table-row table:style-name="ro1">
          <table:table-cell office:value-type="float" office:value="8691190005818" table:style-name="ce1">
            <text:p>8.69119E+12</text:p>
          </table:table-cell>
          <table:table-cell office:value-type="string" table:style-name="ce1">
            <text:p>GR Długotrwale matujący puder dotwarzy01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25" table:style-name="ce1">
            <text:p>8.69119E+12</text:p>
          </table:table-cell>
          <table:table-cell office:value-type="string" table:style-name="ce1">
            <text:p>GR Długotrwale matujący puder dotwarzy02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49" table:style-name="ce1">
            <text:p>8.69119E+12</text:p>
          </table:table-cell>
          <table:table-cell office:value-type="string" table:style-name="ce1">
            <text:p>GR Długotrwale matujący puder dotwarzy04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56" table:style-name="ce1">
            <text:p>8.69119E+12</text:p>
          </table:table-cell>
          <table:table-cell office:value-type="string" table:style-name="ce1">
            <text:p>GR Długotrwale matujący puder dotwarzy05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63" table:style-name="ce1">
            <text:p>8.69119E+12</text:p>
          </table:table-cell>
          <table:table-cell office:value-type="string" table:style-name="ce1">
            <text:p>GR Długotrwale matujący puder dotwarzy06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70" table:style-name="ce1">
            <text:p>8.69119E+12</text:p>
          </table:table-cell>
          <table:table-cell office:value-type="string" table:style-name="ce1">
            <text:p>GR Długotrwale matujący puder dotwarzy07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05887" table:style-name="ce1">
            <text:p>8.69119E+12</text:p>
          </table:table-cell>
          <table:table-cell office:value-type="string" table:style-name="ce1">
            <text:p>GR Długotrwale matujący puder dotwarzy08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965426" table:style-name="ce1">
            <text:p>8.69119E+12</text:p>
          </table:table-cell>
          <table:table-cell office:value-type="string" table:style-name="ce1">
            <text:p>GR Dramatic Lashes Tusz do rzęs wydł.-podkr.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8691190603014" table:style-name="ce1">
            <text:p>8.69119E+12</text:p>
          </table:table-cell>
          <table:table-cell office:value-type="string" table:style-name="ce1">
            <text:p>GR DREAM KREDKA DO BRWI 30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21" table:style-name="ce1">
            <text:p>8.69119E+12</text:p>
          </table:table-cell>
          <table:table-cell office:value-type="string" table:style-name="ce1">
            <text:p>GR DREAM KREDKA DO BRWI 302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38" table:style-name="ce1">
            <text:p>8.69119E+12</text:p>
          </table:table-cell>
          <table:table-cell office:value-type="string" table:style-name="ce1">
            <text:p>GR DREAM KREDKA DO BRWI 303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45" table:style-name="ce1">
            <text:p>8.69119E+12</text:p>
          </table:table-cell>
          <table:table-cell office:value-type="string" table:style-name="ce1">
            <text:p>GR DREAM KREDKA DO BRWI 304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52" table:style-name="ce1">
            <text:p>8.69119E+12</text:p>
          </table:table-cell>
          <table:table-cell office:value-type="string" table:style-name="ce1">
            <text:p>GR DREAM KREDKA DO BRWI 305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69" table:style-name="ce1">
            <text:p>8.69119E+12</text:p>
          </table:table-cell>
          <table:table-cell office:value-type="string" table:style-name="ce1">
            <text:p>GR DREAM KREDKA DO BRWI 306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76" table:style-name="ce1">
            <text:p>8.69119E+12</text:p>
          </table:table-cell>
          <table:table-cell office:value-type="string" table:style-name="ce1">
            <text:p>GR DREAM KREDKA DO BRWI 307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83" table:style-name="ce1">
            <text:p>8.69119E+12</text:p>
          </table:table-cell>
          <table:table-cell office:value-type="string" table:style-name="ce1">
            <text:p>GR DREAM KREDKA DO BRWI 308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603090" table:style-name="ce1">
            <text:p>8.69119E+12</text:p>
          </table:table-cell>
          <table:table-cell office:value-type="string" table:style-name="ce1">
            <text:p>GR DREAM KREDKA DO BRWI 309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42018" table:style-name="ce1">
            <text:p>8.69119E+12</text:p>
          </table:table-cell>
          <table:table-cell office:value-type="string" table:style-name="ce1">
            <text:p>GR DREAM KREDKA DO OCZU 40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25" table:style-name="ce1">
            <text:p>8.69119E+12</text:p>
          </table:table-cell>
          <table:table-cell office:value-type="string" table:style-name="ce1">
            <text:p>GR DREAM KREDKA DO OCZU 40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32" table:style-name="ce1">
            <text:p>8.69119E+12</text:p>
          </table:table-cell>
          <table:table-cell office:value-type="string" table:style-name="ce1">
            <text:p>GR DREAM KREDKA DO OCZU 40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49" table:style-name="ce1">
            <text:p>8.69119E+12</text:p>
          </table:table-cell>
          <table:table-cell office:value-type="string" table:style-name="ce1">
            <text:p>GR DREAM KREDKA DO OCZU 40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56" table:style-name="ce1">
            <text:p>8.69119E+12</text:p>
          </table:table-cell>
          <table:table-cell office:value-type="string" table:style-name="ce1">
            <text:p>GR DREAM KREDKA DO OCZU 40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63" table:style-name="ce1">
            <text:p>8.69119E+12</text:p>
          </table:table-cell>
          <table:table-cell office:value-type="string" table:style-name="ce1">
            <text:p>GR DREAM KREDKA DO OCZU 40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70" table:style-name="ce1">
            <text:p>8.69119E+12</text:p>
          </table:table-cell>
          <table:table-cell office:value-type="string" table:style-name="ce1">
            <text:p>GR DREAM KREDKA DO OCZU 40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87" table:style-name="ce1">
            <text:p>8.69119E+12</text:p>
          </table:table-cell>
          <table:table-cell office:value-type="string" table:style-name="ce1">
            <text:p>GR DREAM KREDKA DO OCZU 408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094" table:style-name="ce1">
            <text:p>8.69119E+12</text:p>
          </table:table-cell>
          <table:table-cell office:value-type="string" table:style-name="ce1">
            <text:p>GR DREAM KREDKA DO OCZU 409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00" table:style-name="ce1">
            <text:p>8.69119E+12</text:p>
          </table:table-cell>
          <table:table-cell office:value-type="string" table:style-name="ce1">
            <text:p>GR DREAM KREDKA DO OCZU 410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17" table:style-name="ce1">
            <text:p>8.69119E+12</text:p>
          </table:table-cell>
          <table:table-cell office:value-type="string" table:style-name="ce1">
            <text:p>GR DREAM KREDKA DO OCZU 41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24" table:style-name="ce1">
            <text:p>8.69119E+12</text:p>
          </table:table-cell>
          <table:table-cell office:value-type="string" table:style-name="ce1">
            <text:p>GR DREAM KREDKA DO OCZU 41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31" table:style-name="ce1">
            <text:p>8.69119E+12</text:p>
          </table:table-cell>
          <table:table-cell office:value-type="string" table:style-name="ce1">
            <text:p>GR DREAM KREDKA DO OCZU 41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48" table:style-name="ce1">
            <text:p>8.69119E+12</text:p>
          </table:table-cell>
          <table:table-cell office:value-type="string" table:style-name="ce1">
            <text:p>GR DREAM KREDKA DO OCZU 41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55" table:style-name="ce1">
            <text:p>8.69119E+12</text:p>
          </table:table-cell>
          <table:table-cell office:value-type="string" table:style-name="ce1">
            <text:p>GR DREAM KREDKA DO OCZU 41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62" table:style-name="ce1">
            <text:p>8.69119E+12</text:p>
          </table:table-cell>
          <table:table-cell office:value-type="string" table:style-name="ce1">
            <text:p>GR DREAM KREDKA DO OCZU 41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79" table:style-name="ce1">
            <text:p>8.69119E+12</text:p>
          </table:table-cell>
          <table:table-cell office:value-type="string" table:style-name="ce1">
            <text:p>GR DREAM KREDKA DO OCZU 41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86" table:style-name="ce1">
            <text:p>8.69119E+12</text:p>
          </table:table-cell>
          <table:table-cell office:value-type="string" table:style-name="ce1">
            <text:p>GR DREAM KREDKA DO OCZU 418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193" table:style-name="ce1">
            <text:p>8.69119E+12</text:p>
          </table:table-cell>
          <table:table-cell office:value-type="string" table:style-name="ce1">
            <text:p>GR DREAM KREDKA DO OCZU 419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09" table:style-name="ce1">
            <text:p>8.69119E+12</text:p>
          </table:table-cell>
          <table:table-cell office:value-type="string" table:style-name="ce1">
            <text:p>GR DREAM KREDKA DO OCZU 420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16" table:style-name="ce1">
            <text:p>8.69119E+12</text:p>
          </table:table-cell>
          <table:table-cell office:value-type="string" table:style-name="ce1">
            <text:p>GR DREAM KREDKA DO OCZU 42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23" table:style-name="ce1">
            <text:p>8.69119E+12</text:p>
          </table:table-cell>
          <table:table-cell office:value-type="string" table:style-name="ce1">
            <text:p>GR DREAM KREDKA DO OCZU 42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30" table:style-name="ce1">
            <text:p>8.69119E+12</text:p>
          </table:table-cell>
          <table:table-cell office:value-type="string" table:style-name="ce1">
            <text:p>GR DREAM KREDKA DO OCZU 42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47" table:style-name="ce1">
            <text:p>8.69119E+12</text:p>
          </table:table-cell>
          <table:table-cell office:value-type="string" table:style-name="ce1">
            <text:p>GR DREAM KREDKA DO OCZU 42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54" table:style-name="ce1">
            <text:p>8.69119E+12</text:p>
          </table:table-cell>
          <table:table-cell office:value-type="string" table:style-name="ce1">
            <text:p>GR DREAM KREDKA DO OCZU 42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61" table:style-name="ce1">
            <text:p>8.69119E+12</text:p>
          </table:table-cell>
          <table:table-cell office:value-type="string" table:style-name="ce1">
            <text:p>GR DREAM KREDKA DO OCZU 42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142278" table:style-name="ce1">
            <text:p>8.69119E+12</text:p>
          </table:table-cell>
          <table:table-cell office:value-type="string" table:style-name="ce1">
            <text:p>GR DREAM KREDKA DO OCZU 42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10" table:style-name="ce1">
            <text:p>8.69119E+12</text:p>
          </table:table-cell>
          <table:table-cell office:value-type="string" table:style-name="ce1">
            <text:p>GR DREAM KREDKA DO UST 50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27" table:style-name="ce1">
            <text:p>8.69119E+12</text:p>
          </table:table-cell>
          <table:table-cell office:value-type="string" table:style-name="ce1">
            <text:p>GR DREAM KREDKA DO UST 50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34" table:style-name="ce1">
            <text:p>8.69119E+12</text:p>
          </table:table-cell>
          <table:table-cell office:value-type="string" table:style-name="ce1">
            <text:p>GR DREAM KREDKA DO UST 50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41" table:style-name="ce1">
            <text:p>8.69119E+12</text:p>
          </table:table-cell>
          <table:table-cell office:value-type="string" table:style-name="ce1">
            <text:p>GR DREAM KREDKA DO UST 50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58" table:style-name="ce1">
            <text:p>8.69119E+12</text:p>
          </table:table-cell>
          <table:table-cell office:value-type="string" table:style-name="ce1">
            <text:p>GR DREAM KREDKA DO UST 50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65" table:style-name="ce1">
            <text:p>8.69119E+12</text:p>
          </table:table-cell>
          <table:table-cell office:value-type="string" table:style-name="ce1">
            <text:p>GR DREAM KREDKA DO UST 50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72" table:style-name="ce1">
            <text:p>8.69119E+12</text:p>
          </table:table-cell>
          <table:table-cell office:value-type="string" table:style-name="ce1">
            <text:p>GR DREAM KREDKA DO UST 50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89" table:style-name="ce1">
            <text:p>8.69119E+12</text:p>
          </table:table-cell>
          <table:table-cell office:value-type="string" table:style-name="ce1">
            <text:p>GR DREAM KREDKA DO UST 508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096" table:style-name="ce1">
            <text:p>8.69119E+12</text:p>
          </table:table-cell>
          <table:table-cell office:value-type="string" table:style-name="ce1">
            <text:p>GR DREAM KREDKA DO UST 509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02" table:style-name="ce1">
            <text:p>8.69119E+12</text:p>
          </table:table-cell>
          <table:table-cell office:value-type="string" table:style-name="ce1">
            <text:p>GR DREAM KREDKA DO UST 510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19" table:style-name="ce1">
            <text:p>8.69119E+12</text:p>
          </table:table-cell>
          <table:table-cell office:value-type="string" table:style-name="ce1">
            <text:p>GR DREAM KREDKA DO UST 51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26" table:style-name="ce1">
            <text:p>8.69119E+12</text:p>
          </table:table-cell>
          <table:table-cell office:value-type="string" table:style-name="ce1">
            <text:p>GR DREAM KREDKA DO UST 51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33" table:style-name="ce1">
            <text:p>8.69119E+12</text:p>
          </table:table-cell>
          <table:table-cell office:value-type="string" table:style-name="ce1">
            <text:p>GR DREAM KREDKA DO UST 51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40" table:style-name="ce1">
            <text:p>8.69119E+12</text:p>
          </table:table-cell>
          <table:table-cell office:value-type="string" table:style-name="ce1">
            <text:p>GR DREAM KREDKA DO UST 51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57" table:style-name="ce1">
            <text:p>8.69119E+12</text:p>
          </table:table-cell>
          <table:table-cell office:value-type="string" table:style-name="ce1">
            <text:p>GR DREAM KREDKA DO UST 51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64" table:style-name="ce1">
            <text:p>8.69119E+12</text:p>
          </table:table-cell>
          <table:table-cell office:value-type="string" table:style-name="ce1">
            <text:p>GR DREAM KREDKA DO UST 51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71" table:style-name="ce1">
            <text:p>8.69119E+12</text:p>
          </table:table-cell>
          <table:table-cell office:value-type="string" table:style-name="ce1">
            <text:p>GR DREAM KREDKA DO UST 51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88" table:style-name="ce1">
            <text:p>8.69119E+12</text:p>
          </table:table-cell>
          <table:table-cell office:value-type="string" table:style-name="ce1">
            <text:p>GR DREAM KREDKA DO UST 518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195" table:style-name="ce1">
            <text:p>8.69119E+12</text:p>
          </table:table-cell>
          <table:table-cell office:value-type="string" table:style-name="ce1">
            <text:p>GR DREAM KREDKA DO UST 519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01" table:style-name="ce1">
            <text:p>8.69119E+12</text:p>
          </table:table-cell>
          <table:table-cell office:value-type="string" table:style-name="ce1">
            <text:p>GR DREAM KREDKA DO UST 520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18" table:style-name="ce1">
            <text:p>8.69119E+12</text:p>
          </table:table-cell>
          <table:table-cell office:value-type="string" table:style-name="ce1">
            <text:p>GR DREAM KREDKA DO UST 52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25" table:style-name="ce1">
            <text:p>8.69119E+12</text:p>
          </table:table-cell>
          <table:table-cell office:value-type="string" table:style-name="ce1">
            <text:p>GR DREAM KREDKA DO UST 522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32" table:style-name="ce1">
            <text:p>8.69119E+12</text:p>
          </table:table-cell>
          <table:table-cell office:value-type="string" table:style-name="ce1">
            <text:p>GR DREAM KREDKA DO UST 52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49" table:style-name="ce1">
            <text:p>8.69119E+12</text:p>
          </table:table-cell>
          <table:table-cell office:value-type="string" table:style-name="ce1">
            <text:p>GR DREAM KREDKA DO UST 52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56" table:style-name="ce1">
            <text:p>8.69119E+12</text:p>
          </table:table-cell>
          <table:table-cell office:value-type="string" table:style-name="ce1">
            <text:p>GR DREAM KREDKA DO UST 52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63" table:style-name="ce1">
            <text:p>8.69119E+12</text:p>
          </table:table-cell>
          <table:table-cell office:value-type="string" table:style-name="ce1">
            <text:p>GR DREAM KREDKA DO UST 526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70" table:style-name="ce1">
            <text:p>8.69119E+12</text:p>
          </table:table-cell>
          <table:table-cell office:value-type="string" table:style-name="ce1">
            <text:p>GR DREAM KREDKA DO UST 527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287" table:style-name="ce1">
            <text:p>8.69119E+12</text:p>
          </table:table-cell>
          <table:table-cell office:value-type="string" table:style-name="ce1">
            <text:p>GR DREAM KREDKA DO UST 528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300" table:style-name="ce1">
            <text:p>8.69119E+12</text:p>
          </table:table-cell>
          <table:table-cell office:value-type="string" table:style-name="ce1">
            <text:p>GR DREAM KREDKA DO UST 530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317" table:style-name="ce1">
            <text:p>8.69119E+12</text:p>
          </table:table-cell>
          <table:table-cell office:value-type="string" table:style-name="ce1">
            <text:p>GR Dream kredka do ust 531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331" table:style-name="ce1">
            <text:p>8.69119E+12</text:p>
          </table:table-cell>
          <table:table-cell office:value-type="string" table:style-name="ce1">
            <text:p>GR Dream kredka do ust 533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348" table:style-name="ce1">
            <text:p>8.69119E+12</text:p>
          </table:table-cell>
          <table:table-cell office:value-type="string" table:style-name="ce1">
            <text:p>GR Dream kredka do ust 534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391355" table:style-name="ce1">
            <text:p>8.69119E+12</text:p>
          </table:table-cell>
          <table:table-cell office:value-type="string" table:style-name="ce1">
            <text:p>GR Dream kredka do ust 53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691190070625" table:style-name="ce1">
            <text:p>8.69119E+12</text:p>
          </table:table-cell>
          <table:table-cell office:value-type="string" table:style-name="ce1">
            <text:p>GR ESSENTIAL NIEBIESKI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070618" table:style-name="ce1">
            <text:p>8.69119E+12</text:p>
          </table:table-cell>
          <table:table-cell office:value-type="string" table:style-name="ce1">
            <text:p>GR ESSENTIAL PODKRĘCAJĄCY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070595" table:style-name="ce1">
            <text:p>8.69119E+12</text:p>
          </table:table-cell>
          <table:table-cell office:value-type="string" table:style-name="ce1">
            <text:p>GR ESSENTIAL POGRU. WYDŁUŻAJ.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070601" table:style-name="ce1">
            <text:p>8.69119E+12</text:p>
          </table:table-cell>
          <table:table-cell office:value-type="string" table:style-name="ce1">
            <text:p>GR ESSENTIAL UNOSZĄCO POGRUBIAJĄCY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070687" table:style-name="ce1">
            <text:p>8.69119E+12</text:p>
          </table:table-cell>
          <table:table-cell office:value-type="string" table:style-name="ce1">
            <text:p>GR ESSENTIAL WODOODPORNY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419073" table:style-name="ce1">
            <text:p>8.69119E+12</text:p>
          </table:table-cell>
          <table:table-cell office:value-type="string" table:style-name="ce1">
            <text:p>GR Extreme Gel Shine 00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080" table:style-name="ce1">
            <text:p>8.69119E+12</text:p>
          </table:table-cell>
          <table:table-cell office:value-type="string" table:style-name="ce1">
            <text:p>GR Extreme Gel Shine 00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097" table:style-name="ce1">
            <text:p>8.69119E+12</text:p>
          </table:table-cell>
          <table:table-cell office:value-type="string" table:style-name="ce1">
            <text:p>GR Extreme Gel Shine 00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03" table:style-name="ce1">
            <text:p>8.69119E+12</text:p>
          </table:table-cell>
          <table:table-cell office:value-type="string" table:style-name="ce1">
            <text:p>GR Extreme Gel Shine 00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10" table:style-name="ce1">
            <text:p>8.69119E+12</text:p>
          </table:table-cell>
          <table:table-cell office:value-type="string" table:style-name="ce1">
            <text:p>GR Extreme Gel Shine 00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27" table:style-name="ce1">
            <text:p>8.69119E+12</text:p>
          </table:table-cell>
          <table:table-cell office:value-type="string" table:style-name="ce1">
            <text:p>GR Extreme Gel Shine 00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34" table:style-name="ce1">
            <text:p>8.69119E+12</text:p>
          </table:table-cell>
          <table:table-cell office:value-type="string" table:style-name="ce1">
            <text:p>GR Extreme Gel Shine 00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41" table:style-name="ce1">
            <text:p>8.69119E+12</text:p>
          </table:table-cell>
          <table:table-cell office:value-type="string" table:style-name="ce1">
            <text:p>GR Extreme Gel Shine 00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58" table:style-name="ce1">
            <text:p>8.69119E+12</text:p>
          </table:table-cell>
          <table:table-cell office:value-type="string" table:style-name="ce1">
            <text:p>GR Extreme Gel Shine 00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65" table:style-name="ce1">
            <text:p>8.69119E+12</text:p>
          </table:table-cell>
          <table:table-cell office:value-type="string" table:style-name="ce1">
            <text:p>GR Extreme Gel Shine 01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72" table:style-name="ce1">
            <text:p>8.69119E+12</text:p>
          </table:table-cell>
          <table:table-cell office:value-type="string" table:style-name="ce1">
            <text:p>GR Extreme Gel Shine 01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89" table:style-name="ce1">
            <text:p>8.69119E+12</text:p>
          </table:table-cell>
          <table:table-cell office:value-type="string" table:style-name="ce1">
            <text:p>GR Extreme Gel Shine 01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196" table:style-name="ce1">
            <text:p>8.69119E+12</text:p>
          </table:table-cell>
          <table:table-cell office:value-type="string" table:style-name="ce1">
            <text:p>GR Extreme Gel Shine 01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02" table:style-name="ce1">
            <text:p>8.69119E+12</text:p>
          </table:table-cell>
          <table:table-cell office:value-type="string" table:style-name="ce1">
            <text:p>GR Extreme Gel Shine 01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19" table:style-name="ce1">
            <text:p>8.69119E+12</text:p>
          </table:table-cell>
          <table:table-cell office:value-type="string" table:style-name="ce1">
            <text:p>GR Extreme Gel Shine 01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26" table:style-name="ce1">
            <text:p>8.69119E+12</text:p>
          </table:table-cell>
          <table:table-cell office:value-type="string" table:style-name="ce1">
            <text:p>GR Extreme Gel Shine 01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33" table:style-name="ce1">
            <text:p>8.69119E+12</text:p>
          </table:table-cell>
          <table:table-cell office:value-type="string" table:style-name="ce1">
            <text:p>GR Extreme Gel Shine 01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40" table:style-name="ce1">
            <text:p>8.69119E+12</text:p>
          </table:table-cell>
          <table:table-cell office:value-type="string" table:style-name="ce1">
            <text:p>GR Extreme Gel Shine 01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57" table:style-name="ce1">
            <text:p>8.69119E+12</text:p>
          </table:table-cell>
          <table:table-cell office:value-type="string" table:style-name="ce1">
            <text:p>GR Extreme Gel Shine 01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64" table:style-name="ce1">
            <text:p>8.69119E+12</text:p>
          </table:table-cell>
          <table:table-cell office:value-type="string" table:style-name="ce1">
            <text:p>GR Extreme Gel Shine 02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71" table:style-name="ce1">
            <text:p>8.69119E+12</text:p>
          </table:table-cell>
          <table:table-cell office:value-type="string" table:style-name="ce1">
            <text:p>GR Extreme Gel Shine 02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88" table:style-name="ce1">
            <text:p>8.69119E+12</text:p>
          </table:table-cell>
          <table:table-cell office:value-type="string" table:style-name="ce1">
            <text:p>GR Extreme Gel Shine 02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295" table:style-name="ce1">
            <text:p>8.69119E+12</text:p>
          </table:table-cell>
          <table:table-cell office:value-type="string" table:style-name="ce1">
            <text:p>GR Extreme Gel Shine 02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01" table:style-name="ce1">
            <text:p>8.69119E+12</text:p>
          </table:table-cell>
          <table:table-cell office:value-type="string" table:style-name="ce1">
            <text:p>GR Extreme Gel Shine 02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18" table:style-name="ce1">
            <text:p>8.69119E+12</text:p>
          </table:table-cell>
          <table:table-cell office:value-type="string" table:style-name="ce1">
            <text:p>GR Extreme Gel Shine 02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25" table:style-name="ce1">
            <text:p>8.69119E+12</text:p>
          </table:table-cell>
          <table:table-cell office:value-type="string" table:style-name="ce1">
            <text:p>GR Extreme Gel Shine 02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32" table:style-name="ce1">
            <text:p>8.69119E+12</text:p>
          </table:table-cell>
          <table:table-cell office:value-type="string" table:style-name="ce1">
            <text:p>GR Extreme Gel Shine 02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49" table:style-name="ce1">
            <text:p>8.69119E+12</text:p>
          </table:table-cell>
          <table:table-cell office:value-type="string" table:style-name="ce1">
            <text:p>GR Extreme Gel Shine 02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56" table:style-name="ce1">
            <text:p>8.69119E+12</text:p>
          </table:table-cell>
          <table:table-cell office:value-type="string" table:style-name="ce1">
            <text:p>GR Extreme Gel Shine 02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63" table:style-name="ce1">
            <text:p>8.69119E+12</text:p>
          </table:table-cell>
          <table:table-cell office:value-type="string" table:style-name="ce1">
            <text:p>GR Extreme Gel Shine 03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70" table:style-name="ce1">
            <text:p>8.69119E+12</text:p>
          </table:table-cell>
          <table:table-cell office:value-type="string" table:style-name="ce1">
            <text:p>GR Extreme Gel Shine 03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87" table:style-name="ce1">
            <text:p>8.69119E+12</text:p>
          </table:table-cell>
          <table:table-cell office:value-type="string" table:style-name="ce1">
            <text:p>GR Extreme Gel Shine 03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394" table:style-name="ce1">
            <text:p>8.69119E+12</text:p>
          </table:table-cell>
          <table:table-cell office:value-type="string" table:style-name="ce1">
            <text:p>GR Extreme Gel Shine 03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00" table:style-name="ce1">
            <text:p>8.69119E+12</text:p>
          </table:table-cell>
          <table:table-cell office:value-type="string" table:style-name="ce1">
            <text:p>GR Extreme Gel Shine 03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17" table:style-name="ce1">
            <text:p>8.69119E+12</text:p>
          </table:table-cell>
          <table:table-cell office:value-type="string" table:style-name="ce1">
            <text:p>GR Extreme Gel Shine 03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24" table:style-name="ce1">
            <text:p>8.69119E+12</text:p>
          </table:table-cell>
          <table:table-cell office:value-type="string" table:style-name="ce1">
            <text:p>GR Extreme Gel Shine 03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31" table:style-name="ce1">
            <text:p>8.69119E+12</text:p>
          </table:table-cell>
          <table:table-cell office:value-type="string" table:style-name="ce1">
            <text:p>GR Extreme Gel Shine 03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48" table:style-name="ce1">
            <text:p>8.69119E+12</text:p>
          </table:table-cell>
          <table:table-cell office:value-type="string" table:style-name="ce1">
            <text:p>GR Extreme Gel Shine 03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55" table:style-name="ce1">
            <text:p>8.69119E+12</text:p>
          </table:table-cell>
          <table:table-cell office:value-type="string" table:style-name="ce1">
            <text:p>GR Extreme Gel Shine 03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62" table:style-name="ce1">
            <text:p>8.69119E+12</text:p>
          </table:table-cell>
          <table:table-cell office:value-type="string" table:style-name="ce1">
            <text:p>GR Extreme Gel Shine 04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79" table:style-name="ce1">
            <text:p>8.69119E+12</text:p>
          </table:table-cell>
          <table:table-cell office:value-type="string" table:style-name="ce1">
            <text:p>GR Extreme Gel Shine 04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86" table:style-name="ce1">
            <text:p>8.69119E+12</text:p>
          </table:table-cell>
          <table:table-cell office:value-type="string" table:style-name="ce1">
            <text:p>GR Extreme Gel Shine 04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493" table:style-name="ce1">
            <text:p>8.69119E+12</text:p>
          </table:table-cell>
          <table:table-cell office:value-type="string" table:style-name="ce1">
            <text:p>GR Extreme Gel Shine 04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09" table:style-name="ce1">
            <text:p>8.69119E+12</text:p>
          </table:table-cell>
          <table:table-cell office:value-type="string" table:style-name="ce1">
            <text:p>GR Extreme Gel Shine 04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16" table:style-name="ce1">
            <text:p>8.69119E+12</text:p>
          </table:table-cell>
          <table:table-cell office:value-type="string" table:style-name="ce1">
            <text:p>GR Extreme Gel Shine 04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23" table:style-name="ce1">
            <text:p>8.69119E+12</text:p>
          </table:table-cell>
          <table:table-cell office:value-type="string" table:style-name="ce1">
            <text:p>GR Extreme Gel Shine 04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30" table:style-name="ce1">
            <text:p>8.69119E+12</text:p>
          </table:table-cell>
          <table:table-cell office:value-type="string" table:style-name="ce1">
            <text:p>GR Extreme Gel Shine 04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47" table:style-name="ce1">
            <text:p>8.69119E+12</text:p>
          </table:table-cell>
          <table:table-cell office:value-type="string" table:style-name="ce1">
            <text:p>GR Extreme Gel Shine 04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54" table:style-name="ce1">
            <text:p>8.69119E+12</text:p>
          </table:table-cell>
          <table:table-cell office:value-type="string" table:style-name="ce1">
            <text:p>GR Extreme Gel Shine 04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61" table:style-name="ce1">
            <text:p>8.69119E+12</text:p>
          </table:table-cell>
          <table:table-cell office:value-type="string" table:style-name="ce1">
            <text:p>GR Extreme Gel Shine 05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78" table:style-name="ce1">
            <text:p>8.69119E+12</text:p>
          </table:table-cell>
          <table:table-cell office:value-type="string" table:style-name="ce1">
            <text:p>GR Extreme Gel Shine 05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85" table:style-name="ce1">
            <text:p>8.69119E+12</text:p>
          </table:table-cell>
          <table:table-cell office:value-type="string" table:style-name="ce1">
            <text:p>GR Extreme Gel Shine 05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592" table:style-name="ce1">
            <text:p>8.69119E+12</text:p>
          </table:table-cell>
          <table:table-cell office:value-type="string" table:style-name="ce1">
            <text:p>GR Extreme Gel Shine 05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08" table:style-name="ce1">
            <text:p>8.69119E+12</text:p>
          </table:table-cell>
          <table:table-cell office:value-type="string" table:style-name="ce1">
            <text:p>GR Extreme Gel Shine 05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15" table:style-name="ce1">
            <text:p>8.69119E+12</text:p>
          </table:table-cell>
          <table:table-cell office:value-type="string" table:style-name="ce1">
            <text:p>GR Extreme Gel Shine 05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22" table:style-name="ce1">
            <text:p>8.69119E+12</text:p>
          </table:table-cell>
          <table:table-cell office:value-type="string" table:style-name="ce1">
            <text:p>GR Extreme Gel Shine 05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39" table:style-name="ce1">
            <text:p>8.69119E+12</text:p>
          </table:table-cell>
          <table:table-cell office:value-type="string" table:style-name="ce1">
            <text:p>GR Extreme Gel Shine 05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46" table:style-name="ce1">
            <text:p>8.69119E+12</text:p>
          </table:table-cell>
          <table:table-cell office:value-type="string" table:style-name="ce1">
            <text:p>GR Extreme Gel Shine 05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53" table:style-name="ce1">
            <text:p>8.69119E+12</text:p>
          </table:table-cell>
          <table:table-cell office:value-type="string" table:style-name="ce1">
            <text:p>GR Extreme Gel Shine 05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60" table:style-name="ce1">
            <text:p>8.69119E+12</text:p>
          </table:table-cell>
          <table:table-cell office:value-type="string" table:style-name="ce1">
            <text:p>GR Extreme Gel Shine 06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77" table:style-name="ce1">
            <text:p>8.69119E+12</text:p>
          </table:table-cell>
          <table:table-cell office:value-type="string" table:style-name="ce1">
            <text:p>GR Extreme Gel Shine 06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84" table:style-name="ce1">
            <text:p>8.69119E+12</text:p>
          </table:table-cell>
          <table:table-cell office:value-type="string" table:style-name="ce1">
            <text:p>GR Extreme Gel Shine 06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691" table:style-name="ce1">
            <text:p>8.69119E+12</text:p>
          </table:table-cell>
          <table:table-cell office:value-type="string" table:style-name="ce1">
            <text:p>GR Extreme Gel Shine 06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07" table:style-name="ce1">
            <text:p>8.69119E+12</text:p>
          </table:table-cell>
          <table:table-cell office:value-type="string" table:style-name="ce1">
            <text:p>GR Extreme Gel Shine 06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14" table:style-name="ce1">
            <text:p>8.69119E+12</text:p>
          </table:table-cell>
          <table:table-cell office:value-type="string" table:style-name="ce1">
            <text:p>GR Extreme Gel Shine 06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21" table:style-name="ce1">
            <text:p>8.69119E+12</text:p>
          </table:table-cell>
          <table:table-cell office:value-type="string" table:style-name="ce1">
            <text:p>GR Extreme Gel Shine 06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38" table:style-name="ce1">
            <text:p>8.69119E+12</text:p>
          </table:table-cell>
          <table:table-cell office:value-type="string" table:style-name="ce1">
            <text:p>GR Extreme Gel Shine 06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45" table:style-name="ce1">
            <text:p>8.69119E+12</text:p>
          </table:table-cell>
          <table:table-cell office:value-type="string" table:style-name="ce1">
            <text:p>GR Extreme Gel Shine 06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52" table:style-name="ce1">
            <text:p>8.69119E+12</text:p>
          </table:table-cell>
          <table:table-cell office:value-type="string" table:style-name="ce1">
            <text:p>GR Extreme Gel Shine 06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69" table:style-name="ce1">
            <text:p>8.69119E+12</text:p>
          </table:table-cell>
          <table:table-cell office:value-type="string" table:style-name="ce1">
            <text:p>GR Extreme Gel Shine 07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76" table:style-name="ce1">
            <text:p>8.69119E+12</text:p>
          </table:table-cell>
          <table:table-cell office:value-type="string" table:style-name="ce1">
            <text:p>GR Extreme Gel Shine 07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83" table:style-name="ce1">
            <text:p>8.69119E+12</text:p>
          </table:table-cell>
          <table:table-cell office:value-type="string" table:style-name="ce1">
            <text:p>GR Extreme Gel Shine 07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790" table:style-name="ce1">
            <text:p>8.69119E+12</text:p>
          </table:table-cell>
          <table:table-cell office:value-type="string" table:style-name="ce1">
            <text:p>GR Extreme Gel Shine 07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806" table:style-name="ce1">
            <text:p>8.69119E+12</text:p>
          </table:table-cell>
          <table:table-cell office:value-type="string" table:style-name="ce1">
            <text:p>GR Extreme Gel Shine 07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967963" table:style-name="ce1">
            <text:p>8.69119E+12</text:p>
          </table:table-cell>
          <table:table-cell office:value-type="string" table:style-name="ce1">
            <text:p>GR Extreme Gel Shine baza pod lakier</text:p>
          </table:table-cell>
          <table:table-cell office:value-type="float" office:value="5.04" table:style-name="ce1">
            <text:p>5.04</text:p>
          </table:table-cell>
          <table:table-cell table:number-columns-repeated="16381"/>
        </table:table-row>
        <table:table-row table:style-name="ro1">
          <table:table-cell office:value-type="float" office:value="8691190967956" table:style-name="ce1">
            <text:p>8.69119E+12</text:p>
          </table:table-cell>
          <table:table-cell office:value-type="string" table:style-name="ce1">
            <text:p>GR Extreme Gel Shine Żelowy utwardzacz do paznokci</text:p>
          </table:table-cell>
          <table:table-cell office:value-type="float" office:value="5.04" table:style-name="ce1">
            <text:p>5.04</text:p>
          </table:table-cell>
          <table:table-cell table:number-columns-repeated="16381"/>
        </table:table-row>
        <table:table-row table:style-name="ro1">
          <table:table-cell office:value-type="float" office:value="8691190419875" table:style-name="ce1">
            <text:p>8.69119E+12</text:p>
          </table:table-cell>
          <table:table-cell office:value-type="string" table:style-name="ce1">
            <text:p>GR Extreme Glitter 20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882" table:style-name="ce1">
            <text:p>8.69119E+12</text:p>
          </table:table-cell>
          <table:table-cell office:value-type="string" table:style-name="ce1">
            <text:p>GR Extreme Glitter 20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899" table:style-name="ce1">
            <text:p>8.69119E+12</text:p>
          </table:table-cell>
          <table:table-cell office:value-type="string" table:style-name="ce1">
            <text:p>GR Extreme Glitter 203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05" table:style-name="ce1">
            <text:p>8.69119E+12</text:p>
          </table:table-cell>
          <table:table-cell office:value-type="string" table:style-name="ce1">
            <text:p>GR Extreme Glitter 204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12" table:style-name="ce1">
            <text:p>8.69119E+12</text:p>
          </table:table-cell>
          <table:table-cell office:value-type="string" table:style-name="ce1">
            <text:p>GR Extreme Glitter 205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29" table:style-name="ce1">
            <text:p>8.69119E+12</text:p>
          </table:table-cell>
          <table:table-cell office:value-type="string" table:style-name="ce1">
            <text:p>GR Extreme Glitter 206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36" table:style-name="ce1">
            <text:p>8.69119E+12</text:p>
          </table:table-cell>
          <table:table-cell office:value-type="string" table:style-name="ce1">
            <text:p>GR Extreme Glitter 207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43" table:style-name="ce1">
            <text:p>8.69119E+12</text:p>
          </table:table-cell>
          <table:table-cell office:value-type="string" table:style-name="ce1">
            <text:p>GR Extreme Glitter 208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50" table:style-name="ce1">
            <text:p>8.69119E+12</text:p>
          </table:table-cell>
          <table:table-cell office:value-type="string" table:style-name="ce1">
            <text:p>GR Extreme Glitter 209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19967" table:style-name="ce1">
            <text:p>8.69119E+12</text:p>
          </table:table-cell>
          <table:table-cell office:value-type="string" table:style-name="ce1">
            <text:p>GR Extreme Glitter 210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21694" table:style-name="ce1">
            <text:p>8.69119E+12</text:p>
          </table:table-cell>
          <table:table-cell office:value-type="string" table:style-name="ce1">
            <text:p>GR Extreme Glitter 211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421700" table:style-name="ce1">
            <text:p>8.69119E+12</text:p>
          </table:table-cell>
          <table:table-cell office:value-type="string" table:style-name="ce1">
            <text:p>GR Extreme Glitter 212 lakier do paznokci</text:p>
          </table:table-cell>
          <table:table-cell office:value-type="float" office:value="4.3899999999999997" table:style-name="ce1">
            <text:p>4.39</text:p>
          </table:table-cell>
          <table:table-cell table:number-columns-repeated="16381"/>
        </table:table-row>
        <table:table-row table:style-name="ro1">
          <table:table-cell office:value-type="float" office:value="8691190001018" table:style-name="ce1">
            <text:p>8.69119E+12</text:p>
          </table:table-cell>
          <table:table-cell office:value-type="string" table:style-name="ce1">
            <text:p>GR EXTREME SPARKLE TUSZ DO KRESEK 101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001025" table:style-name="ce1">
            <text:p>8.69119E+12</text:p>
          </table:table-cell>
          <table:table-cell office:value-type="string" table:style-name="ce1">
            <text:p>GR EXTREME SPARKLE TUSZ DO KRESEK 10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001032" table:style-name="ce1">
            <text:p>8.69119E+12</text:p>
          </table:table-cell>
          <table:table-cell office:value-type="string" table:style-name="ce1">
            <text:p>GR EXTREME SPARKLE TUSZ DO KRESEK 103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001049" table:style-name="ce1">
            <text:p>8.69119E+12</text:p>
          </table:table-cell>
          <table:table-cell office:value-type="string" table:style-name="ce1">
            <text:p>GR EXTREME SPARKLE TUSZ DO KRESEK 104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001056" table:style-name="ce1">
            <text:p>8.69119E+12</text:p>
          </table:table-cell>
          <table:table-cell office:value-type="string" table:style-name="ce1">
            <text:p>GR EXTREME SPARKLE TUSZ DO KRESEK 10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001063" table:style-name="ce1">
            <text:p>8.69119E+12</text:p>
          </table:table-cell>
          <table:table-cell office:value-type="string" table:style-name="ce1">
            <text:p>GR EXTREME SPARKLE TUSZ DO KRESEK 10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8691190114213" table:style-name="ce1">
            <text:p>8.69119E+12</text:p>
          </table:table-cell>
          <table:table-cell office:value-type="string" table:style-name="ce1">
            <text:p>GR FLUID Z POMPKĄ 21</text:p>
          </table:table-cell>
          <table:table-cell office:value-type="float" office:value="19.79" table:style-name="ce1">
            <text:p>19.79</text:p>
          </table:table-cell>
          <table:table-cell table:number-columns-repeated="16381"/>
        </table:table-row>
        <table:table-row table:style-name="ro1">
          <table:table-cell office:value-type="float" office:value="8691190114275" table:style-name="ce1">
            <text:p>8.69119E+12</text:p>
          </table:table-cell>
          <table:table-cell office:value-type="string" table:style-name="ce1">
            <text:p>GR FLUID Z POMPKĄ 27</text:p>
          </table:table-cell>
          <table:table-cell office:value-type="float" office:value="19.79" table:style-name="ce1">
            <text:p>19.79</text:p>
          </table:table-cell>
          <table:table-cell table:number-columns-repeated="16381"/>
        </table:table-row>
        <table:table-row table:style-name="ro1">
          <table:table-cell office:value-type="float" office:value="8691190114282" table:style-name="ce1">
            <text:p>8.69119E+12</text:p>
          </table:table-cell>
          <table:table-cell office:value-type="string" table:style-name="ce1">
            <text:p>GR FLUID Z POMPKĄ 28</text:p>
          </table:table-cell>
          <table:table-cell office:value-type="float" office:value="19.79" table:style-name="ce1">
            <text:p>19.79</text:p>
          </table:table-cell>
          <table:table-cell table:number-columns-repeated="16381"/>
        </table:table-row>
        <table:table-row table:style-name="ro1">
          <table:table-cell office:value-type="float" office:value="8691190114299" table:style-name="ce1">
            <text:p>8.69119E+12</text:p>
          </table:table-cell>
          <table:table-cell office:value-type="string" table:style-name="ce1">
            <text:p>GR FLUID Z POMPKĄ 29</text:p>
          </table:table-cell>
          <table:table-cell office:value-type="float" office:value="19.79" table:style-name="ce1">
            <text:p>19.79</text:p>
          </table:table-cell>
          <table:table-cell table:number-columns-repeated="16381"/>
        </table:table-row>
        <table:table-row table:style-name="ro1">
          <table:table-cell office:value-type="float" office:value="8691190832711" table:style-name="ce1">
            <text:p>8.69119E+12</text:p>
          </table:table-cell>
          <table:table-cell office:value-type="string" table:style-name="ce1">
            <text:p>GR HD Korektor do twarzy 001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728" table:style-name="ce1">
            <text:p>8.69119E+12</text:p>
          </table:table-cell>
          <table:table-cell office:value-type="string" table:style-name="ce1">
            <text:p>GR HD Korektor do twarzy 002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735" table:style-name="ce1">
            <text:p>8.69119E+12</text:p>
          </table:table-cell>
          <table:table-cell office:value-type="string" table:style-name="ce1">
            <text:p>GR HD Korektor do twarzy 003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742" table:style-name="ce1">
            <text:p>8.69119E+12</text:p>
          </table:table-cell>
          <table:table-cell office:value-type="string" table:style-name="ce1">
            <text:p>GR HD Korektor do twarzy 004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759" table:style-name="ce1">
            <text:p>8.69119E+12</text:p>
          </table:table-cell>
          <table:table-cell office:value-type="string" table:style-name="ce1">
            <text:p>GR HD Korektor do twarzy 005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766" table:style-name="ce1">
            <text:p>8.69119E+12</text:p>
          </table:table-cell>
          <table:table-cell office:value-type="string" table:style-name="ce1">
            <text:p>GR HD Korektor do twarzy 006</text:p>
          </table:table-cell>
          <table:table-cell office:value-type="float" office:value="13.85" table:style-name="ce1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8691190832513" table:style-name="ce1">
            <text:p>8.69119E+12</text:p>
          </table:table-cell>
          <table:table-cell office:value-type="string" table:style-name="ce1">
            <text:p>GR HD Podkład do twarzy 101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20" table:style-name="ce1">
            <text:p>8.69119E+12</text:p>
          </table:table-cell>
          <table:table-cell office:value-type="string" table:style-name="ce1">
            <text:p>GR HD Podkład do twarzy 102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37" table:style-name="ce1">
            <text:p>8.69119E+12</text:p>
          </table:table-cell>
          <table:table-cell office:value-type="string" table:style-name="ce1">
            <text:p>GR HD Podkład do twarzy 103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44" table:style-name="ce1">
            <text:p>8.69119E+12</text:p>
          </table:table-cell>
          <table:table-cell office:value-type="string" table:style-name="ce1">
            <text:p>GR HD Podkład do twarzy 104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51" table:style-name="ce1">
            <text:p>8.69119E+12</text:p>
          </table:table-cell>
          <table:table-cell office:value-type="string" table:style-name="ce1">
            <text:p>GR HD Podkład do twarzy 105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68" table:style-name="ce1">
            <text:p>8.69119E+12</text:p>
          </table:table-cell>
          <table:table-cell office:value-type="string" table:style-name="ce1">
            <text:p>GR HD Podkład do twarzy 106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75" table:style-name="ce1">
            <text:p>8.69119E+12</text:p>
          </table:table-cell>
          <table:table-cell office:value-type="string" table:style-name="ce1">
            <text:p>GR HD Podkład do twarzy 107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82" table:style-name="ce1">
            <text:p>8.69119E+12</text:p>
          </table:table-cell>
          <table:table-cell office:value-type="string" table:style-name="ce1">
            <text:p>GR HD Podkład do twarzy 108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599" table:style-name="ce1">
            <text:p>8.69119E+12</text:p>
          </table:table-cell>
          <table:table-cell office:value-type="string" table:style-name="ce1">
            <text:p>GR HD Podkład do twarzy 109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2612" table:style-name="ce1">
            <text:p>8.69119E+12</text:p>
          </table:table-cell>
          <table:table-cell office:value-type="string" table:style-name="ce1">
            <text:p>GR HD Podkład do twarzy 111</text:p>
          </table:table-cell>
          <table:table-cell office:value-type="float" office:value="20.3" table:style-name="ce1">
            <text:p>20.3</text:p>
          </table:table-cell>
          <table:table-cell table:number-columns-repeated="16381"/>
        </table:table-row>
        <table:table-row table:style-name="ro1">
          <table:table-cell office:value-type="float" office:value="8691190834319" table:style-name="ce1">
            <text:p>8.69119E+12</text:p>
          </table:table-cell>
          <table:table-cell office:value-type="string" table:style-name="ce1">
            <text:p>GR HD Puder do twarzy 201 <text:s/>NOWOŚĆ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691190834326" table:style-name="ce1">
            <text:p>8.69119E+12</text:p>
          </table:table-cell>
          <table:table-cell office:value-type="string" table:style-name="ce1">
            <text:p>GR HD Puder do twarzy 202 <text:s/>NOWOŚĆ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691190834333" table:style-name="ce1">
            <text:p>8.69119E+12</text:p>
          </table:table-cell>
          <table:table-cell office:value-type="string" table:style-name="ce1">
            <text:p>GR HD Puder do twarzy 203 <text:s/>NOWOŚĆ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691190834340" table:style-name="ce1">
            <text:p>8.69119E+12</text:p>
          </table:table-cell>
          <table:table-cell office:value-type="string" table:style-name="ce1">
            <text:p>GR HD Puder do twarzy 204 NOWOŚĆ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691190599010" table:style-name="ce1">
            <text:p>8.69119E+12</text:p>
          </table:table-cell>
          <table:table-cell office:value-type="string" table:style-name="ce1">
            <text:p>GR Holograficzny 01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27" table:style-name="ce1">
            <text:p>8.69119E+12</text:p>
          </table:table-cell>
          <table:table-cell office:value-type="string" table:style-name="ce1">
            <text:p>GR Holograficzny 02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34" table:style-name="ce1">
            <text:p>8.69119E+12</text:p>
          </table:table-cell>
          <table:table-cell office:value-type="string" table:style-name="ce1">
            <text:p>GR Holograficzny 03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41" table:style-name="ce1">
            <text:p>8.69119E+12</text:p>
          </table:table-cell>
          <table:table-cell office:value-type="string" table:style-name="ce1">
            <text:p>GR Holograficzny 04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58" table:style-name="ce1">
            <text:p>8.69119E+12</text:p>
          </table:table-cell>
          <table:table-cell office:value-type="string" table:style-name="ce1">
            <text:p>GR Holograficzny 05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65" table:style-name="ce1">
            <text:p>8.69119E+12</text:p>
          </table:table-cell>
          <table:table-cell office:value-type="string" table:style-name="ce1">
            <text:p>GR Holograficzny 06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599072" table:style-name="ce1">
            <text:p>8.69119E+12</text:p>
          </table:table-cell>
          <table:table-cell office:value-type="string" table:style-name="ce1">
            <text:p>GR Holograficzny 07 lakier do sztucznych paznokci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8691190860011" table:style-name="ce1">
            <text:p>8.69119E+12</text:p>
          </table:table-cell>
          <table:table-cell office:value-type="string" table:style-name="ce1">
            <text:p>GR ICE CHIC 000 CLEAR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28" table:style-name="ce1">
            <text:p>8.69119E+12</text:p>
          </table:table-cell>
          <table:table-cell office:value-type="string" table:style-name="ce1">
            <text:p>GR ICE CHIC 00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35" table:style-name="ce1">
            <text:p>8.69119E+12</text:p>
          </table:table-cell>
          <table:table-cell office:value-type="string" table:style-name="ce1">
            <text:p>GR ICE CHIC 00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42" table:style-name="ce1">
            <text:p>8.69119E+12</text:p>
          </table:table-cell>
          <table:table-cell office:value-type="string" table:style-name="ce1">
            <text:p>GR ICE CHIC 00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59" table:style-name="ce1">
            <text:p>8.69119E+12</text:p>
          </table:table-cell>
          <table:table-cell office:value-type="string" table:style-name="ce1">
            <text:p>GR ICE CHIC 00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66" table:style-name="ce1">
            <text:p>8.69119E+12</text:p>
          </table:table-cell>
          <table:table-cell office:value-type="string" table:style-name="ce1">
            <text:p>GR ICE CHIC 00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73" table:style-name="ce1">
            <text:p>8.69119E+12</text:p>
          </table:table-cell>
          <table:table-cell office:value-type="string" table:style-name="ce1">
            <text:p>GR ICE CHIC 00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80" table:style-name="ce1">
            <text:p>8.69119E+12</text:p>
          </table:table-cell>
          <table:table-cell office:value-type="string" table:style-name="ce1">
            <text:p>GR ICE CHIC 00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097" table:style-name="ce1">
            <text:p>8.69119E+12</text:p>
          </table:table-cell>
          <table:table-cell office:value-type="string" table:style-name="ce1">
            <text:p>GR ICE CHIC 00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03" table:style-name="ce1">
            <text:p>8.69119E+12</text:p>
          </table:table-cell>
          <table:table-cell office:value-type="string" table:style-name="ce1">
            <text:p>GR ICE CHIC 01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10" table:style-name="ce1">
            <text:p>8.69119E+12</text:p>
          </table:table-cell>
          <table:table-cell office:value-type="string" table:style-name="ce1">
            <text:p>GR ICE CHIC 01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27" table:style-name="ce1">
            <text:p>8.69119E+12</text:p>
          </table:table-cell>
          <table:table-cell office:value-type="string" table:style-name="ce1">
            <text:p>GR ICE CHIC 01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34" table:style-name="ce1">
            <text:p>8.69119E+12</text:p>
          </table:table-cell>
          <table:table-cell office:value-type="string" table:style-name="ce1">
            <text:p>GR ICE CHIC 01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41" table:style-name="ce1">
            <text:p>8.69119E+12</text:p>
          </table:table-cell>
          <table:table-cell office:value-type="string" table:style-name="ce1">
            <text:p>GR ICE CHIC 01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58" table:style-name="ce1">
            <text:p>8.69119E+12</text:p>
          </table:table-cell>
          <table:table-cell office:value-type="string" table:style-name="ce1">
            <text:p>GR ICE CHIC 01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65" table:style-name="ce1">
            <text:p>8.69119E+12</text:p>
          </table:table-cell>
          <table:table-cell office:value-type="string" table:style-name="ce1">
            <text:p>GR ICE CHIC 01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72" table:style-name="ce1">
            <text:p>8.69119E+12</text:p>
          </table:table-cell>
          <table:table-cell office:value-type="string" table:style-name="ce1">
            <text:p>GR ICE CHIC 01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89" table:style-name="ce1">
            <text:p>8.69119E+12</text:p>
          </table:table-cell>
          <table:table-cell office:value-type="string" table:style-name="ce1">
            <text:p>GR ICE CHIC 01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196" table:style-name="ce1">
            <text:p>8.69119E+12</text:p>
          </table:table-cell>
          <table:table-cell office:value-type="string" table:style-name="ce1">
            <text:p>GR ICE CHIC 01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02" table:style-name="ce1">
            <text:p>8.69119E+12</text:p>
          </table:table-cell>
          <table:table-cell office:value-type="string" table:style-name="ce1">
            <text:p>GR ICE CHIC 02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19" table:style-name="ce1">
            <text:p>8.69119E+12</text:p>
          </table:table-cell>
          <table:table-cell office:value-type="string" table:style-name="ce1">
            <text:p>GR ICE CHIC 02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26" table:style-name="ce1">
            <text:p>8.69119E+12</text:p>
          </table:table-cell>
          <table:table-cell office:value-type="string" table:style-name="ce1">
            <text:p>GR ICE CHIC 02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33" table:style-name="ce1">
            <text:p>8.69119E+12</text:p>
          </table:table-cell>
          <table:table-cell office:value-type="string" table:style-name="ce1">
            <text:p>GR ICE CHIC 02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40" table:style-name="ce1">
            <text:p>8.69119E+12</text:p>
          </table:table-cell>
          <table:table-cell office:value-type="string" table:style-name="ce1">
            <text:p>GR ICE CHIC 02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57" table:style-name="ce1">
            <text:p>8.69119E+12</text:p>
          </table:table-cell>
          <table:table-cell office:value-type="string" table:style-name="ce1">
            <text:p>GR ICE CHIC 02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64" table:style-name="ce1">
            <text:p>8.69119E+12</text:p>
          </table:table-cell>
          <table:table-cell office:value-type="string" table:style-name="ce1">
            <text:p>GR ICE CHIC 02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71" table:style-name="ce1">
            <text:p>8.69119E+12</text:p>
          </table:table-cell>
          <table:table-cell office:value-type="string" table:style-name="ce1">
            <text:p>GR ICE CHIC 02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88" table:style-name="ce1">
            <text:p>8.69119E+12</text:p>
          </table:table-cell>
          <table:table-cell office:value-type="string" table:style-name="ce1">
            <text:p>GR ICE CHIC 02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295" table:style-name="ce1">
            <text:p>8.69119E+12</text:p>
          </table:table-cell>
          <table:table-cell office:value-type="string" table:style-name="ce1">
            <text:p>GR ICE CHIC 02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01" table:style-name="ce1">
            <text:p>8.69119E+12</text:p>
          </table:table-cell>
          <table:table-cell office:value-type="string" table:style-name="ce1">
            <text:p>GR ICE CHIC 03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18" table:style-name="ce1">
            <text:p>8.69119E+12</text:p>
          </table:table-cell>
          <table:table-cell office:value-type="string" table:style-name="ce1">
            <text:p>GR ICE CHIC 03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25" table:style-name="ce1">
            <text:p>8.69119E+12</text:p>
          </table:table-cell>
          <table:table-cell office:value-type="string" table:style-name="ce1">
            <text:p>GR ICE CHIC 03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32" table:style-name="ce1">
            <text:p>8.69119E+12</text:p>
          </table:table-cell>
          <table:table-cell office:value-type="string" table:style-name="ce1">
            <text:p>GR ICE CHIC 03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49" table:style-name="ce1">
            <text:p>8.69119E+12</text:p>
          </table:table-cell>
          <table:table-cell office:value-type="string" table:style-name="ce1">
            <text:p>GR ICE CHIC 03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56" table:style-name="ce1">
            <text:p>8.69119E+12</text:p>
          </table:table-cell>
          <table:table-cell office:value-type="string" table:style-name="ce1">
            <text:p>GR ICE CHIC 03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63" table:style-name="ce1">
            <text:p>8.69119E+12</text:p>
          </table:table-cell>
          <table:table-cell office:value-type="string" table:style-name="ce1">
            <text:p>GR ICE CHIC 03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70" table:style-name="ce1">
            <text:p>8.69119E+12</text:p>
          </table:table-cell>
          <table:table-cell office:value-type="string" table:style-name="ce1">
            <text:p>GR ICE CHIC 03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87" table:style-name="ce1">
            <text:p>8.69119E+12</text:p>
          </table:table-cell>
          <table:table-cell office:value-type="string" table:style-name="ce1">
            <text:p>GR ICE CHIC 03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394" table:style-name="ce1">
            <text:p>8.69119E+12</text:p>
          </table:table-cell>
          <table:table-cell office:value-type="string" table:style-name="ce1">
            <text:p>GR ICE CHIC 03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00" table:style-name="ce1">
            <text:p>8.69119E+12</text:p>
          </table:table-cell>
          <table:table-cell office:value-type="string" table:style-name="ce1">
            <text:p>GR ICE CHIC 04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17" table:style-name="ce1">
            <text:p>8.69119E+12</text:p>
          </table:table-cell>
          <table:table-cell office:value-type="string" table:style-name="ce1">
            <text:p>GR ICE CHIC 04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24" table:style-name="ce1">
            <text:p>8.69119E+12</text:p>
          </table:table-cell>
          <table:table-cell office:value-type="string" table:style-name="ce1">
            <text:p>GR ICE CHIC 04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31" table:style-name="ce1">
            <text:p>8.69119E+12</text:p>
          </table:table-cell>
          <table:table-cell office:value-type="string" table:style-name="ce1">
            <text:p>GR ICE CHIC 04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48" table:style-name="ce1">
            <text:p>8.69119E+12</text:p>
          </table:table-cell>
          <table:table-cell office:value-type="string" table:style-name="ce1">
            <text:p>GR ICE CHIC 04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55" table:style-name="ce1">
            <text:p>8.69119E+12</text:p>
          </table:table-cell>
          <table:table-cell office:value-type="string" table:style-name="ce1">
            <text:p>GR ICE CHIC 04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62" table:style-name="ce1">
            <text:p>8.69119E+12</text:p>
          </table:table-cell>
          <table:table-cell office:value-type="string" table:style-name="ce1">
            <text:p>GR ICE CHIC 04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79" table:style-name="ce1">
            <text:p>8.69119E+12</text:p>
          </table:table-cell>
          <table:table-cell office:value-type="string" table:style-name="ce1">
            <text:p>GR ICE CHIC 04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86" table:style-name="ce1">
            <text:p>8.69119E+12</text:p>
          </table:table-cell>
          <table:table-cell office:value-type="string" table:style-name="ce1">
            <text:p>GR ICE CHIC 04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493" table:style-name="ce1">
            <text:p>8.69119E+12</text:p>
          </table:table-cell>
          <table:table-cell office:value-type="string" table:style-name="ce1">
            <text:p>GR ICE CHIC 04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09" table:style-name="ce1">
            <text:p>8.69119E+12</text:p>
          </table:table-cell>
          <table:table-cell office:value-type="string" table:style-name="ce1">
            <text:p>GR ICE CHIC 05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16" table:style-name="ce1">
            <text:p>8.69119E+12</text:p>
          </table:table-cell>
          <table:table-cell office:value-type="string" table:style-name="ce1">
            <text:p>GR ICE CHIC 05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23" table:style-name="ce1">
            <text:p>8.69119E+12</text:p>
          </table:table-cell>
          <table:table-cell office:value-type="string" table:style-name="ce1">
            <text:p>GR ICE CHIC 05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30" table:style-name="ce1">
            <text:p>8.69119E+12</text:p>
          </table:table-cell>
          <table:table-cell office:value-type="string" table:style-name="ce1">
            <text:p>GR ICE CHIC 05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54" table:style-name="ce1">
            <text:p>8.69119E+12</text:p>
          </table:table-cell>
          <table:table-cell office:value-type="string" table:style-name="ce1">
            <text:p>GR ICE CHIC 05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61" table:style-name="ce1">
            <text:p>8.69119E+12</text:p>
          </table:table-cell>
          <table:table-cell office:value-type="string" table:style-name="ce1">
            <text:p>GR ICE CHIC 05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78" table:style-name="ce1">
            <text:p>8.69119E+12</text:p>
          </table:table-cell>
          <table:table-cell office:value-type="string" table:style-name="ce1">
            <text:p>GR ICE CHIC 05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85" table:style-name="ce1">
            <text:p>8.69119E+12</text:p>
          </table:table-cell>
          <table:table-cell office:value-type="string" table:style-name="ce1">
            <text:p>GR ICE CHIC 05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592" table:style-name="ce1">
            <text:p>8.69119E+12</text:p>
          </table:table-cell>
          <table:table-cell office:value-type="string" table:style-name="ce1">
            <text:p>GR ICE CHIC 05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08" table:style-name="ce1">
            <text:p>8.69119E+12</text:p>
          </table:table-cell>
          <table:table-cell office:value-type="string" table:style-name="ce1">
            <text:p>GR ICE CHIC 06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15" table:style-name="ce1">
            <text:p>8.69119E+12</text:p>
          </table:table-cell>
          <table:table-cell office:value-type="string" table:style-name="ce1">
            <text:p>GR ICE CHIC 06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22" table:style-name="ce1">
            <text:p>8.69119E+12</text:p>
          </table:table-cell>
          <table:table-cell office:value-type="string" table:style-name="ce1">
            <text:p>GR ICE CHIC 06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39" table:style-name="ce1">
            <text:p>8.69119E+12</text:p>
          </table:table-cell>
          <table:table-cell office:value-type="string" table:style-name="ce1">
            <text:p>GR ICE CHIC 06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46" table:style-name="ce1">
            <text:p>8.69119E+12</text:p>
          </table:table-cell>
          <table:table-cell office:value-type="string" table:style-name="ce1">
            <text:p>GR ICE CHIC 06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53" table:style-name="ce1">
            <text:p>8.69119E+12</text:p>
          </table:table-cell>
          <table:table-cell office:value-type="string" table:style-name="ce1">
            <text:p>GR ICE CHIC 06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60" table:style-name="ce1">
            <text:p>8.69119E+12</text:p>
          </table:table-cell>
          <table:table-cell office:value-type="string" table:style-name="ce1">
            <text:p>GR ICE CHIC 06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77" table:style-name="ce1">
            <text:p>8.69119E+12</text:p>
          </table:table-cell>
          <table:table-cell office:value-type="string" table:style-name="ce1">
            <text:p>GR ICE CHIC 06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84" table:style-name="ce1">
            <text:p>8.69119E+12</text:p>
          </table:table-cell>
          <table:table-cell office:value-type="string" table:style-name="ce1">
            <text:p>GR ICE CHIC 06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691" table:style-name="ce1">
            <text:p>8.69119E+12</text:p>
          </table:table-cell>
          <table:table-cell office:value-type="string" table:style-name="ce1">
            <text:p>GR ICE CHIC 06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07" table:style-name="ce1">
            <text:p>8.69119E+12</text:p>
          </table:table-cell>
          <table:table-cell office:value-type="string" table:style-name="ce1">
            <text:p>GR ICE CHIC 07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14" table:style-name="ce1">
            <text:p>8.69119E+12</text:p>
          </table:table-cell>
          <table:table-cell office:value-type="string" table:style-name="ce1">
            <text:p>GR ICE CHIC 07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21" table:style-name="ce1">
            <text:p>8.69119E+12</text:p>
          </table:table-cell>
          <table:table-cell office:value-type="string" table:style-name="ce1">
            <text:p>GR ICE CHIC 07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38" table:style-name="ce1">
            <text:p>8.69119E+12</text:p>
          </table:table-cell>
          <table:table-cell office:value-type="string" table:style-name="ce1">
            <text:p>GR ICE CHIC 07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45" table:style-name="ce1">
            <text:p>8.69119E+12</text:p>
          </table:table-cell>
          <table:table-cell office:value-type="string" table:style-name="ce1">
            <text:p>GR ICE CHIC 07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52" table:style-name="ce1">
            <text:p>8.69119E+12</text:p>
          </table:table-cell>
          <table:table-cell office:value-type="string" table:style-name="ce1">
            <text:p>GR ICE CHIC 07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69" table:style-name="ce1">
            <text:p>8.69119E+12</text:p>
          </table:table-cell>
          <table:table-cell office:value-type="string" table:style-name="ce1">
            <text:p>GR ICE CHIC 07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83" table:style-name="ce1">
            <text:p>8.69119E+12</text:p>
          </table:table-cell>
          <table:table-cell office:value-type="string" table:style-name="ce1">
            <text:p>GR ICE CHIC 07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790" table:style-name="ce1">
            <text:p>8.69119E+12</text:p>
          </table:table-cell>
          <table:table-cell office:value-type="string" table:style-name="ce1">
            <text:p>GR ICE CHIC 07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06" table:style-name="ce1">
            <text:p>8.69119E+12</text:p>
          </table:table-cell>
          <table:table-cell office:value-type="string" table:style-name="ce1">
            <text:p>GR ICE CHIC 08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51" table:style-name="ce1">
            <text:p>8.69119E+12</text:p>
          </table:table-cell>
          <table:table-cell office:value-type="string" table:style-name="ce1">
            <text:p>GR ICE CHIC 08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68" table:style-name="ce1">
            <text:p>8.69119E+12</text:p>
          </table:table-cell>
          <table:table-cell office:value-type="string" table:style-name="ce1">
            <text:p>GR ICE CHIC 08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75" table:style-name="ce1">
            <text:p>8.69119E+12</text:p>
          </table:table-cell>
          <table:table-cell office:value-type="string" table:style-name="ce1">
            <text:p>GR ICE CHIC 08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82" table:style-name="ce1">
            <text:p>8.69119E+12</text:p>
          </table:table-cell>
          <table:table-cell office:value-type="string" table:style-name="ce1">
            <text:p>GR ICE CHIC 08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899" table:style-name="ce1">
            <text:p>8.69119E+12</text:p>
          </table:table-cell>
          <table:table-cell office:value-type="string" table:style-name="ce1">
            <text:p>GR Ice Chic 08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905" table:style-name="ce1">
            <text:p>8.69119E+12</text:p>
          </table:table-cell>
          <table:table-cell office:value-type="string" table:style-name="ce1">
            <text:p>GR ICE CHIC 09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943" table:style-name="ce1">
            <text:p>8.69119E+12</text:p>
          </table:table-cell>
          <table:table-cell office:value-type="string" table:style-name="ce1">
            <text:p>GR ICE CHIC 09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974" table:style-name="ce1">
            <text:p>8.69119E+12</text:p>
          </table:table-cell>
          <table:table-cell office:value-type="string" table:style-name="ce1">
            <text:p>GR ICE CHIC 09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981" table:style-name="ce1">
            <text:p>8.69119E+12</text:p>
          </table:table-cell>
          <table:table-cell office:value-type="string" table:style-name="ce1">
            <text:p>GR Ice Chic 09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0998" table:style-name="ce1">
            <text:p>8.69119E+12</text:p>
          </table:table-cell>
          <table:table-cell office:value-type="string" table:style-name="ce1">
            <text:p>GR Ice Chic 09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01" table:style-name="ce1">
            <text:p>8.69119E+12</text:p>
          </table:table-cell>
          <table:table-cell office:value-type="string" table:style-name="ce1">
            <text:p>GR Ice Chic 10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18" table:style-name="ce1">
            <text:p>8.69119E+12</text:p>
          </table:table-cell>
          <table:table-cell office:value-type="string" table:style-name="ce1">
            <text:p>GR ICE CHIC 10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25" table:style-name="ce1">
            <text:p>8.69119E+12</text:p>
          </table:table-cell>
          <table:table-cell office:value-type="string" table:style-name="ce1">
            <text:p>GR ICE CHIC 10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32" table:style-name="ce1">
            <text:p>8.69119E+12</text:p>
          </table:table-cell>
          <table:table-cell office:value-type="string" table:style-name="ce1">
            <text:p>GR ICE CHIC 10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49" table:style-name="ce1">
            <text:p>8.69119E+12</text:p>
          </table:table-cell>
          <table:table-cell office:value-type="string" table:style-name="ce1">
            <text:p>GR ICE CHIC 10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56" table:style-name="ce1">
            <text:p>8.69119E+12</text:p>
          </table:table-cell>
          <table:table-cell office:value-type="string" table:style-name="ce1">
            <text:p>GR ICE CHIC 10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61063" table:style-name="ce1">
            <text:p>8.69119E+12</text:p>
          </table:table-cell>
          <table:table-cell office:value-type="string" table:style-name="ce1">
            <text:p>GR ICE CHIC 10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921071" table:style-name="ce1">
            <text:p>8.69119E+12</text:p>
          </table:table-cell>
          <table:table-cell office:value-type="string" table:style-name="ce1">
            <text:p>GR Ice Chic 107 Lakier do paznokci z brokatem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14" table:style-name="ce1">
            <text:p>8.69119E+12</text:p>
          </table:table-cell>
          <table:table-cell office:value-type="string" table:style-name="ce1">
            <text:p>GR Ice Chic 11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21" table:style-name="ce1">
            <text:p>8.69119E+12</text:p>
          </table:table-cell>
          <table:table-cell office:value-type="string" table:style-name="ce1">
            <text:p>GR Ice Chic 11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38" table:style-name="ce1">
            <text:p>8.69119E+12</text:p>
          </table:table-cell>
          <table:table-cell office:value-type="string" table:style-name="ce1">
            <text:p>GR Ice Chic 11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45" table:style-name="ce1">
            <text:p>8.69119E+12</text:p>
          </table:table-cell>
          <table:table-cell office:value-type="string" table:style-name="ce1">
            <text:p>GR Ice Chic 11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52" table:style-name="ce1">
            <text:p>8.69119E+12</text:p>
          </table:table-cell>
          <table:table-cell office:value-type="string" table:style-name="ce1">
            <text:p>GR Ice Chic 11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69" table:style-name="ce1">
            <text:p>8.69119E+12</text:p>
          </table:table-cell>
          <table:table-cell office:value-type="string" table:style-name="ce1">
            <text:p>GR Ice Chic 11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76" table:style-name="ce1">
            <text:p>8.69119E+12</text:p>
          </table:table-cell>
          <table:table-cell office:value-type="string" table:style-name="ce1">
            <text:p>GR Ice Chic 11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83" table:style-name="ce1">
            <text:p>8.69119E+12</text:p>
          </table:table-cell>
          <table:table-cell office:value-type="string" table:style-name="ce1">
            <text:p>GR Ice Chic 11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790" table:style-name="ce1">
            <text:p>8.69119E+12</text:p>
          </table:table-cell>
          <table:table-cell office:value-type="string" table:style-name="ce1">
            <text:p>GR Ice Chic 11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06" table:style-name="ce1">
            <text:p>8.69119E+12</text:p>
          </table:table-cell>
          <table:table-cell office:value-type="string" table:style-name="ce1">
            <text:p>GR Ice Chic 12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13" table:style-name="ce1">
            <text:p>8.69119E+12</text:p>
          </table:table-cell>
          <table:table-cell office:value-type="string" table:style-name="ce1">
            <text:p>GR Ice Chic 12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37" table:style-name="ce1">
            <text:p>8.69119E+12</text:p>
          </table:table-cell>
          <table:table-cell office:value-type="string" table:style-name="ce1">
            <text:p>GR Ice Chic 12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44" table:style-name="ce1">
            <text:p>8.69119E+12</text:p>
          </table:table-cell>
          <table:table-cell office:value-type="string" table:style-name="ce1">
            <text:p>GR Ice Chic 12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51" table:style-name="ce1">
            <text:p>8.69119E+12</text:p>
          </table:table-cell>
          <table:table-cell office:value-type="string" table:style-name="ce1">
            <text:p>GR Ice Chic 12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68" table:style-name="ce1">
            <text:p>8.69119E+12</text:p>
          </table:table-cell>
          <table:table-cell office:value-type="string" table:style-name="ce1">
            <text:p>GR Ice Chic 12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75" table:style-name="ce1">
            <text:p>8.69119E+12</text:p>
          </table:table-cell>
          <table:table-cell office:value-type="string" table:style-name="ce1">
            <text:p>GR Ice Chic 127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82" table:style-name="ce1">
            <text:p>8.69119E+12</text:p>
          </table:table-cell>
          <table:table-cell office:value-type="string" table:style-name="ce1">
            <text:p>GR Ice Chic 12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899" table:style-name="ce1">
            <text:p>8.69119E+12</text:p>
          </table:table-cell>
          <table:table-cell office:value-type="string" table:style-name="ce1">
            <text:p>GR Ice Chic 12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05" table:style-name="ce1">
            <text:p>8.69119E+12</text:p>
          </table:table-cell>
          <table:table-cell office:value-type="string" table:style-name="ce1">
            <text:p>GR Ice Chic 13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29" table:style-name="ce1">
            <text:p>8.69119E+12</text:p>
          </table:table-cell>
          <table:table-cell office:value-type="string" table:style-name="ce1">
            <text:p>GR Ice Chic 13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43" table:style-name="ce1">
            <text:p>8.69119E+12</text:p>
          </table:table-cell>
          <table:table-cell office:value-type="string" table:style-name="ce1">
            <text:p>GR Ice Chic 13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50" table:style-name="ce1">
            <text:p>8.69119E+12</text:p>
          </table:table-cell>
          <table:table-cell office:value-type="string" table:style-name="ce1">
            <text:p>GR Ice Chic 13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67" table:style-name="ce1">
            <text:p>8.69119E+12</text:p>
          </table:table-cell>
          <table:table-cell office:value-type="string" table:style-name="ce1">
            <text:p>GR Ice Chic 13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74" table:style-name="ce1">
            <text:p>8.69119E+12</text:p>
          </table:table-cell>
          <table:table-cell office:value-type="string" table:style-name="ce1">
            <text:p>GR Ice Chic 137 <text:s/>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81" table:style-name="ce1">
            <text:p>8.69119E+12</text:p>
          </table:table-cell>
          <table:table-cell office:value-type="string" table:style-name="ce1">
            <text:p>GR Ice Chic 138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998" table:style-name="ce1">
            <text:p>8.69119E+12</text:p>
          </table:table-cell>
          <table:table-cell office:value-type="string" table:style-name="ce1">
            <text:p>GR Ice Chic 139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01" table:style-name="ce1">
            <text:p>8.69119E+12</text:p>
          </table:table-cell>
          <table:table-cell office:value-type="string" table:style-name="ce1">
            <text:p>GR Ice Chic 140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18" table:style-name="ce1">
            <text:p>8.69119E+12</text:p>
          </table:table-cell>
          <table:table-cell office:value-type="string" table:style-name="ce1">
            <text:p>GR Ice Chic 14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25" table:style-name="ce1">
            <text:p>8.69119E+12</text:p>
          </table:table-cell>
          <table:table-cell office:value-type="string" table:style-name="ce1">
            <text:p>GR Ice Chic 14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32" table:style-name="ce1">
            <text:p>8.69119E+12</text:p>
          </table:table-cell>
          <table:table-cell office:value-type="string" table:style-name="ce1">
            <text:p>GR Ice Chic 14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49" table:style-name="ce1">
            <text:p>8.69119E+12</text:p>
          </table:table-cell>
          <table:table-cell office:value-type="string" table:style-name="ce1">
            <text:p>GR Ice Chic 14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4056" table:style-name="ce1">
            <text:p>8.69119E+12</text:p>
          </table:table-cell>
          <table:table-cell office:value-type="string" table:style-name="ce1">
            <text:p>GR Ice Chic 14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11" table:style-name="ce1">
            <text:p>8.69119E+12</text:p>
          </table:table-cell>
          <table:table-cell office:value-type="string" table:style-name="ce1">
            <text:p>GR ICE CHIC 301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28" table:style-name="ce1">
            <text:p>8.69119E+12</text:p>
          </table:table-cell>
          <table:table-cell office:value-type="string" table:style-name="ce1">
            <text:p>GR ICE CHIC 302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35" table:style-name="ce1">
            <text:p>8.69119E+12</text:p>
          </table:table-cell>
          <table:table-cell office:value-type="string" table:style-name="ce1">
            <text:p>GR ICE CHIC 303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42" table:style-name="ce1">
            <text:p>8.69119E+12</text:p>
          </table:table-cell>
          <table:table-cell office:value-type="string" table:style-name="ce1">
            <text:p>GR ICE CHIC 304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59" table:style-name="ce1">
            <text:p>8.69119E+12</text:p>
          </table:table-cell>
          <table:table-cell office:value-type="string" table:style-name="ce1">
            <text:p>GR ICE CHIC 305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873066" table:style-name="ce1">
            <text:p>8.69119E+12</text:p>
          </table:table-cell>
          <table:table-cell office:value-type="string" table:style-name="ce1">
            <text:p>GR ICE CHIC 306 LAKIER DO PAZNOKC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91190120917" table:style-name="ce1">
            <text:p>8.69119E+12</text:p>
          </table:table-cell>
          <table:table-cell office:value-type="string" table:style-name="ce1">
            <text:p>GR Ice Color Lakier do paznokci 00 bezbarwny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10" table:style-name="ce1">
            <text:p>8.69119E+12</text:p>
          </table:table-cell>
          <table:table-cell office:value-type="string" table:style-name="ce1">
            <text:p>GR Ice Color Lakier do paznokci 10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27" table:style-name="ce1">
            <text:p>8.69119E+12</text:p>
          </table:table-cell>
          <table:table-cell office:value-type="string" table:style-name="ce1">
            <text:p>GR Ice Color Lakier do paznokci 10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34" table:style-name="ce1">
            <text:p>8.69119E+12</text:p>
          </table:table-cell>
          <table:table-cell office:value-type="string" table:style-name="ce1">
            <text:p>GR Ice Color Lakier do paznokci 10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41" table:style-name="ce1">
            <text:p>8.69119E+12</text:p>
          </table:table-cell>
          <table:table-cell office:value-type="string" table:style-name="ce1">
            <text:p>GR Ice Color Lakier do paznokci 10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58" table:style-name="ce1">
            <text:p>8.69119E+12</text:p>
          </table:table-cell>
          <table:table-cell office:value-type="string" table:style-name="ce1">
            <text:p>GR Ice Color Lakier do paznokci 10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65" table:style-name="ce1">
            <text:p>8.69119E+12</text:p>
          </table:table-cell>
          <table:table-cell office:value-type="string" table:style-name="ce1">
            <text:p>GR Ice Color Lakier do paznokci 10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72" table:style-name="ce1">
            <text:p>8.69119E+12</text:p>
          </table:table-cell>
          <table:table-cell office:value-type="string" table:style-name="ce1">
            <text:p>GR Ice Color Lakier do paznokci 10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89" table:style-name="ce1">
            <text:p>8.69119E+12</text:p>
          </table:table-cell>
          <table:table-cell office:value-type="string" table:style-name="ce1">
            <text:p>GR Ice Color Lakier do paznokci 10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096" table:style-name="ce1">
            <text:p>8.69119E+12</text:p>
          </table:table-cell>
          <table:table-cell office:value-type="string" table:style-name="ce1">
            <text:p>GR Ice Color Lakier do paznokci 10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02" table:style-name="ce1">
            <text:p>8.69119E+12</text:p>
          </table:table-cell>
          <table:table-cell office:value-type="string" table:style-name="ce1">
            <text:p>GR Ice Color Lakier do paznokci 11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19" table:style-name="ce1">
            <text:p>8.69119E+12</text:p>
          </table:table-cell>
          <table:table-cell office:value-type="string" table:style-name="ce1">
            <text:p>GR Ice Color Lakier do paznokci 11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26" table:style-name="ce1">
            <text:p>8.69119E+12</text:p>
          </table:table-cell>
          <table:table-cell office:value-type="string" table:style-name="ce1">
            <text:p>GR Ice Color Lakier do paznokci 11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33" table:style-name="ce1">
            <text:p>8.69119E+12</text:p>
          </table:table-cell>
          <table:table-cell office:value-type="string" table:style-name="ce1">
            <text:p>GR Ice Color Lakier do paznokci 11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40" table:style-name="ce1">
            <text:p>8.69119E+12</text:p>
          </table:table-cell>
          <table:table-cell office:value-type="string" table:style-name="ce1">
            <text:p>GR Ice Color Lakier do paznokci 11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57" table:style-name="ce1">
            <text:p>8.69119E+12</text:p>
          </table:table-cell>
          <table:table-cell office:value-type="string" table:style-name="ce1">
            <text:p>GR Ice Color Lakier do paznokci 11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64" table:style-name="ce1">
            <text:p>8.69119E+12</text:p>
          </table:table-cell>
          <table:table-cell office:value-type="string" table:style-name="ce1">
            <text:p>GR Ice Color Lakier do paznokci 11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71" table:style-name="ce1">
            <text:p>8.69119E+12</text:p>
          </table:table-cell>
          <table:table-cell office:value-type="string" table:style-name="ce1">
            <text:p>GR Ice Color Lakier do paznokci 11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88" table:style-name="ce1">
            <text:p>8.69119E+12</text:p>
          </table:table-cell>
          <table:table-cell office:value-type="string" table:style-name="ce1">
            <text:p>GR Ice Color Lakier do paznokci 11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195" table:style-name="ce1">
            <text:p>8.69119E+12</text:p>
          </table:table-cell>
          <table:table-cell office:value-type="string" table:style-name="ce1">
            <text:p>GR Ice Color Lakier do paznokci 11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01" table:style-name="ce1">
            <text:p>8.69119E+12</text:p>
          </table:table-cell>
          <table:table-cell office:value-type="string" table:style-name="ce1">
            <text:p>GR Ice Color Lakier do paznokci 12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18" table:style-name="ce1">
            <text:p>8.69119E+12</text:p>
          </table:table-cell>
          <table:table-cell office:value-type="string" table:style-name="ce1">
            <text:p>GR Ice Color Lakier do paznokci 12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25" table:style-name="ce1">
            <text:p>8.69119E+12</text:p>
          </table:table-cell>
          <table:table-cell office:value-type="string" table:style-name="ce1">
            <text:p>GR Ice Color Lakier do paznokci 12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32" table:style-name="ce1">
            <text:p>8.69119E+12</text:p>
          </table:table-cell>
          <table:table-cell office:value-type="string" table:style-name="ce1">
            <text:p>GR Ice Color Lakier do paznokci 12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49" table:style-name="ce1">
            <text:p>8.69119E+12</text:p>
          </table:table-cell>
          <table:table-cell office:value-type="string" table:style-name="ce1">
            <text:p>GR Ice Color Lakier do paznokci 12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56" table:style-name="ce1">
            <text:p>8.69119E+12</text:p>
          </table:table-cell>
          <table:table-cell office:value-type="string" table:style-name="ce1">
            <text:p>GR Ice Color Lakier do paznokci 12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63" table:style-name="ce1">
            <text:p>8.69119E+12</text:p>
          </table:table-cell>
          <table:table-cell office:value-type="string" table:style-name="ce1">
            <text:p>GR Ice Color Lakier do paznokci 12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70" table:style-name="ce1">
            <text:p>8.69119E+12</text:p>
          </table:table-cell>
          <table:table-cell office:value-type="string" table:style-name="ce1">
            <text:p>GR Ice Color Lakier do paznokci 12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87" table:style-name="ce1">
            <text:p>8.69119E+12</text:p>
          </table:table-cell>
          <table:table-cell office:value-type="string" table:style-name="ce1">
            <text:p>GR Ice Color Lakier do paznokci 12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294" table:style-name="ce1">
            <text:p>8.69119E+12</text:p>
          </table:table-cell>
          <table:table-cell office:value-type="string" table:style-name="ce1">
            <text:p>GR Ice Color Lakier do paznokci 12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00" table:style-name="ce1">
            <text:p>8.69119E+12</text:p>
          </table:table-cell>
          <table:table-cell office:value-type="string" table:style-name="ce1">
            <text:p>GR Ice Color Lakier do paznokci 13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17" table:style-name="ce1">
            <text:p>8.69119E+12</text:p>
          </table:table-cell>
          <table:table-cell office:value-type="string" table:style-name="ce1">
            <text:p>GR Ice Color Lakier do paznokci 13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24" table:style-name="ce1">
            <text:p>8.69119E+12</text:p>
          </table:table-cell>
          <table:table-cell office:value-type="string" table:style-name="ce1">
            <text:p>GR Ice Color Lakier do paznokci 13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31" table:style-name="ce1">
            <text:p>8.69119E+12</text:p>
          </table:table-cell>
          <table:table-cell office:value-type="string" table:style-name="ce1">
            <text:p>GR Ice Color Lakier do paznokci 13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48" table:style-name="ce1">
            <text:p>8.69119E+12</text:p>
          </table:table-cell>
          <table:table-cell office:value-type="string" table:style-name="ce1">
            <text:p>GR Ice Color Lakier do paznokci 13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55" table:style-name="ce1">
            <text:p>8.69119E+12</text:p>
          </table:table-cell>
          <table:table-cell office:value-type="string" table:style-name="ce1">
            <text:p>GR Ice Color Lakier do paznokci 13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62" table:style-name="ce1">
            <text:p>8.69119E+12</text:p>
          </table:table-cell>
          <table:table-cell office:value-type="string" table:style-name="ce1">
            <text:p>GR Ice Color Lakier do paznokci 13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79" table:style-name="ce1">
            <text:p>8.69119E+12</text:p>
          </table:table-cell>
          <table:table-cell office:value-type="string" table:style-name="ce1">
            <text:p>GR Ice Color Lakier do paznokci 13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86" table:style-name="ce1">
            <text:p>8.69119E+12</text:p>
          </table:table-cell>
          <table:table-cell office:value-type="string" table:style-name="ce1">
            <text:p>GR Ice Color Lakier do paznokci 13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393" table:style-name="ce1">
            <text:p>8.69119E+12</text:p>
          </table:table-cell>
          <table:table-cell office:value-type="string" table:style-name="ce1">
            <text:p>GR Ice Color Lakier do paznokci 13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09" table:style-name="ce1">
            <text:p>8.69119E+12</text:p>
          </table:table-cell>
          <table:table-cell office:value-type="string" table:style-name="ce1">
            <text:p>GR Ice Color Lakier do paznokci 14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16" table:style-name="ce1">
            <text:p>8.69119E+12</text:p>
          </table:table-cell>
          <table:table-cell office:value-type="string" table:style-name="ce1">
            <text:p>GR Ice Color Lakier do paznokci 14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23" table:style-name="ce1">
            <text:p>8.69119E+12</text:p>
          </table:table-cell>
          <table:table-cell office:value-type="string" table:style-name="ce1">
            <text:p>GR Ice Color Lakier do paznokci 14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30" table:style-name="ce1">
            <text:p>8.69119E+12</text:p>
          </table:table-cell>
          <table:table-cell office:value-type="string" table:style-name="ce1">
            <text:p>GR Ice Color Lakier do paznokci 14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47" table:style-name="ce1">
            <text:p>8.69119E+12</text:p>
          </table:table-cell>
          <table:table-cell office:value-type="string" table:style-name="ce1">
            <text:p>GR Ice Color Lakier do paznokci 14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54" table:style-name="ce1">
            <text:p>8.69119E+12</text:p>
          </table:table-cell>
          <table:table-cell office:value-type="string" table:style-name="ce1">
            <text:p>GR Ice Color Lakier do paznokci 14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61" table:style-name="ce1">
            <text:p>8.69119E+12</text:p>
          </table:table-cell>
          <table:table-cell office:value-type="string" table:style-name="ce1">
            <text:p>GR Ice Color Lakier do paznokci 14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78" table:style-name="ce1">
            <text:p>8.69119E+12</text:p>
          </table:table-cell>
          <table:table-cell office:value-type="string" table:style-name="ce1">
            <text:p>GR Ice Color Lakier do paznokci 14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85" table:style-name="ce1">
            <text:p>8.69119E+12</text:p>
          </table:table-cell>
          <table:table-cell office:value-type="string" table:style-name="ce1">
            <text:p>GR Ice Color Lakier do paznokci 14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492" table:style-name="ce1">
            <text:p>8.69119E+12</text:p>
          </table:table-cell>
          <table:table-cell office:value-type="string" table:style-name="ce1">
            <text:p>GR Ice Color Lakier do paznokci 14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08" table:style-name="ce1">
            <text:p>8.69119E+12</text:p>
          </table:table-cell>
          <table:table-cell office:value-type="string" table:style-name="ce1">
            <text:p>GR Ice Color Lakier do paznokci 15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15" table:style-name="ce1">
            <text:p>8.69119E+12</text:p>
          </table:table-cell>
          <table:table-cell office:value-type="string" table:style-name="ce1">
            <text:p>GR Ice Color Lakier do paznokci 15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22" table:style-name="ce1">
            <text:p>8.69119E+12</text:p>
          </table:table-cell>
          <table:table-cell office:value-type="string" table:style-name="ce1">
            <text:p>GR Ice Color Lakier do paznokci 15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39" table:style-name="ce1">
            <text:p>8.69119E+12</text:p>
          </table:table-cell>
          <table:table-cell office:value-type="string" table:style-name="ce1">
            <text:p>GR Ice Color Lakier do paznokci 15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46" table:style-name="ce1">
            <text:p>8.69119E+12</text:p>
          </table:table-cell>
          <table:table-cell office:value-type="string" table:style-name="ce1">
            <text:p>GR Ice Color Lakier do paznokci 15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53" table:style-name="ce1">
            <text:p>8.69119E+12</text:p>
          </table:table-cell>
          <table:table-cell office:value-type="string" table:style-name="ce1">
            <text:p>GR Ice Color Lakier do paznokci 15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60" table:style-name="ce1">
            <text:p>8.69119E+12</text:p>
          </table:table-cell>
          <table:table-cell office:value-type="string" table:style-name="ce1">
            <text:p>GR Ice Color Lakier do paznokci 15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77" table:style-name="ce1">
            <text:p>8.69119E+12</text:p>
          </table:table-cell>
          <table:table-cell office:value-type="string" table:style-name="ce1">
            <text:p>GR Ice Color Lakier do paznokci 15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84" table:style-name="ce1">
            <text:p>8.69119E+12</text:p>
          </table:table-cell>
          <table:table-cell office:value-type="string" table:style-name="ce1">
            <text:p>GR Ice Color Lakier do paznokci 15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591" table:style-name="ce1">
            <text:p>8.69119E+12</text:p>
          </table:table-cell>
          <table:table-cell office:value-type="string" table:style-name="ce1">
            <text:p>GR Ice Color Lakier do paznokci 15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07" table:style-name="ce1">
            <text:p>8.69119E+12</text:p>
          </table:table-cell>
          <table:table-cell office:value-type="string" table:style-name="ce1">
            <text:p>GR Ice Color Lakier do paznokci 16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14" table:style-name="ce1">
            <text:p>8.69119E+12</text:p>
          </table:table-cell>
          <table:table-cell office:value-type="string" table:style-name="ce1">
            <text:p>GR Ice Color Lakier do paznokci 16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21" table:style-name="ce1">
            <text:p>8.69119E+12</text:p>
          </table:table-cell>
          <table:table-cell office:value-type="string" table:style-name="ce1">
            <text:p>GR Ice Color Lakier do paznokci 16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38" table:style-name="ce1">
            <text:p>8.69119E+12</text:p>
          </table:table-cell>
          <table:table-cell office:value-type="string" table:style-name="ce1">
            <text:p>GR Ice Color Lakier do paznokci 16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45" table:style-name="ce1">
            <text:p>8.69119E+12</text:p>
          </table:table-cell>
          <table:table-cell office:value-type="string" table:style-name="ce1">
            <text:p>GR Ice Color Lakier do paznokci 16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52" table:style-name="ce1">
            <text:p>8.69119E+12</text:p>
          </table:table-cell>
          <table:table-cell office:value-type="string" table:style-name="ce1">
            <text:p>GR Ice Color Lakier do paznokci 16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69" table:style-name="ce1">
            <text:p>8.69119E+12</text:p>
          </table:table-cell>
          <table:table-cell office:value-type="string" table:style-name="ce1">
            <text:p>GR Ice Color Lakier do paznokci 16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76" table:style-name="ce1">
            <text:p>8.69119E+12</text:p>
          </table:table-cell>
          <table:table-cell office:value-type="string" table:style-name="ce1">
            <text:p>GR Ice Color Lakier do paznokci 16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83" table:style-name="ce1">
            <text:p>8.69119E+12</text:p>
          </table:table-cell>
          <table:table-cell office:value-type="string" table:style-name="ce1">
            <text:p>GR Ice Color Lakier do paznokci 16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690" table:style-name="ce1">
            <text:p>8.69119E+12</text:p>
          </table:table-cell>
          <table:table-cell office:value-type="string" table:style-name="ce1">
            <text:p>GR Ice Color Lakier do paznokci 16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06" table:style-name="ce1">
            <text:p>8.69119E+12</text:p>
          </table:table-cell>
          <table:table-cell office:value-type="string" table:style-name="ce1">
            <text:p>GR Ice Color Lakier do paznokci 17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13" table:style-name="ce1">
            <text:p>8.69119E+12</text:p>
          </table:table-cell>
          <table:table-cell office:value-type="string" table:style-name="ce1">
            <text:p>GR Ice Color Lakier do paznokci 17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20" table:style-name="ce1">
            <text:p>8.69119E+12</text:p>
          </table:table-cell>
          <table:table-cell office:value-type="string" table:style-name="ce1">
            <text:p>GR Ice Color Lakier do paznokci 17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37" table:style-name="ce1">
            <text:p>8.69119E+12</text:p>
          </table:table-cell>
          <table:table-cell office:value-type="string" table:style-name="ce1">
            <text:p>GR Ice Color Lakier do paznokci 17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44" table:style-name="ce1">
            <text:p>8.69119E+12</text:p>
          </table:table-cell>
          <table:table-cell office:value-type="string" table:style-name="ce1">
            <text:p>GR Ice Color Lakier do paznokci 17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51" table:style-name="ce1">
            <text:p>8.69119E+12</text:p>
          </table:table-cell>
          <table:table-cell office:value-type="string" table:style-name="ce1">
            <text:p>GR Ice Color Lakier do paznokci 17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68" table:style-name="ce1">
            <text:p>8.69119E+12</text:p>
          </table:table-cell>
          <table:table-cell office:value-type="string" table:style-name="ce1">
            <text:p>GR Ice Color Lakier do paznokci 17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75" table:style-name="ce1">
            <text:p>8.69119E+12</text:p>
          </table:table-cell>
          <table:table-cell office:value-type="string" table:style-name="ce1">
            <text:p>GR Ice Color Lakier do paznokci 17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82" table:style-name="ce1">
            <text:p>8.69119E+12</text:p>
          </table:table-cell>
          <table:table-cell office:value-type="string" table:style-name="ce1">
            <text:p>GR Ice Color Lakier do paznokci 17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799" table:style-name="ce1">
            <text:p>8.69119E+12</text:p>
          </table:table-cell>
          <table:table-cell office:value-type="string" table:style-name="ce1">
            <text:p>GR Ice Color Lakier do paznokci 17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05" table:style-name="ce1">
            <text:p>8.69119E+12</text:p>
          </table:table-cell>
          <table:table-cell office:value-type="string" table:style-name="ce1">
            <text:p>GR Ice Color Lakier do paznokci 18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12" table:style-name="ce1">
            <text:p>8.69119E+12</text:p>
          </table:table-cell>
          <table:table-cell office:value-type="string" table:style-name="ce1">
            <text:p>GR Ice Color Lakier do paznokci 18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29" table:style-name="ce1">
            <text:p>8.69119E+12</text:p>
          </table:table-cell>
          <table:table-cell office:value-type="string" table:style-name="ce1">
            <text:p>GR Ice Color Lakier do paznokci 18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36" table:style-name="ce1">
            <text:p>8.69119E+12</text:p>
          </table:table-cell>
          <table:table-cell office:value-type="string" table:style-name="ce1">
            <text:p>GR Ice Color Lakier do paznokci 18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43" table:style-name="ce1">
            <text:p>8.69119E+12</text:p>
          </table:table-cell>
          <table:table-cell office:value-type="string" table:style-name="ce1">
            <text:p>GR Ice Color Lakier do paznokci 18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50" table:style-name="ce1">
            <text:p>8.69119E+12</text:p>
          </table:table-cell>
          <table:table-cell office:value-type="string" table:style-name="ce1">
            <text:p>GR Ice Color Lakier do paznokci 18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67" table:style-name="ce1">
            <text:p>8.69119E+12</text:p>
          </table:table-cell>
          <table:table-cell office:value-type="string" table:style-name="ce1">
            <text:p>GR Ice Color Lakier do paznokci 18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74" table:style-name="ce1">
            <text:p>8.69119E+12</text:p>
          </table:table-cell>
          <table:table-cell office:value-type="string" table:style-name="ce1">
            <text:p>GR Ice Color Lakier do paznokci 18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81" table:style-name="ce1">
            <text:p>8.69119E+12</text:p>
          </table:table-cell>
          <table:table-cell office:value-type="string" table:style-name="ce1">
            <text:p>GR Ice Color Lakier do paznokci 18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898" table:style-name="ce1">
            <text:p>8.69119E+12</text:p>
          </table:table-cell>
          <table:table-cell office:value-type="string" table:style-name="ce1">
            <text:p>GR Ice Color Lakier do paznokci 18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904" table:style-name="ce1">
            <text:p>8.69119E+12</text:p>
          </table:table-cell>
          <table:table-cell office:value-type="string" table:style-name="ce1">
            <text:p>GR Ice Color Lakier do paznokci 19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911" table:style-name="ce1">
            <text:p>8.69119E+12</text:p>
          </table:table-cell>
          <table:table-cell office:value-type="string" table:style-name="ce1">
            <text:p>GR Ice Color Lakier do paznokci 19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928" table:style-name="ce1">
            <text:p>8.69119E+12</text:p>
          </table:table-cell>
          <table:table-cell office:value-type="string" table:style-name="ce1">
            <text:p>GR Ice Color Lakier do paznokci 19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3935" table:style-name="ce1">
            <text:p>8.69119E+12</text:p>
          </table:table-cell>
          <table:table-cell office:value-type="string" table:style-name="ce1">
            <text:p>GR Ice Color Lakier do paznokci 19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6448" table:style-name="ce1">
            <text:p>8.69119E+12</text:p>
          </table:table-cell>
          <table:table-cell office:value-type="string" table:style-name="ce1">
            <text:p>GR Ice Color Lakier do paznokci 19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6455" table:style-name="ce1">
            <text:p>8.69119E+12</text:p>
          </table:table-cell>
          <table:table-cell office:value-type="string" table:style-name="ce1">
            <text:p>GR Ice Color Lakier do paznokci 19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6462" table:style-name="ce1">
            <text:p>8.69119E+12</text:p>
          </table:table-cell>
          <table:table-cell office:value-type="string" table:style-name="ce1">
            <text:p>GR Ice Color Lakier do paznokci 196 z brokat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6479" table:style-name="ce1">
            <text:p>8.69119E+12</text:p>
          </table:table-cell>
          <table:table-cell office:value-type="string" table:style-name="ce1">
            <text:p>GR Ice Color Lakier do paznokci 197 z brokat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16" table:style-name="ce1">
            <text:p>8.69119E+12</text:p>
          </table:table-cell>
          <table:table-cell office:value-type="string" table:style-name="ce1">
            <text:p>GR Ice Color Lakier do paznokci 21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23" table:style-name="ce1">
            <text:p>8.69119E+12</text:p>
          </table:table-cell>
          <table:table-cell office:value-type="string" table:style-name="ce1">
            <text:p>GR Ice Color Lakier do paznokci 21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30" table:style-name="ce1">
            <text:p>8.69119E+12</text:p>
          </table:table-cell>
          <table:table-cell office:value-type="string" table:style-name="ce1">
            <text:p>GR Ice Color Lakier do paznokci 21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47" table:style-name="ce1">
            <text:p>8.69119E+12</text:p>
          </table:table-cell>
          <table:table-cell office:value-type="string" table:style-name="ce1">
            <text:p>GR Ice Color Lakier do paznokci 21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54" table:style-name="ce1">
            <text:p>8.69119E+12</text:p>
          </table:table-cell>
          <table:table-cell office:value-type="string" table:style-name="ce1">
            <text:p>GR Ice Color Lakier do paznokci 21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61" table:style-name="ce1">
            <text:p>8.69119E+12</text:p>
          </table:table-cell>
          <table:table-cell office:value-type="string" table:style-name="ce1">
            <text:p>GR Ice Color Lakier do paznokci 216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78" table:style-name="ce1">
            <text:p>8.69119E+12</text:p>
          </table:table-cell>
          <table:table-cell office:value-type="string" table:style-name="ce1">
            <text:p>GR Ice Color Lakier do paznokci 217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85" table:style-name="ce1">
            <text:p>8.69119E+12</text:p>
          </table:table-cell>
          <table:table-cell office:value-type="string" table:style-name="ce1">
            <text:p>GR Ice Color Lakier do paznokci 218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192" table:style-name="ce1">
            <text:p>8.69119E+12</text:p>
          </table:table-cell>
          <table:table-cell office:value-type="string" table:style-name="ce1">
            <text:p>GR Ice Color Lakier do paznokci 219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208" table:style-name="ce1">
            <text:p>8.69119E+12</text:p>
          </table:table-cell>
          <table:table-cell office:value-type="string" table:style-name="ce1">
            <text:p>GR Ice Color Lakier do paznokci 220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215" table:style-name="ce1">
            <text:p>8.69119E+12</text:p>
          </table:table-cell>
          <table:table-cell office:value-type="string" table:style-name="ce1">
            <text:p>GR Ice Color Lakier do paznokci 22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017" table:style-name="ce1">
            <text:p>8.69119E+12</text:p>
          </table:table-cell>
          <table:table-cell office:value-type="string" table:style-name="ce1">
            <text:p>GR Ice Color Lakier do sztucz. paz. 201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024" table:style-name="ce1">
            <text:p>8.69119E+12</text:p>
          </table:table-cell>
          <table:table-cell office:value-type="string" table:style-name="ce1">
            <text:p>GR Ice Color Lakier do sztucz. paz. 202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031" table:style-name="ce1">
            <text:p>8.69119E+12</text:p>
          </table:table-cell>
          <table:table-cell office:value-type="string" table:style-name="ce1">
            <text:p>GR Ice Color Lakier do sztucz. paz. 203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048" table:style-name="ce1">
            <text:p>8.69119E+12</text:p>
          </table:table-cell>
          <table:table-cell office:value-type="string" table:style-name="ce1">
            <text:p>GR Ice Color Lakier do sztucz. paz. 204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644055" table:style-name="ce1">
            <text:p>8.69119E+12</text:p>
          </table:table-cell>
          <table:table-cell office:value-type="string" table:style-name="ce1">
            <text:p>GR Ice Color Lakier do sztucz. paz. 20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069261" table:style-name="ce1">
            <text:p>8.69119E+12</text:p>
          </table:table-cell>
          <table:table-cell office:value-type="string" table:style-name="ce1">
            <text:p>GR INFINITY TUSZ DO RZĘS</text:p>
          </table:table-cell>
          <table:table-cell office:value-type="float" office:value="13.84" table:style-name="ce1">
            <text:p>13.84</text:p>
          </table:table-cell>
          <table:table-cell table:number-columns-repeated="16381"/>
        </table:table-row>
        <table:table-row table:style-name="ro1">
          <table:table-cell office:value-type="float" office:value="8691190369811" table:style-name="ce1">
            <text:p>8.69119E+12</text:p>
          </table:table-cell>
          <table:table-cell office:value-type="string" table:style-name="ce1">
            <text:p>GR Kamuflujący korektor w kredce 051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369842" table:style-name="ce1">
            <text:p>8.69119E+12</text:p>
          </table:table-cell>
          <table:table-cell office:value-type="string" table:style-name="ce1">
            <text:p>GR Kamuflujący korektor w kredce 054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070465" table:style-name="ce1">
            <text:p>8.69119E+12</text:p>
          </table:table-cell>
          <table:table-cell office:value-type="string" table:style-name="ce1">
            <text:p>GR Klej do rzęs</text:p>
          </table:table-cell>
          <table:table-cell office:value-type="float" office:value="8.56" table:style-name="ce1">
            <text:p>8.56</text:p>
          </table:table-cell>
          <table:table-cell table:number-columns-repeated="16381"/>
        </table:table-row>
        <table:table-row table:style-name="ro1">
          <table:table-cell office:value-type="float" office:value="8691190083014" table:style-name="ce1">
            <text:p>8.69119E+12</text:p>
          </table:table-cell>
          <table:table-cell office:value-type="string" table:style-name="ce1">
            <text:p>GR KONTURÓWKA DO OCZU 30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021" table:style-name="ce1">
            <text:p>8.69119E+12</text:p>
          </table:table-cell>
          <table:table-cell office:value-type="string" table:style-name="ce1">
            <text:p>GR KONTURÓWKA DO OCZU 302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069" table:style-name="ce1">
            <text:p>8.69119E+12</text:p>
          </table:table-cell>
          <table:table-cell office:value-type="string" table:style-name="ce1">
            <text:p>GR KONTURÓWKA DO OCZU 306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076" table:style-name="ce1">
            <text:p>8.69119E+12</text:p>
          </table:table-cell>
          <table:table-cell office:value-type="string" table:style-name="ce1">
            <text:p>GR KONTURÓWKA DO OCZU 307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083" table:style-name="ce1">
            <text:p>8.69119E+12</text:p>
          </table:table-cell>
          <table:table-cell office:value-type="string" table:style-name="ce1">
            <text:p>GR KONTURÓWKA DO OCZU 308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113" table:style-name="ce1">
            <text:p>8.69119E+12</text:p>
          </table:table-cell>
          <table:table-cell office:value-type="string" table:style-name="ce1">
            <text:p>GR KONTURÓWKA DO OCZU 31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120" table:style-name="ce1">
            <text:p>8.69119E+12</text:p>
          </table:table-cell>
          <table:table-cell office:value-type="string" table:style-name="ce1">
            <text:p>GR KONTURÓWKA DO OCZU 312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083137" table:style-name="ce1">
            <text:p>8.69119E+12</text:p>
          </table:table-cell>
          <table:table-cell office:value-type="string" table:style-name="ce1">
            <text:p>GR KONTURÓWKA DO OCZU 313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15" table:style-name="ce1">
            <text:p>8.69119E+12</text:p>
          </table:table-cell>
          <table:table-cell office:value-type="string" table:style-name="ce1">
            <text:p>GR KONTURÓWKA DO UST 20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22" table:style-name="ce1">
            <text:p>8.69119E+12</text:p>
          </table:table-cell>
          <table:table-cell office:value-type="string" table:style-name="ce1">
            <text:p>GR KONTURÓWKA DO UST 202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39" table:style-name="ce1">
            <text:p>8.69119E+12</text:p>
          </table:table-cell>
          <table:table-cell office:value-type="string" table:style-name="ce1">
            <text:p>GR KONTURÓWKA DO UST 203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77" table:style-name="ce1">
            <text:p>8.69119E+12</text:p>
          </table:table-cell>
          <table:table-cell office:value-type="string" table:style-name="ce1">
            <text:p>GR KONTURÓWKA DO UST 207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84" table:style-name="ce1">
            <text:p>8.69119E+12</text:p>
          </table:table-cell>
          <table:table-cell office:value-type="string" table:style-name="ce1">
            <text:p>GR KONTURÓWKA DO UST 208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091" table:style-name="ce1">
            <text:p>8.69119E+12</text:p>
          </table:table-cell>
          <table:table-cell office:value-type="string" table:style-name="ce1">
            <text:p>GR KONTURÓWKA DO UST 209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114" table:style-name="ce1">
            <text:p>8.69119E+12</text:p>
          </table:table-cell>
          <table:table-cell office:value-type="string" table:style-name="ce1">
            <text:p>GR KONTURÓWKA DO UST 21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145" table:style-name="ce1">
            <text:p>8.69119E+12</text:p>
          </table:table-cell>
          <table:table-cell office:value-type="string" table:style-name="ce1">
            <text:p>GR KONTURÓWKA DO UST 214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13" table:style-name="ce1">
            <text:p>8.69119E+12</text:p>
          </table:table-cell>
          <table:table-cell office:value-type="string" table:style-name="ce1">
            <text:p>GR KONTURÓWKA DO UST 22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20" table:style-name="ce1">
            <text:p>8.69119E+12</text:p>
          </table:table-cell>
          <table:table-cell office:value-type="string" table:style-name="ce1">
            <text:p>GR KONTURÓWKA DO UST 222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37" table:style-name="ce1">
            <text:p>8.69119E+12</text:p>
          </table:table-cell>
          <table:table-cell office:value-type="string" table:style-name="ce1">
            <text:p>GR KONTURÓWKA DO UST 223<text:s text:c="25"/>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44" table:style-name="ce1">
            <text:p>8.69119E+12</text:p>
          </table:table-cell>
          <table:table-cell office:value-type="string" table:style-name="ce1">
            <text:p>GR KONTURÓWKA DO UST 224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51" table:style-name="ce1">
            <text:p>8.69119E+12</text:p>
          </table:table-cell>
          <table:table-cell office:value-type="string" table:style-name="ce1">
            <text:p>GR KONTURÓWKA DO UST 225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75" table:style-name="ce1">
            <text:p>8.69119E+12</text:p>
          </table:table-cell>
          <table:table-cell office:value-type="string" table:style-name="ce1">
            <text:p>GR KONTURÓWKA DO UST 227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282" table:style-name="ce1">
            <text:p>8.69119E+12</text:p>
          </table:table-cell>
          <table:table-cell office:value-type="string" table:style-name="ce1">
            <text:p>GR KONTURÓWKA DO UST 228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72312" table:style-name="ce1">
            <text:p>8.69119E+12</text:p>
          </table:table-cell>
          <table:table-cell office:value-type="string" table:style-name="ce1">
            <text:p>GR KONTURÓWKA DO UST 231</text:p>
          </table:table-cell>
          <table:table-cell office:value-type="float" office:value="5.18" table:style-name="ce1">
            <text:p>5.18</text:p>
          </table:table-cell>
          <table:table-cell table:number-columns-repeated="16381"/>
        </table:table-row>
        <table:table-row table:style-name="ro1">
          <table:table-cell office:value-type="float" office:value="8691190120795" table:style-name="ce1">
            <text:p>8.69119E+12</text:p>
          </table:table-cell>
          <table:table-cell office:value-type="string" table:style-name="ce1">
            <text:p>GR konturówka do ust Transparentna</text:p>
          </table:table-cell>
          <table:table-cell office:value-type="float" office:value="5.0199999999999996" table:style-name="ce1">
            <text:p>5.02</text:p>
          </table:table-cell>
          <table:table-cell table:number-columns-repeated="16381"/>
        </table:table-row>
        <table:table-row table:style-name="ro1">
          <table:table-cell office:value-type="float" office:value="8691190068516" table:style-name="ce1">
            <text:p>8.69119E+12</text:p>
          </table:table-cell>
          <table:table-cell office:value-type="string" table:style-name="ce1">
            <text:p>GR KONTURÓWKA GŁĘBOKA CZERŃ</text:p>
          </table:table-cell>
          <table:table-cell office:value-type="float" office:value="5.7" table:style-name="ce1">
            <text:p>5.7</text:p>
          </table:table-cell>
          <table:table-cell table:number-columns-repeated="16381"/>
        </table:table-row>
        <table:table-row table:style-name="ro1">
          <table:table-cell office:value-type="float" office:value="8691190107017" table:style-name="ce1">
            <text:p>8.69119E+12</text:p>
          </table:table-cell>
          <table:table-cell office:value-type="string" table:style-name="ce1">
            <text:p>GR KOREKTOR DO TWARZY 01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8691190107024" table:style-name="ce1">
            <text:p>8.69119E+12</text:p>
          </table:table-cell>
          <table:table-cell office:value-type="string" table:style-name="ce1">
            <text:p>GR KOREKTOR DO TWARZY 02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8691190107048" table:style-name="ce1">
            <text:p>8.69119E+12</text:p>
          </table:table-cell>
          <table:table-cell office:value-type="string" table:style-name="ce1">
            <text:p>GR KOREKTOR DO TWARZY 04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8691190107055" table:style-name="ce1">
            <text:p>8.69119E+12</text:p>
          </table:table-cell>
          <table:table-cell office:value-type="string" table:style-name="ce1">
            <text:p>GR KOREKTOR DO TWARZY 05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8691190694814" table:style-name="ce1">
            <text:p>8.69119E+12</text:p>
          </table:table-cell>
          <table:table-cell office:value-type="string" table:style-name="ce1">
            <text:p>GR Korektor w kredce 01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694821" table:style-name="ce1">
            <text:p>8.69119E+12</text:p>
          </table:table-cell>
          <table:table-cell office:value-type="string" table:style-name="ce1">
            <text:p>GR Korektor w kredce 02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694838" table:style-name="ce1">
            <text:p>8.69119E+12</text:p>
          </table:table-cell>
          <table:table-cell office:value-type="string" table:style-name="ce1">
            <text:p>GR Korektor w kredce 03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694845" table:style-name="ce1">
            <text:p>8.69119E+12</text:p>
          </table:table-cell>
          <table:table-cell office:value-type="string" table:style-name="ce1">
            <text:p>GR Korektor w kredce 04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694869" table:style-name="ce1">
            <text:p>8.69119E+12</text:p>
          </table:table-cell>
          <table:table-cell office:value-type="string" table:style-name="ce1">
            <text:p>GR Korektor w kredce 06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694876" table:style-name="ce1">
            <text:p>8.69119E+12</text:p>
          </table:table-cell>
          <table:table-cell office:value-type="string" table:style-name="ce1">
            <text:p>GR Korektor w kredce 07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109011" table:style-name="ce1">
            <text:p>8.69119E+12</text:p>
          </table:table-cell>
          <table:table-cell office:value-type="string" table:style-name="ce1">
            <text:p>GR KOREKTOR W SZTYFCIE 01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09028" table:style-name="ce1">
            <text:p>8.69119E+12</text:p>
          </table:table-cell>
          <table:table-cell office:value-type="string" table:style-name="ce1">
            <text:p>GR KOREKTOR W SZTYFCIE 02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09035" table:style-name="ce1">
            <text:p>8.69119E+12</text:p>
          </table:table-cell>
          <table:table-cell office:value-type="string" table:style-name="ce1">
            <text:p>GR KOREKTOR W SZTYFCIE 03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09042" table:style-name="ce1">
            <text:p>8.69119E+12</text:p>
          </table:table-cell>
          <table:table-cell office:value-type="string" table:style-name="ce1">
            <text:p>GR KOREKTOR W SZTYFCIE 04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09059" table:style-name="ce1">
            <text:p>8.69119E+12</text:p>
          </table:table-cell>
          <table:table-cell office:value-type="string" table:style-name="ce1">
            <text:p>GR KOREKTOR W SZTYFCIE 05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09066" table:style-name="ce1">
            <text:p>8.69119E+12</text:p>
          </table:table-cell>
          <table:table-cell office:value-type="string" table:style-name="ce1">
            <text:p>GR KOREKTOR W SZTYFCIE 06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120733" table:style-name="ce1">
            <text:p>8.69119E+12</text:p>
          </table:table-cell>
          <table:table-cell office:value-type="string" table:style-name="ce1">
            <text:p>GR Korygująca paleta kamuflażu do twa.01</text:p>
          </table:table-cell>
          <table:table-cell office:value-type="float" office:value="14.94" table:style-name="ce1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8691190120719" table:style-name="ce1">
            <text:p>8.69119E+12</text:p>
          </table:table-cell>
          <table:table-cell office:value-type="string" table:style-name="ce1">
            <text:p>GR Korygująca paleta korektorów do tw.01</text:p>
          </table:table-cell>
          <table:table-cell office:value-type="float" office:value="14.94" table:style-name="ce1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8691190120726" table:style-name="ce1">
            <text:p>8.69119E+12</text:p>
          </table:table-cell>
          <table:table-cell office:value-type="string" table:style-name="ce1">
            <text:p>GR Korygująca paleta korektorów do tw.02</text:p>
          </table:table-cell>
          <table:table-cell office:value-type="float" office:value="14.94" table:style-name="ce1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8691190371012" table:style-name="ce1">
            <text:p>8.69119E+12</text:p>
          </table:table-cell>
          <table:table-cell office:value-type="string" table:style-name="ce1">
            <text:p>GR KREDKA DO BRWI 101 SZCZOTECZKA CZARNA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371029" table:style-name="ce1">
            <text:p>8.69119E+12</text:p>
          </table:table-cell>
          <table:table-cell office:value-type="string" table:style-name="ce1">
            <text:p>GR KREDKA DO BRWI 102 SZCZOTECZKA BRĄZ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371036" table:style-name="ce1">
            <text:p>8.69119E+12</text:p>
          </table:table-cell>
          <table:table-cell office:value-type="string" table:style-name="ce1">
            <text:p>GR KREDKA DO BRWI 103 SZCZOTECZKA J.BRĄZ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8691190090098" table:style-name="ce1">
            <text:p>8.69119E+12</text:p>
          </table:table-cell>
          <table:table-cell office:value-type="string" table:style-name="ce1">
            <text:p>GR KREDKA DO BRWI BLACK</text:p>
          </table:table-cell>
          <table:table-cell office:value-type="float" office:value="5.7" table:style-name="ce1">
            <text:p>5.7</text:p>
          </table:table-cell>
          <table:table-cell table:number-columns-repeated="16381"/>
        </table:table-row>
        <table:table-row table:style-name="ro1">
          <table:table-cell office:value-type="float" office:value="8691190090081" table:style-name="ce1">
            <text:p>8.69119E+12</text:p>
          </table:table-cell>
          <table:table-cell office:value-type="string" table:style-name="ce1">
            <text:p>GR KREDKA DO BRWI BRĄZ</text:p>
          </table:table-cell>
          <table:table-cell office:value-type="float" office:value="5.7" table:style-name="ce1">
            <text:p>5.7</text:p>
          </table:table-cell>
          <table:table-cell table:number-columns-repeated="16381"/>
        </table:table-row>
        <table:table-row table:style-name="ro1">
          <table:table-cell office:value-type="float" office:value="8691190694517" table:style-name="ce1">
            <text:p>8.69119E+12</text:p>
          </table:table-cell>
          <table:table-cell office:value-type="string" table:style-name="ce1">
            <text:p>GR Kredka do konturowania 021</text:p>
          </table:table-cell>
          <table:table-cell office:value-type="float" office:value="7.07" table:style-name="ce1">
            <text:p>7.07</text:p>
          </table:table-cell>
          <table:table-cell table:number-columns-repeated="16381"/>
        </table:table-row>
        <table:table-row table:style-name="ro1">
          <table:table-cell office:value-type="float" office:value="8691190694524" table:style-name="ce1">
            <text:p>8.69119E+12</text:p>
          </table:table-cell>
          <table:table-cell office:value-type="string" table:style-name="ce1">
            <text:p>GR Kredka do konturowania 022</text:p>
          </table:table-cell>
          <table:table-cell office:value-type="float" office:value="7.07" table:style-name="ce1">
            <text:p>7.07</text:p>
          </table:table-cell>
          <table:table-cell table:number-columns-repeated="16381"/>
        </table:table-row>
        <table:table-row table:style-name="ro1">
          <table:table-cell office:value-type="float" office:value="8691190694531" table:style-name="ce1">
            <text:p>8.69119E+12</text:p>
          </table:table-cell>
          <table:table-cell office:value-type="string" table:style-name="ce1">
            <text:p>GR Kredka do konturowania 023</text:p>
          </table:table-cell>
          <table:table-cell office:value-type="float" office:value="7.07" table:style-name="ce1">
            <text:p>7.07</text:p>
          </table:table-cell>
          <table:table-cell table:number-columns-repeated="16381"/>
        </table:table-row>
        <table:table-row table:style-name="ro1">
          <table:table-cell office:value-type="float" office:value="8691190069469" table:style-name="ce1">
            <text:p>8.69119E+12</text:p>
          </table:table-cell>
          <table:table-cell office:value-type="string" table:style-name="ce1">
            <text:p>GR KREDKA DO OCZU SOFT ULTRA BLACK</text:p>
          </table:table-cell>
          <table:table-cell office:value-type="float" office:value="7.64" table:style-name="ce1">
            <text:p>7.64</text:p>
          </table:table-cell>
          <table:table-cell table:number-columns-repeated="16381"/>
        </table:table-row>
        <table:table-row table:style-name="ro1">
          <table:table-cell office:value-type="float" office:value="8691190815516" table:style-name="ce1">
            <text:p>8.69119E+12</text:p>
          </table:table-cell>
          <table:table-cell office:value-type="string" table:style-name="ce1">
            <text:p>GR KREDKA DO POWIEK BROKATOWA <text:s/>051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23" table:style-name="ce1">
            <text:p>8.69119E+12</text:p>
          </table:table-cell>
          <table:table-cell office:value-type="string" table:style-name="ce1">
            <text:p>GR KREDKA DO POWIEK BROKATOWA <text:s/>052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30" table:style-name="ce1">
            <text:p>8.69119E+12</text:p>
          </table:table-cell>
          <table:table-cell office:value-type="string" table:style-name="ce1">
            <text:p>GR KREDKA DO POWIEK BROKATOWA <text:s/>053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47" table:style-name="ce1">
            <text:p>8.69119E+12</text:p>
          </table:table-cell>
          <table:table-cell office:value-type="string" table:style-name="ce1">
            <text:p>GR KREDKA DO POWIEK BROKATOWA <text:s/>054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54" table:style-name="ce1">
            <text:p>8.69119E+12</text:p>
          </table:table-cell>
          <table:table-cell office:value-type="string" table:style-name="ce1">
            <text:p>GR KREDKA DO POWIEK BROKATOWA <text:s/>055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61" table:style-name="ce1">
            <text:p>8.69119E+12</text:p>
          </table:table-cell>
          <table:table-cell office:value-type="string" table:style-name="ce1">
            <text:p>GR KREDKA DO POWIEK BROKATOWA <text:s/>056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578" table:style-name="ce1">
            <text:p>8.69119E+12</text:p>
          </table:table-cell>
          <table:table-cell office:value-type="string" table:style-name="ce1">
            <text:p>GR KREDKA DO POWIEK BROKATOWA <text:s/>057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11" table:style-name="ce1">
            <text:p>8.69119E+12</text:p>
          </table:table-cell>
          <table:table-cell office:value-type="string" table:style-name="ce1">
            <text:p>GR KREDKA DO POWIEK WODOODPORNA 001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28" table:style-name="ce1">
            <text:p>8.69119E+12</text:p>
          </table:table-cell>
          <table:table-cell office:value-type="string" table:style-name="ce1">
            <text:p>GR KREDKA DO POWIEK WODOODPORNA 002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35" table:style-name="ce1">
            <text:p>8.69119E+12</text:p>
          </table:table-cell>
          <table:table-cell office:value-type="string" table:style-name="ce1">
            <text:p>GR KREDKA DO POWIEK WODOODPORNA 003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42" table:style-name="ce1">
            <text:p>8.69119E+12</text:p>
          </table:table-cell>
          <table:table-cell office:value-type="string" table:style-name="ce1">
            <text:p>GR KREDKA DO POWIEK WODOODPORNA 004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59" table:style-name="ce1">
            <text:p>8.69119E+12</text:p>
          </table:table-cell>
          <table:table-cell office:value-type="string" table:style-name="ce1">
            <text:p>GR KREDKA DO POWIEK WODOODPORNA 005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66" table:style-name="ce1">
            <text:p>8.69119E+12</text:p>
          </table:table-cell>
          <table:table-cell office:value-type="string" table:style-name="ce1">
            <text:p>GR KREDKA DO POWIEK WODOODPORNA 006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73" table:style-name="ce1">
            <text:p>8.69119E+12</text:p>
          </table:table-cell>
          <table:table-cell office:value-type="string" table:style-name="ce1">
            <text:p>GR KREDKA DO POWIEK WODOODPORNA 007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80" table:style-name="ce1">
            <text:p>8.69119E+12</text:p>
          </table:table-cell>
          <table:table-cell office:value-type="string" table:style-name="ce1">
            <text:p>GR KREDKA DO POWIEK WODOODPORNA 008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097" table:style-name="ce1">
            <text:p>8.69119E+12</text:p>
          </table:table-cell>
          <table:table-cell office:value-type="string" table:style-name="ce1">
            <text:p>GR KREDKA DO POWIEK WODOODPORNA 009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103" table:style-name="ce1">
            <text:p>8.69119E+12</text:p>
          </table:table-cell>
          <table:table-cell office:value-type="string" table:style-name="ce1">
            <text:p>GR KREDKA DO POWIEK WODOODPORNA 010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110" table:style-name="ce1">
            <text:p>8.69119E+12</text:p>
          </table:table-cell>
          <table:table-cell office:value-type="string" table:style-name="ce1">
            <text:p>GR KREDKA DO POWIEK WODOODPORNA 011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127" table:style-name="ce1">
            <text:p>8.69119E+12</text:p>
          </table:table-cell>
          <table:table-cell office:value-type="string" table:style-name="ce1">
            <text:p>GR KREDKA DO POWIEK WODOODPORNA 012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134" table:style-name="ce1">
            <text:p>8.69119E+12</text:p>
          </table:table-cell>
          <table:table-cell office:value-type="string" table:style-name="ce1">
            <text:p>GR KREDKA DO POWIEK WODOODPORNA 013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815141" table:style-name="ce1">
            <text:p>8.69119E+12</text:p>
          </table:table-cell>
          <table:table-cell office:value-type="string" table:style-name="ce1">
            <text:p>GR KREDKA DO POWIEK WODOODPORNA 014</text:p>
          </table:table-cell>
          <table:table-cell office:value-type="float" office:value="5.9" table:style-name="ce1">
            <text:p>5.9</text:p>
          </table:table-cell>
          <table:table-cell table:number-columns-repeated="16381"/>
        </table:table-row>
        <table:table-row table:style-name="ro1">
          <table:table-cell office:value-type="float" office:value="8691190963613" table:style-name="ce1">
            <text:p>8.69119E+12</text:p>
          </table:table-cell>
          <table:table-cell office:value-type="string" table:style-name="ce1">
            <text:p>GR Kryjący podkład i korektor 01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620" table:style-name="ce1">
            <text:p>8.69119E+12</text:p>
          </table:table-cell>
          <table:table-cell office:value-type="string" table:style-name="ce1">
            <text:p>GR Kryjący podkład i korektor 02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637" table:style-name="ce1">
            <text:p>8.69119E+12</text:p>
          </table:table-cell>
          <table:table-cell office:value-type="string" table:style-name="ce1">
            <text:p>GR Kryjący podkład i korektor 03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644" table:style-name="ce1">
            <text:p>8.69119E+12</text:p>
          </table:table-cell>
          <table:table-cell office:value-type="string" table:style-name="ce1">
            <text:p>GR Kryjący podkład i korektor 04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651" table:style-name="ce1">
            <text:p>8.69119E+12</text:p>
          </table:table-cell>
          <table:table-cell office:value-type="string" table:style-name="ce1">
            <text:p>GR Kryjący podkład i korektor 05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668" table:style-name="ce1">
            <text:p>8.69119E+12</text:p>
          </table:table-cell>
          <table:table-cell office:value-type="string" table:style-name="ce1">
            <text:p>GR Kryjący podkład i korektor 06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963712" table:style-name="ce1">
            <text:p>8.69119E+12</text:p>
          </table:table-cell>
          <table:table-cell office:value-type="string" table:style-name="ce1">
            <text:p>GR Kryjący podkład i korektor 11 do twarzy 2 w 1</text:p>
          </table:table-cell>
          <table:table-cell office:value-type="float" office:value="24.81" table:style-name="ce1">
            <text:p>24.81</text:p>
          </table:table-cell>
          <table:table-cell table:number-columns-repeated="16381"/>
        </table:table-row>
        <table:table-row table:style-name="ro1">
          <table:table-cell office:value-type="float" office:value="8691190121655" table:style-name="ce1">
            <text:p>8.69119E+12</text:p>
          </table:table-cell>
          <table:table-cell office:value-type="string" table:style-name="ce1">
            <text:p>GR Lash Plumping Tusz do rzęs wydł– pogr</text:p>
          </table:table-cell>
          <table:table-cell office:value-type="float" office:value="13.17" table:style-name="ce1">
            <text:p>13.17</text:p>
          </table:table-cell>
          <table:table-cell table:number-columns-repeated="16381"/>
        </table:table-row>
        <table:table-row table:style-name="ro1">
          <table:table-cell office:value-type="float" office:value="8691190965839" table:style-name="ce1">
            <text:p>8.69119E+12</text:p>
          </table:table-cell>
          <table:table-cell office:value-type="string" table:style-name="ce1">
            <text:p>GR Liner Winylowy z połyskiem</text:p>
          </table:table-cell>
          <table:table-cell office:value-type="float" office:value="9.94" table:style-name="ce1">
            <text:p>9.94</text:p>
          </table:table-cell>
          <table:table-cell table:number-columns-repeated="16381"/>
        </table:table-row>
        <table:table-row table:style-name="ro1">
          <table:table-cell office:value-type="float" office:value="8691190070311" table:style-name="ce1">
            <text:p>8.69119E+12</text:p>
          </table:table-cell>
          <table:table-cell office:value-type="string" table:style-name="ce1">
            <text:p>GR LONGSTAY BROW STYLING GEL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8691190595012" table:style-name="ce1">
            <text:p>8.69119E+12</text:p>
          </table:table-cell>
          <table:table-cell office:value-type="string" table:style-name="ce1">
            <text:p>GR LONGSTAY PRECISE BROWLINER 101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29" table:style-name="ce1">
            <text:p>8.69119E+12</text:p>
          </table:table-cell>
          <table:table-cell office:value-type="string" table:style-name="ce1">
            <text:p>GR LONGSTAY PRECISE BROWLINER 102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36" table:style-name="ce1">
            <text:p>8.69119E+12</text:p>
          </table:table-cell>
          <table:table-cell office:value-type="string" table:style-name="ce1">
            <text:p>GR LONGSTAY PRECISE BROWLINER 103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43" table:style-name="ce1">
            <text:p>8.69119E+12</text:p>
          </table:table-cell>
          <table:table-cell office:value-type="string" table:style-name="ce1">
            <text:p>GR LONGSTAY PRECISE BROWLINER 104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50" table:style-name="ce1">
            <text:p>8.69119E+12</text:p>
          </table:table-cell>
          <table:table-cell office:value-type="string" table:style-name="ce1">
            <text:p>GR LONGSTAY PRECISE BROWLINER 105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67" table:style-name="ce1">
            <text:p>8.69119E+12</text:p>
          </table:table-cell>
          <table:table-cell office:value-type="string" table:style-name="ce1">
            <text:p>GR LONGSTAY PRECISE BROWLINER 106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595074" table:style-name="ce1">
            <text:p>8.69119E+12</text:p>
          </table:table-cell>
          <table:table-cell office:value-type="string" table:style-name="ce1">
            <text:p>GR LONGSTAY PRECISE BROWLINER 107</text:p>
          </table:table-cell>
          <table:table-cell office:value-type="float" office:value="11.89" table:style-name="ce1">
            <text:p>11.89</text:p>
          </table:table-cell>
          <table:table-cell table:number-columns-repeated="16381"/>
        </table:table-row>
        <table:table-row table:style-name="ro1">
          <table:table-cell office:value-type="float" office:value="8691190416126" table:style-name="ce1">
            <text:p>8.69119E+12</text:p>
          </table:table-cell>
          <table:table-cell office:value-type="string" table:style-name="ce1">
            <text:p>GR Matowa pomadka do ust 01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33" table:style-name="ce1">
            <text:p>8.69119E+12</text:p>
          </table:table-cell>
          <table:table-cell office:value-type="string" table:style-name="ce1">
            <text:p>GR Matowa pomadka do ust 02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40" table:style-name="ce1">
            <text:p>8.69119E+12</text:p>
          </table:table-cell>
          <table:table-cell office:value-type="string" table:style-name="ce1">
            <text:p>GR Matowa pomadka do ust 03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57" table:style-name="ce1">
            <text:p>8.69119E+12</text:p>
          </table:table-cell>
          <table:table-cell office:value-type="string" table:style-name="ce1">
            <text:p>GR Matowa pomadka do ust 04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64" table:style-name="ce1">
            <text:p>8.69119E+12</text:p>
          </table:table-cell>
          <table:table-cell office:value-type="string" table:style-name="ce1">
            <text:p>GR Matowa pomadka do ust 05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71" table:style-name="ce1">
            <text:p>8.69119E+12</text:p>
          </table:table-cell>
          <table:table-cell office:value-type="string" table:style-name="ce1">
            <text:p>GR Matowa pomadka do ust 06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88" table:style-name="ce1">
            <text:p>8.69119E+12</text:p>
          </table:table-cell>
          <table:table-cell office:value-type="string" table:style-name="ce1">
            <text:p>GR Matowa pomadka do ust 07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195" table:style-name="ce1">
            <text:p>8.69119E+12</text:p>
          </table:table-cell>
          <table:table-cell office:value-type="string" table:style-name="ce1">
            <text:p>GR Matowa pomadka do ust 08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01" table:style-name="ce1">
            <text:p>8.69119E+12</text:p>
          </table:table-cell>
          <table:table-cell office:value-type="string" table:style-name="ce1">
            <text:p>GR Matowa pomadka do ust 09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18" table:style-name="ce1">
            <text:p>8.69119E+12</text:p>
          </table:table-cell>
          <table:table-cell office:value-type="string" table:style-name="ce1">
            <text:p>GR Matowa pomadka do ust 10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25" table:style-name="ce1">
            <text:p>8.69119E+12</text:p>
          </table:table-cell>
          <table:table-cell office:value-type="string" table:style-name="ce1">
            <text:p>GR Matowa pomadka do ust 11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32" table:style-name="ce1">
            <text:p>8.69119E+12</text:p>
          </table:table-cell>
          <table:table-cell office:value-type="string" table:style-name="ce1">
            <text:p>GR Matowa pomadka do ust 12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49" table:style-name="ce1">
            <text:p>8.69119E+12</text:p>
          </table:table-cell>
          <table:table-cell office:value-type="string" table:style-name="ce1">
            <text:p>GR Matowa pomadka do ust 13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416256" table:style-name="ce1">
            <text:p>8.69119E+12</text:p>
          </table:table-cell>
          <table:table-cell office:value-type="string" table:style-name="ce1">
            <text:p>GR Matowa pomadka do ust 14 z wegańską formułą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903015" table:style-name="ce1">
            <text:p>8.69119E+12</text:p>
          </table:table-cell>
          <table:table-cell office:value-type="string" table:style-name="ce1">
            <text:p>GR MATOWA POMADKA W KREDCE 01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22" table:style-name="ce1">
            <text:p>8.69119E+12</text:p>
          </table:table-cell>
          <table:table-cell office:value-type="string" table:style-name="ce1">
            <text:p>GR MATOWA POMADKA W KREDCE 02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39" table:style-name="ce1">
            <text:p>8.69119E+12</text:p>
          </table:table-cell>
          <table:table-cell office:value-type="string" table:style-name="ce1">
            <text:p>GR MATOWA POMADKA W KREDCE 03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46" table:style-name="ce1">
            <text:p>8.69119E+12</text:p>
          </table:table-cell>
          <table:table-cell office:value-type="string" table:style-name="ce1">
            <text:p>GR MATOWA POMADKA W KREDCE 04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53" table:style-name="ce1">
            <text:p>8.69119E+12</text:p>
          </table:table-cell>
          <table:table-cell office:value-type="string" table:style-name="ce1">
            <text:p>GR MATOWA POMADKA W KREDCE 05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60" table:style-name="ce1">
            <text:p>8.69119E+12</text:p>
          </table:table-cell>
          <table:table-cell office:value-type="string" table:style-name="ce1">
            <text:p>GR MATOWA POMADKA W KREDCE 06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77" table:style-name="ce1">
            <text:p>8.69119E+12</text:p>
          </table:table-cell>
          <table:table-cell office:value-type="string" table:style-name="ce1">
            <text:p>GR MATOWA POMADKA W KREDCE 07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84" table:style-name="ce1">
            <text:p>8.69119E+12</text:p>
          </table:table-cell>
          <table:table-cell office:value-type="string" table:style-name="ce1">
            <text:p>GR MATOWA POMADKA W KREDCE 08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091" table:style-name="ce1">
            <text:p>8.69119E+12</text:p>
          </table:table-cell>
          <table:table-cell office:value-type="string" table:style-name="ce1">
            <text:p>GR MATOWA POMADKA W KREDCE 09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07" table:style-name="ce1">
            <text:p>8.69119E+12</text:p>
          </table:table-cell>
          <table:table-cell office:value-type="string" table:style-name="ce1">
            <text:p>GR MATOWA POMADKA W KREDCE 10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14" table:style-name="ce1">
            <text:p>8.69119E+12</text:p>
          </table:table-cell>
          <table:table-cell office:value-type="string" table:style-name="ce1">
            <text:p>GR MATOWA POMADKA W KREDCE 11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21" table:style-name="ce1">
            <text:p>8.69119E+12</text:p>
          </table:table-cell>
          <table:table-cell office:value-type="string" table:style-name="ce1">
            <text:p>GR MATOWA POMADKA W KREDCE 12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38" table:style-name="ce1">
            <text:p>8.69119E+12</text:p>
          </table:table-cell>
          <table:table-cell office:value-type="string" table:style-name="ce1">
            <text:p>GR MATOWA POMADKA W KREDCE 13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45" table:style-name="ce1">
            <text:p>8.69119E+12</text:p>
          </table:table-cell>
          <table:table-cell office:value-type="string" table:style-name="ce1">
            <text:p>GR MATOWA POMADKA W KREDCE 14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52" table:style-name="ce1">
            <text:p>8.69119E+12</text:p>
          </table:table-cell>
          <table:table-cell office:value-type="string" table:style-name="ce1">
            <text:p>GR MATOWA POMADKA W KREDCE 15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69" table:style-name="ce1">
            <text:p>8.69119E+12</text:p>
          </table:table-cell>
          <table:table-cell office:value-type="string" table:style-name="ce1">
            <text:p>GR MATOWA POMADKA W KREDCE 16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76" table:style-name="ce1">
            <text:p>8.69119E+12</text:p>
          </table:table-cell>
          <table:table-cell office:value-type="string" table:style-name="ce1">
            <text:p>GR MATOWA POMADKA W KREDCE 17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83" table:style-name="ce1">
            <text:p>8.69119E+12</text:p>
          </table:table-cell>
          <table:table-cell office:value-type="string" table:style-name="ce1">
            <text:p>GR MATOWA POMADKA W KREDCE 18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190" table:style-name="ce1">
            <text:p>8.69119E+12</text:p>
          </table:table-cell>
          <table:table-cell office:value-type="string" table:style-name="ce1">
            <text:p>GR MATOWA POMADKA W KREDCE 19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06" table:style-name="ce1">
            <text:p>8.69119E+12</text:p>
          </table:table-cell>
          <table:table-cell office:value-type="string" table:style-name="ce1">
            <text:p>GR MATOWA POMADKA W KREDCE 20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13" table:style-name="ce1">
            <text:p>8.69119E+12</text:p>
          </table:table-cell>
          <table:table-cell office:value-type="string" table:style-name="ce1">
            <text:p>GR MATOWA POMADKA W KREDCE 21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20" table:style-name="ce1">
            <text:p>8.69119E+12</text:p>
          </table:table-cell>
          <table:table-cell office:value-type="string" table:style-name="ce1">
            <text:p>GR Matowa pomadka w kredce 22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37" table:style-name="ce1">
            <text:p>8.69119E+12</text:p>
          </table:table-cell>
          <table:table-cell office:value-type="string" table:style-name="ce1">
            <text:p>GR Matowa pomadka w kredce 23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51" table:style-name="ce1">
            <text:p>8.69119E+12</text:p>
          </table:table-cell>
          <table:table-cell office:value-type="string" table:style-name="ce1">
            <text:p>GR Matowa pomadka w kredce 25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68" table:style-name="ce1">
            <text:p>8.69119E+12</text:p>
          </table:table-cell>
          <table:table-cell office:value-type="string" table:style-name="ce1">
            <text:p>GR Matowa pomadka w kredce 26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75" table:style-name="ce1">
            <text:p>8.69119E+12</text:p>
          </table:table-cell>
          <table:table-cell office:value-type="string" table:style-name="ce1">
            <text:p>GR Matowa pomadka w kredce 27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903282" table:style-name="ce1">
            <text:p>8.69119E+12</text:p>
          </table:table-cell>
          <table:table-cell office:value-type="string" table:style-name="ce1">
            <text:p>GR Matowa pomadka w kredce 28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8691190856014" table:style-name="ce1">
            <text:p>8.69119E+12</text:p>
          </table:table-cell>
          <table:table-cell office:value-type="string" table:style-name="ce1">
            <text:p>GR MATOWA POMADKA W PŁYNIE 01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38" table:style-name="ce1">
            <text:p>8.69119E+12</text:p>
          </table:table-cell>
          <table:table-cell office:value-type="string" table:style-name="ce1">
            <text:p>GR MATOWA POMADKA W PŁYNIE 0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45" table:style-name="ce1">
            <text:p>8.69119E+12</text:p>
          </table:table-cell>
          <table:table-cell office:value-type="string" table:style-name="ce1">
            <text:p>GR MATOWA POMADKA W PŁYNIE 04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52" table:style-name="ce1">
            <text:p>8.69119E+12</text:p>
          </table:table-cell>
          <table:table-cell office:value-type="string" table:style-name="ce1">
            <text:p>GR MATOWA POMADKA W PŁYNIE 05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69" table:style-name="ce1">
            <text:p>8.69119E+12</text:p>
          </table:table-cell>
          <table:table-cell office:value-type="string" table:style-name="ce1">
            <text:p>GR MATOWA POMADKA W PŁYNIE 06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76" table:style-name="ce1">
            <text:p>8.69119E+12</text:p>
          </table:table-cell>
          <table:table-cell office:value-type="string" table:style-name="ce1">
            <text:p>GR MATOWA POMADKA W PŁYNIE 07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090" table:style-name="ce1">
            <text:p>8.69119E+12</text:p>
          </table:table-cell>
          <table:table-cell office:value-type="string" table:style-name="ce1">
            <text:p>GR MATOWA POMADKA W PŁYNIE 09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06" table:style-name="ce1">
            <text:p>8.69119E+12</text:p>
          </table:table-cell>
          <table:table-cell office:value-type="string" table:style-name="ce1">
            <text:p>GR MATOWA POMADKA W PŁYNIE 10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13" table:style-name="ce1">
            <text:p>8.69119E+12</text:p>
          </table:table-cell>
          <table:table-cell office:value-type="string" table:style-name="ce1">
            <text:p>GR MATOWA POMADKA W PŁYNIE 11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37" table:style-name="ce1">
            <text:p>8.69119E+12</text:p>
          </table:table-cell>
          <table:table-cell office:value-type="string" table:style-name="ce1">
            <text:p>GR Matowa pomadka w płynie 1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51" table:style-name="ce1">
            <text:p>8.69119E+12</text:p>
          </table:table-cell>
          <table:table-cell office:value-type="string" table:style-name="ce1">
            <text:p>GR Matowa pomadka w płynie 15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68" table:style-name="ce1">
            <text:p>8.69119E+12</text:p>
          </table:table-cell>
          <table:table-cell office:value-type="string" table:style-name="ce1">
            <text:p>GR Matowa pomadka w płynie 16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75" table:style-name="ce1">
            <text:p>8.69119E+12</text:p>
          </table:table-cell>
          <table:table-cell office:value-type="string" table:style-name="ce1">
            <text:p>GR Matowa pomadka w płynie 17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82" table:style-name="ce1">
            <text:p>8.69119E+12</text:p>
          </table:table-cell>
          <table:table-cell office:value-type="string" table:style-name="ce1">
            <text:p>GR Matowa pomadka w płynie 18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199" table:style-name="ce1">
            <text:p>8.69119E+12</text:p>
          </table:table-cell>
          <table:table-cell office:value-type="string" table:style-name="ce1">
            <text:p>GR Matowa pomadka w płynie 19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05" table:style-name="ce1">
            <text:p>8.69119E+12</text:p>
          </table:table-cell>
          <table:table-cell office:value-type="string" table:style-name="ce1">
            <text:p>GR Matowa pomadka w płynie 20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12" table:style-name="ce1">
            <text:p>8.69119E+12</text:p>
          </table:table-cell>
          <table:table-cell office:value-type="string" table:style-name="ce1">
            <text:p>GR Matowa pomadka w płynie 21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29" table:style-name="ce1">
            <text:p>8.69119E+12</text:p>
          </table:table-cell>
          <table:table-cell office:value-type="string" table:style-name="ce1">
            <text:p>GR Matowa pomadka w płynie 22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36" table:style-name="ce1">
            <text:p>8.69119E+12</text:p>
          </table:table-cell>
          <table:table-cell office:value-type="string" table:style-name="ce1">
            <text:p>GR Matowa pomadka w płynie 2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43" table:style-name="ce1">
            <text:p>8.69119E+12</text:p>
          </table:table-cell>
          <table:table-cell office:value-type="string" table:style-name="ce1">
            <text:p>GR Matowa pomadka w płynie 24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74" table:style-name="ce1">
            <text:p>8.69119E+12</text:p>
          </table:table-cell>
          <table:table-cell office:value-type="string" table:style-name="ce1">
            <text:p>GR Matowa pomadka w płynie 27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81" table:style-name="ce1">
            <text:p>8.69119E+12</text:p>
          </table:table-cell>
          <table:table-cell office:value-type="string" table:style-name="ce1">
            <text:p>GR Matowa pomadka w płynie 28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298" table:style-name="ce1">
            <text:p>8.69119E+12</text:p>
          </table:table-cell>
          <table:table-cell office:value-type="string" table:style-name="ce1">
            <text:p>GR Matowa pomadka w płynie 29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04" table:style-name="ce1">
            <text:p>8.69119E+12</text:p>
          </table:table-cell>
          <table:table-cell office:value-type="string" table:style-name="ce1">
            <text:p>GR Matowa pomadka w płynie 30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11" table:style-name="ce1">
            <text:p>8.69119E+12</text:p>
          </table:table-cell>
          <table:table-cell office:value-type="string" table:style-name="ce1">
            <text:p>GR Matowa pomadka w płynie 31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28" table:style-name="ce1">
            <text:p>8.69119E+12</text:p>
          </table:table-cell>
          <table:table-cell office:value-type="string" table:style-name="ce1">
            <text:p>GR Matowa pomadka w płynie 32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35" table:style-name="ce1">
            <text:p>8.69119E+12</text:p>
          </table:table-cell>
          <table:table-cell office:value-type="string" table:style-name="ce1">
            <text:p>GR Matowa pomadka w płynie 3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42" table:style-name="ce1">
            <text:p>8.69119E+12</text:p>
          </table:table-cell>
          <table:table-cell office:value-type="string" table:style-name="ce1">
            <text:p>GR Matowa pomadka w płynie 34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59" table:style-name="ce1">
            <text:p>8.69119E+12</text:p>
          </table:table-cell>
          <table:table-cell office:value-type="string" table:style-name="ce1">
            <text:p>GR Matowa pomadka w płynie 35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66" table:style-name="ce1">
            <text:p>8.69119E+12</text:p>
          </table:table-cell>
          <table:table-cell office:value-type="string" table:style-name="ce1">
            <text:p>GR Matowa pomadka w płynie 36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856373" table:style-name="ce1">
            <text:p>8.69119E+12</text:p>
          </table:table-cell>
          <table:table-cell office:value-type="string" table:style-name="ce1">
            <text:p>GR Matowa pomadka w płynie 37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966171" table:style-name="ce1">
            <text:p>8.69119E+12</text:p>
          </table:table-cell>
          <table:table-cell office:value-type="string" table:style-name="ce1">
            <text:p>GR Matowa pomadka w płynie 51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966188" table:style-name="ce1">
            <text:p>8.69119E+12</text:p>
          </table:table-cell>
          <table:table-cell office:value-type="string" table:style-name="ce1">
            <text:p>GR Matowa pomadka w płynie 52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966195" table:style-name="ce1">
            <text:p>8.69119E+12</text:p>
          </table:table-cell>
          <table:table-cell office:value-type="string" table:style-name="ce1">
            <text:p>GR Matowa pomadka w płynie 5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966201" table:style-name="ce1">
            <text:p>8.69119E+12</text:p>
          </table:table-cell>
          <table:table-cell office:value-type="string" table:style-name="ce1">
            <text:p>GR Matowa pomadka w płynie 54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70013" table:style-name="ce1">
            <text:p>8.69119E+12</text:p>
          </table:table-cell>
          <table:table-cell office:value-type="string" table:style-name="ce1">
            <text:p>GR MATTE 01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37" table:style-name="ce1">
            <text:p>8.69119E+12</text:p>
          </table:table-cell>
          <table:table-cell office:value-type="string" table:style-name="ce1">
            <text:p>GR MATTE 03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44" table:style-name="ce1">
            <text:p>8.69119E+12</text:p>
          </table:table-cell>
          <table:table-cell office:value-type="string" table:style-name="ce1">
            <text:p>GR MATTE 04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51" table:style-name="ce1">
            <text:p>8.69119E+12</text:p>
          </table:table-cell>
          <table:table-cell office:value-type="string" table:style-name="ce1">
            <text:p>GR MATTE 05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68" table:style-name="ce1">
            <text:p>8.69119E+12</text:p>
          </table:table-cell>
          <table:table-cell office:value-type="string" table:style-name="ce1">
            <text:p>GR MATTE 06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75" table:style-name="ce1">
            <text:p>8.69119E+12</text:p>
          </table:table-cell>
          <table:table-cell office:value-type="string" table:style-name="ce1">
            <text:p>GR MATTE 07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099" table:style-name="ce1">
            <text:p>8.69119E+12</text:p>
          </table:table-cell>
          <table:table-cell office:value-type="string" table:style-name="ce1">
            <text:p>GR MATTE 09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105" table:style-name="ce1">
            <text:p>8.69119E+12</text:p>
          </table:table-cell>
          <table:table-cell office:value-type="string" table:style-name="ce1">
            <text:p>GR MATTE 10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112" table:style-name="ce1">
            <text:p>8.69119E+12</text:p>
          </table:table-cell>
          <table:table-cell office:value-type="string" table:style-name="ce1">
            <text:p>GR MATTE 11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129" table:style-name="ce1">
            <text:p>8.69119E+12</text:p>
          </table:table-cell>
          <table:table-cell office:value-type="string" table:style-name="ce1">
            <text:p>GR MATTE 12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204" table:style-name="ce1">
            <text:p>8.69119E+12</text:p>
          </table:table-cell>
          <table:table-cell office:value-type="string" table:style-name="ce1">
            <text:p>GR MATTE 20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266" table:style-name="ce1">
            <text:p>8.69119E+12</text:p>
          </table:table-cell>
          <table:table-cell office:value-type="string" table:style-name="ce1">
            <text:p>GR MATTE 26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273" table:style-name="ce1">
            <text:p>8.69119E+12</text:p>
          </table:table-cell>
          <table:table-cell office:value-type="string" table:style-name="ce1">
            <text:p>GR MATTE 27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327" table:style-name="ce1">
            <text:p>8.69119E+12</text:p>
          </table:table-cell>
          <table:table-cell office:value-type="string" table:style-name="ce1">
            <text:p>GR MATTE 32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770334" table:style-name="ce1">
            <text:p>8.69119E+12</text:p>
          </table:table-cell>
          <table:table-cell office:value-type="string" table:style-name="ce1">
            <text:p>GR MATTE 33 LAKIER DO PAZNKOCKI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8691190466015" table:style-name="ce1">
            <text:p>8.69119E+12</text:p>
          </table:table-cell>
          <table:table-cell office:value-type="string" table:style-name="ce1">
            <text:p>GR MATTE VELVET 001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22" table:style-name="ce1">
            <text:p>8.69119E+12</text:p>
          </table:table-cell>
          <table:table-cell office:value-type="string" table:style-name="ce1">
            <text:p>GR MATTE VELVET 002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39" table:style-name="ce1">
            <text:p>8.69119E+12</text:p>
          </table:table-cell>
          <table:table-cell office:value-type="string" table:style-name="ce1">
            <text:p>GR MATTE VELVET 003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46" table:style-name="ce1">
            <text:p>8.69119E+12</text:p>
          </table:table-cell>
          <table:table-cell office:value-type="string" table:style-name="ce1">
            <text:p>GR MATTE VELVET 004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53" table:style-name="ce1">
            <text:p>8.69119E+12</text:p>
          </table:table-cell>
          <table:table-cell office:value-type="string" table:style-name="ce1">
            <text:p>GR MATTE VELVET 005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60" table:style-name="ce1">
            <text:p>8.69119E+12</text:p>
          </table:table-cell>
          <table:table-cell office:value-type="string" table:style-name="ce1">
            <text:p>GR MATTE VELVET 006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77" table:style-name="ce1">
            <text:p>8.69119E+12</text:p>
          </table:table-cell>
          <table:table-cell office:value-type="string" table:style-name="ce1">
            <text:p>GR MATTE VELVET 007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84" table:style-name="ce1">
            <text:p>8.69119E+12</text:p>
          </table:table-cell>
          <table:table-cell office:value-type="string" table:style-name="ce1">
            <text:p>GR MATTE VELVET 008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091" table:style-name="ce1">
            <text:p>8.69119E+12</text:p>
          </table:table-cell>
          <table:table-cell office:value-type="string" table:style-name="ce1">
            <text:p>GR MATTE VELVET 009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07" table:style-name="ce1">
            <text:p>8.69119E+12</text:p>
          </table:table-cell>
          <table:table-cell office:value-type="string" table:style-name="ce1">
            <text:p>GR MATTE VELVET 010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14" table:style-name="ce1">
            <text:p>8.69119E+12</text:p>
          </table:table-cell>
          <table:table-cell office:value-type="string" table:style-name="ce1">
            <text:p>GR MATTE VELVET 011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21" table:style-name="ce1">
            <text:p>8.69119E+12</text:p>
          </table:table-cell>
          <table:table-cell office:value-type="string" table:style-name="ce1">
            <text:p>GR MATTE VELVET 012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38" table:style-name="ce1">
            <text:p>8.69119E+12</text:p>
          </table:table-cell>
          <table:table-cell office:value-type="string" table:style-name="ce1">
            <text:p>GR MATTE VELVET 013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45" table:style-name="ce1">
            <text:p>8.69119E+12</text:p>
          </table:table-cell>
          <table:table-cell office:value-type="string" table:style-name="ce1">
            <text:p>GR MATTE VELVET 014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52" table:style-name="ce1">
            <text:p>8.69119E+12</text:p>
          </table:table-cell>
          <table:table-cell office:value-type="string" table:style-name="ce1">
            <text:p>GR MATTE VELVET 015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69" table:style-name="ce1">
            <text:p>8.69119E+12</text:p>
          </table:table-cell>
          <table:table-cell office:value-type="string" table:style-name="ce1">
            <text:p>GR MATTE VELVET 016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76" table:style-name="ce1">
            <text:p>8.69119E+12</text:p>
          </table:table-cell>
          <table:table-cell office:value-type="string" table:style-name="ce1">
            <text:p>GR MATTE VELVET 017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83" table:style-name="ce1">
            <text:p>8.69119E+12</text:p>
          </table:table-cell>
          <table:table-cell office:value-type="string" table:style-name="ce1">
            <text:p>GR MATTE VELVET 018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190" table:style-name="ce1">
            <text:p>8.69119E+12</text:p>
          </table:table-cell>
          <table:table-cell office:value-type="string" table:style-name="ce1">
            <text:p>GR MATTE VELVET 019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06" table:style-name="ce1">
            <text:p>8.69119E+12</text:p>
          </table:table-cell>
          <table:table-cell office:value-type="string" table:style-name="ce1">
            <text:p>GR MATTE VELVET 020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13" table:style-name="ce1">
            <text:p>8.69119E+12</text:p>
          </table:table-cell>
          <table:table-cell office:value-type="string" table:style-name="ce1">
            <text:p>GR MATTE VELVET 021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20" table:style-name="ce1">
            <text:p>8.69119E+12</text:p>
          </table:table-cell>
          <table:table-cell office:value-type="string" table:style-name="ce1">
            <text:p>GR MATTE VELVET 022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37" table:style-name="ce1">
            <text:p>8.69119E+12</text:p>
          </table:table-cell>
          <table:table-cell office:value-type="string" table:style-name="ce1">
            <text:p>GR MATTE VELVET 023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44" table:style-name="ce1">
            <text:p>8.69119E+12</text:p>
          </table:table-cell>
          <table:table-cell office:value-type="string" table:style-name="ce1">
            <text:p>GR MATTE VELVET 024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51" table:style-name="ce1">
            <text:p>8.69119E+12</text:p>
          </table:table-cell>
          <table:table-cell office:value-type="string" table:style-name="ce1">
            <text:p>GR MATTE VELVET 025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68" table:style-name="ce1">
            <text:p>8.69119E+12</text:p>
          </table:table-cell>
          <table:table-cell office:value-type="string" table:style-name="ce1">
            <text:p>GR MATTE VELVET 026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75" table:style-name="ce1">
            <text:p>8.69119E+12</text:p>
          </table:table-cell>
          <table:table-cell office:value-type="string" table:style-name="ce1">
            <text:p>GR MATTE VELVET 027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82" table:style-name="ce1">
            <text:p>8.69119E+12</text:p>
          </table:table-cell>
          <table:table-cell office:value-type="string" table:style-name="ce1">
            <text:p>GR MATTE VELVET 028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299" table:style-name="ce1">
            <text:p>8.69119E+12</text:p>
          </table:table-cell>
          <table:table-cell office:value-type="string" table:style-name="ce1">
            <text:p>GR MATTE VELVET 029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05" table:style-name="ce1">
            <text:p>8.69119E+12</text:p>
          </table:table-cell>
          <table:table-cell office:value-type="string" table:style-name="ce1">
            <text:p>GR MATTE VELVET 030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12" table:style-name="ce1">
            <text:p>8.69119E+12</text:p>
          </table:table-cell>
          <table:table-cell office:value-type="string" table:style-name="ce1">
            <text:p>GR MATTE VELVET 031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29" table:style-name="ce1">
            <text:p>8.69119E+12</text:p>
          </table:table-cell>
          <table:table-cell office:value-type="string" table:style-name="ce1">
            <text:p>GR MATTE VELVET 032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36" table:style-name="ce1">
            <text:p>8.69119E+12</text:p>
          </table:table-cell>
          <table:table-cell office:value-type="string" table:style-name="ce1">
            <text:p>GR MATTE VELVET 033 POMADKA <text:s/>DO UST CZARNA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43" table:style-name="ce1">
            <text:p>8.69119E+12</text:p>
          </table:table-cell>
          <table:table-cell office:value-type="string" table:style-name="ce1">
            <text:p>GR MATTE VELVET 034 POMADKA <text:s/>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50" table:style-name="ce1">
            <text:p>8.69119E+12</text:p>
          </table:table-cell>
          <table:table-cell office:value-type="string" table:style-name="ce1">
            <text:p>GR MATTE VELVET 035 pomadka 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67" table:style-name="ce1">
            <text:p>8.69119E+12</text:p>
          </table:table-cell>
          <table:table-cell office:value-type="string" table:style-name="ce1">
            <text:p>GR MATTE VELVET 036 pomadka 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74" table:style-name="ce1">
            <text:p>8.69119E+12</text:p>
          </table:table-cell>
          <table:table-cell office:value-type="string" table:style-name="ce1">
            <text:p>GR MATTE VELVET 037 pomadka 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81" table:style-name="ce1">
            <text:p>8.69119E+12</text:p>
          </table:table-cell>
          <table:table-cell office:value-type="string" table:style-name="ce1">
            <text:p>GR MATTE VELVET 038 pomadka 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466398" table:style-name="ce1">
            <text:p>8.69119E+12</text:p>
          </table:table-cell>
          <table:table-cell office:value-type="string" table:style-name="ce1">
            <text:p>GR MATTE VELVET 039 pomadka do ust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8691190687014" table:style-name="ce1">
            <text:p>8.69119E+12</text:p>
          </table:table-cell>
          <table:table-cell office:value-type="string" table:style-name="ce1">
            <text:p>GR MATUJĄCY PODKŁAD DO TWARZY 01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687021" table:style-name="ce1">
            <text:p>8.69119E+12</text:p>
          </table:table-cell>
          <table:table-cell office:value-type="string" table:style-name="ce1">
            <text:p>GR MATUJĄCY PODKŁAD DO TWARZY 02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687038" table:style-name="ce1">
            <text:p>8.69119E+12</text:p>
          </table:table-cell>
          <table:table-cell office:value-type="string" table:style-name="ce1">
            <text:p>GR MATUJĄCY PODKŁAD DO TWARZY 03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687045" table:style-name="ce1">
            <text:p>8.69119E+12</text:p>
          </table:table-cell>
          <table:table-cell office:value-type="string" table:style-name="ce1">
            <text:p>GR MATUJĄCY PODKŁAD DO TWARZY 04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687052" table:style-name="ce1">
            <text:p>8.69119E+12</text:p>
          </table:table-cell>
          <table:table-cell office:value-type="string" table:style-name="ce1">
            <text:p>GR MATUJĄCY PODKŁAD DO TWARZY 05</text:p>
          </table:table-cell>
          <table:table-cell office:value-type="float" office:value="21.16" table:style-name="ce1">
            <text:p>21.16</text:p>
          </table:table-cell>
          <table:table-cell table:number-columns-repeated="16381"/>
        </table:table-row>
        <table:table-row table:style-name="ro1">
          <table:table-cell office:value-type="float" office:value="8691190068653" table:style-name="ce1">
            <text:p>8.69119E+12</text:p>
          </table:table-cell>
          <table:table-cell office:value-type="string" table:style-name="ce1">
            <text:p>GR MAXIM EYES TUSZ DO RZĘS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122652" table:style-name="ce1">
            <text:p>8.69119E+12</text:p>
          </table:table-cell>
          <table:table-cell office:value-type="string" table:style-name="ce1">
            <text:p>GR Metaliczna paleta do modelowania 3 w 1</text:p>
          </table:table-cell>
          <table:table-cell office:value-type="float" office:value="20.91" table:style-name="ce1">
            <text:p>20.91</text:p>
          </table:table-cell>
          <table:table-cell table:number-columns-repeated="16381"/>
        </table:table-row>
        <table:table-row table:style-name="ro1">
          <table:table-cell office:value-type="float" office:value="8691190763534" table:style-name="ce1">
            <text:p>8.69119E+12</text:p>
          </table:table-cell>
          <table:table-cell office:value-type="string" table:style-name="ce1">
            <text:p>GR Metaliczna, mat. pomadka w kredce 03</text:p>
          </table:table-cell>
          <table:table-cell office:value-type="float" office:value="6.87" table:style-name="ce1">
            <text:p>6.87</text:p>
          </table:table-cell>
          <table:table-cell table:number-columns-repeated="16381"/>
        </table:table-row>
        <table:table-row table:style-name="ro1">
          <table:table-cell office:value-type="float" office:value="8691190137526" table:style-name="ce1">
            <text:p>8.69119E+12</text:p>
          </table:table-cell>
          <table:table-cell office:value-type="string" table:style-name="ce1">
            <text:p>GR Metaliczny cień w płynie 102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40" table:style-name="ce1">
            <text:p>8.69119E+12</text:p>
          </table:table-cell>
          <table:table-cell office:value-type="string" table:style-name="ce1">
            <text:p>GR Metaliczny cień w płynie 104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57" table:style-name="ce1">
            <text:p>8.69119E+12</text:p>
          </table:table-cell>
          <table:table-cell office:value-type="string" table:style-name="ce1">
            <text:p>GR Metaliczny cień w płynie 10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64" table:style-name="ce1">
            <text:p>8.69119E+12</text:p>
          </table:table-cell>
          <table:table-cell office:value-type="string" table:style-name="ce1">
            <text:p>GR Metaliczny cień w płynie 106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71" table:style-name="ce1">
            <text:p>8.69119E+12</text:p>
          </table:table-cell>
          <table:table-cell office:value-type="string" table:style-name="ce1">
            <text:p>GR Metaliczny cień w płynie 107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88" table:style-name="ce1">
            <text:p>8.69119E+12</text:p>
          </table:table-cell>
          <table:table-cell office:value-type="string" table:style-name="ce1">
            <text:p>GR Metaliczny cień w płynie 108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595" table:style-name="ce1">
            <text:p>8.69119E+12</text:p>
          </table:table-cell>
          <table:table-cell office:value-type="string" table:style-name="ce1">
            <text:p>GR Metaliczny cień w płynie 109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601" table:style-name="ce1">
            <text:p>8.69119E+12</text:p>
          </table:table-cell>
          <table:table-cell office:value-type="string" table:style-name="ce1">
            <text:p>GR Metaliczny cień w płynie 110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7618" table:style-name="ce1">
            <text:p>8.69119E+12</text:p>
          </table:table-cell>
          <table:table-cell office:value-type="string" table:style-name="ce1">
            <text:p>GR Metaliczny cień w płynie 111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779016" table:style-name="ce1">
            <text:p>8.69119E+12</text:p>
          </table:table-cell>
          <table:table-cell office:value-type="string" table:style-name="ce1">
            <text:p>GR Metaliczny lakier do paznokci 101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23" table:style-name="ce1">
            <text:p>8.69119E+12</text:p>
          </table:table-cell>
          <table:table-cell office:value-type="string" table:style-name="ce1">
            <text:p>GR Metaliczny lakier do paznokci 102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30" table:style-name="ce1">
            <text:p>8.69119E+12</text:p>
          </table:table-cell>
          <table:table-cell office:value-type="string" table:style-name="ce1">
            <text:p>GR Metaliczny lakier do paznokci 103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47" table:style-name="ce1">
            <text:p>8.69119E+12</text:p>
          </table:table-cell>
          <table:table-cell office:value-type="string" table:style-name="ce1">
            <text:p>GR Metaliczny lakier do paznokci 104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54" table:style-name="ce1">
            <text:p>8.69119E+12</text:p>
          </table:table-cell>
          <table:table-cell office:value-type="string" table:style-name="ce1">
            <text:p>GR Metaliczny lakier do paznokci 105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61" table:style-name="ce1">
            <text:p>8.69119E+12</text:p>
          </table:table-cell>
          <table:table-cell office:value-type="string" table:style-name="ce1">
            <text:p>GR Metaliczny lakier do paznokci 106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78" table:style-name="ce1">
            <text:p>8.69119E+12</text:p>
          </table:table-cell>
          <table:table-cell office:value-type="string" table:style-name="ce1">
            <text:p>GR Metaliczny lakier do paznokci 107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85" table:style-name="ce1">
            <text:p>8.69119E+12</text:p>
          </table:table-cell>
          <table:table-cell office:value-type="string" table:style-name="ce1">
            <text:p>GR Metaliczny lakier do paznokci 108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092" table:style-name="ce1">
            <text:p>8.69119E+12</text:p>
          </table:table-cell>
          <table:table-cell office:value-type="string" table:style-name="ce1">
            <text:p>GR Metaliczny lakier do paznokci 109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108" table:style-name="ce1">
            <text:p>8.69119E+12</text:p>
          </table:table-cell>
          <table:table-cell office:value-type="string" table:style-name="ce1">
            <text:p>GR Metaliczny lakier do paznokci 110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115" table:style-name="ce1">
            <text:p>8.69119E+12</text:p>
          </table:table-cell>
          <table:table-cell office:value-type="string" table:style-name="ce1">
            <text:p>GR Metaliczny lakier do paznokci 111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122" table:style-name="ce1">
            <text:p>8.69119E+12</text:p>
          </table:table-cell>
          <table:table-cell office:value-type="string" table:style-name="ce1">
            <text:p>GR Metaliczny lakier do paznokci 112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139" table:style-name="ce1">
            <text:p>8.69119E+12</text:p>
          </table:table-cell>
          <table:table-cell office:value-type="string" table:style-name="ce1">
            <text:p>GR Metaliczny lakier do paznokci 113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779146" table:style-name="ce1">
            <text:p>8.69119E+12</text:p>
          </table:table-cell>
          <table:table-cell office:value-type="string" table:style-name="ce1">
            <text:p>GR Metaliczny lakier do paznokci 114</text:p>
          </table:table-cell>
          <table:table-cell office:value-type="float" office:value="3.57" table:style-name="ce1">
            <text:p>3.57</text:p>
          </table:table-cell>
          <table:table-cell table:number-columns-repeated="16381"/>
        </table:table-row>
        <table:table-row table:style-name="ro1">
          <table:table-cell office:value-type="float" office:value="8691190138219" table:style-name="ce1">
            <text:p>8.69119E+12</text:p>
          </table:table-cell>
          <table:table-cell office:value-type="string" table:style-name="ce1">
            <text:p>GR Metaliczny rozświetlacz w płynie 01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8226" table:style-name="ce1">
            <text:p>8.69119E+12</text:p>
          </table:table-cell>
          <table:table-cell office:value-type="string" table:style-name="ce1">
            <text:p>GR Metaliczny rozświetlacz w płynie 02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8233" table:style-name="ce1">
            <text:p>8.69119E+12</text:p>
          </table:table-cell>
          <table:table-cell office:value-type="string" table:style-name="ce1">
            <text:p>GR Metaliczny rozświetlacz w płynie 03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138240" table:style-name="ce1">
            <text:p>8.69119E+12</text:p>
          </table:table-cell>
          <table:table-cell office:value-type="string" table:style-name="ce1">
            <text:p>GR Metaliczny rozświetlacz w płynie 04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8691190375010" table:style-name="ce1">
            <text:p>8.69119E+12</text:p>
          </table:table-cell>
          <table:table-cell office:value-type="string" table:style-name="ce1">
            <text:p>GR MINERALNY PUDER 01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27" table:style-name="ce1">
            <text:p>8.69119E+12</text:p>
          </table:table-cell>
          <table:table-cell office:value-type="string" table:style-name="ce1">
            <text:p>GR MINERALNY PUDER 02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34" table:style-name="ce1">
            <text:p>8.69119E+12</text:p>
          </table:table-cell>
          <table:table-cell office:value-type="string" table:style-name="ce1">
            <text:p>GR MINERALNY PUDER 03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41" table:style-name="ce1">
            <text:p>8.69119E+12</text:p>
          </table:table-cell>
          <table:table-cell office:value-type="string" table:style-name="ce1">
            <text:p>GR MINERALNY PUDER 04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72" table:style-name="ce1">
            <text:p>8.69119E+12</text:p>
          </table:table-cell>
          <table:table-cell office:value-type="string" table:style-name="ce1">
            <text:p>GR MINERALNY PUDER 07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89" table:style-name="ce1">
            <text:p>8.69119E+12</text:p>
          </table:table-cell>
          <table:table-cell office:value-type="string" table:style-name="ce1">
            <text:p>GR MINERALNY PUDER 08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375096" table:style-name="ce1">
            <text:p>8.69119E+12</text:p>
          </table:table-cell>
          <table:table-cell office:value-type="string" table:style-name="ce1">
            <text:p>GR MINERALNY PUDER 09 TERACOTTA</text:p>
          </table:table-cell>
          <table:table-cell office:value-type="float" office:value="16.82" table:style-name="ce1">
            <text:p>16.82</text:p>
          </table:table-cell>
          <table:table-cell table:number-columns-repeated="16381"/>
        </table:table-row>
        <table:table-row table:style-name="ro1">
          <table:table-cell office:value-type="float" office:value="8691190069797" table:style-name="ce1">
            <text:p>8.69119E+12</text:p>
          </table:table-cell>
          <table:table-cell office:value-type="string" table:style-name="ce1">
            <text:p>GR MIRACLE LASH TUSZ DO RZĘS-ZIELONY</text:p>
          </table:table-cell>
          <table:table-cell office:value-type="float" office:value="6.63" table:style-name="ce1">
            <text:p>6.63</text:p>
          </table:table-cell>
          <table:table-cell table:number-columns-repeated="16381"/>
        </table:table-row>
        <table:table-row table:style-name="ro1">
          <table:table-cell office:value-type="float" office:value="8691190120788" table:style-name="ce1">
            <text:p>8.69119E+12</text:p>
          </table:table-cell>
          <table:table-cell office:value-type="string" table:style-name="ce1">
            <text:p>GR Miracle Wielofunkcyjna kredka do oczu i ust</text:p>
          </table:table-cell>
          <table:table-cell office:value-type="float" office:value="5.01" table:style-name="ce1">
            <text:p>5.01</text:p>
          </table:table-cell>
          <table:table-cell table:number-columns-repeated="16381"/>
        </table:table-row>
        <table:table-row table:style-name="ro1">
          <table:table-cell office:value-type="float" office:value="8691190801014" table:style-name="ce1">
            <text:p>8.69119E+12</text:p>
          </table:table-cell>
          <table:table-cell office:value-type="string" table:style-name="ce1">
            <text:p>GR MISS SELENE LAKIER 10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021" table:style-name="ce1">
            <text:p>8.69119E+12</text:p>
          </table:table-cell>
          <table:table-cell office:value-type="string" table:style-name="ce1">
            <text:p>GR MISS SELENE LAKIER 10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045" table:style-name="ce1">
            <text:p>8.69119E+12</text:p>
          </table:table-cell>
          <table:table-cell office:value-type="string" table:style-name="ce1">
            <text:p>GR MISS SELENE LAKIER 10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052" table:style-name="ce1">
            <text:p>8.69119E+12</text:p>
          </table:table-cell>
          <table:table-cell office:value-type="string" table:style-name="ce1">
            <text:p>GR MISS SELENE LAKIER 10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069" table:style-name="ce1">
            <text:p>8.69119E+12</text:p>
          </table:table-cell>
          <table:table-cell office:value-type="string" table:style-name="ce1">
            <text:p>GR MISS SELENE LAKIER 10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06" table:style-name="ce1">
            <text:p>8.69119E+12</text:p>
          </table:table-cell>
          <table:table-cell office:value-type="string" table:style-name="ce1">
            <text:p>GR MISS SELENE LAKIER 11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20" table:style-name="ce1">
            <text:p>8.69119E+12</text:p>
          </table:table-cell>
          <table:table-cell office:value-type="string" table:style-name="ce1">
            <text:p>GR MISS SELENE LAKIER 11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37" table:style-name="ce1">
            <text:p>8.69119E+12</text:p>
          </table:table-cell>
          <table:table-cell office:value-type="string" table:style-name="ce1">
            <text:p>GR MISS SELENE LAKIER 11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44" table:style-name="ce1">
            <text:p>8.69119E+12</text:p>
          </table:table-cell>
          <table:table-cell office:value-type="string" table:style-name="ce1">
            <text:p>GR MISS SELENE LAKIER 11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68" table:style-name="ce1">
            <text:p>8.69119E+12</text:p>
          </table:table-cell>
          <table:table-cell office:value-type="string" table:style-name="ce1">
            <text:p>GR MISS SELENE LAKIER 11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75" table:style-name="ce1">
            <text:p>8.69119E+12</text:p>
          </table:table-cell>
          <table:table-cell office:value-type="string" table:style-name="ce1">
            <text:p>GR MISS SELENE LAKIER 11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82" table:style-name="ce1">
            <text:p>8.69119E+12</text:p>
          </table:table-cell>
          <table:table-cell office:value-type="string" table:style-name="ce1">
            <text:p>GR MISS SELENE LAKIER 118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199" table:style-name="ce1">
            <text:p>8.69119E+12</text:p>
          </table:table-cell>
          <table:table-cell office:value-type="string" table:style-name="ce1">
            <text:p>GR MISS SELENE LAKIER 11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05" table:style-name="ce1">
            <text:p>8.69119E+12</text:p>
          </table:table-cell>
          <table:table-cell office:value-type="string" table:style-name="ce1">
            <text:p>GR MISS SELENE LAKIER 12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12" table:style-name="ce1">
            <text:p>8.69119E+12</text:p>
          </table:table-cell>
          <table:table-cell office:value-type="string" table:style-name="ce1">
            <text:p>GR MISS SELENE LAKIER 12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29" table:style-name="ce1">
            <text:p>8.69119E+12</text:p>
          </table:table-cell>
          <table:table-cell office:value-type="string" table:style-name="ce1">
            <text:p>GR MISS SELENE LAKIER 12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36" table:style-name="ce1">
            <text:p>8.69119E+12</text:p>
          </table:table-cell>
          <table:table-cell office:value-type="string" table:style-name="ce1">
            <text:p>GR MISS SELENE LAKIER 12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43" table:style-name="ce1">
            <text:p>8.69119E+12</text:p>
          </table:table-cell>
          <table:table-cell office:value-type="string" table:style-name="ce1">
            <text:p>GR MISS SELENE LAKIER 12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50" table:style-name="ce1">
            <text:p>8.69119E+12</text:p>
          </table:table-cell>
          <table:table-cell office:value-type="string" table:style-name="ce1">
            <text:p>GR MISS SELENE LAKIER 12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67" table:style-name="ce1">
            <text:p>8.69119E+12</text:p>
          </table:table-cell>
          <table:table-cell office:value-type="string" table:style-name="ce1">
            <text:p>GR MISS SELENE LAKIER 12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74" table:style-name="ce1">
            <text:p>8.69119E+12</text:p>
          </table:table-cell>
          <table:table-cell office:value-type="string" table:style-name="ce1">
            <text:p>GR MISS SELENE LAKIER 12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81" table:style-name="ce1">
            <text:p>8.69119E+12</text:p>
          </table:table-cell>
          <table:table-cell office:value-type="string" table:style-name="ce1">
            <text:p>GR MISS SELENE LAKIER 128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298" table:style-name="ce1">
            <text:p>8.69119E+12</text:p>
          </table:table-cell>
          <table:table-cell office:value-type="string" table:style-name="ce1">
            <text:p>GR MISS SELENE LAKIER 12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04" table:style-name="ce1">
            <text:p>8.69119E+12</text:p>
          </table:table-cell>
          <table:table-cell office:value-type="string" table:style-name="ce1">
            <text:p>GR MISS SELENE LAKIER 13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35" table:style-name="ce1">
            <text:p>8.69119E+12</text:p>
          </table:table-cell>
          <table:table-cell office:value-type="string" table:style-name="ce1">
            <text:p>GR MISS SELENE LAKIER 13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42" table:style-name="ce1">
            <text:p>8.69119E+12</text:p>
          </table:table-cell>
          <table:table-cell office:value-type="string" table:style-name="ce1">
            <text:p>GR MISS SELENE LAKIER 13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59" table:style-name="ce1">
            <text:p>8.69119E+12</text:p>
          </table:table-cell>
          <table:table-cell office:value-type="string" table:style-name="ce1">
            <text:p>GR MISS SELENE LAKIER 13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66" table:style-name="ce1">
            <text:p>8.69119E+12</text:p>
          </table:table-cell>
          <table:table-cell office:value-type="string" table:style-name="ce1">
            <text:p>GR MISS SELENE LAKIER 13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73" table:style-name="ce1">
            <text:p>8.69119E+12</text:p>
          </table:table-cell>
          <table:table-cell office:value-type="string" table:style-name="ce1">
            <text:p>GR MISS SELENE LAKIER 13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80" table:style-name="ce1">
            <text:p>8.69119E+12</text:p>
          </table:table-cell>
          <table:table-cell office:value-type="string" table:style-name="ce1">
            <text:p>GR MISS SELENE LAKIER 138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397" table:style-name="ce1">
            <text:p>8.69119E+12</text:p>
          </table:table-cell>
          <table:table-cell office:value-type="string" table:style-name="ce1">
            <text:p>GR MISS SELENE LAKIER 13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03" table:style-name="ce1">
            <text:p>8.69119E+12</text:p>
          </table:table-cell>
          <table:table-cell office:value-type="string" table:style-name="ce1">
            <text:p>GR MISS SELENE LAKIER 14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10" table:style-name="ce1">
            <text:p>8.69119E+12</text:p>
          </table:table-cell>
          <table:table-cell office:value-type="string" table:style-name="ce1">
            <text:p>GR MISS SELENE LAKIER 14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27" table:style-name="ce1">
            <text:p>8.69119E+12</text:p>
          </table:table-cell>
          <table:table-cell office:value-type="string" table:style-name="ce1">
            <text:p>GR MISS SELENE LAKIER 14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34" table:style-name="ce1">
            <text:p>8.69119E+12</text:p>
          </table:table-cell>
          <table:table-cell office:value-type="string" table:style-name="ce1">
            <text:p>GR MISS SELENE LAKIER 14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41" table:style-name="ce1">
            <text:p>8.69119E+12</text:p>
          </table:table-cell>
          <table:table-cell office:value-type="string" table:style-name="ce1">
            <text:p>GR MISS SELENE LAKIER 14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58" table:style-name="ce1">
            <text:p>8.69119E+12</text:p>
          </table:table-cell>
          <table:table-cell office:value-type="string" table:style-name="ce1">
            <text:p>GR MISS SELENE LAKIER 14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65" table:style-name="ce1">
            <text:p>8.69119E+12</text:p>
          </table:table-cell>
          <table:table-cell office:value-type="string" table:style-name="ce1">
            <text:p>GR MISS SELENE LAKIER 14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72" table:style-name="ce1">
            <text:p>8.69119E+12</text:p>
          </table:table-cell>
          <table:table-cell office:value-type="string" table:style-name="ce1">
            <text:p>GR MISS SELENE LAKIER 14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89" table:style-name="ce1">
            <text:p>8.69119E+12</text:p>
          </table:table-cell>
          <table:table-cell office:value-type="string" table:style-name="ce1">
            <text:p>GR MISS SELENE LAKIER 148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496" table:style-name="ce1">
            <text:p>8.69119E+12</text:p>
          </table:table-cell>
          <table:table-cell office:value-type="string" table:style-name="ce1">
            <text:p>GR MISS SELENE LAKIER 14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526" table:style-name="ce1">
            <text:p>8.69119E+12</text:p>
          </table:table-cell>
          <table:table-cell office:value-type="string" table:style-name="ce1">
            <text:p>GR MISS SELENE LAKIER 15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571" table:style-name="ce1">
            <text:p>8.69119E+12</text:p>
          </table:table-cell>
          <table:table-cell office:value-type="string" table:style-name="ce1">
            <text:p>GR MISS SELENE LAKIER 15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01" table:style-name="ce1">
            <text:p>8.69119E+12</text:p>
          </table:table-cell>
          <table:table-cell office:value-type="string" table:style-name="ce1">
            <text:p>GR MISS SELENE LAKIER 16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25" table:style-name="ce1">
            <text:p>8.69119E+12</text:p>
          </table:table-cell>
          <table:table-cell office:value-type="string" table:style-name="ce1">
            <text:p>GR MISS SELENE LAKIER 162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32" table:style-name="ce1">
            <text:p>8.69119E+12</text:p>
          </table:table-cell>
          <table:table-cell office:value-type="string" table:style-name="ce1">
            <text:p>GR MISS SELENE LAKIER 16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49" table:style-name="ce1">
            <text:p>8.69119E+12</text:p>
          </table:table-cell>
          <table:table-cell office:value-type="string" table:style-name="ce1">
            <text:p>GR MISS SELENE LAKIER 16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56" table:style-name="ce1">
            <text:p>8.69119E+12</text:p>
          </table:table-cell>
          <table:table-cell office:value-type="string" table:style-name="ce1">
            <text:p>GR MISS SELENE LAKIER 16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63" table:style-name="ce1">
            <text:p>8.69119E+12</text:p>
          </table:table-cell>
          <table:table-cell office:value-type="string" table:style-name="ce1">
            <text:p>GR MISS SELENE LAKIER 166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70" table:style-name="ce1">
            <text:p>8.69119E+12</text:p>
          </table:table-cell>
          <table:table-cell office:value-type="string" table:style-name="ce1">
            <text:p>GR MISS SELENE LAKIER 16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87" table:style-name="ce1">
            <text:p>8.69119E+12</text:p>
          </table:table-cell>
          <table:table-cell office:value-type="string" table:style-name="ce1">
            <text:p>GR MISS SELENE LAKIER 168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694" table:style-name="ce1">
            <text:p>8.69119E+12</text:p>
          </table:table-cell>
          <table:table-cell office:value-type="string" table:style-name="ce1">
            <text:p>GR MISS SELENE LAKIER 16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00" table:style-name="ce1">
            <text:p>8.69119E+12</text:p>
          </table:table-cell>
          <table:table-cell office:value-type="string" table:style-name="ce1">
            <text:p>GR MISS SELENE LAKIER 17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17" table:style-name="ce1">
            <text:p>8.69119E+12</text:p>
          </table:table-cell>
          <table:table-cell office:value-type="string" table:style-name="ce1">
            <text:p>GR MISS SELENE LAKIER 17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31" table:style-name="ce1">
            <text:p>8.69119E+12</text:p>
          </table:table-cell>
          <table:table-cell office:value-type="string" table:style-name="ce1">
            <text:p>GR MISS SELENE LAKIER 17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48" table:style-name="ce1">
            <text:p>8.69119E+12</text:p>
          </table:table-cell>
          <table:table-cell office:value-type="string" table:style-name="ce1">
            <text:p>GR MISS SELENE LAKIER 17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55" table:style-name="ce1">
            <text:p>8.69119E+12</text:p>
          </table:table-cell>
          <table:table-cell office:value-type="string" table:style-name="ce1">
            <text:p>GR MISS SELENE LAKIER 17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793" table:style-name="ce1">
            <text:p>8.69119E+12</text:p>
          </table:table-cell>
          <table:table-cell office:value-type="string" table:style-name="ce1">
            <text:p>GR MISS SELENE LAKIER 17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1953" table:style-name="ce1">
            <text:p>8.69119E+12</text:p>
          </table:table-cell>
          <table:table-cell office:value-type="string" table:style-name="ce1">
            <text:p>GR MISS SELENE LAKIER 19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04" table:style-name="ce1">
            <text:p>8.69119E+12</text:p>
          </table:table-cell>
          <table:table-cell office:value-type="string" table:style-name="ce1">
            <text:p>GR MISS SELENE LAKIER 20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11" table:style-name="ce1">
            <text:p>8.69119E+12</text:p>
          </table:table-cell>
          <table:table-cell office:value-type="string" table:style-name="ce1">
            <text:p>GR MISS SELENE LAKIER 20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35" table:style-name="ce1">
            <text:p>8.69119E+12</text:p>
          </table:table-cell>
          <table:table-cell office:value-type="string" table:style-name="ce1">
            <text:p>GR MISS SELENE LAKIER 203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42" table:style-name="ce1">
            <text:p>8.69119E+12</text:p>
          </table:table-cell>
          <table:table-cell office:value-type="string" table:style-name="ce1">
            <text:p>GR MISS SELENE LAKIER 20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59" table:style-name="ce1">
            <text:p>8.69119E+12</text:p>
          </table:table-cell>
          <table:table-cell office:value-type="string" table:style-name="ce1">
            <text:p>GR MISS SELENE LAKIER 205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097" table:style-name="ce1">
            <text:p>8.69119E+12</text:p>
          </table:table-cell>
          <table:table-cell office:value-type="string" table:style-name="ce1">
            <text:p>GR MISS SELENE LAKIER 20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103" table:style-name="ce1">
            <text:p>8.69119E+12</text:p>
          </table:table-cell>
          <table:table-cell office:value-type="string" table:style-name="ce1">
            <text:p>GR MISS SELENE LAKIER 210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110" table:style-name="ce1">
            <text:p>8.69119E+12</text:p>
          </table:table-cell>
          <table:table-cell office:value-type="string" table:style-name="ce1">
            <text:p>GR MISS SELENE LAKIER 21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196" table:style-name="ce1">
            <text:p>8.69119E+12</text:p>
          </table:table-cell>
          <table:table-cell office:value-type="string" table:style-name="ce1">
            <text:p>GR MISS SELENE LAKIER 219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370" table:style-name="ce1">
            <text:p>8.69119E+12</text:p>
          </table:table-cell>
          <table:table-cell office:value-type="string" table:style-name="ce1">
            <text:p>GR MISS SELENE LAKIER 23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479" table:style-name="ce1">
            <text:p>8.69119E+12</text:p>
          </table:table-cell>
          <table:table-cell office:value-type="string" table:style-name="ce1">
            <text:p>GR MISS SELENE LAKIER 247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802516" table:style-name="ce1">
            <text:p>8.69119E+12</text:p>
          </table:table-cell>
          <table:table-cell office:value-type="string" table:style-name="ce1">
            <text:p>GR MISS SELENE LAKIER 251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8691190070113" table:style-name="ce1">
            <text:p>8.69119E+12</text:p>
          </table:table-cell>
          <table:table-cell office:value-type="string" table:style-name="ce1">
            <text:p>GR NAIL EXPERT 01 BLACK DIAMOND HARDENER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8691190070120" table:style-name="ce1">
            <text:p>8.69119E+12</text:p>
          </table:table-cell>
          <table:table-cell office:value-type="string" table:style-name="ce1">
            <text:p>GR NAIL EXPERT 02 4IN1 COMPLETE CARE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8691190070151" table:style-name="ce1">
            <text:p>8.69119E+12</text:p>
          </table:table-cell>
          <table:table-cell office:value-type="string" table:style-name="ce1">
            <text:p>GR NAIL EXPERT 05 BEAUTY OIL NAIL&amp;CUTICLE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8691190070175" table:style-name="ce1">
            <text:p>8.69119E+12</text:p>
          </table:table-cell>
          <table:table-cell office:value-type="string" table:style-name="ce1">
            <text:p>GR NAIL EXPERT 07 SMOOTHING BASE NAIL FOUNDATION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8691190967406" table:style-name="ce1">
            <text:p>8.69119E+12</text:p>
          </table:table-cell>
          <table:table-cell office:value-type="string" table:style-name="ce1">
            <text:p>GR Nude Look Błyszczyk do ust 01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413" table:style-name="ce1">
            <text:p>8.69119E+12</text:p>
          </table:table-cell>
          <table:table-cell office:value-type="string" table:style-name="ce1">
            <text:p>GR Nude Look Błyszczyk do ust 02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420" table:style-name="ce1">
            <text:p>8.69119E+12</text:p>
          </table:table-cell>
          <table:table-cell office:value-type="string" table:style-name="ce1">
            <text:p>GR Nude Look Błyszczyk do ust 03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437" table:style-name="ce1">
            <text:p>8.69119E+12</text:p>
          </table:table-cell>
          <table:table-cell office:value-type="string" table:style-name="ce1">
            <text:p>GR Nude Look Błyszczyk do ust 04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130" table:style-name="ce1">
            <text:p>8.69119E+12</text:p>
          </table:table-cell>
          <table:table-cell office:value-type="string" table:style-name="ce1">
            <text:p>GR Nude Look Koloryz. krem 01 z ef. rozświetlenia</text:p>
          </table:table-cell>
          <table:table-cell office:value-type="float" office:value="16.91" table:style-name="ce1">
            <text:p>16.91</text:p>
          </table:table-cell>
          <table:table-cell table:number-columns-repeated="16381"/>
        </table:table-row>
        <table:table-row table:style-name="ro1">
          <table:table-cell office:value-type="float" office:value="8691190967147" table:style-name="ce1">
            <text:p>8.69119E+12</text:p>
          </table:table-cell>
          <table:table-cell office:value-type="string" table:style-name="ce1">
            <text:p>GR Nude Look Koloryz. krem 02 z ef. rozświetlenia</text:p>
          </table:table-cell>
          <table:table-cell office:value-type="float" office:value="16.91" table:style-name="ce1">
            <text:p>16.91</text:p>
          </table:table-cell>
          <table:table-cell table:number-columns-repeated="16381"/>
        </table:table-row>
        <table:table-row table:style-name="ro1">
          <table:table-cell office:value-type="float" office:value="8691190967154" table:style-name="ce1">
            <text:p>8.69119E+12</text:p>
          </table:table-cell>
          <table:table-cell office:value-type="string" table:style-name="ce1">
            <text:p>GR Nude Look Koloryz. krem 03 z ef. rozświetlenia</text:p>
          </table:table-cell>
          <table:table-cell office:value-type="float" office:value="16.91" table:style-name="ce1">
            <text:p>16.91</text:p>
          </table:table-cell>
          <table:table-cell table:number-columns-repeated="16381"/>
        </table:table-row>
        <table:table-row table:style-name="ro1">
          <table:table-cell office:value-type="float" office:value="8691190967178" table:style-name="ce1">
            <text:p>8.69119E+12</text:p>
          </table:table-cell>
          <table:table-cell office:value-type="string" table:style-name="ce1">
            <text:p>GR Nude Look Korektor w kredce 001</text:p>
          </table:table-cell>
          <table:table-cell office:value-type="float" office:value="6.19" table:style-name="ce1">
            <text:p>6.19</text:p>
          </table:table-cell>
          <table:table-cell table:number-columns-repeated="16381"/>
        </table:table-row>
        <table:table-row table:style-name="ro1">
          <table:table-cell office:value-type="float" office:value="8691190967185" table:style-name="ce1">
            <text:p>8.69119E+12</text:p>
          </table:table-cell>
          <table:table-cell office:value-type="string" table:style-name="ce1">
            <text:p>GR Nude Look Korektor w kredce 002</text:p>
          </table:table-cell>
          <table:table-cell office:value-type="float" office:value="6.19" table:style-name="ce1">
            <text:p>6.19</text:p>
          </table:table-cell>
          <table:table-cell table:number-columns-repeated="16381"/>
        </table:table-row>
        <table:table-row table:style-name="ro1">
          <table:table-cell office:value-type="float" office:value="8691190967512" table:style-name="ce1">
            <text:p>8.69119E+12</text:p>
          </table:table-cell>
          <table:table-cell office:value-type="string" table:style-name="ce1">
            <text:p>GR Nude Look Kredka do konturowania twarzy 01</text:p>
          </table:table-cell>
          <table:table-cell office:value-type="float" office:value="6.19" table:style-name="ce1">
            <text:p>6.19</text:p>
          </table:table-cell>
          <table:table-cell table:number-columns-repeated="16381"/>
        </table:table-row>
        <table:table-row table:style-name="ro1">
          <table:table-cell office:value-type="float" office:value="8691190967321" table:style-name="ce1">
            <text:p>8.69119E+12</text:p>
          </table:table-cell>
          <table:table-cell office:value-type="string" table:style-name="ce1">
            <text:p>GR Nude Look Kremowa pomadka w kredce 01</text:p>
          </table:table-cell>
          <table:table-cell office:value-type="float" office:value="8.4" table:style-name="ce1">
            <text:p>8.4</text:p>
          </table:table-cell>
          <table:table-cell table:number-columns-repeated="16381"/>
        </table:table-row>
        <table:table-row table:style-name="ro1">
          <table:table-cell office:value-type="float" office:value="8691190967338" table:style-name="ce1">
            <text:p>8.69119E+12</text:p>
          </table:table-cell>
          <table:table-cell office:value-type="string" table:style-name="ce1">
            <text:p>GR Nude Look Kremowa pomadka w kredce 02</text:p>
          </table:table-cell>
          <table:table-cell office:value-type="float" office:value="8.4" table:style-name="ce1">
            <text:p>8.4</text:p>
          </table:table-cell>
          <table:table-cell table:number-columns-repeated="16381"/>
        </table:table-row>
        <table:table-row table:style-name="ro1">
          <table:table-cell office:value-type="float" office:value="8691190967345" table:style-name="ce1">
            <text:p>8.69119E+12</text:p>
          </table:table-cell>
          <table:table-cell office:value-type="string" table:style-name="ce1">
            <text:p>GR Nude Look Kremowa pomadka w kredce 03</text:p>
          </table:table-cell>
          <table:table-cell office:value-type="float" office:value="8.4" table:style-name="ce1">
            <text:p>8.4</text:p>
          </table:table-cell>
          <table:table-cell table:number-columns-repeated="16381"/>
        </table:table-row>
        <table:table-row table:style-name="ro1">
          <table:table-cell office:value-type="float" office:value="8691190967352" table:style-name="ce1">
            <text:p>8.69119E+12</text:p>
          </table:table-cell>
          <table:table-cell office:value-type="string" table:style-name="ce1">
            <text:p>GR Nude Look Kremowa pomadka w kredce 04</text:p>
          </table:table-cell>
          <table:table-cell office:value-type="float" office:value="8.4" table:style-name="ce1">
            <text:p>8.4</text:p>
          </table:table-cell>
          <table:table-cell table:number-columns-repeated="16381"/>
        </table:table-row>
        <table:table-row table:style-name="ro1">
          <table:table-cell office:value-type="float" office:value="8691190967369" table:style-name="ce1">
            <text:p>8.69119E+12</text:p>
          </table:table-cell>
          <table:table-cell office:value-type="string" table:style-name="ce1">
            <text:p>GR Nude Look Lakier do paznokci 01</text:p>
          </table:table-cell>
          <table:table-cell office:value-type="float" office:value="3.66" table:style-name="ce1">
            <text:p>3.66</text:p>
          </table:table-cell>
          <table:table-cell table:number-columns-repeated="16381"/>
        </table:table-row>
        <table:table-row table:style-name="ro1">
          <table:table-cell office:value-type="float" office:value="8691190967376" table:style-name="ce1">
            <text:p>8.69119E+12</text:p>
          </table:table-cell>
          <table:table-cell office:value-type="string" table:style-name="ce1">
            <text:p>GR Nude Look Lakier do paznokci 02</text:p>
          </table:table-cell>
          <table:table-cell office:value-type="float" office:value="3.66" table:style-name="ce1">
            <text:p>3.66</text:p>
          </table:table-cell>
          <table:table-cell table:number-columns-repeated="16381"/>
        </table:table-row>
        <table:table-row table:style-name="ro1">
          <table:table-cell office:value-type="float" office:value="8691190967383" table:style-name="ce1">
            <text:p>8.69119E+12</text:p>
          </table:table-cell>
          <table:table-cell office:value-type="string" table:style-name="ce1">
            <text:p>GR Nude Look Lakier do paznokci 03</text:p>
          </table:table-cell>
          <table:table-cell office:value-type="float" office:value="3.66" table:style-name="ce1">
            <text:p>3.66</text:p>
          </table:table-cell>
          <table:table-cell table:number-columns-repeated="16381"/>
        </table:table-row>
        <table:table-row table:style-name="ro1">
          <table:table-cell office:value-type="float" office:value="8691190967390" table:style-name="ce1">
            <text:p>8.69119E+12</text:p>
          </table:table-cell>
          <table:table-cell office:value-type="string" table:style-name="ce1">
            <text:p>GR Nude Look Lakier do paznokci 04</text:p>
          </table:table-cell>
          <table:table-cell office:value-type="float" office:value="3.66" table:style-name="ce1">
            <text:p>3.66</text:p>
          </table:table-cell>
          <table:table-cell table:number-columns-repeated="16381"/>
        </table:table-row>
        <table:table-row table:style-name="ro1">
          <table:table-cell office:value-type="float" office:value="8691190967284" table:style-name="ce1">
            <text:p>8.69119E+12</text:p>
          </table:table-cell>
          <table:table-cell office:value-type="string" table:style-name="ce1">
            <text:p>GR Nude Look Matowa pomadka do ust 01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291" table:style-name="ce1">
            <text:p>8.69119E+12</text:p>
          </table:table-cell>
          <table:table-cell office:value-type="string" table:style-name="ce1">
            <text:p>GR Nude Look Matowa pomadka do ust 02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307" table:style-name="ce1">
            <text:p>8.69119E+12</text:p>
          </table:table-cell>
          <table:table-cell office:value-type="string" table:style-name="ce1">
            <text:p>GR Nude Look Matowa pomadka do ust 03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444" table:style-name="ce1">
            <text:p>8.69119E+12</text:p>
          </table:table-cell>
          <table:table-cell office:value-type="string" table:style-name="ce1">
            <text:p>GR Nude Look Matowa pomadka w płynie 01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691190967451" table:style-name="ce1">
            <text:p>8.69119E+12</text:p>
          </table:table-cell>
          <table:table-cell office:value-type="string" table:style-name="ce1">
            <text:p>GR Nude Look Matowa pomadka w płynie 02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691190967468" table:style-name="ce1">
            <text:p>8.69119E+12</text:p>
          </table:table-cell>
          <table:table-cell office:value-type="string" table:style-name="ce1">
            <text:p>GR Nude Look Matowa pomadka w płynie 0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691190967161" table:style-name="ce1">
            <text:p>8.69119E+12</text:p>
          </table:table-cell>
          <table:table-cell office:value-type="string" table:style-name="ce1">
            <text:p>GR Nude Look Rozświetlacz w kredce</text:p>
          </table:table-cell>
          <table:table-cell office:value-type="float" office:value="6.19" table:style-name="ce1">
            <text:p>6.19</text:p>
          </table:table-cell>
          <table:table-cell table:number-columns-repeated="16381"/>
        </table:table-row>
        <table:table-row table:style-name="ro1">
          <table:table-cell office:value-type="float" office:value="8691190967482" table:style-name="ce1">
            <text:p>8.69119E+12</text:p>
          </table:table-cell>
          <table:table-cell office:value-type="string" table:style-name="ce1">
            <text:p>GR Nude Look Tusz do rzęs zwiększ. objętość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8691190967499" table:style-name="ce1">
            <text:p>8.69119E+12</text:p>
          </table:table-cell>
          <table:table-cell office:value-type="string" table:style-name="ce1">
            <text:p>GR Nude Look Wypiekane pudry do twarzy 3 w 1</text:p>
          </table:table-cell>
          <table:table-cell office:value-type="float" office:value="22.25" table:style-name="ce1">
            <text:p>22.25</text:p>
          </table:table-cell>
          <table:table-cell table:number-columns-repeated="16381"/>
        </table:table-row>
        <table:table-row table:style-name="ro1">
          <table:table-cell office:value-type="float" office:value="8691190967246" table:style-name="ce1">
            <text:p>8.69119E+12</text:p>
          </table:table-cell>
          <table:table-cell office:value-type="string" table:style-name="ce1">
            <text:p>GR Nude Look Wypiekany matowy cień do powiek 01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253" table:style-name="ce1">
            <text:p>8.69119E+12</text:p>
          </table:table-cell>
          <table:table-cell office:value-type="string" table:style-name="ce1">
            <text:p>GR Nude Look Wypiekany perłowy cień do powiek 01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260" table:style-name="ce1">
            <text:p>8.69119E+12</text:p>
          </table:table-cell>
          <table:table-cell office:value-type="string" table:style-name="ce1">
            <text:p>GR Nude Look Wypiekany perłowy cień do powiek 02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967192" table:style-name="ce1">
            <text:p>8.69119E+12</text:p>
          </table:table-cell>
          <table:table-cell office:value-type="string" table:style-name="ce1">
            <text:p>GR Nude Look Wypiekany puder do twarzy</text:p>
          </table:table-cell>
          <table:table-cell office:value-type="float" office:value="14.78" table:style-name="ce1">
            <text:p>14.78</text:p>
          </table:table-cell>
          <table:table-cell table:number-columns-repeated="16381"/>
        </table:table-row>
        <table:table-row table:style-name="ro1">
          <table:table-cell office:value-type="float" office:value="8691190967208" table:style-name="ce1">
            <text:p>8.69119E+12</text:p>
          </table:table-cell>
          <table:table-cell office:value-type="string" table:style-name="ce1">
            <text:p>GR Nude Look Wypiekany róż do twarzy 001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8691190120818" table:style-name="ce1">
            <text:p>8.69119E+12</text:p>
          </table:table-cell>
          <table:table-cell office:value-type="string" table:style-name="ce1">
            <text:p>GR Paleta do konturowania 01</text:p>
          </table:table-cell>
          <table:table-cell office:value-type="float" office:value="12.79" table:style-name="ce1">
            <text:p>12.79</text:p>
          </table:table-cell>
          <table:table-cell table:number-columns-repeated="16381"/>
        </table:table-row>
        <table:table-row table:style-name="ro1">
          <table:table-cell office:value-type="float" office:value="8691190965914" table:style-name="ce1">
            <text:p>8.69119E+12</text:p>
          </table:table-cell>
          <table:table-cell office:value-type="string" table:style-name="ce1">
            <text:p>GR Paleta Potrójna rozświetlająca do twarzy</text:p>
          </table:table-cell>
          <table:table-cell office:value-type="float" office:value="20.49" table:style-name="ce1">
            <text:p>20.49</text:p>
          </table:table-cell>
          <table:table-cell table:number-columns-repeated="16381"/>
        </table:table-row>
        <table:table-row table:style-name="ro1">
          <table:table-cell office:value-type="float" office:value="8691190966607" table:style-name="ce1">
            <text:p>8.69119E+12</text:p>
          </table:table-cell>
          <table:table-cell office:value-type="string" table:style-name="ce1">
            <text:p>GR Paleta Wielofunkcyjna 01 do makijażu City&amp;Style</text:p>
          </table:table-cell>
          <table:table-cell office:value-type="float" office:value="20.79" table:style-name="ce1">
            <text:p>20.79</text:p>
          </table:table-cell>
          <table:table-cell table:number-columns-repeated="16381"/>
        </table:table-row>
        <table:table-row table:style-name="ro1">
          <table:table-cell office:value-type="float" office:value="8691190966614" table:style-name="ce1">
            <text:p>8.69119E+12</text:p>
          </table:table-cell>
          <table:table-cell office:value-type="string" table:style-name="ce1">
            <text:p>GR Paleta Wielofunkcyjna 02 do makijażu City&amp;Style</text:p>
          </table:table-cell>
          <table:table-cell office:value-type="float" office:value="20.79" table:style-name="ce1">
            <text:p>20.79</text:p>
          </table:table-cell>
          <table:table-cell table:number-columns-repeated="16381"/>
        </table:table-row>
        <table:table-row table:style-name="ro1">
          <table:table-cell office:value-type="float" office:value="8691190071028" table:style-name="ce1">
            <text:p>8.69119E+12</text:p>
          </table:table-cell>
          <table:table-cell office:value-type="string" table:style-name="ce1">
            <text:p>GR PALETTE 102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035" table:style-name="ce1">
            <text:p>8.69119E+12</text:p>
          </table:table-cell>
          <table:table-cell office:value-type="string" table:style-name="ce1">
            <text:p>GR PALETTE 103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042" table:style-name="ce1">
            <text:p>8.69119E+12</text:p>
          </table:table-cell>
          <table:table-cell office:value-type="string" table:style-name="ce1">
            <text:p>GR PALETTE 104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066" table:style-name="ce1">
            <text:p>8.69119E+12</text:p>
          </table:table-cell>
          <table:table-cell office:value-type="string" table:style-name="ce1">
            <text:p>GR PALETTE 106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097" table:style-name="ce1">
            <text:p>8.69119E+12</text:p>
          </table:table-cell>
          <table:table-cell office:value-type="string" table:style-name="ce1">
            <text:p>GR PALETTE 109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110" table:style-name="ce1">
            <text:p>8.69119E+12</text:p>
          </table:table-cell>
          <table:table-cell office:value-type="string" table:style-name="ce1">
            <text:p>GR PALETTE 111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127" table:style-name="ce1">
            <text:p>8.69119E+12</text:p>
          </table:table-cell>
          <table:table-cell office:value-type="string" table:style-name="ce1">
            <text:p>GR PALETTE 112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071134" table:style-name="ce1">
            <text:p>8.69119E+12</text:p>
          </table:table-cell>
          <table:table-cell office:value-type="string" table:style-name="ce1">
            <text:p>GR PALETTE 113 CIEŃ DO POWIEK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8691190965402" table:style-name="ce1">
            <text:p>8.69119E+12</text:p>
          </table:table-cell>
          <table:table-cell office:value-type="string" table:style-name="ce1">
            <text:p>GR Panoramic Lashes Tusz do rzęs zwiększ. objętość</text:p>
          </table:table-cell>
          <table:table-cell office:value-type="float" office:value="9.5299999999999994" table:style-name="ce1">
            <text:p>9.53</text:p>
          </table:table-cell>
          <table:table-cell table:number-columns-repeated="16381"/>
        </table:table-row>
        <table:table-row table:style-name="ro1">
          <table:table-cell office:value-type="float" office:value="8691190066673" table:style-name="ce1">
            <text:p>8.69119E+12</text:p>
          </table:table-cell>
          <table:table-cell office:value-type="string" table:style-name="ce1">
            <text:p>GR PERFECT LASHES TUSZ DO KRESEK CZARNY</text:p>
          </table:table-cell>
          <table:table-cell office:value-type="float" office:value="5.71" table:style-name="ce1">
            <text:p>5.71</text:p>
          </table:table-cell>
          <table:table-cell table:number-columns-repeated="16381"/>
        </table:table-row>
        <table:table-row table:style-name="ro1">
          <table:table-cell office:value-type="float" office:value="8691190066529" table:style-name="ce1">
            <text:p>8.69119E+12</text:p>
          </table:table-cell>
          <table:table-cell office:value-type="string" table:style-name="ce1">
            <text:p>GR PERFECT LASHES TUSZ NIEBIESKI</text:p>
          </table:table-cell>
          <table:table-cell office:value-type="float" office:value="5.71" table:style-name="ce1">
            <text:p>5.71</text:p>
          </table:table-cell>
          <table:table-cell table:number-columns-repeated="16381"/>
        </table:table-row>
        <table:table-row table:style-name="ro1">
          <table:table-cell office:value-type="float" office:value="8691190066475" table:style-name="ce1">
            <text:p>8.69119E+12</text:p>
          </table:table-cell>
          <table:table-cell office:value-type="string" table:style-name="ce1">
            <text:p>GR PERFECT LASHES TUSZ POGRUBIA I WYDŁUŻA</text:p>
          </table:table-cell>
          <table:table-cell office:value-type="float" office:value="5.71" table:style-name="ce1">
            <text:p>5.71</text:p>
          </table:table-cell>
          <table:table-cell table:number-columns-repeated="16381"/>
        </table:table-row>
        <table:table-row table:style-name="ro1">
          <table:table-cell office:value-type="float" office:value="8691190066635" table:style-name="ce1">
            <text:p>8.69119E+12</text:p>
          </table:table-cell>
          <table:table-cell office:value-type="string" table:style-name="ce1">
            <text:p>GR PERFECT LASHES TUSZ POGRUBIAJĄCY X4</text:p>
          </table:table-cell>
          <table:table-cell office:value-type="float" office:value="5.71" table:style-name="ce1">
            <text:p>5.71</text:p>
          </table:table-cell>
          <table:table-cell table:number-columns-repeated="16381"/>
        </table:table-row>
        <table:table-row table:style-name="ro1">
          <table:table-cell office:value-type="float" office:value="8691190066512" table:style-name="ce1">
            <text:p>8.69119E+12</text:p>
          </table:table-cell>
          <table:table-cell office:value-type="string" table:style-name="ce1">
            <text:p>GR PERFECT LASHES TUSZ WODOODPORNY</text:p>
          </table:table-cell>
          <table:table-cell office:value-type="float" office:value="5.71" table:style-name="ce1">
            <text:p>5.71</text:p>
          </table:table-cell>
          <table:table-cell table:number-columns-repeated="16381"/>
        </table:table-row>
        <table:table-row table:style-name="ro1">
          <table:table-cell office:value-type="float" office:value="8691190070281" table:style-name="ce1">
            <text:p>8.69119E+12</text:p>
          </table:table-cell>
          <table:table-cell office:value-type="string" table:style-name="ce1">
            <text:p>GR PŁATKI KOSMETYCZNE</text:p>
          </table:table-cell>
          <table:table-cell office:value-type="float" office:value="2.8" table:style-name="ce1">
            <text:p>2.8</text:p>
          </table:table-cell>
          <table:table-cell table:number-columns-repeated="16381"/>
        </table:table-row>
        <table:table-row table:style-name="ro1">
          <table:table-cell office:value-type="float" office:value="8691190108014" table:style-name="ce1">
            <text:p>8.69119E+12</text:p>
          </table:table-cell>
          <table:table-cell office:value-type="string" table:style-name="ce1">
            <text:p>GR PODKŁAD W SZTYFCIE 01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8691190108021" table:style-name="ce1">
            <text:p>8.69119E+12</text:p>
          </table:table-cell>
          <table:table-cell office:value-type="string" table:style-name="ce1">
            <text:p>GR PODKŁAD W SZTYFCIE 02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8691190108045" table:style-name="ce1">
            <text:p>8.69119E+12</text:p>
          </table:table-cell>
          <table:table-cell office:value-type="string" table:style-name="ce1">
            <text:p>GR PODKŁAD W SZTYFCIE 04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8691190108052" table:style-name="ce1">
            <text:p>8.69119E+12</text:p>
          </table:table-cell>
          <table:table-cell office:value-type="string" table:style-name="ce1">
            <text:p>GR PODKŁAD W SZTYFCIE 0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8691190108069" table:style-name="ce1">
            <text:p>8.69119E+12</text:p>
          </table:table-cell>
          <table:table-cell office:value-type="string" table:style-name="ce1">
            <text:p>GR PODKŁAD W SZTYFCIE 06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8691190070052" table:style-name="ce1">
            <text:p>8.69119E+12</text:p>
          </table:table-cell>
          <table:table-cell office:value-type="string" table:style-name="ce1">
            <text:p>GR POMADKA OCHRONNA CLASSIC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691190070045" table:style-name="ce1">
            <text:p>8.69119E+12</text:p>
          </table:table-cell>
          <table:table-cell office:value-type="string" table:style-name="ce1">
            <text:p>GR POMADKA OCHRONNA OWOC GRANATU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691190070076" table:style-name="ce1">
            <text:p>8.69119E+12</text:p>
          </table:table-cell>
          <table:table-cell office:value-type="string" table:style-name="ce1">
            <text:p>GR POMADKA OCHRONNA PERŁOWA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691190070069" table:style-name="ce1">
            <text:p>8.69119E+12</text:p>
          </table:table-cell>
          <table:table-cell office:value-type="string" table:style-name="ce1">
            <text:p>GR POMADKA OCHRONNA TRUSKAWKA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691190069995" table:style-name="ce1">
            <text:p>8.69119E+12</text:p>
          </table:table-cell>
          <table:table-cell office:value-type="string" table:style-name="ce1">
            <text:p>GR POMADKA OCHRONNA WIŚNIA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691190891039" table:style-name="ce1">
            <text:p>8.69119E+12</text:p>
          </table:table-cell>
          <table:table-cell office:value-type="string" table:style-name="ce1">
            <text:p>GR POMADKA Z WOSKIEM 10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046" table:style-name="ce1">
            <text:p>8.69119E+12</text:p>
          </table:table-cell>
          <table:table-cell office:value-type="string" table:style-name="ce1">
            <text:p>GR POMADKA Z WOSKIEM 10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145" table:style-name="ce1">
            <text:p>8.69119E+12</text:p>
          </table:table-cell>
          <table:table-cell office:value-type="string" table:style-name="ce1">
            <text:p>GR POMADKA Z WOSKIEM 11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152" table:style-name="ce1">
            <text:p>8.69119E+12</text:p>
          </table:table-cell>
          <table:table-cell office:value-type="string" table:style-name="ce1">
            <text:p>GR POMADKA Z WOSKIEM 11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169" table:style-name="ce1">
            <text:p>8.69119E+12</text:p>
          </table:table-cell>
          <table:table-cell office:value-type="string" table:style-name="ce1">
            <text:p>GR POMADKA Z WOSKIEM 11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176" table:style-name="ce1">
            <text:p>8.69119E+12</text:p>
          </table:table-cell>
          <table:table-cell office:value-type="string" table:style-name="ce1">
            <text:p>GR POMADKA Z WOSKIEM 11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183" table:style-name="ce1">
            <text:p>8.69119E+12</text:p>
          </table:table-cell>
          <table:table-cell office:value-type="string" table:style-name="ce1">
            <text:p>GR POMADKA Z WOSKIEM 11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06" table:style-name="ce1">
            <text:p>8.69119E+12</text:p>
          </table:table-cell>
          <table:table-cell office:value-type="string" table:style-name="ce1">
            <text:p>GR POMADKA Z WOSKIEM 12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13" table:style-name="ce1">
            <text:p>8.69119E+12</text:p>
          </table:table-cell>
          <table:table-cell office:value-type="string" table:style-name="ce1">
            <text:p>GR POMADKA Z WOSKIEM 12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20" table:style-name="ce1">
            <text:p>8.69119E+12</text:p>
          </table:table-cell>
          <table:table-cell office:value-type="string" table:style-name="ce1">
            <text:p>GR POMADKA Z WOSKIEM 122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37" table:style-name="ce1">
            <text:p>8.69119E+12</text:p>
          </table:table-cell>
          <table:table-cell office:value-type="string" table:style-name="ce1">
            <text:p>GR POMADKA Z WOSKIEM 12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68" table:style-name="ce1">
            <text:p>8.69119E+12</text:p>
          </table:table-cell>
          <table:table-cell office:value-type="string" table:style-name="ce1">
            <text:p>GR POMADKA Z WOSKIEM 12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75" table:style-name="ce1">
            <text:p>8.69119E+12</text:p>
          </table:table-cell>
          <table:table-cell office:value-type="string" table:style-name="ce1">
            <text:p>GR POMADKA Z WOSKIEM 12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282" table:style-name="ce1">
            <text:p>8.69119E+12</text:p>
          </table:table-cell>
          <table:table-cell office:value-type="string" table:style-name="ce1">
            <text:p>GR POMADKA Z WOSKIEM 12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312" table:style-name="ce1">
            <text:p>8.69119E+12</text:p>
          </table:table-cell>
          <table:table-cell office:value-type="string" table:style-name="ce1">
            <text:p>GR POMADKA Z WOSKIEM 13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398" table:style-name="ce1">
            <text:p>8.69119E+12</text:p>
          </table:table-cell>
          <table:table-cell office:value-type="string" table:style-name="ce1">
            <text:p>GR POMADKA Z WOSKIEM 139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04" table:style-name="ce1">
            <text:p>8.69119E+12</text:p>
          </table:table-cell>
          <table:table-cell office:value-type="string" table:style-name="ce1">
            <text:p>GR POMADKA Z WOSKIEM 14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11" table:style-name="ce1">
            <text:p>8.69119E+12</text:p>
          </table:table-cell>
          <table:table-cell office:value-type="string" table:style-name="ce1">
            <text:p>GR POMADKA Z WOSKIEM 14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28" table:style-name="ce1">
            <text:p>8.69119E+12</text:p>
          </table:table-cell>
          <table:table-cell office:value-type="string" table:style-name="ce1">
            <text:p>GR POMADKA Z WOSKIEM 142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35" table:style-name="ce1">
            <text:p>8.69119E+12</text:p>
          </table:table-cell>
          <table:table-cell office:value-type="string" table:style-name="ce1">
            <text:p>GR POMADKA Z WOSKIEM 14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42" table:style-name="ce1">
            <text:p>8.69119E+12</text:p>
          </table:table-cell>
          <table:table-cell office:value-type="string" table:style-name="ce1">
            <text:p>GR POMADKA Z WOSKIEM 14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59" table:style-name="ce1">
            <text:p>8.69119E+12</text:p>
          </table:table-cell>
          <table:table-cell office:value-type="string" table:style-name="ce1">
            <text:p>GR POMADKA Z WOSKIEM 14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66" table:style-name="ce1">
            <text:p>8.69119E+12</text:p>
          </table:table-cell>
          <table:table-cell office:value-type="string" table:style-name="ce1">
            <text:p>GR POMADKA Z WOSKIEM 14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73" table:style-name="ce1">
            <text:p>8.69119E+12</text:p>
          </table:table-cell>
          <table:table-cell office:value-type="string" table:style-name="ce1">
            <text:p>GR POMADKA Z WOSKIEM 14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80" table:style-name="ce1">
            <text:p>8.69119E+12</text:p>
          </table:table-cell>
          <table:table-cell office:value-type="string" table:style-name="ce1">
            <text:p>GR POMADKA Z WOSKIEM 14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497" table:style-name="ce1">
            <text:p>8.69119E+12</text:p>
          </table:table-cell>
          <table:table-cell office:value-type="string" table:style-name="ce1">
            <text:p>GR POMADKA Z WOSKIEM 149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03" table:style-name="ce1">
            <text:p>8.69119E+12</text:p>
          </table:table-cell>
          <table:table-cell office:value-type="string" table:style-name="ce1">
            <text:p>GR POMADKA Z WOSKIEM 15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10" table:style-name="ce1">
            <text:p>8.69119E+12</text:p>
          </table:table-cell>
          <table:table-cell office:value-type="string" table:style-name="ce1">
            <text:p>GR POMADKA Z WOSKIEM 15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34" table:style-name="ce1">
            <text:p>8.69119E+12</text:p>
          </table:table-cell>
          <table:table-cell office:value-type="string" table:style-name="ce1">
            <text:p>GR POMADKA Z WOSKIEM 15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41" table:style-name="ce1">
            <text:p>8.69119E+12</text:p>
          </table:table-cell>
          <table:table-cell office:value-type="string" table:style-name="ce1">
            <text:p>GR POMADKA Z WOSKIEM 15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65" table:style-name="ce1">
            <text:p>8.69119E+12</text:p>
          </table:table-cell>
          <table:table-cell office:value-type="string" table:style-name="ce1">
            <text:p>GR POMADKA Z WOSKIEM 15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72" table:style-name="ce1">
            <text:p>8.69119E+12</text:p>
          </table:table-cell>
          <table:table-cell office:value-type="string" table:style-name="ce1">
            <text:p>GR POMADKA Z WOSKIEM 15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89" table:style-name="ce1">
            <text:p>8.69119E+12</text:p>
          </table:table-cell>
          <table:table-cell office:value-type="string" table:style-name="ce1">
            <text:p>GR POMADKA Z WOSKIEM 15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596" table:style-name="ce1">
            <text:p>8.69119E+12</text:p>
          </table:table-cell>
          <table:table-cell office:value-type="string" table:style-name="ce1">
            <text:p>GR POMADKA Z WOSKIEM 159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02" table:style-name="ce1">
            <text:p>8.69119E+12</text:p>
          </table:table-cell>
          <table:table-cell office:value-type="string" table:style-name="ce1">
            <text:p>GR POMADKA Z WOSKIEM 16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19" table:style-name="ce1">
            <text:p>8.69119E+12</text:p>
          </table:table-cell>
          <table:table-cell office:value-type="string" table:style-name="ce1">
            <text:p>GR POMADKA Z WOSKIEM 16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33" table:style-name="ce1">
            <text:p>8.69119E+12</text:p>
          </table:table-cell>
          <table:table-cell office:value-type="string" table:style-name="ce1">
            <text:p>GR POMADKA Z WOSKIEM 16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40" table:style-name="ce1">
            <text:p>8.69119E+12</text:p>
          </table:table-cell>
          <table:table-cell office:value-type="string" table:style-name="ce1">
            <text:p>GR POMADKA Z WOSKIEM 16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57" table:style-name="ce1">
            <text:p>8.69119E+12</text:p>
          </table:table-cell>
          <table:table-cell office:value-type="string" table:style-name="ce1">
            <text:p>GR POMADKA Z WOSKIEM 16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64" table:style-name="ce1">
            <text:p>8.69119E+12</text:p>
          </table:table-cell>
          <table:table-cell office:value-type="string" table:style-name="ce1">
            <text:p>GR POMADKA Z WOSKIEM 16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71" table:style-name="ce1">
            <text:p>8.69119E+12</text:p>
          </table:table-cell>
          <table:table-cell office:value-type="string" table:style-name="ce1">
            <text:p>GR POMADKA Z WOSKIEM 16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1688" table:style-name="ce1">
            <text:p>8.69119E+12</text:p>
          </table:table-cell>
          <table:table-cell office:value-type="string" table:style-name="ce1">
            <text:p>GR POMADKA Z WOSKIEM 16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06" table:style-name="ce1">
            <text:p>8.69119E+12</text:p>
          </table:table-cell>
          <table:table-cell office:value-type="string" table:style-name="ce1">
            <text:p>GR POMADKA Z WOSKIEM 5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13" table:style-name="ce1">
            <text:p>8.69119E+12</text:p>
          </table:table-cell>
          <table:table-cell office:value-type="string" table:style-name="ce1">
            <text:p>GR POMADKA Z WOSKIEM 5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20" table:style-name="ce1">
            <text:p>8.69119E+12</text:p>
          </table:table-cell>
          <table:table-cell office:value-type="string" table:style-name="ce1">
            <text:p>GR POMADKA Z WOSKIEM 52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37" table:style-name="ce1">
            <text:p>8.69119E+12</text:p>
          </table:table-cell>
          <table:table-cell office:value-type="string" table:style-name="ce1">
            <text:p>GR POMADKA Z WOSKIEM 5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44" table:style-name="ce1">
            <text:p>8.69119E+12</text:p>
          </table:table-cell>
          <table:table-cell office:value-type="string" table:style-name="ce1">
            <text:p>GR POMADKA Z WOSKIEM 5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51" table:style-name="ce1">
            <text:p>8.69119E+12</text:p>
          </table:table-cell>
          <table:table-cell office:value-type="string" table:style-name="ce1">
            <text:p>GR POMADKA Z WOSKIEM 5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68" table:style-name="ce1">
            <text:p>8.69119E+12</text:p>
          </table:table-cell>
          <table:table-cell office:value-type="string" table:style-name="ce1">
            <text:p>GR POMADKA Z WOSKIEM 5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575" table:style-name="ce1">
            <text:p>8.69119E+12</text:p>
          </table:table-cell>
          <table:table-cell office:value-type="string" table:style-name="ce1">
            <text:p>GR POMADKA Z WOSKIEM 5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05" table:style-name="ce1">
            <text:p>8.69119E+12</text:p>
          </table:table-cell>
          <table:table-cell office:value-type="string" table:style-name="ce1">
            <text:p>GR POMADKA Z WOSKIEM 6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12" table:style-name="ce1">
            <text:p>8.69119E+12</text:p>
          </table:table-cell>
          <table:table-cell office:value-type="string" table:style-name="ce1">
            <text:p>GR POMADKA Z WOSKIEM 6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36" table:style-name="ce1">
            <text:p>8.69119E+12</text:p>
          </table:table-cell>
          <table:table-cell office:value-type="string" table:style-name="ce1">
            <text:p>GR POMADKA Z WOSKIEM 6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43" table:style-name="ce1">
            <text:p>8.69119E+12</text:p>
          </table:table-cell>
          <table:table-cell office:value-type="string" table:style-name="ce1">
            <text:p>GR POMADKA Z WOSKIEM 6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50" table:style-name="ce1">
            <text:p>8.69119E+12</text:p>
          </table:table-cell>
          <table:table-cell office:value-type="string" table:style-name="ce1">
            <text:p>GR POMADKA Z WOSKIEM 6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674" table:style-name="ce1">
            <text:p>8.69119E+12</text:p>
          </table:table-cell>
          <table:table-cell office:value-type="string" table:style-name="ce1">
            <text:p>GR POMADKA Z WOSKIEM 67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704" table:style-name="ce1">
            <text:p>8.69119E+12</text:p>
          </table:table-cell>
          <table:table-cell office:value-type="string" table:style-name="ce1">
            <text:p>GR POMADKA Z WOSKIEM 7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711" table:style-name="ce1">
            <text:p>8.69119E+12</text:p>
          </table:table-cell>
          <table:table-cell office:value-type="string" table:style-name="ce1">
            <text:p>GR POMADKA Z WOSKIEM 7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735" table:style-name="ce1">
            <text:p>8.69119E+12</text:p>
          </table:table-cell>
          <table:table-cell office:value-type="string" table:style-name="ce1">
            <text:p>GR POMADKA Z WOSKIEM 73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742" table:style-name="ce1">
            <text:p>8.69119E+12</text:p>
          </table:table-cell>
          <table:table-cell office:value-type="string" table:style-name="ce1">
            <text:p>GR POMADKA Z WOSKIEM 7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766" table:style-name="ce1">
            <text:p>8.69119E+12</text:p>
          </table:table-cell>
          <table:table-cell office:value-type="string" table:style-name="ce1">
            <text:p>GR POMADKA Z WOSKIEM 76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810" table:style-name="ce1">
            <text:p>8.69119E+12</text:p>
          </table:table-cell>
          <table:table-cell office:value-type="string" table:style-name="ce1">
            <text:p>GR POMADKA Z WOSKIEM 81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827" table:style-name="ce1">
            <text:p>8.69119E+12</text:p>
          </table:table-cell>
          <table:table-cell office:value-type="string" table:style-name="ce1">
            <text:p>GR POMADKA Z WOSKIEM 82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858" table:style-name="ce1">
            <text:p>8.69119E+12</text:p>
          </table:table-cell>
          <table:table-cell office:value-type="string" table:style-name="ce1">
            <text:p>GR POMADKA Z WOSKIEM 8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902" table:style-name="ce1">
            <text:p>8.69119E+12</text:p>
          </table:table-cell>
          <table:table-cell office:value-type="string" table:style-name="ce1">
            <text:p>GR POMADKA Z WOSKIEM 90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940" table:style-name="ce1">
            <text:p>8.69119E+12</text:p>
          </table:table-cell>
          <table:table-cell office:value-type="string" table:style-name="ce1">
            <text:p>GR POMADKA Z WOSKIEM 94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988" table:style-name="ce1">
            <text:p>8.69119E+12</text:p>
          </table:table-cell>
          <table:table-cell office:value-type="string" table:style-name="ce1">
            <text:p>GR POMADKA Z WOSKIEM 98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890995" table:style-name="ce1">
            <text:p>8.69119E+12</text:p>
          </table:table-cell>
          <table:table-cell office:value-type="string" table:style-name="ce1">
            <text:p>GR POMADKA Z WOSKIEM 99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8691190068523" table:style-name="ce1">
            <text:p>8.69119E+12</text:p>
          </table:table-cell>
          <table:table-cell office:value-type="string" table:style-name="ce1">
            <text:p>GR PRECISION LINER CZARNY</text:p>
          </table:table-cell>
          <table:table-cell office:value-type="float" office:value="12.22" table:style-name="ce1">
            <text:p>12.22</text:p>
          </table:table-cell>
          <table:table-cell table:number-columns-repeated="16381"/>
        </table:table-row>
        <table:table-row table:style-name="ro1">
          <table:table-cell office:value-type="float" office:value="8691190517618" table:style-name="ce1">
            <text:p>8.69119E+12</text:p>
          </table:table-cell>
          <table:table-cell office:value-type="string" table:style-name="ce1">
            <text:p>GR Przyciemniająca maskara do brwi 001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25" table:style-name="ce1">
            <text:p>8.69119E+12</text:p>
          </table:table-cell>
          <table:table-cell office:value-type="string" table:style-name="ce1">
            <text:p>GR Przyciemniająca maskara do brwi 002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32" table:style-name="ce1">
            <text:p>8.69119E+12</text:p>
          </table:table-cell>
          <table:table-cell office:value-type="string" table:style-name="ce1">
            <text:p>GR Przyciemniająca maskara do brwi 003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49" table:style-name="ce1">
            <text:p>8.69119E+12</text:p>
          </table:table-cell>
          <table:table-cell office:value-type="string" table:style-name="ce1">
            <text:p>GR Przyciemniająca maskara do brwi 004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56" table:style-name="ce1">
            <text:p>8.69119E+12</text:p>
          </table:table-cell>
          <table:table-cell office:value-type="string" table:style-name="ce1">
            <text:p>GR Przyciemniająca maskara do brwi 005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63" table:style-name="ce1">
            <text:p>8.69119E+12</text:p>
          </table:table-cell>
          <table:table-cell office:value-type="string" table:style-name="ce1">
            <text:p>GR Przyciemniająca maskara do brwi 006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517670" table:style-name="ce1">
            <text:p>8.69119E+12</text:p>
          </table:table-cell>
          <table:table-cell office:value-type="string" table:style-name="ce1">
            <text:p>GR Przyciemniająca maskara do brwi 007</text:p>
          </table:table-cell>
          <table:table-cell office:value-type="float" office:value="8.06" table:style-name="ce1">
            <text:p>8.06</text:p>
          </table:table-cell>
          <table:table-cell table:number-columns-repeated="16381"/>
        </table:table-row>
        <table:table-row table:style-name="ro1">
          <table:table-cell office:value-type="float" office:value="8691190445010" table:style-name="ce1">
            <text:p>8.69119E+12</text:p>
          </table:table-cell>
          <table:table-cell office:value-type="string" table:style-name="ce1">
            <text:p>GR PUDER DO BRWI 101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27" table:style-name="ce1">
            <text:p>8.69119E+12</text:p>
          </table:table-cell>
          <table:table-cell office:value-type="string" table:style-name="ce1">
            <text:p>GR PUDER DO BRWI 102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34" table:style-name="ce1">
            <text:p>8.69119E+12</text:p>
          </table:table-cell>
          <table:table-cell office:value-type="string" table:style-name="ce1">
            <text:p>GR PUDER DO BRWI 103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41" table:style-name="ce1">
            <text:p>8.69119E+12</text:p>
          </table:table-cell>
          <table:table-cell office:value-type="string" table:style-name="ce1">
            <text:p>GR PUDER DO BRWI 104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58" table:style-name="ce1">
            <text:p>8.69119E+12</text:p>
          </table:table-cell>
          <table:table-cell office:value-type="string" table:style-name="ce1">
            <text:p>GR PUDER DO BRWI 105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65" table:style-name="ce1">
            <text:p>8.69119E+12</text:p>
          </table:table-cell>
          <table:table-cell office:value-type="string" table:style-name="ce1">
            <text:p>GR PUDER DO BRWI 106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445072" table:style-name="ce1">
            <text:p>8.69119E+12</text:p>
          </table:table-cell>
          <table:table-cell office:value-type="string" table:style-name="ce1">
            <text:p>GR PUDER DO BRWI 107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8691190071141" table:style-name="ce1">
            <text:p>8.69119E+12</text:p>
          </table:table-cell>
          <table:table-cell office:value-type="string" table:style-name="ce1">
            <text:p>GR Puder do brwi w kredce 101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071158" table:style-name="ce1">
            <text:p>8.69119E+12</text:p>
          </table:table-cell>
          <table:table-cell office:value-type="string" table:style-name="ce1">
            <text:p>GR Puder do brwi w kredce 102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071165" table:style-name="ce1">
            <text:p>8.69119E+12</text:p>
          </table:table-cell>
          <table:table-cell office:value-type="string" table:style-name="ce1">
            <text:p>GR Puder do brwi w kredce 103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071172" table:style-name="ce1">
            <text:p>8.69119E+12</text:p>
          </table:table-cell>
          <table:table-cell office:value-type="string" table:style-name="ce1">
            <text:p>GR Puder do brwi w kredce 104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071189" table:style-name="ce1">
            <text:p>8.69119E+12</text:p>
          </table:table-cell>
          <table:table-cell office:value-type="string" table:style-name="ce1">
            <text:p>GR Puder do brwi w kredce 105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071196" table:style-name="ce1">
            <text:p>8.69119E+12</text:p>
          </table:table-cell>
          <table:table-cell office:value-type="string" table:style-name="ce1">
            <text:p>GR Puder do brwi w kredce 106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8691190121648" table:style-name="ce1">
            <text:p>8.69119E+12</text:p>
          </table:table-cell>
          <table:table-cell office:value-type="string" table:style-name="ce1">
            <text:p>GR Puder Matujący Transparentny</text:p>
          </table:table-cell>
          <table:table-cell office:value-type="float" office:value="16.3" table:style-name="ce1">
            <text:p>16.3</text:p>
          </table:table-cell>
          <table:table-cell table:number-columns-repeated="16381"/>
        </table:table-row>
        <table:table-row table:style-name="ro1">
          <table:table-cell office:value-type="float" office:value="8691190741013" table:style-name="ce1">
            <text:p>8.69119E+12</text:p>
          </table:table-cell>
          <table:table-cell office:value-type="string" table:style-name="ce1">
            <text:p>GR PUDER PRASOWANY 101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20" table:style-name="ce1">
            <text:p>8.69119E+12</text:p>
          </table:table-cell>
          <table:table-cell office:value-type="string" table:style-name="ce1">
            <text:p>GR PUDER PRASOWANY 102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44" table:style-name="ce1">
            <text:p>8.69119E+12</text:p>
          </table:table-cell>
          <table:table-cell office:value-type="string" table:style-name="ce1">
            <text:p>GR PUDER PRASOWANY 104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51" table:style-name="ce1">
            <text:p>8.69119E+12</text:p>
          </table:table-cell>
          <table:table-cell office:value-type="string" table:style-name="ce1">
            <text:p>GR PUDER PRASOWANY 105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68" table:style-name="ce1">
            <text:p>8.69119E+12</text:p>
          </table:table-cell>
          <table:table-cell office:value-type="string" table:style-name="ce1">
            <text:p>GR PUDER PRASOWANY 106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75" table:style-name="ce1">
            <text:p>8.69119E+12</text:p>
          </table:table-cell>
          <table:table-cell office:value-type="string" table:style-name="ce1">
            <text:p>GR PUDER PRASOWANY 107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82" table:style-name="ce1">
            <text:p>8.69119E+12</text:p>
          </table:table-cell>
          <table:table-cell office:value-type="string" table:style-name="ce1">
            <text:p>GR PUDER PRASOWANY 108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099" table:style-name="ce1">
            <text:p>8.69119E+12</text:p>
          </table:table-cell>
          <table:table-cell office:value-type="string" table:style-name="ce1">
            <text:p>GR PUDER PRASOWANY 109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741105" table:style-name="ce1">
            <text:p>8.69119E+12</text:p>
          </table:table-cell>
          <table:table-cell office:value-type="string" table:style-name="ce1">
            <text:p>GR PUDER PRASOWANY 110</text:p>
          </table:table-cell>
          <table:table-cell office:value-type="float" office:value="14.2" table:style-name="ce1">
            <text:p>14.2</text:p>
          </table:table-cell>
          <table:table-cell table:number-columns-repeated="16381"/>
        </table:table-row>
        <table:table-row table:style-name="ro1">
          <table:table-cell office:value-type="float" office:value="8691190066239" table:style-name="ce1">
            <text:p>8.69119E+12</text:p>
          </table:table-cell>
          <table:table-cell office:value-type="string" table:style-name="ce1">
            <text:p>GR PUDER W KULKACH 01</text:p>
          </table:table-cell>
          <table:table-cell office:value-type="float" office:value="15.55" table:style-name="ce1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8691190066246" table:style-name="ce1">
            <text:p>8.69119E+12</text:p>
          </table:table-cell>
          <table:table-cell office:value-type="string" table:style-name="ce1">
            <text:p>GR PUDER W KULKACH 02</text:p>
          </table:table-cell>
          <table:table-cell office:value-type="float" office:value="15.55" table:style-name="ce1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8691190066253" table:style-name="ce1">
            <text:p>8.69119E+12</text:p>
          </table:table-cell>
          <table:table-cell office:value-type="string" table:style-name="ce1">
            <text:p>GR PUDER W KULKACH 03</text:p>
          </table:table-cell>
          <table:table-cell office:value-type="float" office:value="15.55" table:style-name="ce1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8691190560010" table:style-name="ce1">
            <text:p>8.69119E+12</text:p>
          </table:table-cell>
          <table:table-cell office:value-type="string" table:style-name="ce1">
            <text:p>GR RICH COLOR 00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27" table:style-name="ce1">
            <text:p>8.69119E+12</text:p>
          </table:table-cell>
          <table:table-cell office:value-type="string" table:style-name="ce1">
            <text:p>GR RICH COLOR 00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34" table:style-name="ce1">
            <text:p>8.69119E+12</text:p>
          </table:table-cell>
          <table:table-cell office:value-type="string" table:style-name="ce1">
            <text:p>GR RICH COLOR 00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41" table:style-name="ce1">
            <text:p>8.69119E+12</text:p>
          </table:table-cell>
          <table:table-cell office:value-type="string" table:style-name="ce1">
            <text:p>GR RICH COLOR 00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58" table:style-name="ce1">
            <text:p>8.69119E+12</text:p>
          </table:table-cell>
          <table:table-cell office:value-type="string" table:style-name="ce1">
            <text:p>GR RICH COLOR 00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65" table:style-name="ce1">
            <text:p>8.69119E+12</text:p>
          </table:table-cell>
          <table:table-cell office:value-type="string" table:style-name="ce1">
            <text:p>GR RICH COLOR 00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72" table:style-name="ce1">
            <text:p>8.69119E+12</text:p>
          </table:table-cell>
          <table:table-cell office:value-type="string" table:style-name="ce1">
            <text:p>GR RICH COLOR 00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743338" table:style-name="ce1">
            <text:p>8.69119E+12</text:p>
          </table:table-cell>
          <table:table-cell office:value-type="string" table:style-name="ce1">
            <text:p>GR RICH COLOR 008 LAKIER DO SZTUCZ.PAZ.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096" table:style-name="ce1">
            <text:p>8.69119E+12</text:p>
          </table:table-cell>
          <table:table-cell office:value-type="string" table:style-name="ce1">
            <text:p>GR RICH COLOR 00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02" table:style-name="ce1">
            <text:p>8.69119E+12</text:p>
          </table:table-cell>
          <table:table-cell office:value-type="string" table:style-name="ce1">
            <text:p>GR RICH COLOR 01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19" table:style-name="ce1">
            <text:p>8.69119E+12</text:p>
          </table:table-cell>
          <table:table-cell office:value-type="string" table:style-name="ce1">
            <text:p>GR RICH COLOR 01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33" table:style-name="ce1">
            <text:p>8.69119E+12</text:p>
          </table:table-cell>
          <table:table-cell office:value-type="string" table:style-name="ce1">
            <text:p>GR RICH COLOR 01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40" table:style-name="ce1">
            <text:p>8.69119E+12</text:p>
          </table:table-cell>
          <table:table-cell office:value-type="string" table:style-name="ce1">
            <text:p>GR RICH COLOR 01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64" table:style-name="ce1">
            <text:p>8.69119E+12</text:p>
          </table:table-cell>
          <table:table-cell office:value-type="string" table:style-name="ce1">
            <text:p>GR RICH COLOR 01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71" table:style-name="ce1">
            <text:p>8.69119E+12</text:p>
          </table:table-cell>
          <table:table-cell office:value-type="string" table:style-name="ce1">
            <text:p>GR RICH COLOR 01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88" table:style-name="ce1">
            <text:p>8.69119E+12</text:p>
          </table:table-cell>
          <table:table-cell office:value-type="string" table:style-name="ce1">
            <text:p>GR RICH COLOR 01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195" table:style-name="ce1">
            <text:p>8.69119E+12</text:p>
          </table:table-cell>
          <table:table-cell office:value-type="string" table:style-name="ce1">
            <text:p>GR RICH COLOR 01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01" table:style-name="ce1">
            <text:p>8.69119E+12</text:p>
          </table:table-cell>
          <table:table-cell office:value-type="string" table:style-name="ce1">
            <text:p>GR RICH COLOR 02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18" table:style-name="ce1">
            <text:p>8.69119E+12</text:p>
          </table:table-cell>
          <table:table-cell office:value-type="string" table:style-name="ce1">
            <text:p>GR RICH COLOR 02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25" table:style-name="ce1">
            <text:p>8.69119E+12</text:p>
          </table:table-cell>
          <table:table-cell office:value-type="string" table:style-name="ce1">
            <text:p>GR RICH COLOR 02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32" table:style-name="ce1">
            <text:p>8.69119E+12</text:p>
          </table:table-cell>
          <table:table-cell office:value-type="string" table:style-name="ce1">
            <text:p>GR RICH COLOR 02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49" table:style-name="ce1">
            <text:p>8.69119E+12</text:p>
          </table:table-cell>
          <table:table-cell office:value-type="string" table:style-name="ce1">
            <text:p>GR RICH COLOR 02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56" table:style-name="ce1">
            <text:p>8.69119E+12</text:p>
          </table:table-cell>
          <table:table-cell office:value-type="string" table:style-name="ce1">
            <text:p>GR RICH COLOR 02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70" table:style-name="ce1">
            <text:p>8.69119E+12</text:p>
          </table:table-cell>
          <table:table-cell office:value-type="string" table:style-name="ce1">
            <text:p>GR RICH COLOR 02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87" table:style-name="ce1">
            <text:p>8.69119E+12</text:p>
          </table:table-cell>
          <table:table-cell office:value-type="string" table:style-name="ce1">
            <text:p>GR RICH COLOR 02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294" table:style-name="ce1">
            <text:p>8.69119E+12</text:p>
          </table:table-cell>
          <table:table-cell office:value-type="string" table:style-name="ce1">
            <text:p>GR RICH COLOR 02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00" table:style-name="ce1">
            <text:p>8.69119E+12</text:p>
          </table:table-cell>
          <table:table-cell office:value-type="string" table:style-name="ce1">
            <text:p>GR RICH COLOR 03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17" table:style-name="ce1">
            <text:p>8.69119E+12</text:p>
          </table:table-cell>
          <table:table-cell office:value-type="string" table:style-name="ce1">
            <text:p>GR RICH COLOR 03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24" table:style-name="ce1">
            <text:p>8.69119E+12</text:p>
          </table:table-cell>
          <table:table-cell office:value-type="string" table:style-name="ce1">
            <text:p>GR RICH COLOR 03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31" table:style-name="ce1">
            <text:p>8.69119E+12</text:p>
          </table:table-cell>
          <table:table-cell office:value-type="string" table:style-name="ce1">
            <text:p>GR RICH COLOR 03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48" table:style-name="ce1">
            <text:p>8.69119E+12</text:p>
          </table:table-cell>
          <table:table-cell office:value-type="string" table:style-name="ce1">
            <text:p>GR RICH COLOR 03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355" table:style-name="ce1">
            <text:p>8.69119E+12</text:p>
          </table:table-cell>
          <table:table-cell office:value-type="string" table:style-name="ce1">
            <text:p>GR RICH COLOR 03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30" table:style-name="ce1">
            <text:p>8.69119E+12</text:p>
          </table:table-cell>
          <table:table-cell office:value-type="string" table:style-name="ce1">
            <text:p>GR RICH COLOR 04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47" table:style-name="ce1">
            <text:p>8.69119E+12</text:p>
          </table:table-cell>
          <table:table-cell office:value-type="string" table:style-name="ce1">
            <text:p>GR RICH COLOR 04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54" table:style-name="ce1">
            <text:p>8.69119E+12</text:p>
          </table:table-cell>
          <table:table-cell office:value-type="string" table:style-name="ce1">
            <text:p>GR RICH COLOR 04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61" table:style-name="ce1">
            <text:p>8.69119E+12</text:p>
          </table:table-cell>
          <table:table-cell office:value-type="string" table:style-name="ce1">
            <text:p>GR RICH COLOR 04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78" table:style-name="ce1">
            <text:p>8.69119E+12</text:p>
          </table:table-cell>
          <table:table-cell office:value-type="string" table:style-name="ce1">
            <text:p>GR RICH COLOR 04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485" table:style-name="ce1">
            <text:p>8.69119E+12</text:p>
          </table:table-cell>
          <table:table-cell office:value-type="string" table:style-name="ce1">
            <text:p>GR RICH COLOR 04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08" table:style-name="ce1">
            <text:p>8.69119E+12</text:p>
          </table:table-cell>
          <table:table-cell office:value-type="string" table:style-name="ce1">
            <text:p>GR RICH COLOR 05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22" table:style-name="ce1">
            <text:p>8.69119E+12</text:p>
          </table:table-cell>
          <table:table-cell office:value-type="string" table:style-name="ce1">
            <text:p>GR RICH COLOR 05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46" table:style-name="ce1">
            <text:p>8.69119E+12</text:p>
          </table:table-cell>
          <table:table-cell office:value-type="string" table:style-name="ce1">
            <text:p>GR RICH COLOR 05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53" table:style-name="ce1">
            <text:p>8.69119E+12</text:p>
          </table:table-cell>
          <table:table-cell office:value-type="string" table:style-name="ce1">
            <text:p>GR RICH COLOR 05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60" table:style-name="ce1">
            <text:p>8.69119E+12</text:p>
          </table:table-cell>
          <table:table-cell office:value-type="string" table:style-name="ce1">
            <text:p>GR RICH COLOR 05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77" table:style-name="ce1">
            <text:p>8.69119E+12</text:p>
          </table:table-cell>
          <table:table-cell office:value-type="string" table:style-name="ce1">
            <text:p>GR RICH COLOR 05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591" table:style-name="ce1">
            <text:p>8.69119E+12</text:p>
          </table:table-cell>
          <table:table-cell office:value-type="string" table:style-name="ce1">
            <text:p>GR RICH COLOR 05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14" table:style-name="ce1">
            <text:p>8.69119E+12</text:p>
          </table:table-cell>
          <table:table-cell office:value-type="string" table:style-name="ce1">
            <text:p>GR RICH COLOR 06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38" table:style-name="ce1">
            <text:p>8.69119E+12</text:p>
          </table:table-cell>
          <table:table-cell office:value-type="string" table:style-name="ce1">
            <text:p>GR RICH COLOR 06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45" table:style-name="ce1">
            <text:p>8.69119E+12</text:p>
          </table:table-cell>
          <table:table-cell office:value-type="string" table:style-name="ce1">
            <text:p>GR RICH COLOR 06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52" table:style-name="ce1">
            <text:p>8.69119E+12</text:p>
          </table:table-cell>
          <table:table-cell office:value-type="string" table:style-name="ce1">
            <text:p>GR RICH COLOR 06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69" table:style-name="ce1">
            <text:p>8.69119E+12</text:p>
          </table:table-cell>
          <table:table-cell office:value-type="string" table:style-name="ce1">
            <text:p>GR RICH COLOR 06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76" table:style-name="ce1">
            <text:p>8.69119E+12</text:p>
          </table:table-cell>
          <table:table-cell office:value-type="string" table:style-name="ce1">
            <text:p>GR RICH COLOR 06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690" table:style-name="ce1">
            <text:p>8.69119E+12</text:p>
          </table:table-cell>
          <table:table-cell office:value-type="string" table:style-name="ce1">
            <text:p>GR RICH COLOR 06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751" table:style-name="ce1">
            <text:p>8.69119E+12</text:p>
          </table:table-cell>
          <table:table-cell office:value-type="string" table:style-name="ce1">
            <text:p>GR RICH COLOR 07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768" table:style-name="ce1">
            <text:p>8.69119E+12</text:p>
          </table:table-cell>
          <table:table-cell office:value-type="string" table:style-name="ce1">
            <text:p>GR RICH COLOR 076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775" table:style-name="ce1">
            <text:p>8.69119E+12</text:p>
          </table:table-cell>
          <table:table-cell office:value-type="string" table:style-name="ce1">
            <text:p>GR RICH COLOR 07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782" table:style-name="ce1">
            <text:p>8.69119E+12</text:p>
          </table:table-cell>
          <table:table-cell office:value-type="string" table:style-name="ce1">
            <text:p>GR RICH COLOR 07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799" table:style-name="ce1">
            <text:p>8.69119E+12</text:p>
          </table:table-cell>
          <table:table-cell office:value-type="string" table:style-name="ce1">
            <text:p>GR RICH COLOR 079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805" table:style-name="ce1">
            <text:p>8.69119E+12</text:p>
          </table:table-cell>
          <table:table-cell office:value-type="string" table:style-name="ce1">
            <text:p>GR RICH COLOR 08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843" table:style-name="ce1">
            <text:p>8.69119E+12</text:p>
          </table:table-cell>
          <table:table-cell office:value-type="string" table:style-name="ce1">
            <text:p>GR RICH COLOR 08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881" table:style-name="ce1">
            <text:p>8.69119E+12</text:p>
          </table:table-cell>
          <table:table-cell office:value-type="string" table:style-name="ce1">
            <text:p>GR RICH COLOR 08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904" table:style-name="ce1">
            <text:p>8.69119E+12</text:p>
          </table:table-cell>
          <table:table-cell office:value-type="string" table:style-name="ce1">
            <text:p>GR RICH COLOR 09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911" table:style-name="ce1">
            <text:p>8.69119E+12</text:p>
          </table:table-cell>
          <table:table-cell office:value-type="string" table:style-name="ce1">
            <text:p>GR RICH COLOR 09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928" table:style-name="ce1">
            <text:p>8.69119E+12</text:p>
          </table:table-cell>
          <table:table-cell office:value-type="string" table:style-name="ce1">
            <text:p>GR RICH COLOR 09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935" table:style-name="ce1">
            <text:p>8.69119E+12</text:p>
          </table:table-cell>
          <table:table-cell office:value-type="string" table:style-name="ce1">
            <text:p>GR RICH COLOR 09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60942" table:style-name="ce1">
            <text:p>8.69119E+12</text:p>
          </table:table-cell>
          <table:table-cell office:value-type="string" table:style-name="ce1">
            <text:p>GR RICH COLOR 09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218" table:style-name="ce1">
            <text:p>8.69119E+12</text:p>
          </table:table-cell>
          <table:table-cell office:value-type="string" table:style-name="ce1">
            <text:p>GR RICH COLOR 10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225" table:style-name="ce1">
            <text:p>8.69119E+12</text:p>
          </table:table-cell>
          <table:table-cell office:value-type="string" table:style-name="ce1">
            <text:p>GR RICH COLOR 10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232" table:style-name="ce1">
            <text:p>8.69119E+12</text:p>
          </table:table-cell>
          <table:table-cell office:value-type="string" table:style-name="ce1">
            <text:p>GR RICH COLOR 10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249" table:style-name="ce1">
            <text:p>8.69119E+12</text:p>
          </table:table-cell>
          <table:table-cell office:value-type="string" table:style-name="ce1">
            <text:p>GR RICH COLOR 10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17" table:style-name="ce1">
            <text:p>8.69119E+12</text:p>
          </table:table-cell>
          <table:table-cell office:value-type="string" table:style-name="ce1">
            <text:p>GR RICH COLOR 11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24" table:style-name="ce1">
            <text:p>8.69119E+12</text:p>
          </table:table-cell>
          <table:table-cell office:value-type="string" table:style-name="ce1">
            <text:p>GR RICH COLOR 11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31" table:style-name="ce1">
            <text:p>8.69119E+12</text:p>
          </table:table-cell>
          <table:table-cell office:value-type="string" table:style-name="ce1">
            <text:p>GR RICH COLOR 11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48" table:style-name="ce1">
            <text:p>8.69119E+12</text:p>
          </table:table-cell>
          <table:table-cell office:value-type="string" table:style-name="ce1">
            <text:p>GR RICH COLOR 115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62" table:style-name="ce1">
            <text:p>8.69119E+12</text:p>
          </table:table-cell>
          <table:table-cell office:value-type="string" table:style-name="ce1">
            <text:p>GR RICH COLOR 11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79" table:style-name="ce1">
            <text:p>8.69119E+12</text:p>
          </table:table-cell>
          <table:table-cell office:value-type="string" table:style-name="ce1">
            <text:p>GR RICH COLOR 118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393" table:style-name="ce1">
            <text:p>8.69119E+12</text:p>
          </table:table-cell>
          <table:table-cell office:value-type="string" table:style-name="ce1">
            <text:p>GR RICH COLOR 12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416" table:style-name="ce1">
            <text:p>8.69119E+12</text:p>
          </table:table-cell>
          <table:table-cell office:value-type="string" table:style-name="ce1">
            <text:p>GR RICH COLOR 12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423" table:style-name="ce1">
            <text:p>8.69119E+12</text:p>
          </table:table-cell>
          <table:table-cell office:value-type="string" table:style-name="ce1">
            <text:p>GR RICH COLOR 12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430" table:style-name="ce1">
            <text:p>8.69119E+12</text:p>
          </table:table-cell>
          <table:table-cell office:value-type="string" table:style-name="ce1">
            <text:p>GR RICH COLOR 12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492" table:style-name="ce1">
            <text:p>8.69119E+12</text:p>
          </table:table-cell>
          <table:table-cell office:value-type="string" table:style-name="ce1">
            <text:p>GR RICH COLOR 13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508" table:style-name="ce1">
            <text:p>8.69119E+12</text:p>
          </table:table-cell>
          <table:table-cell office:value-type="string" table:style-name="ce1">
            <text:p>GR RICH COLOR 13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591" table:style-name="ce1">
            <text:p>8.69119E+12</text:p>
          </table:table-cell>
          <table:table-cell office:value-type="string" table:style-name="ce1">
            <text:p>GR RICH COLOR 14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607" table:style-name="ce1">
            <text:p>8.69119E+12</text:p>
          </table:table-cell>
          <table:table-cell office:value-type="string" table:style-name="ce1">
            <text:p>GR RICH COLOR 14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614" table:style-name="ce1">
            <text:p>8.69119E+12</text:p>
          </table:table-cell>
          <table:table-cell office:value-type="string" table:style-name="ce1">
            <text:p>GR RICH COLOR 14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621" table:style-name="ce1">
            <text:p>8.69119E+12</text:p>
          </table:table-cell>
          <table:table-cell office:value-type="string" table:style-name="ce1">
            <text:p>GR RICH COLOR 14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669" table:style-name="ce1">
            <text:p>8.69119E+12</text:p>
          </table:table-cell>
          <table:table-cell office:value-type="string" table:style-name="ce1">
            <text:p>GR RICH COLOR 147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690" table:style-name="ce1">
            <text:p>8.69119E+12</text:p>
          </table:table-cell>
          <table:table-cell office:value-type="string" table:style-name="ce1">
            <text:p>GR RICH COLOR 150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06" table:style-name="ce1">
            <text:p>8.69119E+12</text:p>
          </table:table-cell>
          <table:table-cell office:value-type="string" table:style-name="ce1">
            <text:p>GR RICH COLOR 151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13" table:style-name="ce1">
            <text:p>8.69119E+12</text:p>
          </table:table-cell>
          <table:table-cell office:value-type="string" table:style-name="ce1">
            <text:p>GR RICH COLOR 152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20" table:style-name="ce1">
            <text:p>8.69119E+12</text:p>
          </table:table-cell>
          <table:table-cell office:value-type="string" table:style-name="ce1">
            <text:p>GR RICH COLOR 153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37" table:style-name="ce1">
            <text:p>8.69119E+12</text:p>
          </table:table-cell>
          <table:table-cell office:value-type="string" table:style-name="ce1">
            <text:p>GR RICH COLOR 154 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44" table:style-name="ce1">
            <text:p>8.69119E+12</text:p>
          </table:table-cell>
          <table:table-cell office:value-type="string" table:style-name="ce1">
            <text:p>GR RICH COLOR 155 <text:s/>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544751" table:style-name="ce1">
            <text:p>8.69119E+12</text:p>
          </table:table-cell>
          <table:table-cell office:value-type="string" table:style-name="ce1">
            <text:p>GR RICH COLOR 156 <text:s/>lakier do paznokci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8691190070557" table:style-name="ce1">
            <text:p>8.69119E+12</text:p>
          </table:table-cell>
          <table:table-cell office:value-type="string" table:style-name="ce1">
            <text:p>GR ROZŚWIETLACZ W SZTYFCIE 01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070847" table:style-name="ce1">
            <text:p>8.69119E+12</text:p>
          </table:table-cell>
          <table:table-cell office:value-type="string" table:style-name="ce1">
            <text:p>GR ROZŚWIETLACZ W SZTYFCIE 02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10" table:style-name="ce1">
            <text:p>8.69119E+12</text:p>
          </table:table-cell>
          <table:table-cell office:value-type="string" table:style-name="ce1">
            <text:p>GR RÓŻ KREMOWY W SZTYFCIE 101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27" table:style-name="ce1">
            <text:p>8.69119E+12</text:p>
          </table:table-cell>
          <table:table-cell office:value-type="string" table:style-name="ce1">
            <text:p>GR RÓŻ KREMOWY W SZTYFCIE 102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34" table:style-name="ce1">
            <text:p>8.69119E+12</text:p>
          </table:table-cell>
          <table:table-cell office:value-type="string" table:style-name="ce1">
            <text:p>GR RÓŻ KREMOWY W SZTYFCIE 103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41" table:style-name="ce1">
            <text:p>8.69119E+12</text:p>
          </table:table-cell>
          <table:table-cell office:value-type="string" table:style-name="ce1">
            <text:p>GR RÓŻ KREMOWY W SZTYFCIE 104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58" table:style-name="ce1">
            <text:p>8.69119E+12</text:p>
          </table:table-cell>
          <table:table-cell office:value-type="string" table:style-name="ce1">
            <text:p>GR RÓŻ KREMOWY W SZTYFCIE 105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72" table:style-name="ce1">
            <text:p>8.69119E+12</text:p>
          </table:table-cell>
          <table:table-cell office:value-type="string" table:style-name="ce1">
            <text:p>GR RÓŻ KREMOWY W SZTYFCIE 107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89" table:style-name="ce1">
            <text:p>8.69119E+12</text:p>
          </table:table-cell>
          <table:table-cell office:value-type="string" table:style-name="ce1">
            <text:p>GR RÓŻ KREMOWY W SZTYFCIE 108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096" table:style-name="ce1">
            <text:p>8.69119E+12</text:p>
          </table:table-cell>
          <table:table-cell office:value-type="string" table:style-name="ce1">
            <text:p>GR RÓŻ KREMOWY W SZTYFCIE 109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102" table:style-name="ce1">
            <text:p>8.69119E+12</text:p>
          </table:table-cell>
          <table:table-cell office:value-type="string" table:style-name="ce1">
            <text:p>GR RÓŻ KREMOWY W SZTYFCIE 110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85119" table:style-name="ce1">
            <text:p>8.69119E+12</text:p>
          </table:table-cell>
          <table:table-cell office:value-type="string" table:style-name="ce1">
            <text:p>GR RÓŻ KREMOWY W SZTYFCIE 111</text:p>
          </table:table-cell>
          <table:table-cell office:value-type="float" office:value="12.31" table:style-name="ce1">
            <text:p>12.31</text:p>
          </table:table-cell>
          <table:table-cell table:number-columns-repeated="16381"/>
        </table:table-row>
        <table:table-row table:style-name="ro1">
          <table:table-cell office:value-type="float" office:value="8691190605087" table:style-name="ce1">
            <text:p>8.69119E+12</text:p>
          </table:table-cell>
          <table:table-cell office:value-type="string" table:style-name="ce1">
            <text:p>GR RÓŻ POWDER BLUSH 08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00" table:style-name="ce1">
            <text:p>8.69119E+12</text:p>
          </table:table-cell>
          <table:table-cell office:value-type="string" table:style-name="ce1">
            <text:p>GR RÓŻ POWDER BLUSH 10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31" table:style-name="ce1">
            <text:p>8.69119E+12</text:p>
          </table:table-cell>
          <table:table-cell office:value-type="string" table:style-name="ce1">
            <text:p>GR Róż Powder Blush 13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48" table:style-name="ce1">
            <text:p>8.69119E+12</text:p>
          </table:table-cell>
          <table:table-cell office:value-type="string" table:style-name="ce1">
            <text:p>GR Róż Powder Blush 14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55" table:style-name="ce1">
            <text:p>8.69119E+12</text:p>
          </table:table-cell>
          <table:table-cell office:value-type="string" table:style-name="ce1">
            <text:p>GR Róż Powder Blush 15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62" table:style-name="ce1">
            <text:p>8.69119E+12</text:p>
          </table:table-cell>
          <table:table-cell office:value-type="string" table:style-name="ce1">
            <text:p>GR Róż Powder Blush 16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605179" table:style-name="ce1">
            <text:p>8.69119E+12</text:p>
          </table:table-cell>
          <table:table-cell office:value-type="string" table:style-name="ce1">
            <text:p>GR Róż Powder Blush 17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8691190397715" table:style-name="ce1">
            <text:p>8.69119E+12</text:p>
          </table:table-cell>
          <table:table-cell office:value-type="string" table:style-name="ce1">
            <text:p>GR Satynowa pomadka do ust 01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22" table:style-name="ce1">
            <text:p>8.69119E+12</text:p>
          </table:table-cell>
          <table:table-cell office:value-type="string" table:style-name="ce1">
            <text:p>GR Satynowa pomadka do ust 02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39" table:style-name="ce1">
            <text:p>8.69119E+12</text:p>
          </table:table-cell>
          <table:table-cell office:value-type="string" table:style-name="ce1">
            <text:p>GR Satynowa pomadka do ust 03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46" table:style-name="ce1">
            <text:p>8.69119E+12</text:p>
          </table:table-cell>
          <table:table-cell office:value-type="string" table:style-name="ce1">
            <text:p>GR Satynowa pomadka do ust 04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53" table:style-name="ce1">
            <text:p>8.69119E+12</text:p>
          </table:table-cell>
          <table:table-cell office:value-type="string" table:style-name="ce1">
            <text:p>GR Satynowa pomadka do ust 05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60" table:style-name="ce1">
            <text:p>8.69119E+12</text:p>
          </table:table-cell>
          <table:table-cell office:value-type="string" table:style-name="ce1">
            <text:p>GR Satynowa pomadka do ust 06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77" table:style-name="ce1">
            <text:p>8.69119E+12</text:p>
          </table:table-cell>
          <table:table-cell office:value-type="string" table:style-name="ce1">
            <text:p>GR Satynowa pomadka do ust 07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84" table:style-name="ce1">
            <text:p>8.69119E+12</text:p>
          </table:table-cell>
          <table:table-cell office:value-type="string" table:style-name="ce1">
            <text:p>GR Satynowa pomadka do ust 08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791" table:style-name="ce1">
            <text:p>8.69119E+12</text:p>
          </table:table-cell>
          <table:table-cell office:value-type="string" table:style-name="ce1">
            <text:p>GR Satynowa pomadka do ust 09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07" table:style-name="ce1">
            <text:p>8.69119E+12</text:p>
          </table:table-cell>
          <table:table-cell office:value-type="string" table:style-name="ce1">
            <text:p>GR Satynowa pomadka do ust 10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14" table:style-name="ce1">
            <text:p>8.69119E+12</text:p>
          </table:table-cell>
          <table:table-cell office:value-type="string" table:style-name="ce1">
            <text:p>GR Satynowa pomadka do ust 11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21" table:style-name="ce1">
            <text:p>8.69119E+12</text:p>
          </table:table-cell>
          <table:table-cell office:value-type="string" table:style-name="ce1">
            <text:p>GR Satynowa pomadka do ust 12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38" table:style-name="ce1">
            <text:p>8.69119E+12</text:p>
          </table:table-cell>
          <table:table-cell office:value-type="string" table:style-name="ce1">
            <text:p>GR Satynowa pomadka do ust 13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45" table:style-name="ce1">
            <text:p>8.69119E+12</text:p>
          </table:table-cell>
          <table:table-cell office:value-type="string" table:style-name="ce1">
            <text:p>GR Satynowa pomadka do ust 14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52" table:style-name="ce1">
            <text:p>8.69119E+12</text:p>
          </table:table-cell>
          <table:table-cell office:value-type="string" table:style-name="ce1">
            <text:p>GR Satynowa pomadka do ust 15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69" table:style-name="ce1">
            <text:p>8.69119E+12</text:p>
          </table:table-cell>
          <table:table-cell office:value-type="string" table:style-name="ce1">
            <text:p>GR Satynowa pomadka do ust 16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76" table:style-name="ce1">
            <text:p>8.69119E+12</text:p>
          </table:table-cell>
          <table:table-cell office:value-type="string" table:style-name="ce1">
            <text:p>GR Satynowa pomadka do ust 17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83" table:style-name="ce1">
            <text:p>8.69119E+12</text:p>
          </table:table-cell>
          <table:table-cell office:value-type="string" table:style-name="ce1">
            <text:p>GR Satynowa pomadka do ust 18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890" table:style-name="ce1">
            <text:p>8.69119E+12</text:p>
          </table:table-cell>
          <table:table-cell office:value-type="string" table:style-name="ce1">
            <text:p>GR Satynowa pomadka do ust 19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06" table:style-name="ce1">
            <text:p>8.69119E+12</text:p>
          </table:table-cell>
          <table:table-cell office:value-type="string" table:style-name="ce1">
            <text:p>GR Satynowa pomadka do ust 20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13" table:style-name="ce1">
            <text:p>8.69119E+12</text:p>
          </table:table-cell>
          <table:table-cell office:value-type="string" table:style-name="ce1">
            <text:p>GR Satynowa pomadka do ust 21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20" table:style-name="ce1">
            <text:p>8.69119E+12</text:p>
          </table:table-cell>
          <table:table-cell office:value-type="string" table:style-name="ce1">
            <text:p>GR Satynowa pomadka do ust 22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37" table:style-name="ce1">
            <text:p>8.69119E+12</text:p>
          </table:table-cell>
          <table:table-cell office:value-type="string" table:style-name="ce1">
            <text:p>GR Satynowa pomadka do ust 23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44" table:style-name="ce1">
            <text:p>8.69119E+12</text:p>
          </table:table-cell>
          <table:table-cell office:value-type="string" table:style-name="ce1">
            <text:p>GR Satynowa pomadka do ust 24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51" table:style-name="ce1">
            <text:p>8.69119E+12</text:p>
          </table:table-cell>
          <table:table-cell office:value-type="string" table:style-name="ce1">
            <text:p>GR Satynowa pomadka do ust 25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68" table:style-name="ce1">
            <text:p>8.69119E+12</text:p>
          </table:table-cell>
          <table:table-cell office:value-type="string" table:style-name="ce1">
            <text:p>GR Satynowa pomadka do ust 26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397975" table:style-name="ce1">
            <text:p>8.69119E+12</text:p>
          </table:table-cell>
          <table:table-cell office:value-type="string" table:style-name="ce1">
            <text:p>GR Satynowa pomadka do ust 27</text:p>
          </table:table-cell>
          <table:table-cell office:value-type="float" office:value="7.82" table:style-name="ce1">
            <text:p>7.82</text:p>
          </table:table-cell>
          <table:table-cell table:number-columns-repeated="16381"/>
        </table:table-row>
        <table:table-row table:style-name="ro1">
          <table:table-cell office:value-type="float" office:value="8691190704018" table:style-name="ce1">
            <text:p>8.69119E+12</text:p>
          </table:table-cell>
          <table:table-cell office:value-type="string" table:style-name="ce1">
            <text:p>GR SENSATION COLOR BŁYSZCZYK 101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25" table:style-name="ce1">
            <text:p>8.69119E+12</text:p>
          </table:table-cell>
          <table:table-cell office:value-type="string" table:style-name="ce1">
            <text:p>GR SENSATION COLOR BŁYSZCZYK 102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32" table:style-name="ce1">
            <text:p>8.69119E+12</text:p>
          </table:table-cell>
          <table:table-cell office:value-type="string" table:style-name="ce1">
            <text:p>GR SENSATION COLOR BŁYSZCZYK 103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49" table:style-name="ce1">
            <text:p>8.69119E+12</text:p>
          </table:table-cell>
          <table:table-cell office:value-type="string" table:style-name="ce1">
            <text:p>GR SENSATION COLOR BŁYSZCZYK 104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56" table:style-name="ce1">
            <text:p>8.69119E+12</text:p>
          </table:table-cell>
          <table:table-cell office:value-type="string" table:style-name="ce1">
            <text:p>GR SENSATION COLOR BŁYSZCZYK 105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63" table:style-name="ce1">
            <text:p>8.69119E+12</text:p>
          </table:table-cell>
          <table:table-cell office:value-type="string" table:style-name="ce1">
            <text:p>GR SENSATION COLOR BŁYSZCZYK 106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70" table:style-name="ce1">
            <text:p>8.69119E+12</text:p>
          </table:table-cell>
          <table:table-cell office:value-type="string" table:style-name="ce1">
            <text:p>GR SENSATION COLOR BŁYSZCZYK 107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87" table:style-name="ce1">
            <text:p>8.69119E+12</text:p>
          </table:table-cell>
          <table:table-cell office:value-type="string" table:style-name="ce1">
            <text:p>GR SENSATION COLOR BŁYSZCZYK 108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094" table:style-name="ce1">
            <text:p>8.69119E+12</text:p>
          </table:table-cell>
          <table:table-cell office:value-type="string" table:style-name="ce1">
            <text:p>GR SENSATION COLOR BŁYSZCZYK 109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00" table:style-name="ce1">
            <text:p>8.69119E+12</text:p>
          </table:table-cell>
          <table:table-cell office:value-type="string" table:style-name="ce1">
            <text:p>GR SENSATION COLOR BŁYSZCZYK 110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17" table:style-name="ce1">
            <text:p>8.69119E+12</text:p>
          </table:table-cell>
          <table:table-cell office:value-type="string" table:style-name="ce1">
            <text:p>GR SENSATION COLOR BŁYSZCZYK 111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24" table:style-name="ce1">
            <text:p>8.69119E+12</text:p>
          </table:table-cell>
          <table:table-cell office:value-type="string" table:style-name="ce1">
            <text:p>GR SENSATION COLOR BŁYSZCZYK 112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31" table:style-name="ce1">
            <text:p>8.69119E+12</text:p>
          </table:table-cell>
          <table:table-cell office:value-type="string" table:style-name="ce1">
            <text:p>GR SENSATION COLOR BŁYSZCZYK 113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48" table:style-name="ce1">
            <text:p>8.69119E+12</text:p>
          </table:table-cell>
          <table:table-cell office:value-type="string" table:style-name="ce1">
            <text:p>GR SENSATION COLOR BŁYSZCZYK 114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55" table:style-name="ce1">
            <text:p>8.69119E+12</text:p>
          </table:table-cell>
          <table:table-cell office:value-type="string" table:style-name="ce1">
            <text:p>GR SENSATION COLOR BŁYSZCZYK 115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62" table:style-name="ce1">
            <text:p>8.69119E+12</text:p>
          </table:table-cell>
          <table:table-cell office:value-type="string" table:style-name="ce1">
            <text:p>GR SENSATION COLOR BŁYSZCZYK 116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79" table:style-name="ce1">
            <text:p>8.69119E+12</text:p>
          </table:table-cell>
          <table:table-cell office:value-type="string" table:style-name="ce1">
            <text:p>GR SENSATION COLOR BŁYSZCZYK 117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86" table:style-name="ce1">
            <text:p>8.69119E+12</text:p>
          </table:table-cell>
          <table:table-cell office:value-type="string" table:style-name="ce1">
            <text:p>GR SENSATION COLOR BŁYSZCZYK 118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193" table:style-name="ce1">
            <text:p>8.69119E+12</text:p>
          </table:table-cell>
          <table:table-cell office:value-type="string" table:style-name="ce1">
            <text:p>GR SENSATION COLOR BŁYSZCZYK 119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09" table:style-name="ce1">
            <text:p>8.69119E+12</text:p>
          </table:table-cell>
          <table:table-cell office:value-type="string" table:style-name="ce1">
            <text:p>GR SENSATION COLOR BŁYSZCZYK 120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16" table:style-name="ce1">
            <text:p>8.69119E+12</text:p>
          </table:table-cell>
          <table:table-cell office:value-type="string" table:style-name="ce1">
            <text:p>GR SENSATION COLOR BŁYSZCZYK 121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23" table:style-name="ce1">
            <text:p>8.69119E+12</text:p>
          </table:table-cell>
          <table:table-cell office:value-type="string" table:style-name="ce1">
            <text:p>GR SENSATION COLOR BŁYSZCZYK 122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30" table:style-name="ce1">
            <text:p>8.69119E+12</text:p>
          </table:table-cell>
          <table:table-cell office:value-type="string" table:style-name="ce1">
            <text:p>GR SENSATION COLOR BŁYSZCZYK 123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47" table:style-name="ce1">
            <text:p>8.69119E+12</text:p>
          </table:table-cell>
          <table:table-cell office:value-type="string" table:style-name="ce1">
            <text:p>GR SENSATION COLOR BŁYSZCZYK 124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285" table:style-name="ce1">
            <text:p>8.69119E+12</text:p>
          </table:table-cell>
          <table:table-cell office:value-type="string" table:style-name="ce1">
            <text:p>GR SENSATION COLOR BŁYSZCZYK 128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08" table:style-name="ce1">
            <text:p>8.69119E+12</text:p>
          </table:table-cell>
          <table:table-cell office:value-type="string" table:style-name="ce1">
            <text:p>GR SENSATION COLOR BŁYSZCZYK 130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15" table:style-name="ce1">
            <text:p>8.69119E+12</text:p>
          </table:table-cell>
          <table:table-cell office:value-type="string" table:style-name="ce1">
            <text:p>GR SENSATION COLOR BŁYSZCZYK 131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22" table:style-name="ce1">
            <text:p>8.69119E+12</text:p>
          </table:table-cell>
          <table:table-cell office:value-type="string" table:style-name="ce1">
            <text:p>GR Sensation Color błyszczyk 132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39" table:style-name="ce1">
            <text:p>8.69119E+12</text:p>
          </table:table-cell>
          <table:table-cell office:value-type="string" table:style-name="ce1">
            <text:p>GR Sensation Color błyszczyk 133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46" table:style-name="ce1">
            <text:p>8.69119E+12</text:p>
          </table:table-cell>
          <table:table-cell office:value-type="string" table:style-name="ce1">
            <text:p>GR Sensation Color błyszczyk 134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704353" table:style-name="ce1">
            <text:p>8.69119E+12</text:p>
          </table:table-cell>
          <table:table-cell office:value-type="string" table:style-name="ce1">
            <text:p>GR Sensation Color błyszczyk 135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11" table:style-name="ce1">
            <text:p>8.69119E+12</text:p>
          </table:table-cell>
          <table:table-cell office:value-type="string" table:style-name="ce1">
            <text:p>GR SHEER SHINE 01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28" table:style-name="ce1">
            <text:p>8.69119E+12</text:p>
          </table:table-cell>
          <table:table-cell office:value-type="string" table:style-name="ce1">
            <text:p>GR SHEER SHINE 02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35" table:style-name="ce1">
            <text:p>8.69119E+12</text:p>
          </table:table-cell>
          <table:table-cell office:value-type="string" table:style-name="ce1">
            <text:p>GR SHEER SHINE 03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42" table:style-name="ce1">
            <text:p>8.69119E+12</text:p>
          </table:table-cell>
          <table:table-cell office:value-type="string" table:style-name="ce1">
            <text:p>GR SHEER SHINE 04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59" table:style-name="ce1">
            <text:p>8.69119E+12</text:p>
          </table:table-cell>
          <table:table-cell office:value-type="string" table:style-name="ce1">
            <text:p>GR SHEER SHINE 05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66" table:style-name="ce1">
            <text:p>8.69119E+12</text:p>
          </table:table-cell>
          <table:table-cell office:value-type="string" table:style-name="ce1">
            <text:p>GR SHEER SHINE 06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73" table:style-name="ce1">
            <text:p>8.69119E+12</text:p>
          </table:table-cell>
          <table:table-cell office:value-type="string" table:style-name="ce1">
            <text:p>GR SHEER SHINE 07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097" table:style-name="ce1">
            <text:p>8.69119E+12</text:p>
          </table:table-cell>
          <table:table-cell office:value-type="string" table:style-name="ce1">
            <text:p>GR SHEER SHINE 09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103" table:style-name="ce1">
            <text:p>8.69119E+12</text:p>
          </table:table-cell>
          <table:table-cell office:value-type="string" table:style-name="ce1">
            <text:p>GR SHEER SHINE 10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110" table:style-name="ce1">
            <text:p>8.69119E+12</text:p>
          </table:table-cell>
          <table:table-cell office:value-type="string" table:style-name="ce1">
            <text:p>GR SHEER SHINE 11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127" table:style-name="ce1">
            <text:p>8.69119E+12</text:p>
          </table:table-cell>
          <table:table-cell office:value-type="string" table:style-name="ce1">
            <text:p>GR SHEER SHINE 12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134" table:style-name="ce1">
            <text:p>8.69119E+12</text:p>
          </table:table-cell>
          <table:table-cell office:value-type="string" table:style-name="ce1">
            <text:p>GR SHEER SHINE 13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141" table:style-name="ce1">
            <text:p>8.69119E+12</text:p>
          </table:table-cell>
          <table:table-cell office:value-type="string" table:style-name="ce1">
            <text:p>GR SHEER SHINE 14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202" table:style-name="ce1">
            <text:p>8.69119E+12</text:p>
          </table:table-cell>
          <table:table-cell office:value-type="string" table:style-name="ce1">
            <text:p>GR SHEER SHINE 20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257" table:style-name="ce1">
            <text:p>8.69119E+12</text:p>
          </table:table-cell>
          <table:table-cell office:value-type="string" table:style-name="ce1">
            <text:p>GR SHEER SHINE 25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271" table:style-name="ce1">
            <text:p>8.69119E+12</text:p>
          </table:table-cell>
          <table:table-cell office:value-type="string" table:style-name="ce1">
            <text:p>GR SHEER SHINE 27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288" table:style-name="ce1">
            <text:p>8.69119E+12</text:p>
          </table:table-cell>
          <table:table-cell office:value-type="string" table:style-name="ce1">
            <text:p>GR SHEER SHINE 28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295" table:style-name="ce1">
            <text:p>8.69119E+12</text:p>
          </table:table-cell>
          <table:table-cell office:value-type="string" table:style-name="ce1">
            <text:p>GR SHEER SHINE 29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301" table:style-name="ce1">
            <text:p>8.69119E+12</text:p>
          </table:table-cell>
          <table:table-cell office:value-type="string" table:style-name="ce1">
            <text:p>GR SHEER SHINE 30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857318" table:style-name="ce1">
            <text:p>8.69119E+12</text:p>
          </table:table-cell>
          <table:table-cell office:value-type="string" table:style-name="ce1">
            <text:p>GR SHEER SHINE 31 POMADKA DO UST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8691190115012" table:style-name="ce1">
            <text:p>8.69119E+12</text:p>
          </table:table-cell>
          <table:table-cell office:value-type="string" table:style-name="ce1">
            <text:p>GR SILKY TOUCH PUDER 01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29" table:style-name="ce1">
            <text:p>8.69119E+12</text:p>
          </table:table-cell>
          <table:table-cell office:value-type="string" table:style-name="ce1">
            <text:p>GR SILKY TOUCH PUDER 02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36" table:style-name="ce1">
            <text:p>8.69119E+12</text:p>
          </table:table-cell>
          <table:table-cell office:value-type="string" table:style-name="ce1">
            <text:p>GR SILKY TOUCH PUDER 03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43" table:style-name="ce1">
            <text:p>8.69119E+12</text:p>
          </table:table-cell>
          <table:table-cell office:value-type="string" table:style-name="ce1">
            <text:p>GR SILKY TOUCH PUDER 04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50" table:style-name="ce1">
            <text:p>8.69119E+12</text:p>
          </table:table-cell>
          <table:table-cell office:value-type="string" table:style-name="ce1">
            <text:p>GR SILKY TOUCH PUDER 05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67" table:style-name="ce1">
            <text:p>8.69119E+12</text:p>
          </table:table-cell>
          <table:table-cell office:value-type="string" table:style-name="ce1">
            <text:p>GR SILKY TOUCH PUDER 06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74" table:style-name="ce1">
            <text:p>8.69119E+12</text:p>
          </table:table-cell>
          <table:table-cell office:value-type="string" table:style-name="ce1">
            <text:p>GR SILKY TOUCH PUDER 07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115081" table:style-name="ce1">
            <text:p>8.69119E+12</text:p>
          </table:table-cell>
          <table:table-cell office:value-type="string" table:style-name="ce1">
            <text:p>GR SILKY TOUCH PUDER 08</text:p>
          </table:table-cell>
          <table:table-cell office:value-type="float" office:value="7.06" table:style-name="ce1">
            <text:p>7.06</text:p>
          </table:table-cell>
          <table:table-cell table:number-columns-repeated="16381"/>
        </table:table-row>
        <table:table-row table:style-name="ro1">
          <table:table-cell office:value-type="float" office:value="8691190965396" table:style-name="ce1">
            <text:p>8.69119E+12</text:p>
          </table:table-cell>
          <table:table-cell office:value-type="string" table:style-name="ce1">
            <text:p>GR Smart Liner z filcową końcówką</text:p>
          </table:table-cell>
          <table:table-cell office:value-type="float" office:value="8.93" table:style-name="ce1">
            <text:p>8.93</text:p>
          </table:table-cell>
          <table:table-cell table:number-columns-repeated="16381"/>
        </table:table-row>
        <table:table-row table:style-name="ro1">
          <table:table-cell office:value-type="float" office:value="8691190567019" table:style-name="ce1">
            <text:p>8.69119E+12</text:p>
          </table:table-cell>
          <table:table-cell office:value-type="string" table:style-name="ce1">
            <text:p>GR Smart Lips 01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26" table:style-name="ce1">
            <text:p>8.69119E+12</text:p>
          </table:table-cell>
          <table:table-cell office:value-type="string" table:style-name="ce1">
            <text:p>GR Smart Lips 02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33" table:style-name="ce1">
            <text:p>8.69119E+12</text:p>
          </table:table-cell>
          <table:table-cell office:value-type="string" table:style-name="ce1">
            <text:p>GR Smart Lips 03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40" table:style-name="ce1">
            <text:p>8.69119E+12</text:p>
          </table:table-cell>
          <table:table-cell office:value-type="string" table:style-name="ce1">
            <text:p>GR Smart Lips 04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57" table:style-name="ce1">
            <text:p>8.69119E+12</text:p>
          </table:table-cell>
          <table:table-cell office:value-type="string" table:style-name="ce1">
            <text:p>GR Smart Lips 05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64" table:style-name="ce1">
            <text:p>8.69119E+12</text:p>
          </table:table-cell>
          <table:table-cell office:value-type="string" table:style-name="ce1">
            <text:p>GR Smart Lips 06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71" table:style-name="ce1">
            <text:p>8.69119E+12</text:p>
          </table:table-cell>
          <table:table-cell office:value-type="string" table:style-name="ce1">
            <text:p>GR Smart Lips 07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88" table:style-name="ce1">
            <text:p>8.69119E+12</text:p>
          </table:table-cell>
          <table:table-cell office:value-type="string" table:style-name="ce1">
            <text:p>GR Smart Lips 08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095" table:style-name="ce1">
            <text:p>8.69119E+12</text:p>
          </table:table-cell>
          <table:table-cell office:value-type="string" table:style-name="ce1">
            <text:p>GR Smart Lips 09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01" table:style-name="ce1">
            <text:p>8.69119E+12</text:p>
          </table:table-cell>
          <table:table-cell office:value-type="string" table:style-name="ce1">
            <text:p>GR Smart Lips 10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18" table:style-name="ce1">
            <text:p>8.69119E+12</text:p>
          </table:table-cell>
          <table:table-cell office:value-type="string" table:style-name="ce1">
            <text:p>GR Smart Lips 11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25" table:style-name="ce1">
            <text:p>8.69119E+12</text:p>
          </table:table-cell>
          <table:table-cell office:value-type="string" table:style-name="ce1">
            <text:p>GR Smart Lips 12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32" table:style-name="ce1">
            <text:p>8.69119E+12</text:p>
          </table:table-cell>
          <table:table-cell office:value-type="string" table:style-name="ce1">
            <text:p>GR Smart Lips 13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49" table:style-name="ce1">
            <text:p>8.69119E+12</text:p>
          </table:table-cell>
          <table:table-cell office:value-type="string" table:style-name="ce1">
            <text:p>GR Smart Lips 14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56" table:style-name="ce1">
            <text:p>8.69119E+12</text:p>
          </table:table-cell>
          <table:table-cell office:value-type="string" table:style-name="ce1">
            <text:p>GR Smart Lips 15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63" table:style-name="ce1">
            <text:p>8.69119E+12</text:p>
          </table:table-cell>
          <table:table-cell office:value-type="string" table:style-name="ce1">
            <text:p>GR Smart Lips 16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70" table:style-name="ce1">
            <text:p>8.69119E+12</text:p>
          </table:table-cell>
          <table:table-cell office:value-type="string" table:style-name="ce1">
            <text:p>GR Smart Lips 17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87" table:style-name="ce1">
            <text:p>8.69119E+12</text:p>
          </table:table-cell>
          <table:table-cell office:value-type="string" table:style-name="ce1">
            <text:p>GR Smart Lips 18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194" table:style-name="ce1">
            <text:p>8.69119E+12</text:p>
          </table:table-cell>
          <table:table-cell office:value-type="string" table:style-name="ce1">
            <text:p>GR Smart Lips 19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200" table:style-name="ce1">
            <text:p>8.69119E+12</text:p>
          </table:table-cell>
          <table:table-cell office:value-type="string" table:style-name="ce1">
            <text:p>GR Smart Lips 20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217" table:style-name="ce1">
            <text:p>8.69119E+12</text:p>
          </table:table-cell>
          <table:table-cell office:value-type="string" table:style-name="ce1">
            <text:p>GR Smart Lips 21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224" table:style-name="ce1">
            <text:p>8.69119E+12</text:p>
          </table:table-cell>
          <table:table-cell office:value-type="string" table:style-name="ce1">
            <text:p>GR Smart Lips 22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231" table:style-name="ce1">
            <text:p>8.69119E+12</text:p>
          </table:table-cell>
          <table:table-cell office:value-type="string" table:style-name="ce1">
            <text:p>GR Smart Lips 23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567248" table:style-name="ce1">
            <text:p>8.69119E+12</text:p>
          </table:table-cell>
          <table:table-cell office:value-type="string" table:style-name="ce1">
            <text:p>GR Smart Lips 24 Nawilżająca pomadka do ust</text:p>
          </table:table-cell>
          <table:table-cell office:value-type="float" office:value="8.84" table:style-name="ce1">
            <text:p>8.84</text:p>
          </table:table-cell>
          <table:table-cell table:number-columns-repeated="16381"/>
        </table:table-row>
        <table:table-row table:style-name="ro1">
          <table:table-cell office:value-type="float" office:value="8691190067977" table:style-name="ce1">
            <text:p>8.69119E+12</text:p>
          </table:table-cell>
          <table:table-cell office:value-type="string" table:style-name="ce1">
            <text:p>GR SMOKY EFFECT 01 KREDKA DO OCZU</text:p>
          </table:table-cell>
          <table:table-cell office:value-type="float" office:value="7.64" table:style-name="ce1">
            <text:p>7.64</text:p>
          </table:table-cell>
          <table:table-cell table:number-columns-repeated="16381"/>
        </table:table-row>
        <table:table-row table:style-name="ro1">
          <table:table-cell office:value-type="float" office:value="8691190068639" table:style-name="ce1">
            <text:p>8.69119E+12</text:p>
          </table:table-cell>
          <table:table-cell office:value-type="string" table:style-name="ce1">
            <text:p>GR SMOKY EFFECT 02 KREDKA DO OCZU</text:p>
          </table:table-cell>
          <table:table-cell office:value-type="float" office:value="7.64" table:style-name="ce1">
            <text:p>7.64</text:p>
          </table:table-cell>
          <table:table-cell table:number-columns-repeated="16381"/>
        </table:table-row>
        <table:table-row table:style-name="ro1">
          <table:table-cell office:value-type="float" office:value="8691190334888" table:style-name="ce1">
            <text:p>8.69119E+12</text:p>
          </table:table-cell>
          <table:table-cell office:value-type="string" table:style-name="ce1">
            <text:p>GR Soft Color Mono Brokatowy cień do powiek 08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895" table:style-name="ce1">
            <text:p>8.69119E+12</text:p>
          </table:table-cell>
          <table:table-cell office:value-type="string" table:style-name="ce1">
            <text:p>GR Soft Color Mono Brokatowy cień do powiek 08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901" table:style-name="ce1">
            <text:p>8.69119E+12</text:p>
          </table:table-cell>
          <table:table-cell office:value-type="string" table:style-name="ce1">
            <text:p>GR Soft Color Mono Brokatowy cień do powiek 083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918" table:style-name="ce1">
            <text:p>8.69119E+12</text:p>
          </table:table-cell>
          <table:table-cell office:value-type="string" table:style-name="ce1">
            <text:p>GR Soft Color Mono Brokatowy cień do powiek 084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925" table:style-name="ce1">
            <text:p>8.69119E+12</text:p>
          </table:table-cell>
          <table:table-cell office:value-type="string" table:style-name="ce1">
            <text:p>GR Soft Color Mono Brokatowy cień do powiek 085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932" table:style-name="ce1">
            <text:p>8.69119E+12</text:p>
          </table:table-cell>
          <table:table-cell office:value-type="string" table:style-name="ce1">
            <text:p>GR Soft Color Mono Brokatowy cień do powiek 086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949" table:style-name="ce1">
            <text:p>8.69119E+12</text:p>
          </table:table-cell>
          <table:table-cell office:value-type="string" table:style-name="ce1">
            <text:p>GR Soft Color Mono Brokatowy cień do powiek 087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16" table:style-name="ce1">
            <text:p>8.69119E+12</text:p>
          </table:table-cell>
          <table:table-cell office:value-type="string" table:style-name="ce1">
            <text:p>GR Soft Color Mono Matowy cień do powiek 0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23" table:style-name="ce1">
            <text:p>8.69119E+12</text:p>
          </table:table-cell>
          <table:table-cell office:value-type="string" table:style-name="ce1">
            <text:p>GR Soft Color Mono Matowy cień do powiek 0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30" table:style-name="ce1">
            <text:p>8.69119E+12</text:p>
          </table:table-cell>
          <table:table-cell office:value-type="string" table:style-name="ce1">
            <text:p>GR Soft Color Mono Matowy cień do powiek 03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47" table:style-name="ce1">
            <text:p>8.69119E+12</text:p>
          </table:table-cell>
          <table:table-cell office:value-type="string" table:style-name="ce1">
            <text:p>GR Soft Color Mono Matowy cień do powiek 04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54" table:style-name="ce1">
            <text:p>8.69119E+12</text:p>
          </table:table-cell>
          <table:table-cell office:value-type="string" table:style-name="ce1">
            <text:p>GR Soft Color Mono Matowy cień do powiek 05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61" table:style-name="ce1">
            <text:p>8.69119E+12</text:p>
          </table:table-cell>
          <table:table-cell office:value-type="string" table:style-name="ce1">
            <text:p>GR Soft Color Mono Matowy cień do powiek 06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78" table:style-name="ce1">
            <text:p>8.69119E+12</text:p>
          </table:table-cell>
          <table:table-cell office:value-type="string" table:style-name="ce1">
            <text:p>GR Soft Color Mono Matowy cień do powiek 07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85" table:style-name="ce1">
            <text:p>8.69119E+12</text:p>
          </table:table-cell>
          <table:table-cell office:value-type="string" table:style-name="ce1">
            <text:p>GR Soft Color Mono Matowy cień do powiek 08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192" table:style-name="ce1">
            <text:p>8.69119E+12</text:p>
          </table:table-cell>
          <table:table-cell office:value-type="string" table:style-name="ce1">
            <text:p>GR Soft Color Mono Matowy cień do powiek 09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08" table:style-name="ce1">
            <text:p>8.69119E+12</text:p>
          </table:table-cell>
          <table:table-cell office:value-type="string" table:style-name="ce1">
            <text:p>GR Soft Color Mono Matowy cień do powiek 10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15" table:style-name="ce1">
            <text:p>8.69119E+12</text:p>
          </table:table-cell>
          <table:table-cell office:value-type="string" table:style-name="ce1">
            <text:p>GR Soft Color Mono Matowy cień do powiek 1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22" table:style-name="ce1">
            <text:p>8.69119E+12</text:p>
          </table:table-cell>
          <table:table-cell office:value-type="string" table:style-name="ce1">
            <text:p>GR Soft Color Mono Matowy cień do powiek 1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39" table:style-name="ce1">
            <text:p>8.69119E+12</text:p>
          </table:table-cell>
          <table:table-cell office:value-type="string" table:style-name="ce1">
            <text:p>GR Soft Color Mono Matowy cień do powiek 13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46" table:style-name="ce1">
            <text:p>8.69119E+12</text:p>
          </table:table-cell>
          <table:table-cell office:value-type="string" table:style-name="ce1">
            <text:p>GR Soft Color Mono Matowy cień do powiek 14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53" table:style-name="ce1">
            <text:p>8.69119E+12</text:p>
          </table:table-cell>
          <table:table-cell office:value-type="string" table:style-name="ce1">
            <text:p>GR Soft Color Mono Matowy cień do powiek 15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60" table:style-name="ce1">
            <text:p>8.69119E+12</text:p>
          </table:table-cell>
          <table:table-cell office:value-type="string" table:style-name="ce1">
            <text:p>GR Soft Color Mono Matowy cień do powiek 16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277" table:style-name="ce1">
            <text:p>8.69119E+12</text:p>
          </table:table-cell>
          <table:table-cell office:value-type="string" table:style-name="ce1">
            <text:p>GR Soft Color Mono Matowy cień do powiek 17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12" table:style-name="ce1">
            <text:p>8.69119E+12</text:p>
          </table:table-cell>
          <table:table-cell office:value-type="string" table:style-name="ce1">
            <text:p>GR Soft Color Mono Perłowy cień do powiek 04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29" table:style-name="ce1">
            <text:p>8.69119E+12</text:p>
          </table:table-cell>
          <table:table-cell office:value-type="string" table:style-name="ce1">
            <text:p>GR Soft Color Mono Perłowy cień do powiek 04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36" table:style-name="ce1">
            <text:p>8.69119E+12</text:p>
          </table:table-cell>
          <table:table-cell office:value-type="string" table:style-name="ce1">
            <text:p>GR Soft Color Mono Perłowy cień do powiek 043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43" table:style-name="ce1">
            <text:p>8.69119E+12</text:p>
          </table:table-cell>
          <table:table-cell office:value-type="string" table:style-name="ce1">
            <text:p>GR Soft Color Mono Perłowy cień do powiek 044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50" table:style-name="ce1">
            <text:p>8.69119E+12</text:p>
          </table:table-cell>
          <table:table-cell office:value-type="string" table:style-name="ce1">
            <text:p>GR Soft Color Mono Perłowy cień do powiek 045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67" table:style-name="ce1">
            <text:p>8.69119E+12</text:p>
          </table:table-cell>
          <table:table-cell office:value-type="string" table:style-name="ce1">
            <text:p>GR Soft Color Mono Perłowy cień do powiek 046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74" table:style-name="ce1">
            <text:p>8.69119E+12</text:p>
          </table:table-cell>
          <table:table-cell office:value-type="string" table:style-name="ce1">
            <text:p>GR Soft Color Mono Perłowy cień do powiek 047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81" table:style-name="ce1">
            <text:p>8.69119E+12</text:p>
          </table:table-cell>
          <table:table-cell office:value-type="string" table:style-name="ce1">
            <text:p>GR Soft Color Mono Perłowy cień do powiek 048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598" table:style-name="ce1">
            <text:p>8.69119E+12</text:p>
          </table:table-cell>
          <table:table-cell office:value-type="string" table:style-name="ce1">
            <text:p>GR Soft Color Mono Perłowy cień do powiek 049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04" table:style-name="ce1">
            <text:p>8.69119E+12</text:p>
          </table:table-cell>
          <table:table-cell office:value-type="string" table:style-name="ce1">
            <text:p>GR Soft Color Mono Perłowy cień do powiek 050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11" table:style-name="ce1">
            <text:p>8.69119E+12</text:p>
          </table:table-cell>
          <table:table-cell office:value-type="string" table:style-name="ce1">
            <text:p>GR Soft Color Mono Perłowy cień do powiek 05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28" table:style-name="ce1">
            <text:p>8.69119E+12</text:p>
          </table:table-cell>
          <table:table-cell office:value-type="string" table:style-name="ce1">
            <text:p>GR Soft Color Mono Perłowy cień do powiek 05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35" table:style-name="ce1">
            <text:p>8.69119E+12</text:p>
          </table:table-cell>
          <table:table-cell office:value-type="string" table:style-name="ce1">
            <text:p>GR Soft Color Mono Perłowy cień do powiek 053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42" table:style-name="ce1">
            <text:p>8.69119E+12</text:p>
          </table:table-cell>
          <table:table-cell office:value-type="string" table:style-name="ce1">
            <text:p>GR Soft Color Mono Perłowy cień do powiek 054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59" table:style-name="ce1">
            <text:p>8.69119E+12</text:p>
          </table:table-cell>
          <table:table-cell office:value-type="string" table:style-name="ce1">
            <text:p>GR Soft Color Mono Perłowy cień do powiek 055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66" table:style-name="ce1">
            <text:p>8.69119E+12</text:p>
          </table:table-cell>
          <table:table-cell office:value-type="string" table:style-name="ce1">
            <text:p>GR Soft Color Mono Perłowy cień do powiek 056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73" table:style-name="ce1">
            <text:p>8.69119E+12</text:p>
          </table:table-cell>
          <table:table-cell office:value-type="string" table:style-name="ce1">
            <text:p>GR Soft Color Mono Perłowy cień do powiek 057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80" table:style-name="ce1">
            <text:p>8.69119E+12</text:p>
          </table:table-cell>
          <table:table-cell office:value-type="string" table:style-name="ce1">
            <text:p>GR Soft Color Mono Perłowy cień do powiek 058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697" table:style-name="ce1">
            <text:p>8.69119E+12</text:p>
          </table:table-cell>
          <table:table-cell office:value-type="string" table:style-name="ce1">
            <text:p>GR Soft Color Mono Perłowy cień do powiek 059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703" table:style-name="ce1">
            <text:p>8.69119E+12</text:p>
          </table:table-cell>
          <table:table-cell office:value-type="string" table:style-name="ce1">
            <text:p>GR Soft Color Mono Perłowy cień do powiek 060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710" table:style-name="ce1">
            <text:p>8.69119E+12</text:p>
          </table:table-cell>
          <table:table-cell office:value-type="string" table:style-name="ce1">
            <text:p>GR Soft Color Mono Perłowy cień do powiek 061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334727" table:style-name="ce1">
            <text:p>8.69119E+12</text:p>
          </table:table-cell>
          <table:table-cell office:value-type="string" table:style-name="ce1">
            <text:p>GR Soft Color Mono Perłowy cień do powiek 062</text:p>
          </table:table-cell>
          <table:table-cell office:value-type="float" office:value="6.37" table:style-name="ce1">
            <text:p>6.37</text:p>
          </table:table-cell>
          <table:table-cell table:number-columns-repeated="16381"/>
        </table:table-row>
        <table:table-row table:style-name="ro1">
          <table:table-cell office:value-type="float" office:value="8691190763015" table:style-name="ce1">
            <text:p>8.69119E+12</text:p>
          </table:table-cell>
          <table:table-cell office:value-type="string" table:style-name="ce1">
            <text:p>GR Soft Matte 101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22" table:style-name="ce1">
            <text:p>8.69119E+12</text:p>
          </table:table-cell>
          <table:table-cell office:value-type="string" table:style-name="ce1">
            <text:p>GR Soft Matte 102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39" table:style-name="ce1">
            <text:p>8.69119E+12</text:p>
          </table:table-cell>
          <table:table-cell office:value-type="string" table:style-name="ce1">
            <text:p>GR Soft Matte 103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46" table:style-name="ce1">
            <text:p>8.69119E+12</text:p>
          </table:table-cell>
          <table:table-cell office:value-type="string" table:style-name="ce1">
            <text:p>GR Soft Matte 104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53" table:style-name="ce1">
            <text:p>8.69119E+12</text:p>
          </table:table-cell>
          <table:table-cell office:value-type="string" table:style-name="ce1">
            <text:p>GR Soft Matte 105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60" table:style-name="ce1">
            <text:p>8.69119E+12</text:p>
          </table:table-cell>
          <table:table-cell office:value-type="string" table:style-name="ce1">
            <text:p>GR Soft Matte 106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77" table:style-name="ce1">
            <text:p>8.69119E+12</text:p>
          </table:table-cell>
          <table:table-cell office:value-type="string" table:style-name="ce1">
            <text:p>GR Soft Matte 107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84" table:style-name="ce1">
            <text:p>8.69119E+12</text:p>
          </table:table-cell>
          <table:table-cell office:value-type="string" table:style-name="ce1">
            <text:p>GR Soft Matte 108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091" table:style-name="ce1">
            <text:p>8.69119E+12</text:p>
          </table:table-cell>
          <table:table-cell office:value-type="string" table:style-name="ce1">
            <text:p>GR Soft Matte 109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07" table:style-name="ce1">
            <text:p>8.69119E+12</text:p>
          </table:table-cell>
          <table:table-cell office:value-type="string" table:style-name="ce1">
            <text:p>GR Soft Matte 110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14" table:style-name="ce1">
            <text:p>8.69119E+12</text:p>
          </table:table-cell>
          <table:table-cell office:value-type="string" table:style-name="ce1">
            <text:p>GR Soft Matte 111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21" table:style-name="ce1">
            <text:p>8.69119E+12</text:p>
          </table:table-cell>
          <table:table-cell office:value-type="string" table:style-name="ce1">
            <text:p>GR Soft Matte 112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38" table:style-name="ce1">
            <text:p>8.69119E+12</text:p>
          </table:table-cell>
          <table:table-cell office:value-type="string" table:style-name="ce1">
            <text:p>GR Soft Matte 113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45" table:style-name="ce1">
            <text:p>8.69119E+12</text:p>
          </table:table-cell>
          <table:table-cell office:value-type="string" table:style-name="ce1">
            <text:p>GR Soft Matte 114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52" table:style-name="ce1">
            <text:p>8.69119E+12</text:p>
          </table:table-cell>
          <table:table-cell office:value-type="string" table:style-name="ce1">
            <text:p>GR Soft Matte 115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69" table:style-name="ce1">
            <text:p>8.69119E+12</text:p>
          </table:table-cell>
          <table:table-cell office:value-type="string" table:style-name="ce1">
            <text:p>GR Soft Matte 116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76" table:style-name="ce1">
            <text:p>8.69119E+12</text:p>
          </table:table-cell>
          <table:table-cell office:value-type="string" table:style-name="ce1">
            <text:p>GR Soft Matte 117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83" table:style-name="ce1">
            <text:p>8.69119E+12</text:p>
          </table:table-cell>
          <table:table-cell office:value-type="string" table:style-name="ce1">
            <text:p>GR Soft Matte 118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190" table:style-name="ce1">
            <text:p>8.69119E+12</text:p>
          </table:table-cell>
          <table:table-cell office:value-type="string" table:style-name="ce1">
            <text:p>GR Soft Matte 119 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763206" table:style-name="ce1">
            <text:p>8.69119E+12</text:p>
          </table:table-cell>
          <table:table-cell office:value-type="string" table:style-name="ce1">
            <text:p>GR Soft Matte 120 <text:s/>pomadka matowa do ust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8691190121440" table:style-name="ce1">
            <text:p>8.69119E+12</text:p>
          </table:table-cell>
          <table:table-cell office:value-type="string" table:style-name="ce1">
            <text:p>GR Spray utrwalający makijaż</text:p>
          </table:table-cell>
          <table:table-cell office:value-type="float" office:value="11.55" table:style-name="ce1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8691190170028" table:style-name="ce1">
            <text:p>8.69119E+12</text:p>
          </table:table-cell>
          <table:table-cell office:value-type="string" table:style-name="ce1">
            <text:p>GR STYLE LINER METALLIC 02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8691190170066" table:style-name="ce1">
            <text:p>8.69119E+12</text:p>
          </table:table-cell>
          <table:table-cell office:value-type="string" table:style-name="ce1">
            <text:p>GR STYLE LINER METALLIC 06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8691190170073" table:style-name="ce1">
            <text:p>8.69119E+12</text:p>
          </table:table-cell>
          <table:table-cell office:value-type="string" table:style-name="ce1">
            <text:p>GR STYLE LINER METALLIC 07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8691190170141" table:style-name="ce1">
            <text:p>8.69119E+12</text:p>
          </table:table-cell>
          <table:table-cell office:value-type="string" table:style-name="ce1">
            <text:p>GR STYLE LINER METALLIC 14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8691190170189" table:style-name="ce1">
            <text:p>8.69119E+12</text:p>
          </table:table-cell>
          <table:table-cell office:value-type="string" table:style-name="ce1">
            <text:p>GR STYLE LINER METALLIC 18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8691190122379" table:style-name="ce1">
            <text:p>8.69119E+12</text:p>
          </table:table-cell>
          <table:table-cell office:value-type="string" table:style-name="ce1">
            <text:p>GR Sztuczne rzęsy Kępki bez węzełków - M</text:p>
          </table:table-cell>
          <table:table-cell office:value-type="float" office:value="14.44" table:style-name="ce1">
            <text:p>14.44</text:p>
          </table:table-cell>
          <table:table-cell table:number-columns-repeated="16381"/>
        </table:table-row>
        <table:table-row table:style-name="ro1">
          <table:table-cell office:value-type="float" office:value="8691190122362" table:style-name="ce1">
            <text:p>8.69119E+12</text:p>
          </table:table-cell>
          <table:table-cell office:value-type="string" table:style-name="ce1">
            <text:p>GR Sztuczne rzęsy kępki bez węzełków - S</text:p>
          </table:table-cell>
          <table:table-cell office:value-type="float" office:value="14.44" table:style-name="ce1">
            <text:p>14.44</text:p>
          </table:table-cell>
          <table:table-cell table:number-columns-repeated="16381"/>
        </table:table-row>
        <table:table-row table:style-name="ro1">
          <table:table-cell office:value-type="float" office:value="8691190070366" table:style-name="ce1">
            <text:p>8.69119E+12</text:p>
          </table:table-cell>
          <table:table-cell office:value-type="string" table:style-name="ce1">
            <text:p>GR Sztuczne rzęsy nr 01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120931" table:style-name="ce1">
            <text:p>8.69119E+12</text:p>
          </table:table-cell>
          <table:table-cell office:value-type="string" table:style-name="ce1">
            <text:p>GR Sztuczne rzęsy nr 07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120948" table:style-name="ce1">
            <text:p>8.69119E+12</text:p>
          </table:table-cell>
          <table:table-cell office:value-type="string" table:style-name="ce1">
            <text:p>GR Sztuczne rzęsy nr 08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122584" table:style-name="ce1">
            <text:p>8.69119E+12</text:p>
          </table:table-cell>
          <table:table-cell office:value-type="string" table:style-name="ce1">
            <text:p>GR Sztuczne rzęsy nr 10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122812" table:style-name="ce1">
            <text:p>8.69119E+12</text:p>
          </table:table-cell>
          <table:table-cell office:value-type="string" table:style-name="ce1">
            <text:p>GR Sztuczne rzęsy nr 11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070397" table:style-name="ce1">
            <text:p>8.69119E+12</text:p>
          </table:table-cell>
          <table:table-cell office:value-type="string" table:style-name="ce1">
            <text:p>GR SZTUCZNE RZĘSY NR04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070410" table:style-name="ce1">
            <text:p>8.69119E+12</text:p>
          </table:table-cell>
          <table:table-cell office:value-type="string" table:style-name="ce1">
            <text:p>GR SZTUCZNE RZĘSY NR06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070373" table:style-name="ce1">
            <text:p>8.69119E+12</text:p>
          </table:table-cell>
          <table:table-cell office:value-type="string" table:style-name="ce1">
            <text:p>GR SZTUCZNE RZĘSY NR2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8691190067137" table:style-name="ce1">
            <text:p>8.69119E+12</text:p>
          </table:table-cell>
          <table:table-cell office:value-type="string" table:style-name="ce1">
            <text:p>GR SZTYFT DO WŁOSÓW 01 BLACK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067144" table:style-name="ce1">
            <text:p>8.69119E+12</text:p>
          </table:table-cell>
          <table:table-cell office:value-type="string" table:style-name="ce1">
            <text:p>GR SZTYFT DO WŁOSÓW 02 DARK BROWN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067151" table:style-name="ce1">
            <text:p>8.69119E+12</text:p>
          </table:table-cell>
          <table:table-cell office:value-type="string" table:style-name="ce1">
            <text:p>GR SZTYFT DO WŁOSÓW 03 MEDIUM BROWN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067588" table:style-name="ce1">
            <text:p>8.69119E+12</text:p>
          </table:table-cell>
          <table:table-cell office:value-type="string" table:style-name="ce1">
            <text:p>GR SZTYFT DO WŁOSÓW 05 BRĄZ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067595" table:style-name="ce1">
            <text:p>8.69119E+12</text:p>
          </table:table-cell>
          <table:table-cell office:value-type="string" table:style-name="ce1">
            <text:p>GR SZTYFT DO WŁOSÓW 06 JASNY BRĄZ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069391" table:style-name="ce1">
            <text:p>8.69119E+12</text:p>
          </table:table-cell>
          <table:table-cell office:value-type="string" table:style-name="ce1">
            <text:p>GR SZTYFT DO WŁOSÓW 07 KASZTAN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120450" table:style-name="ce1">
            <text:p>8.69119E+12</text:p>
          </table:table-cell>
          <table:table-cell office:value-type="string" table:style-name="ce1">
            <text:p>GR SZTYFT DO WŁOSÓW 08 CZEKOLADA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120467" table:style-name="ce1">
            <text:p>8.69119E+12</text:p>
          </table:table-cell>
          <table:table-cell office:value-type="string" table:style-name="ce1">
            <text:p>GR SZTYFT DO WŁOSÓW 09 SZARY BLOND</text:p>
          </table:table-cell>
          <table:table-cell office:value-type="float" office:value="7.57" table:style-name="ce1">
            <text:p>7.57</text:p>
          </table:table-cell>
          <table:table-cell table:number-columns-repeated="16381"/>
        </table:table-row>
        <table:table-row table:style-name="ro1">
          <table:table-cell office:value-type="float" office:value="8691190157029" table:style-name="ce1">
            <text:p>8.69119E+12</text:p>
          </table:table-cell>
          <table:table-cell office:value-type="string" table:style-name="ce1">
            <text:p>GR TERRACOTTA RÓŻ 02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036" table:style-name="ce1">
            <text:p>8.69119E+12</text:p>
          </table:table-cell>
          <table:table-cell office:value-type="string" table:style-name="ce1">
            <text:p>GR TERRACOTTA RÓŻ 03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043" table:style-name="ce1">
            <text:p>8.69119E+12</text:p>
          </table:table-cell>
          <table:table-cell office:value-type="string" table:style-name="ce1">
            <text:p>GR TERRACOTTA RÓŻ 04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050" table:style-name="ce1">
            <text:p>8.69119E+12</text:p>
          </table:table-cell>
          <table:table-cell office:value-type="string" table:style-name="ce1">
            <text:p>GR TERRACOTTA RÓŻ 05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074" table:style-name="ce1">
            <text:p>8.69119E+12</text:p>
          </table:table-cell>
          <table:table-cell office:value-type="string" table:style-name="ce1">
            <text:p>GR TERRACOTTA RÓŻ 07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081" table:style-name="ce1">
            <text:p>8.69119E+12</text:p>
          </table:table-cell>
          <table:table-cell office:value-type="string" table:style-name="ce1">
            <text:p>GR TERRACOTTA RÓŻ 08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111" table:style-name="ce1">
            <text:p>8.69119E+12</text:p>
          </table:table-cell>
          <table:table-cell office:value-type="string" table:style-name="ce1">
            <text:p>GR Terracotta róż 11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128" table:style-name="ce1">
            <text:p>8.69119E+12</text:p>
          </table:table-cell>
          <table:table-cell office:value-type="string" table:style-name="ce1">
            <text:p>GR Terracotta róż 12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157135" table:style-name="ce1">
            <text:p>8.69119E+12</text:p>
          </table:table-cell>
          <table:table-cell office:value-type="string" table:style-name="ce1">
            <text:p>GR Terracotta róż 13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8691190571016" table:style-name="ce1">
            <text:p>8.69119E+12</text:p>
          </table:table-cell>
          <table:table-cell office:value-type="string" table:style-name="ce1">
            <text:p>GR TERRACOTTA STARDUST 101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571023" table:style-name="ce1">
            <text:p>8.69119E+12</text:p>
          </table:table-cell>
          <table:table-cell office:value-type="string" table:style-name="ce1">
            <text:p>GR TERRACOTTA STARDUST 102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571030" table:style-name="ce1">
            <text:p>8.69119E+12</text:p>
          </table:table-cell>
          <table:table-cell office:value-type="string" table:style-name="ce1">
            <text:p>GR TERRACOTTA STARDUST 103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621056" table:style-name="ce1">
            <text:p>8.69119E+12</text:p>
          </table:table-cell>
          <table:table-cell office:value-type="string" table:style-name="ce1">
            <text:p>GR TERRACOTTA STARDUST 106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621063" table:style-name="ce1">
            <text:p>8.69119E+12</text:p>
          </table:table-cell>
          <table:table-cell office:value-type="string" table:style-name="ce1">
            <text:p>GR TERRACOTTA STARDUST 107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621070" table:style-name="ce1">
            <text:p>8.69119E+12</text:p>
          </table:table-cell>
          <table:table-cell office:value-type="string" table:style-name="ce1">
            <text:p>GR TERRACOTTA STARDUST 108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621087" table:style-name="ce1">
            <text:p>8.69119E+12</text:p>
          </table:table-cell>
          <table:table-cell office:value-type="string" table:style-name="ce1">
            <text:p>GR TERRACOTTA STARDUST 109</text:p>
          </table:table-cell>
          <table:table-cell office:value-type="float" office:value="22.1" table:style-name="ce1">
            <text:p>22.1</text:p>
          </table:table-cell>
          <table:table-cell table:number-columns-repeated="16381"/>
        </table:table-row>
        <table:table-row table:style-name="ro1">
          <table:table-cell office:value-type="float" office:value="8691190068943" table:style-name="ce1">
            <text:p>8.69119E+12</text:p>
          </table:table-cell>
          <table:table-cell office:value-type="string" table:style-name="ce1">
            <text:p>GR TOP COAT GEL LOOK</text:p>
          </table:table-cell>
          <table:table-cell office:value-type="float" office:value="5.29" table:style-name="ce1">
            <text:p>5.29</text:p>
          </table:table-cell>
          <table:table-cell table:number-columns-repeated="16381"/>
        </table:table-row>
        <table:table-row table:style-name="ro1">
          <table:table-cell office:value-type="float" office:value="8691190069827" table:style-name="ce1">
            <text:p>8.69119E+12</text:p>
          </table:table-cell>
          <table:table-cell office:value-type="string" table:style-name="ce1">
            <text:p>GR TOP COAT MATTE</text:p>
          </table:table-cell>
          <table:table-cell office:value-type="float" office:value="5.29" table:style-name="ce1">
            <text:p>5.29</text:p>
          </table:table-cell>
          <table:table-cell table:number-columns-repeated="16381"/>
        </table:table-row>
        <table:table-row table:style-name="ro1">
          <table:table-cell office:value-type="float" office:value="8691190068936" table:style-name="ce1">
            <text:p>8.69119E+12</text:p>
          </table:table-cell>
          <table:table-cell office:value-type="string" table:style-name="ce1">
            <text:p>GR TOP COAT QUICK DRY</text:p>
          </table:table-cell>
          <table:table-cell office:value-type="float" office:value="5.29" table:style-name="ce1">
            <text:p>5.29</text:p>
          </table:table-cell>
          <table:table-cell table:number-columns-repeated="16381"/>
        </table:table-row>
        <table:table-row table:style-name="ro1">
          <table:table-cell office:value-type="float" office:value="8691190067601" table:style-name="ce1">
            <text:p>8.69119E+12</text:p>
          </table:table-cell>
          <table:table-cell office:value-type="string" table:style-name="ce1">
            <text:p>GR TUSZ DO RZĘS 3D FANTASTIC LASH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8691190122416" table:style-name="ce1">
            <text:p>8.69119E+12</text:p>
          </table:table-cell>
          <table:table-cell office:value-type="string" table:style-name="ce1">
            <text:p>GR Tusz do rzęs False Lashes wydłużająco - pogrubi</text:p>
          </table:table-cell>
          <table:table-cell office:value-type="float" office:value="9.94" table:style-name="ce1">
            <text:p>9.94</text:p>
          </table:table-cell>
          <table:table-cell table:number-columns-repeated="16381"/>
        </table:table-row>
        <table:table-row table:style-name="ro1">
          <table:table-cell office:value-type="float" office:value="8691190122409" table:style-name="ce1">
            <text:p>8.69119E+12</text:p>
          </table:table-cell>
          <table:table-cell office:value-type="string" table:style-name="ce1">
            <text:p>GR Tusz do rzęs Smokey Eyes pogrubiająco - wydłuża</text:p>
          </table:table-cell>
          <table:table-cell office:value-type="float" office:value="9.94" table:style-name="ce1">
            <text:p>9.94</text:p>
          </table:table-cell>
          <table:table-cell table:number-columns-repeated="16381"/>
        </table:table-row>
        <table:table-row table:style-name="ro1">
          <table:table-cell office:value-type="float" office:value="8691190842017" table:style-name="ce1">
            <text:p>8.69119E+12</text:p>
          </table:table-cell>
          <table:table-cell office:value-type="string" table:style-name="ce1">
            <text:p>GR VISION 101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24" table:style-name="ce1">
            <text:p>8.69119E+12</text:p>
          </table:table-cell>
          <table:table-cell office:value-type="string" table:style-name="ce1">
            <text:p>GR VISION 102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31" table:style-name="ce1">
            <text:p>8.69119E+12</text:p>
          </table:table-cell>
          <table:table-cell office:value-type="string" table:style-name="ce1">
            <text:p>GR VISION 103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48" table:style-name="ce1">
            <text:p>8.69119E+12</text:p>
          </table:table-cell>
          <table:table-cell office:value-type="string" table:style-name="ce1">
            <text:p>GR VISION 104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55" table:style-name="ce1">
            <text:p>8.69119E+12</text:p>
          </table:table-cell>
          <table:table-cell office:value-type="string" table:style-name="ce1">
            <text:p>GR VISION 105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62" table:style-name="ce1">
            <text:p>8.69119E+12</text:p>
          </table:table-cell>
          <table:table-cell office:value-type="string" table:style-name="ce1">
            <text:p>GR VISION 106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79" table:style-name="ce1">
            <text:p>8.69119E+12</text:p>
          </table:table-cell>
          <table:table-cell office:value-type="string" table:style-name="ce1">
            <text:p>GR VISION 107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86" table:style-name="ce1">
            <text:p>8.69119E+12</text:p>
          </table:table-cell>
          <table:table-cell office:value-type="string" table:style-name="ce1">
            <text:p>GR VISION 108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093" table:style-name="ce1">
            <text:p>8.69119E+12</text:p>
          </table:table-cell>
          <table:table-cell office:value-type="string" table:style-name="ce1">
            <text:p>GR VISION 109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09" table:style-name="ce1">
            <text:p>8.69119E+12</text:p>
          </table:table-cell>
          <table:table-cell office:value-type="string" table:style-name="ce1">
            <text:p>GR VISION 110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16" table:style-name="ce1">
            <text:p>8.69119E+12</text:p>
          </table:table-cell>
          <table:table-cell office:value-type="string" table:style-name="ce1">
            <text:p>GR VISION 111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23" table:style-name="ce1">
            <text:p>8.69119E+12</text:p>
          </table:table-cell>
          <table:table-cell office:value-type="string" table:style-name="ce1">
            <text:p>GR VISION 112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30" table:style-name="ce1">
            <text:p>8.69119E+12</text:p>
          </table:table-cell>
          <table:table-cell office:value-type="string" table:style-name="ce1">
            <text:p>GR VISION 113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47" table:style-name="ce1">
            <text:p>8.69119E+12</text:p>
          </table:table-cell>
          <table:table-cell office:value-type="string" table:style-name="ce1">
            <text:p>GR VISION 114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54" table:style-name="ce1">
            <text:p>8.69119E+12</text:p>
          </table:table-cell>
          <table:table-cell office:value-type="string" table:style-name="ce1">
            <text:p>GR VISION 115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61" table:style-name="ce1">
            <text:p>8.69119E+12</text:p>
          </table:table-cell>
          <table:table-cell office:value-type="string" table:style-name="ce1">
            <text:p>GR VISION 116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78" table:style-name="ce1">
            <text:p>8.69119E+12</text:p>
          </table:table-cell>
          <table:table-cell office:value-type="string" table:style-name="ce1">
            <text:p>GR VISION 117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85" table:style-name="ce1">
            <text:p>8.69119E+12</text:p>
          </table:table-cell>
          <table:table-cell office:value-type="string" table:style-name="ce1">
            <text:p>GR VISION 118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192" table:style-name="ce1">
            <text:p>8.69119E+12</text:p>
          </table:table-cell>
          <table:table-cell office:value-type="string" table:style-name="ce1">
            <text:p>GR VISION 119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08" table:style-name="ce1">
            <text:p>8.69119E+12</text:p>
          </table:table-cell>
          <table:table-cell office:value-type="string" table:style-name="ce1">
            <text:p>GR VISION 120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15" table:style-name="ce1">
            <text:p>8.69119E+12</text:p>
          </table:table-cell>
          <table:table-cell office:value-type="string" table:style-name="ce1">
            <text:p>GR VISION 121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22" table:style-name="ce1">
            <text:p>8.69119E+12</text:p>
          </table:table-cell>
          <table:table-cell office:value-type="string" table:style-name="ce1">
            <text:p>GR VISION 122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39" table:style-name="ce1">
            <text:p>8.69119E+12</text:p>
          </table:table-cell>
          <table:table-cell office:value-type="string" table:style-name="ce1">
            <text:p>GR VISION 123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46" table:style-name="ce1">
            <text:p>8.69119E+12</text:p>
          </table:table-cell>
          <table:table-cell office:value-type="string" table:style-name="ce1">
            <text:p>GR VISION 124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53" table:style-name="ce1">
            <text:p>8.69119E+12</text:p>
          </table:table-cell>
          <table:table-cell office:value-type="string" table:style-name="ce1">
            <text:p>GR VISION 125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60" table:style-name="ce1">
            <text:p>8.69119E+12</text:p>
          </table:table-cell>
          <table:table-cell office:value-type="string" table:style-name="ce1">
            <text:p>GR VISION 126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77" table:style-name="ce1">
            <text:p>8.69119E+12</text:p>
          </table:table-cell>
          <table:table-cell office:value-type="string" table:style-name="ce1">
            <text:p>GR VISION 127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84" table:style-name="ce1">
            <text:p>8.69119E+12</text:p>
          </table:table-cell>
          <table:table-cell office:value-type="string" table:style-name="ce1">
            <text:p>GR VISION 128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291" table:style-name="ce1">
            <text:p>8.69119E+12</text:p>
          </table:table-cell>
          <table:table-cell office:value-type="string" table:style-name="ce1">
            <text:p>GR VISION 129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07" table:style-name="ce1">
            <text:p>8.69119E+12</text:p>
          </table:table-cell>
          <table:table-cell office:value-type="string" table:style-name="ce1">
            <text:p>GR VISION 130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14" table:style-name="ce1">
            <text:p>8.69119E+12</text:p>
          </table:table-cell>
          <table:table-cell office:value-type="string" table:style-name="ce1">
            <text:p>GR VISION 131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21" table:style-name="ce1">
            <text:p>8.69119E+12</text:p>
          </table:table-cell>
          <table:table-cell office:value-type="string" table:style-name="ce1">
            <text:p>GR VISION 132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38" table:style-name="ce1">
            <text:p>8.69119E+12</text:p>
          </table:table-cell>
          <table:table-cell office:value-type="string" table:style-name="ce1">
            <text:p>GR VISION 133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45" table:style-name="ce1">
            <text:p>8.69119E+12</text:p>
          </table:table-cell>
          <table:table-cell office:value-type="string" table:style-name="ce1">
            <text:p>GR VISION 134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52" table:style-name="ce1">
            <text:p>8.69119E+12</text:p>
          </table:table-cell>
          <table:table-cell office:value-type="string" table:style-name="ce1">
            <text:p>GR VISION 135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69" table:style-name="ce1">
            <text:p>8.69119E+12</text:p>
          </table:table-cell>
          <table:table-cell office:value-type="string" table:style-name="ce1">
            <text:p>GR VISION 136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76" table:style-name="ce1">
            <text:p>8.69119E+12</text:p>
          </table:table-cell>
          <table:table-cell office:value-type="string" table:style-name="ce1">
            <text:p>GR VISION 137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83" table:style-name="ce1">
            <text:p>8.69119E+12</text:p>
          </table:table-cell>
          <table:table-cell office:value-type="string" table:style-name="ce1">
            <text:p>GR VISION 138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390" table:style-name="ce1">
            <text:p>8.69119E+12</text:p>
          </table:table-cell>
          <table:table-cell office:value-type="string" table:style-name="ce1">
            <text:p>GR VISION 139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406" table:style-name="ce1">
            <text:p>8.69119E+12</text:p>
          </table:table-cell>
          <table:table-cell office:value-type="string" table:style-name="ce1">
            <text:p>GR VISION 140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413" table:style-name="ce1">
            <text:p>8.69119E+12</text:p>
          </table:table-cell>
          <table:table-cell office:value-type="string" table:style-name="ce1">
            <text:p>GR VISION 141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420" table:style-name="ce1">
            <text:p>8.69119E+12</text:p>
          </table:table-cell>
          <table:table-cell office:value-type="string" table:style-name="ce1">
            <text:p>GR VISION 142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437" table:style-name="ce1">
            <text:p>8.69119E+12</text:p>
          </table:table-cell>
          <table:table-cell office:value-type="string" table:style-name="ce1">
            <text:p>GR VISION 143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842444" table:style-name="ce1">
            <text:p>8.69119E+12</text:p>
          </table:table-cell>
          <table:table-cell office:value-type="string" table:style-name="ce1">
            <text:p>GR VISION 144 POMADKA DO UST</text:p>
          </table:table-cell>
          <table:table-cell office:value-type="float" office:value="6.74" table:style-name="ce1">
            <text:p>6.74</text:p>
          </table:table-cell>
          <table:table-cell table:number-columns-repeated="16381"/>
        </table:table-row>
        <table:table-row table:style-name="ro1">
          <table:table-cell office:value-type="float" office:value="8691190105020" table:style-name="ce1">
            <text:p>8.69119E+12</text:p>
          </table:table-cell>
          <table:table-cell office:value-type="string" table:style-name="ce1">
            <text:p>GR WET &amp; DRY 02 CIEŃ DO POWIEK</text:p>
          </table:table-cell>
          <table:table-cell office:value-type="float" office:value="23.5" table:style-name="ce1">
            <text:p>23.5</text:p>
          </table:table-cell>
          <table:table-cell table:number-columns-repeated="16381"/>
        </table:table-row>
        <table:table-row table:style-name="ro1">
          <table:table-cell office:value-type="float" office:value="8691190105037" table:style-name="ce1">
            <text:p>8.69119E+12</text:p>
          </table:table-cell>
          <table:table-cell office:value-type="string" table:style-name="ce1">
            <text:p>GR WET &amp; DRY 03 CIEŃ DO POWIEK</text:p>
          </table:table-cell>
          <table:table-cell office:value-type="float" office:value="23.5" table:style-name="ce1">
            <text:p>23.5</text:p>
          </table:table-cell>
          <table:table-cell table:number-columns-repeated="16381"/>
        </table:table-row>
        <table:table-row table:style-name="ro1">
          <table:table-cell office:value-type="float" office:value="8691190105044" table:style-name="ce1">
            <text:p>8.69119E+12</text:p>
          </table:table-cell>
          <table:table-cell office:value-type="string" table:style-name="ce1">
            <text:p>GR WET &amp; DRY 04 <text:s/>CIEŃ DO POWIEK</text:p>
          </table:table-cell>
          <table:table-cell office:value-type="float" office:value="23.5" table:style-name="ce1">
            <text:p>23.5</text:p>
          </table:table-cell>
          <table:table-cell table:number-columns-repeated="16381"/>
        </table:table-row>
        <table:table-row table:style-name="ro1">
          <table:table-cell office:value-type="float" office:value="8691190105068" table:style-name="ce1">
            <text:p>8.69119E+12</text:p>
          </table:table-cell>
          <table:table-cell office:value-type="string" table:style-name="ce1">
            <text:p>GR WET &amp; DRY 06 CIEŃ DO POWIEK</text:p>
          </table:table-cell>
          <table:table-cell office:value-type="float" office:value="23.5" table:style-name="ce1">
            <text:p>23.5</text:p>
          </table:table-cell>
          <table:table-cell table:number-columns-repeated="16381"/>
        </table:table-row>
        <table:table-row table:style-name="ro1">
          <table:table-cell office:value-type="float" office:value="8691190390310" table:style-name="ce1">
            <text:p>8.69119E+12</text:p>
          </table:table-cell>
          <table:table-cell office:value-type="string" table:style-name="ce1">
            <text:p>GR Winylowy błyszczyk 01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27" table:style-name="ce1">
            <text:p>8.69119E+12</text:p>
          </table:table-cell>
          <table:table-cell office:value-type="string" table:style-name="ce1">
            <text:p>GR Winylowy błyszczyk 02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34" table:style-name="ce1">
            <text:p>8.69119E+12</text:p>
          </table:table-cell>
          <table:table-cell office:value-type="string" table:style-name="ce1">
            <text:p>GR Winylowy błyszczyk 03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41" table:style-name="ce1">
            <text:p>8.69119E+12</text:p>
          </table:table-cell>
          <table:table-cell office:value-type="string" table:style-name="ce1">
            <text:p>GR Winylowy błyszczyk 04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58" table:style-name="ce1">
            <text:p>8.69119E+12</text:p>
          </table:table-cell>
          <table:table-cell office:value-type="string" table:style-name="ce1">
            <text:p>GR Winylowy błyszczyk 05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65" table:style-name="ce1">
            <text:p>8.69119E+12</text:p>
          </table:table-cell>
          <table:table-cell office:value-type="string" table:style-name="ce1">
            <text:p>GR Winylowy błyszczyk 06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72" table:style-name="ce1">
            <text:p>8.69119E+12</text:p>
          </table:table-cell>
          <table:table-cell office:value-type="string" table:style-name="ce1">
            <text:p>GR Winylowy błyszczyk 07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89" table:style-name="ce1">
            <text:p>8.69119E+12</text:p>
          </table:table-cell>
          <table:table-cell office:value-type="string" table:style-name="ce1">
            <text:p>GR Winylowy błyszczyk 08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396" table:style-name="ce1">
            <text:p>8.69119E+12</text:p>
          </table:table-cell>
          <table:table-cell office:value-type="string" table:style-name="ce1">
            <text:p>GR Winylowy błyszczyk 09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402" table:style-name="ce1">
            <text:p>8.69119E+12</text:p>
          </table:table-cell>
          <table:table-cell office:value-type="string" table:style-name="ce1">
            <text:p>GR Winylowy błyszczyk 10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419" table:style-name="ce1">
            <text:p>8.69119E+12</text:p>
          </table:table-cell>
          <table:table-cell office:value-type="string" table:style-name="ce1">
            <text:p>GR Winylowy błyszczyk 11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390426" table:style-name="ce1">
            <text:p>8.69119E+12</text:p>
          </table:table-cell>
          <table:table-cell office:value-type="string" table:style-name="ce1">
            <text:p>GR Winylowy błyszczyk 12 do ust o wysokim połysku</text:p>
          </table:table-cell>
          <table:table-cell office:value-type="float" office:value="12.07" table:style-name="ce1">
            <text:p>12.07</text:p>
          </table:table-cell>
          <table:table-cell table:number-columns-repeated="16381"/>
        </table:table-row>
        <table:table-row table:style-name="ro1">
          <table:table-cell office:value-type="float" office:value="8691190069216" table:style-name="ce1">
            <text:p>8.69119E+12</text:p>
          </table:table-cell>
          <table:table-cell office:value-type="string" table:style-name="ce1">
            <text:p>GR WONDER LASH TUSZ DO RZĘS</text:p>
          </table:table-cell>
          <table:table-cell office:value-type="float" office:value="22.02" table:style-name="ce1">
            <text:p>22.02</text:p>
          </table:table-cell>
          <table:table-cell table:number-columns-repeated="16381"/>
        </table:table-row>
        <table:table-row table:style-name="ro1">
          <table:table-cell office:value-type="float" office:value="8691190960001" table:style-name="ce1">
            <text:p>8.69119E+12</text:p>
          </table:table-cell>
          <table:table-cell office:value-type="string" table:style-name="ce1">
            <text:p>GR WOW 00 CLEAR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18" table:style-name="ce1">
            <text:p>8.69119E+12</text:p>
          </table:table-cell>
          <table:table-cell office:value-type="string" table:style-name="ce1">
            <text:p>GR WOW 00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25" table:style-name="ce1">
            <text:p>8.69119E+12</text:p>
          </table:table-cell>
          <table:table-cell office:value-type="string" table:style-name="ce1">
            <text:p>GR WOW 00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32" table:style-name="ce1">
            <text:p>8.69119E+12</text:p>
          </table:table-cell>
          <table:table-cell office:value-type="string" table:style-name="ce1">
            <text:p>GR WOW 00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49" table:style-name="ce1">
            <text:p>8.69119E+12</text:p>
          </table:table-cell>
          <table:table-cell office:value-type="string" table:style-name="ce1">
            <text:p>GR WOW 00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56" table:style-name="ce1">
            <text:p>8.69119E+12</text:p>
          </table:table-cell>
          <table:table-cell office:value-type="string" table:style-name="ce1">
            <text:p>GR WOW 00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63" table:style-name="ce1">
            <text:p>8.69119E+12</text:p>
          </table:table-cell>
          <table:table-cell office:value-type="string" table:style-name="ce1">
            <text:p>GR WOW 00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70" table:style-name="ce1">
            <text:p>8.69119E+12</text:p>
          </table:table-cell>
          <table:table-cell office:value-type="string" table:style-name="ce1">
            <text:p>GR WOW 00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87" table:style-name="ce1">
            <text:p>8.69119E+12</text:p>
          </table:table-cell>
          <table:table-cell office:value-type="string" table:style-name="ce1">
            <text:p>GR WOW 00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094" table:style-name="ce1">
            <text:p>8.69119E+12</text:p>
          </table:table-cell>
          <table:table-cell office:value-type="string" table:style-name="ce1">
            <text:p>GR WOW 00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00" table:style-name="ce1">
            <text:p>8.69119E+12</text:p>
          </table:table-cell>
          <table:table-cell office:value-type="string" table:style-name="ce1">
            <text:p>GR WOW 01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17" table:style-name="ce1">
            <text:p>8.69119E+12</text:p>
          </table:table-cell>
          <table:table-cell office:value-type="string" table:style-name="ce1">
            <text:p>GR WOW 01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24" table:style-name="ce1">
            <text:p>8.69119E+12</text:p>
          </table:table-cell>
          <table:table-cell office:value-type="string" table:style-name="ce1">
            <text:p>GR WOW 01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31" table:style-name="ce1">
            <text:p>8.69119E+12</text:p>
          </table:table-cell>
          <table:table-cell office:value-type="string" table:style-name="ce1">
            <text:p>GR WOW 01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48" table:style-name="ce1">
            <text:p>8.69119E+12</text:p>
          </table:table-cell>
          <table:table-cell office:value-type="string" table:style-name="ce1">
            <text:p>GR WOW 01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55" table:style-name="ce1">
            <text:p>8.69119E+12</text:p>
          </table:table-cell>
          <table:table-cell office:value-type="string" table:style-name="ce1">
            <text:p>GR WOW 01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62" table:style-name="ce1">
            <text:p>8.69119E+12</text:p>
          </table:table-cell>
          <table:table-cell office:value-type="string" table:style-name="ce1">
            <text:p>GR WOW 01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79" table:style-name="ce1">
            <text:p>8.69119E+12</text:p>
          </table:table-cell>
          <table:table-cell office:value-type="string" table:style-name="ce1">
            <text:p>GR WOW 01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86" table:style-name="ce1">
            <text:p>8.69119E+12</text:p>
          </table:table-cell>
          <table:table-cell office:value-type="string" table:style-name="ce1">
            <text:p>GR WOW 01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193" table:style-name="ce1">
            <text:p>8.69119E+12</text:p>
          </table:table-cell>
          <table:table-cell office:value-type="string" table:style-name="ce1">
            <text:p>GR WOW 01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09" table:style-name="ce1">
            <text:p>8.69119E+12</text:p>
          </table:table-cell>
          <table:table-cell office:value-type="string" table:style-name="ce1">
            <text:p>GR WOW 02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16" table:style-name="ce1">
            <text:p>8.69119E+12</text:p>
          </table:table-cell>
          <table:table-cell office:value-type="string" table:style-name="ce1">
            <text:p>GR WOW 02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743222" table:style-name="ce1">
            <text:p>8.69119E+12</text:p>
          </table:table-cell>
          <table:table-cell office:value-type="string" table:style-name="ce1">
            <text:p>GR WOW 022 LAKIER DO SZTUCZ. PAZN.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30" table:style-name="ce1">
            <text:p>8.69119E+12</text:p>
          </table:table-cell>
          <table:table-cell office:value-type="string" table:style-name="ce1">
            <text:p>GR WOW 02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47" table:style-name="ce1">
            <text:p>8.69119E+12</text:p>
          </table:table-cell>
          <table:table-cell office:value-type="string" table:style-name="ce1">
            <text:p>GR WOW 02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54" table:style-name="ce1">
            <text:p>8.69119E+12</text:p>
          </table:table-cell>
          <table:table-cell office:value-type="string" table:style-name="ce1">
            <text:p>GR WOW 02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61" table:style-name="ce1">
            <text:p>8.69119E+12</text:p>
          </table:table-cell>
          <table:table-cell office:value-type="string" table:style-name="ce1">
            <text:p>GR WOW 02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78" table:style-name="ce1">
            <text:p>8.69119E+12</text:p>
          </table:table-cell>
          <table:table-cell office:value-type="string" table:style-name="ce1">
            <text:p>GR WOW 02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85" table:style-name="ce1">
            <text:p>8.69119E+12</text:p>
          </table:table-cell>
          <table:table-cell office:value-type="string" table:style-name="ce1">
            <text:p>GR WOW 02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292" table:style-name="ce1">
            <text:p>8.69119E+12</text:p>
          </table:table-cell>
          <table:table-cell office:value-type="string" table:style-name="ce1">
            <text:p>GR WOW 02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08" table:style-name="ce1">
            <text:p>8.69119E+12</text:p>
          </table:table-cell>
          <table:table-cell office:value-type="string" table:style-name="ce1">
            <text:p>GR WOW 03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743239" table:style-name="ce1">
            <text:p>8.69119E+12</text:p>
          </table:table-cell>
          <table:table-cell office:value-type="string" table:style-name="ce1">
            <text:p>GR WOW 031 LAKIER DO SZTUCZ. PAZN.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743246" table:style-name="ce1">
            <text:p>8.69119E+12</text:p>
          </table:table-cell>
          <table:table-cell office:value-type="string" table:style-name="ce1">
            <text:p>GR WOW 032 LAKIER DO SZTUCZ. PAZN.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743253" table:style-name="ce1">
            <text:p>8.69119E+12</text:p>
          </table:table-cell>
          <table:table-cell office:value-type="string" table:style-name="ce1">
            <text:p>GR WOW 033 LAKIER DO SZTUCZ. PAZN.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39" table:style-name="ce1">
            <text:p>8.69119E+12</text:p>
          </table:table-cell>
          <table:table-cell office:value-type="string" table:style-name="ce1">
            <text:p>GR WOW 033 Lakier do sztucznych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46" table:style-name="ce1">
            <text:p>8.69119E+12</text:p>
          </table:table-cell>
          <table:table-cell office:value-type="string" table:style-name="ce1">
            <text:p>GR WOW 03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53" table:style-name="ce1">
            <text:p>8.69119E+12</text:p>
          </table:table-cell>
          <table:table-cell office:value-type="string" table:style-name="ce1">
            <text:p>GR WOW 03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60" table:style-name="ce1">
            <text:p>8.69119E+12</text:p>
          </table:table-cell>
          <table:table-cell office:value-type="string" table:style-name="ce1">
            <text:p>GR WOW 03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77" table:style-name="ce1">
            <text:p>8.69119E+12</text:p>
          </table:table-cell>
          <table:table-cell office:value-type="string" table:style-name="ce1">
            <text:p>GR WOW 03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84" table:style-name="ce1">
            <text:p>8.69119E+12</text:p>
          </table:table-cell>
          <table:table-cell office:value-type="string" table:style-name="ce1">
            <text:p>GR WOW 03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391" table:style-name="ce1">
            <text:p>8.69119E+12</text:p>
          </table:table-cell>
          <table:table-cell office:value-type="string" table:style-name="ce1">
            <text:p>GR WOW 03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07" table:style-name="ce1">
            <text:p>8.69119E+12</text:p>
          </table:table-cell>
          <table:table-cell office:value-type="string" table:style-name="ce1">
            <text:p>GR WOW 04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14" table:style-name="ce1">
            <text:p>8.69119E+12</text:p>
          </table:table-cell>
          <table:table-cell office:value-type="string" table:style-name="ce1">
            <text:p>GR WOW 04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21" table:style-name="ce1">
            <text:p>8.69119E+12</text:p>
          </table:table-cell>
          <table:table-cell office:value-type="string" table:style-name="ce1">
            <text:p>GR WOW 04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38" table:style-name="ce1">
            <text:p>8.69119E+12</text:p>
          </table:table-cell>
          <table:table-cell office:value-type="string" table:style-name="ce1">
            <text:p>GR WOW 04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45" table:style-name="ce1">
            <text:p>8.69119E+12</text:p>
          </table:table-cell>
          <table:table-cell office:value-type="string" table:style-name="ce1">
            <text:p>GR WOW 04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52" table:style-name="ce1">
            <text:p>8.69119E+12</text:p>
          </table:table-cell>
          <table:table-cell office:value-type="string" table:style-name="ce1">
            <text:p>GR WOW 04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69" table:style-name="ce1">
            <text:p>8.69119E+12</text:p>
          </table:table-cell>
          <table:table-cell office:value-type="string" table:style-name="ce1">
            <text:p>GR WOW 04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76" table:style-name="ce1">
            <text:p>8.69119E+12</text:p>
          </table:table-cell>
          <table:table-cell office:value-type="string" table:style-name="ce1">
            <text:p>GR WOW 04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83" table:style-name="ce1">
            <text:p>8.69119E+12</text:p>
          </table:table-cell>
          <table:table-cell office:value-type="string" table:style-name="ce1">
            <text:p>GR WOW 04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490" table:style-name="ce1">
            <text:p>8.69119E+12</text:p>
          </table:table-cell>
          <table:table-cell office:value-type="string" table:style-name="ce1">
            <text:p>GR WOW 04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06" table:style-name="ce1">
            <text:p>8.69119E+12</text:p>
          </table:table-cell>
          <table:table-cell office:value-type="string" table:style-name="ce1">
            <text:p>GR WOW 05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13" table:style-name="ce1">
            <text:p>8.69119E+12</text:p>
          </table:table-cell>
          <table:table-cell office:value-type="string" table:style-name="ce1">
            <text:p>GR WOW 05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20" table:style-name="ce1">
            <text:p>8.69119E+12</text:p>
          </table:table-cell>
          <table:table-cell office:value-type="string" table:style-name="ce1">
            <text:p>GR WOW 05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37" table:style-name="ce1">
            <text:p>8.69119E+12</text:p>
          </table:table-cell>
          <table:table-cell office:value-type="string" table:style-name="ce1">
            <text:p>GR WOW 05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44" table:style-name="ce1">
            <text:p>8.69119E+12</text:p>
          </table:table-cell>
          <table:table-cell office:value-type="string" table:style-name="ce1">
            <text:p>GR WOW 05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51" table:style-name="ce1">
            <text:p>8.69119E+12</text:p>
          </table:table-cell>
          <table:table-cell office:value-type="string" table:style-name="ce1">
            <text:p>GR WOW 05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68" table:style-name="ce1">
            <text:p>8.69119E+12</text:p>
          </table:table-cell>
          <table:table-cell office:value-type="string" table:style-name="ce1">
            <text:p>GR WOW 05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75" table:style-name="ce1">
            <text:p>8.69119E+12</text:p>
          </table:table-cell>
          <table:table-cell office:value-type="string" table:style-name="ce1">
            <text:p>GR WOW 05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82" table:style-name="ce1">
            <text:p>8.69119E+12</text:p>
          </table:table-cell>
          <table:table-cell office:value-type="string" table:style-name="ce1">
            <text:p>GR WOW 05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599" table:style-name="ce1">
            <text:p>8.69119E+12</text:p>
          </table:table-cell>
          <table:table-cell office:value-type="string" table:style-name="ce1">
            <text:p>GR WOW 05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05" table:style-name="ce1">
            <text:p>8.69119E+12</text:p>
          </table:table-cell>
          <table:table-cell office:value-type="string" table:style-name="ce1">
            <text:p>GR WOW 06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12" table:style-name="ce1">
            <text:p>8.69119E+12</text:p>
          </table:table-cell>
          <table:table-cell office:value-type="string" table:style-name="ce1">
            <text:p>GR WOW 06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29" table:style-name="ce1">
            <text:p>8.69119E+12</text:p>
          </table:table-cell>
          <table:table-cell office:value-type="string" table:style-name="ce1">
            <text:p>GR WOW 06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36" table:style-name="ce1">
            <text:p>8.69119E+12</text:p>
          </table:table-cell>
          <table:table-cell office:value-type="string" table:style-name="ce1">
            <text:p>GR WOW 06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43" table:style-name="ce1">
            <text:p>8.69119E+12</text:p>
          </table:table-cell>
          <table:table-cell office:value-type="string" table:style-name="ce1">
            <text:p>GR WOW 06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50" table:style-name="ce1">
            <text:p>8.69119E+12</text:p>
          </table:table-cell>
          <table:table-cell office:value-type="string" table:style-name="ce1">
            <text:p>GR WOW 06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67" table:style-name="ce1">
            <text:p>8.69119E+12</text:p>
          </table:table-cell>
          <table:table-cell office:value-type="string" table:style-name="ce1">
            <text:p>GR WOW 06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698" table:style-name="ce1">
            <text:p>8.69119E+12</text:p>
          </table:table-cell>
          <table:table-cell office:value-type="string" table:style-name="ce1">
            <text:p>GR WOW 06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04" table:style-name="ce1">
            <text:p>8.69119E+12</text:p>
          </table:table-cell>
          <table:table-cell office:value-type="string" table:style-name="ce1">
            <text:p>GR WOW 07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11" table:style-name="ce1">
            <text:p>8.69119E+12</text:p>
          </table:table-cell>
          <table:table-cell office:value-type="string" table:style-name="ce1">
            <text:p>GR WOW 07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28" table:style-name="ce1">
            <text:p>8.69119E+12</text:p>
          </table:table-cell>
          <table:table-cell office:value-type="string" table:style-name="ce1">
            <text:p>GR WOW 07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35" table:style-name="ce1">
            <text:p>8.69119E+12</text:p>
          </table:table-cell>
          <table:table-cell office:value-type="string" table:style-name="ce1">
            <text:p>GR WOW 07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42" table:style-name="ce1">
            <text:p>8.69119E+12</text:p>
          </table:table-cell>
          <table:table-cell office:value-type="string" table:style-name="ce1">
            <text:p>GR WOW 07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66" table:style-name="ce1">
            <text:p>8.69119E+12</text:p>
          </table:table-cell>
          <table:table-cell office:value-type="string" table:style-name="ce1">
            <text:p>GR WOW 07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73" table:style-name="ce1">
            <text:p>8.69119E+12</text:p>
          </table:table-cell>
          <table:table-cell office:value-type="string" table:style-name="ce1">
            <text:p>GR WOW 07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80" table:style-name="ce1">
            <text:p>8.69119E+12</text:p>
          </table:table-cell>
          <table:table-cell office:value-type="string" table:style-name="ce1">
            <text:p>GR WOW 07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797" table:style-name="ce1">
            <text:p>8.69119E+12</text:p>
          </table:table-cell>
          <table:table-cell office:value-type="string" table:style-name="ce1">
            <text:p>GR WOW 07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03" table:style-name="ce1">
            <text:p>8.69119E+12</text:p>
          </table:table-cell>
          <table:table-cell office:value-type="string" table:style-name="ce1">
            <text:p>GR WOW 08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10" table:style-name="ce1">
            <text:p>8.69119E+12</text:p>
          </table:table-cell>
          <table:table-cell office:value-type="string" table:style-name="ce1">
            <text:p>GR WOW 08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27" table:style-name="ce1">
            <text:p>8.69119E+12</text:p>
          </table:table-cell>
          <table:table-cell office:value-type="string" table:style-name="ce1">
            <text:p>GR WOW 08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34" table:style-name="ce1">
            <text:p>8.69119E+12</text:p>
          </table:table-cell>
          <table:table-cell office:value-type="string" table:style-name="ce1">
            <text:p>GR WOW 08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41" table:style-name="ce1">
            <text:p>8.69119E+12</text:p>
          </table:table-cell>
          <table:table-cell office:value-type="string" table:style-name="ce1">
            <text:p>GR WOW 08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58" table:style-name="ce1">
            <text:p>8.69119E+12</text:p>
          </table:table-cell>
          <table:table-cell office:value-type="string" table:style-name="ce1">
            <text:p>GR WOW 08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65" table:style-name="ce1">
            <text:p>8.69119E+12</text:p>
          </table:table-cell>
          <table:table-cell office:value-type="string" table:style-name="ce1">
            <text:p>GR WOW 08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72" table:style-name="ce1">
            <text:p>8.69119E+12</text:p>
          </table:table-cell>
          <table:table-cell office:value-type="string" table:style-name="ce1">
            <text:p>GR WOW 087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89" table:style-name="ce1">
            <text:p>8.69119E+12</text:p>
          </table:table-cell>
          <table:table-cell office:value-type="string" table:style-name="ce1">
            <text:p>GR WOW 08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896" table:style-name="ce1">
            <text:p>8.69119E+12</text:p>
          </table:table-cell>
          <table:table-cell office:value-type="string" table:style-name="ce1">
            <text:p>GR WOW 08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02" table:style-name="ce1">
            <text:p>8.69119E+12</text:p>
          </table:table-cell>
          <table:table-cell office:value-type="string" table:style-name="ce1">
            <text:p>GR WOW 09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19" table:style-name="ce1">
            <text:p>8.69119E+12</text:p>
          </table:table-cell>
          <table:table-cell office:value-type="string" table:style-name="ce1">
            <text:p>GR WOW 09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26" table:style-name="ce1">
            <text:p>8.69119E+12</text:p>
          </table:table-cell>
          <table:table-cell office:value-type="string" table:style-name="ce1">
            <text:p>GR WOW 09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57" table:style-name="ce1">
            <text:p>8.69119E+12</text:p>
          </table:table-cell>
          <table:table-cell office:value-type="string" table:style-name="ce1">
            <text:p>GR WOW 095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64" table:style-name="ce1">
            <text:p>8.69119E+12</text:p>
          </table:table-cell>
          <table:table-cell office:value-type="string" table:style-name="ce1">
            <text:p>GR WOW 096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88" table:style-name="ce1">
            <text:p>8.69119E+12</text:p>
          </table:table-cell>
          <table:table-cell office:value-type="string" table:style-name="ce1">
            <text:p>GR WOW 098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0995" table:style-name="ce1">
            <text:p>8.69119E+12</text:p>
          </table:table-cell>
          <table:table-cell office:value-type="string" table:style-name="ce1">
            <text:p>GR WOW 099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1008" table:style-name="ce1">
            <text:p>8.69119E+12</text:p>
          </table:table-cell>
          <table:table-cell office:value-type="string" table:style-name="ce1">
            <text:p>GR WOW 100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1015" table:style-name="ce1">
            <text:p>8.69119E+12</text:p>
          </table:table-cell>
          <table:table-cell office:value-type="string" table:style-name="ce1">
            <text:p>GR WOW 10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2012" table:style-name="ce1">
            <text:p>8.69119E+12</text:p>
          </table:table-cell>
          <table:table-cell office:value-type="string" table:style-name="ce1">
            <text:p>GR WOW 201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2029" table:style-name="ce1">
            <text:p>8.69119E+12</text:p>
          </table:table-cell>
          <table:table-cell office:value-type="string" table:style-name="ce1">
            <text:p>GR WOW 202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2036" table:style-name="ce1">
            <text:p>8.69119E+12</text:p>
          </table:table-cell>
          <table:table-cell office:value-type="string" table:style-name="ce1">
            <text:p>GR WOW 203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62043" table:style-name="ce1">
            <text:p>8.69119E+12</text:p>
          </table:table-cell>
          <table:table-cell office:value-type="string" table:style-name="ce1">
            <text:p>GR WOW 204 LAKIER DO PAZNOKCI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990015" table:style-name="ce1">
            <text:p>8.69119E+12</text:p>
          </table:table-cell>
          <table:table-cell office:value-type="string" table:style-name="ce1">
            <text:p>GR WYKRĘCANA KREDKA DO OCZU 01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22" table:style-name="ce1">
            <text:p>8.69119E+12</text:p>
          </table:table-cell>
          <table:table-cell office:value-type="string" table:style-name="ce1">
            <text:p>GR WYKRĘCANA KREDKA DO OCZU 02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39" table:style-name="ce1">
            <text:p>8.69119E+12</text:p>
          </table:table-cell>
          <table:table-cell office:value-type="string" table:style-name="ce1">
            <text:p>GR WYKRĘCANA KREDKA DO OCZU 03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46" table:style-name="ce1">
            <text:p>8.69119E+12</text:p>
          </table:table-cell>
          <table:table-cell office:value-type="string" table:style-name="ce1">
            <text:p>GR WYKRĘCANA KREDKA DO OCZU 04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53" table:style-name="ce1">
            <text:p>8.69119E+12</text:p>
          </table:table-cell>
          <table:table-cell office:value-type="string" table:style-name="ce1">
            <text:p>GR WYKRĘCANA KREDKA DO OCZU 05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60" table:style-name="ce1">
            <text:p>8.69119E+12</text:p>
          </table:table-cell>
          <table:table-cell office:value-type="string" table:style-name="ce1">
            <text:p>GR WYKRĘCANA KREDKA DO OCZU 06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84" table:style-name="ce1">
            <text:p>8.69119E+12</text:p>
          </table:table-cell>
          <table:table-cell office:value-type="string" table:style-name="ce1">
            <text:p>GR WYKRĘCANA KREDKA DO OCZU 08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091" table:style-name="ce1">
            <text:p>8.69119E+12</text:p>
          </table:table-cell>
          <table:table-cell office:value-type="string" table:style-name="ce1">
            <text:p>GR WYKRĘCANA KREDKA DO OCZU 09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107" table:style-name="ce1">
            <text:p>8.69119E+12</text:p>
          </table:table-cell>
          <table:table-cell office:value-type="string" table:style-name="ce1">
            <text:p>GR WYKRĘCANA KREDKA DO OCZU 10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10" table:style-name="ce1">
            <text:p>8.69119E+12</text:p>
          </table:table-cell>
          <table:table-cell office:value-type="string" table:style-name="ce1">
            <text:p>GR WYKRĘCANA KREDKA DO UST 51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27" table:style-name="ce1">
            <text:p>8.69119E+12</text:p>
          </table:table-cell>
          <table:table-cell office:value-type="string" table:style-name="ce1">
            <text:p>GR WYKRĘCANA KREDKA DO UST 52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34" table:style-name="ce1">
            <text:p>8.69119E+12</text:p>
          </table:table-cell>
          <table:table-cell office:value-type="string" table:style-name="ce1">
            <text:p>GR WYKRĘCANA KREDKA DO UST 53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41" table:style-name="ce1">
            <text:p>8.69119E+12</text:p>
          </table:table-cell>
          <table:table-cell office:value-type="string" table:style-name="ce1">
            <text:p>GR WYKRĘCANA KREDKA DO UST 54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58" table:style-name="ce1">
            <text:p>8.69119E+12</text:p>
          </table:table-cell>
          <table:table-cell office:value-type="string" table:style-name="ce1">
            <text:p>GR WYKRĘCANA KREDKA DO UST 55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72" table:style-name="ce1">
            <text:p>8.69119E+12</text:p>
          </table:table-cell>
          <table:table-cell office:value-type="string" table:style-name="ce1">
            <text:p>GR WYKRĘCANA KREDKA DO UST 57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990589" table:style-name="ce1">
            <text:p>8.69119E+12</text:p>
          </table:table-cell>
          <table:table-cell office:value-type="string" table:style-name="ce1">
            <text:p>GR WYKRĘCANA KREDKA DO UST 58</text:p>
          </table:table-cell>
          <table:table-cell office:value-type="float" office:value="7.39" table:style-name="ce1">
            <text:p>7.39</text:p>
          </table:table-cell>
          <table:table-cell table:number-columns-repeated="16381"/>
        </table:table-row>
        <table:table-row table:style-name="ro1">
          <table:table-cell office:value-type="float" office:value="8691190067540" table:style-name="ce1">
            <text:p>8.69119E+12</text:p>
          </table:table-cell>
          <table:table-cell office:value-type="string" table:style-name="ce1">
            <text:p>GR WYSUSZACZ LAKIERU W SPRAYU</text:p>
          </table:table-cell>
          <table:table-cell office:value-type="float" office:value="12.64" table:style-name="ce1">
            <text:p>12.64</text:p>
          </table:table-cell>
          <table:table-cell table:number-columns-repeated="16381"/>
        </table:table-row>
        <table:table-row table:style-name="ro1">
          <table:table-cell office:value-type="float" office:value="8691190433406" table:style-name="ce1">
            <text:p>8.69119E+12</text:p>
          </table:table-cell>
          <table:table-cell office:value-type="string" table:style-name="ce1">
            <text:p>GR Zestaw do makijażu ust Nude (nr 13+503)</text:p>
          </table:table-cell>
          <table:table-cell office:value-type="float" office:value="16.190000000000001" table:style-name="ce1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8691190433413" table:style-name="ce1">
            <text:p>8.69119E+12</text:p>
          </table:table-cell>
          <table:table-cell office:value-type="string" table:style-name="ce1">
            <text:p>GR Zestaw do makijażu ust Pink (nr 03+535)</text:p>
          </table:table-cell>
          <table:table-cell office:value-type="float" office:value="16.190000000000001" table:style-name="ce1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8691190432942" table:style-name="ce1">
            <text:p>8.69119E+12</text:p>
          </table:table-cell>
          <table:table-cell office:value-type="string" table:style-name="ce1">
            <text:p>GR Zestaw do makijażu ust Red (nr 18+527)</text:p>
          </table:table-cell>
          <table:table-cell office:value-type="float" office:value="16.190000000000001" table:style-name="ce1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8691190433420" table:style-name="ce1">
            <text:p>8.69119E+12</text:p>
          </table:table-cell>
          <table:table-cell office:value-type="string" table:style-name="ce1">
            <text:p>GR Zestaw do makijażu ust Sable (nr 16+531)</text:p>
          </table:table-cell>
          <table:table-cell office:value-type="float" office:value="16.190000000000001" table:style-name="ce1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8691190433437" table:style-name="ce1">
            <text:p>8.69119E+12</text:p>
          </table:table-cell>
          <table:table-cell office:value-type="string" table:style-name="ce1">
            <text:p>GR Zestaw do makijażu ust Taupe (nr 20+510)</text:p>
          </table:table-cell>
          <table:table-cell office:value-type="float" office:value="16.190000000000001" table:style-name="ce1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8691190121419" table:style-name="ce1">
            <text:p>8.69119E+12</text:p>
          </table:table-cell>
          <table:table-cell office:value-type="string" table:style-name="ce1">
            <text:p>GR Zestaw do stylizacji brwi 001</text:p>
          </table:table-cell>
          <table:table-cell office:value-type="float" office:value="16.16" table:style-name="ce1">
            <text:p>16.16</text:p>
          </table:table-cell>
          <table:table-cell table:number-columns-repeated="16381"/>
        </table:table-row>
        <table:table-row table:style-name="ro1">
          <table:table-cell office:value-type="float" office:value="8691190121426" table:style-name="ce1">
            <text:p>8.69119E+12</text:p>
          </table:table-cell>
          <table:table-cell office:value-type="string" table:style-name="ce1">
            <text:p>GR Zestaw do stylizacji brwi 002</text:p>
          </table:table-cell>
          <table:table-cell office:value-type="float" office:value="16.16" table:style-name="ce1">
            <text:p>16.16</text:p>
          </table:table-cell>
          <table:table-cell table:number-columns-repeated="16381"/>
        </table:table-row>
        <table:table-row table:style-name="ro1">
          <table:table-cell office:value-type="float" office:value="8691190121433" table:style-name="ce1">
            <text:p>8.69119E+12</text:p>
          </table:table-cell>
          <table:table-cell office:value-type="string" table:style-name="ce1">
            <text:p>GR Zestaw do stylizacji brwi 003</text:p>
          </table:table-cell>
          <table:table-cell office:value-type="float" office:value="16.16" table:style-name="ce1">
            <text:p>16.16</text:p>
          </table:table-cell>
          <table:table-cell table:number-columns-repeated="16381"/>
        </table:table-row>
        <table:table-row table:style-name="ro1">
          <table:table-cell office:value-type="float" office:value="5907549206847" table:style-name="ce1">
            <text:p>5.90755E+12</text:p>
          </table:table-cell>
          <table:table-cell office:value-type="string" table:style-name="ce1">
            <text:p>GR ZMYWACZ BEZACETONOWY 150ML</text:p>
          </table:table-cell>
          <table:table-cell office:value-type="float" office:value="5.03" table:style-name="ce1">
            <text:p>5.03</text:p>
          </table:table-cell>
          <table:table-cell table:number-columns-repeated="16381"/>
        </table:table-row>
        <table:table-row table:style-name="ro1">
          <table:table-cell office:value-type="float" office:value="5907549201491" table:style-name="ce1">
            <text:p>5.90755E+12</text:p>
          </table:table-cell>
          <table:table-cell office:value-type="string" table:style-name="ce1">
            <text:p>GR ZMYWACZ DO PAZN. Z WIT. E 50ML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8691190068189" table:style-name="ce1">
            <text:p>8.69119E+12</text:p>
          </table:table-cell>
          <table:table-cell office:value-type="string" table:style-name="ce1">
            <text:p>GR ZMYWACZ DO PAZNOK. WYBIELAJĄCY 200ML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5907549224889" table:style-name="ce1">
            <text:p>5.90755E+12</text:p>
          </table:table-cell>
          <table:table-cell office:value-type="string" table:style-name="ce1">
            <text:p>GR Zmywacz do paznokci z pompką 150 ml Donegal</text:p>
          </table:table-cell>
          <table:table-cell office:value-type="float" office:value="6.72" table:style-name="ce1">
            <text:p>6.72</text:p>
          </table:table-cell>
          <table:table-cell table:number-columns-repeated="16381"/>
        </table:table-row>
        <table:table-row table:style-name="ro1">
          <table:table-cell office:value-type="float" office:value="5907549201484" table:style-name="ce1">
            <text:p>5.90755E+12</text:p>
          </table:table-cell>
          <table:table-cell office:value-type="string" table:style-name="ce1">
            <text:p>GR Zmywacz do paznokci z wit. E 100 ml <text:s/>Donegal</text:p>
          </table:table-cell>
          <table:table-cell office:value-type="float" office:value="4.12" table:style-name="ce1">
            <text:p>4.12</text:p>
          </table:table-cell>
          <table:table-cell table:number-columns-repeated="16381"/>
        </table:table-row>
        <table:table-row table:style-name="ro1">
          <table:table-cell office:value-type="float" office:value="5907549224964" table:style-name="ce1">
            <text:p>5.90755E+12</text:p>
          </table:table-cell>
          <table:table-cell office:value-type="string" table:style-name="ce1">
            <text:p>GR ZMYWACZ WYBIELAJĄCY 150ML DONEGAL</text:p>
          </table:table-cell>
          <table:table-cell office:value-type="float" office:value="5.19" table:style-name="ce1">
            <text:p>5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19<text:s text:c="3"/></text:p>
          </table:table-cell>
          <table:table-cell office:value-type="string" table:style-name="ce1">
            <text:p>GR ŻELOWY 01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26<text:s text:c="3"/></text:p>
          </table:table-cell>
          <table:table-cell office:value-type="string" table:style-name="ce1">
            <text:p>GR ŻELOWY 02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33<text:s text:c="3"/></text:p>
          </table:table-cell>
          <table:table-cell office:value-type="string" table:style-name="ce1">
            <text:p>GR ŻELOWY 03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40<text:s text:c="3"/></text:p>
          </table:table-cell>
          <table:table-cell office:value-type="string" table:style-name="ce1">
            <text:p>GR ŻELOWY 04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57<text:s text:c="3"/></text:p>
          </table:table-cell>
          <table:table-cell office:value-type="string" table:style-name="ce1">
            <text:p>GR ŻELOWY 05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64<text:s text:c="3"/></text:p>
          </table:table-cell>
          <table:table-cell office:value-type="string" table:style-name="ce1">
            <text:p>GR ŻELOWY 06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71<text:s text:c="3"/></text:p>
          </table:table-cell>
          <table:table-cell office:value-type="string" table:style-name="ce1">
            <text:p>GR ŻELOWY 07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88<text:s text:c="3"/></text:p>
          </table:table-cell>
          <table:table-cell office:value-type="string" table:style-name="ce1">
            <text:p>GR ŻELOWY 08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095<text:s text:c="3"/></text:p>
          </table:table-cell>
          <table:table-cell office:value-type="string" table:style-name="ce1">
            <text:p>GR ŻELOWY 09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01<text:s text:c="3"/></text:p>
          </table:table-cell>
          <table:table-cell office:value-type="string" table:style-name="ce1">
            <text:p>GR ŻELOWY 10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18<text:s text:c="3"/></text:p>
          </table:table-cell>
          <table:table-cell office:value-type="string" table:style-name="ce1">
            <text:p>GR ŻELOWY 11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25<text:s text:c="3"/></text:p>
          </table:table-cell>
          <table:table-cell office:value-type="string" table:style-name="ce1">
            <text:p>GR ŻELOWY 12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32<text:s text:c="3"/></text:p>
          </table:table-cell>
          <table:table-cell office:value-type="string" table:style-name="ce1">
            <text:p>GR ŻELOWY 13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49<text:s text:c="3"/></text:p>
          </table:table-cell>
          <table:table-cell office:value-type="string" table:style-name="ce1">
            <text:p>GR ŻELOWY 14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56<text:s text:c="3"/></text:p>
          </table:table-cell>
          <table:table-cell office:value-type="string" table:style-name="ce1">
            <text:p>GR ŻELOWY 15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63<text:s text:c="3"/></text:p>
          </table:table-cell>
          <table:table-cell office:value-type="string" table:style-name="ce1">
            <text:p>GR ŻELOWY 16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70<text:s text:c="3"/></text:p>
          </table:table-cell>
          <table:table-cell office:value-type="string" table:style-name="ce1">
            <text:p>GR ŻELOWY 17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87<text:s text:c="3"/></text:p>
          </table:table-cell>
          <table:table-cell office:value-type="string" table:style-name="ce1">
            <text:p>GR ŻELOWY 18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194<text:s text:c="3"/></text:p>
          </table:table-cell>
          <table:table-cell office:value-type="string" table:style-name="ce1">
            <text:p>GR ŻELOWY 19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200<text:s text:c="3"/></text:p>
          </table:table-cell>
          <table:table-cell office:value-type="string" table:style-name="ce1">
            <text:p>GR ŻELOWY 20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217<text:s text:c="3"/></text:p>
          </table:table-cell>
          <table:table-cell office:value-type="string" table:style-name="ce1">
            <text:p>GR ŻELOWY 21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224<text:s text:c="3"/></text:p>
          </table:table-cell>
          <table:table-cell office:value-type="string" table:style-name="ce1">
            <text:p>GR ŻELOWY 22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691190864231<text:s text:c="3"/></text:p>
          </table:table-cell>
          <table:table-cell office:value-type="string" table:style-name="ce1">
            <text:p>GR ŻELOWY 23 POJEDYNCZY LAKIER DO PAZNOKCI</text:p>
          </table:table-cell>
          <table:table-cell office:value-type="float" office:value="6.7" table:style-name="ce1">
            <text:p>6.7</text:p>
          </table:table-cell>
          <table:table-cell table:number-columns-repeated="16381"/>
        </table:table-row>
        <table:table-row table:style-name="ro1">
          <table:table-cell office:value-type="float" office:value="8691190070670" table:style-name="ce1">
            <text:p>8.69119E+12</text:p>
          </table:table-cell>
          <table:table-cell office:value-type="string" table:style-name="ce1">
            <text:p>GR ŻELOWY UTWARDZACZ DO PAZNOKCI</text:p>
          </table:table-cell>
          <table:table-cell office:value-type="float" office:value="8.42" table:style-name="ce1">
            <text:p>8.42</text:p>
          </table:table-cell>
          <table:table-cell table:number-columns-repeated="16381"/>
        </table:table-row>
        <table:table-row table:number-rows-repeated="1046886" table:style-name="ro1">
          <table:table-cell table:number-columns-repeated="16384"/>
        </table:table-row>
      </table:table>
      <table:table table:name="Arkusz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rafit </meta:initial-creator>
    <dc:creator>Kuba</dc:creator>
    <meta:creation-date>2021-01-11T18:49:45Z</meta:creation-date>
    <dc:date>2021-01-11T20:49:51Z</dc:date>
    <meta:editing-cycles>2</meta:editing-cycles>
    <meta:editing-duration>PT320S</meta:editing-duration>
  </office:meta>
</office:document-meta>
</file>